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807cm"/>
    </style:style>
    <style:style style:name="co2" style:family="table-column">
      <style:table-column-properties fo:break-before="auto" style:column-width="4.965cm"/>
    </style:style>
    <style:style style:name="co3" style:family="table-column">
      <style:table-column-properties fo:break-before="auto" style:column-width="2.482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3.586cm"/>
    </style:style>
    <style:style style:name="co6" style:family="table-column">
      <style:table-column-properties fo:break-before="auto" style:column-width="4.159cm"/>
    </style:style>
    <style:style style:name="co7" style:family="table-column">
      <style:table-column-properties fo:break-before="auto" style:column-width="4.265cm"/>
    </style:style>
    <style:style style:name="co8" style:family="table-column">
      <style:table-column-properties fo:break-before="auto" style:column-width="4.075cm"/>
    </style:style>
    <style:style style:name="co9" style:family="table-column">
      <style:table-column-properties fo:break-before="auto" style:column-width="4.41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2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7" style:family="table-cell" style:parent-style-name="Default">
      <style:text-properties fo:color="#800080"/>
    </style:style>
    <style:style style:name="ce8" style:family="table-cell" style:parent-style-name="Default">
      <style:text-properties fo:color="#ffbf00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color="#5983b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color="#3465a4"/>
    </style:style>
    <style:style style:name="ce33" style:family="table-cell" style:parent-style-name="Default">
      <style:table-cell-properties fo:background-color="#ffdbb6" style:text-align-source="fix" style:repeat-content="false"/>
      <style:paragraph-properties fo:text-align="start" fo:margin-left="0cm"/>
      <style:text-properties fo:color="#ff4000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729fcf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008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color="#5983b0"/>
    </style:style>
    <style:style style:name="ce15" style:family="table-cell" style:parent-style-name="Default">
      <style:table-cell-properties fo:background-color="#ffdbb6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color="#3465a4"/>
    </style:style>
    <style:style style:name="ce41" style:family="table-cell" style:parent-style-name="Default">
      <style:table-cell-properties fo:background-color="#ffdbb6"/>
      <style:text-properties fo:color="#ff4000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3" style:family="table-cell" style:parent-style-name="Default">
      <style:text-properties fo:color="#000000"/>
    </style:style>
    <style:style style:name="ce17" style:family="table-cell" style:parent-style-name="Default">
      <style:text-properties fo:color="#5983b0"/>
    </style:style>
    <style:style style:name="ce18" style:family="table-cell" style:parent-style-name="Default">
      <style:text-properties fo:color="#3465a4"/>
    </style:style>
    <style:style style:name="ce46" style:family="table-cell" style:parent-style-name="Default">
      <style:text-properties fo:color="#729fcf"/>
    </style:style>
    <style:style style:name="ce19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729fcf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cm" svg:y="20.807cm">
            <draw:object draw:notify-on-update-of-ranges="Sheet1.H10:Sheet1.H6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cm" svg:y="30.397cm">
            <draw:object draw:notify-on-update-of-ranges="Sheet1.I10:Sheet1.I60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<text:s text:c="26"/>TRIANGULAR MOTION PROFILES</text:p>
          </table:table-cell>
          <table:table-cell table:style-name="ce11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Given Inpu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peed/Average Velocity vavg</text:p>
          </table:table-cell>
          <table:table-cell office:value-type="string" calcext:value-type="string">
            <text:p>1 mm/sec</text:p>
          </table:table-cell>
          <table:table-cell office:value-type="string" calcext:value-type="string">
            <text:p>1000 mm/s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vavg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mm/ms &amp; m/s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Distance to travel D=</text:p>
          </table:table-cell>
          <table:table-cell table:style-name="ce12" office:value-type="float" office:value="600" calcext:value-type="float">
            <text:p>600</text:p>
          </table:table-cell>
          <table:table-cell office:value-type="string" calcext:value-type="string">
            <text:p>mm 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Delta Time = ECAT TIME = T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8"/>
        </table:table-row>
        <table:table-row table:style-name="ro1">
          <table:table-cell table:style-name="ce3"/>
          <table:table-cell table:number-columns-repeated="2"/>
          <table:table-cell table:style-name="ce19" office:value-type="string" calcext:value-type="string">
            <text:p>Acc/Dec</text:p>
          </table:table-cell>
          <table:table-cell table:style-name="ce19" office:value-type="string" calcext:value-type="string">
            <text:p>Sample Dis</text:p>
          </table:table-cell>
          <table:table-cell table:style-name="ce19" office:value-type="string" calcext:value-type="string">
            <text:p>Velocity&amp;each</text:p>
          </table:table-cell>
          <table:table-cell table:style-name="ce19" office:value-type="string" calcext:value-type="string">
            <text:p>Error dis</text:p>
          </table:table-cell>
          <table:table-cell table:style-name="ce22" office:value-type="string" calcext:value-type="string">
            <text:p>Velocith with</text:p>
          </table:table-cell>
          <table:table-cell table:style-name="ce19" office:value-type="string" calcext:value-type="string">
            <text:p>Prallen in X-axiz</text:p>
          </table:table-cell>
          <table:table-cell table:style-name="ce22" office:value-type="string" calcext:value-type="string">
            <text:p>Total Sample</text:p>
          </table:table-cell>
          <table:table-cell/>
        </table:table-row>
        <table:table-row table:style-name="ro1">
          <table:table-cell table:style-name="ce4" office:value-type="string" calcext:value-type="string">
            <text:p>CALCULATION</text:p>
          </table:table-cell>
          <table:table-cell table:number-columns-repeated="2"/>
          <table:table-cell table:style-name="ce19" office:value-type="string" calcext:value-type="string">
            <text:p>sample time</text:p>
          </table:table-cell>
          <table:table-cell table:style-name="ce19" office:value-type="string" calcext:value-type="string">
            <text:p>Dt</text:p>
          </table:table-cell>
          <table:table-cell table:style-name="ce19" office:value-type="string" calcext:value-type="string">
            <text:p>smaple time </text:p>
          </table:table-cell>
          <table:table-cell table:style-name="ce19" office:value-type="string" calcext:value-type="string">
            <text:p>Dse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(Distance travelled in ms)</text:p>
          </table:table-cell>
          <table:table-cell table:style-name="ce19" office:value-type="string" calcext:value-type="string">
            <text:p>time</text:p>
          </table:table-cell>
          <table:table-cell/>
        </table:table-row>
        <table:table-row table:style-name="ro1">
          <table:table-cell table:style-name="ce3" office:value-type="string" calcext:value-type="string">
            <text:p>Total Travel time – x axis = T </text:p>
          </table:table-cell>
          <table:table-cell office:value-type="string" calcext:value-type="string">
            <text:p>Distance/Vavg = 600/1</text:p>
          </table:table-cell>
          <table:table-cell/>
          <table:table-cell table:style-name="ce55" office:value-type="float" office:value="1" calcext:value-type="float">
            <text:p>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0]*[.D10])" office:value-type="float" office:value="0.00666666666666667" calcext:value-type="float">
            <text:p>0.006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0:.G10])" office:value-type="float" office:value="0.00666666666666667" calcext:value-type="float">
            <text:p>0.00666666666666667</text:p>
          </table:table-cell>
          <table:table-cell table:style-name="ce55" table:formula="of:=[.H10]" office:value-type="float" office:value="0.00666666666666667" calcext:value-type="float">
            <text:p>0.00666666666666667</text:p>
          </table:table-cell>
          <table:table-cell table:style-name="ce5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T =</text:p>
          </table:table-cell>
          <table:table-cell table:style-name="ce12" table:formula="of:=([.B6]/[.B5])" office:value-type="float" office:value="600" calcext:value-type="float">
            <text:p>600</text:p>
          </table:table-cell>
          <table:table-cell office:value-type="string" calcext:value-type="string">
            <text:p>ms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1]*[.D11])" office:value-type="float" office:value="0.0133333333333333" calcext:value-type="float">
            <text:p>0.01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1:.G11])" office:value-type="float" office:value="0.0133333333333333" calcext:value-type="float">
            <text:p>0.0133333333333333</text:p>
          </table:table-cell>
          <table:table-cell table:style-name="ce55" table:formula="of:=[.I10]+[.H11]" office:value-type="float" office:value="0.02" calcext:value-type="float">
            <text:p>0.02</text:p>
          </table:table-cell>
          <table:table-cell table:style-name="ce55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3" calcext:value-type="float">
            <text:p>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2]*[.D12])" office:value-type="float" office:value="0.02" calcext:value-type="float">
            <text:p>0.0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2:.G12])" office:value-type="float" office:value="0.02" calcext:value-type="float">
            <text:p>0.02</text:p>
          </table:table-cell>
          <table:table-cell table:style-name="ce55" table:formula="of:=[.I11]+[.H12]" office:value-type="float" office:value="0.04" calcext:value-type="float">
            <text:p>0.04</text:p>
          </table:table-cell>
          <table:table-cell table:style-name="ce55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6" office:value-type="string" calcext:value-type="string">
            <text:p>Verify average velocity – Vavg</text:p>
          </table:table-cell>
          <table:table-cell table:style-name="ce13" table:formula="of:=([.B6]/0.6)" office:value-type="float" office:value="1000" calcext:value-type="float">
            <text:p>1000</text:p>
          </table:table-cell>
          <table:table-cell table:style-name="ce7" office:value-type="string" calcext:value-type="string">
            <text:p>mm/s</text:p>
          </table:table-cell>
          <table:table-cell table:style-name="ce55" office:value-type="float" office:value="4" calcext:value-type="float">
            <text:p>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3]*[.D13])" office:value-type="float" office:value="0.0266666666666667" calcext:value-type="float">
            <text:p>0.02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3:.G13])" office:value-type="float" office:value="0.0266666666666667" calcext:value-type="float">
            <text:p>0.0266666666666667</text:p>
          </table:table-cell>
          <table:table-cell table:style-name="ce55" table:formula="of:=[.I12]+[.H13]" office:value-type="float" office:value="0.0666666666666667" calcext:value-type="float">
            <text:p>0.0666666666666667</text:p>
          </table:table-cell>
          <table:table-cell table:style-name="ce55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/>
          <table:table-cell table:style-name="ce13" office:value-type="float" office:value="1000" calcext:value-type="float">
            <text:p>1000</text:p>
          </table:table-cell>
          <table:table-cell table:style-name="ce7" office:value-type="string" calcext:value-type="string">
            <text:p>mm/s</text:p>
          </table:table-cell>
          <table:table-cell table:style-name="ce55" office:value-type="float" office:value="5" calcext:value-type="float">
            <text:p>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4]*[.D14])" office:value-type="float" office:value="0.0333333333333333" calcext:value-type="float">
            <text:p>0.03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4:.G14])" office:value-type="float" office:value="0.0333333333333333" calcext:value-type="float">
            <text:p>0.0333333333333333</text:p>
          </table:table-cell>
          <table:table-cell table:style-name="ce55" table:formula="of:=[.I13]+[.H14]" office:value-type="float" office:value="0.1" calcext:value-type="float">
            <text:p>0.1</text:p>
          </table:table-cell>
          <table:table-cell table:style-name="ce55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" office:value-type="string" calcext:value-type="string">
            <text:p>Vavg in mm/ms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string" calcext:value-type="string">
            <text:p>m/s</text:p>
          </table:table-cell>
          <table:table-cell table:style-name="ce55" office:value-type="float" office:value="6" calcext:value-type="float">
            <text:p>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5]*[.D15])" office:value-type="float" office:value="0.04" calcext:value-type="float">
            <text:p>0.0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5:.G15])" office:value-type="float" office:value="0.04" calcext:value-type="float">
            <text:p>0.04</text:p>
          </table:table-cell>
          <table:table-cell table:style-name="ce55" table:formula="of:=[.I14]+[.H15]" office:value-type="float" office:value="0.14" calcext:value-type="float">
            <text:p>0.14</text:p>
          </table:table-cell>
          <table:table-cell table:style-name="ce55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8" table:number-columns-repeated="3"/>
          <table:table-cell table:style-name="ce55" office:value-type="float" office:value="7" calcext:value-type="float">
            <text:p>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6]*[.D16])" office:value-type="float" office:value="0.0466666666666667" calcext:value-type="float">
            <text:p>0.04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6:.G16])" office:value-type="float" office:value="0.0466666666666667" calcext:value-type="float">
            <text:p>0.0466666666666667</text:p>
          </table:table-cell>
          <table:table-cell table:style-name="ce55" table:formula="of:=[.I15]+[.H16]" office:value-type="float" office:value="0.186666666666667" calcext:value-type="float">
            <text:p>0.186666666666667</text:p>
          </table:table-cell>
          <table:table-cell table:style-name="ce55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" office:value-type="string" calcext:value-type="string">
            <text:p>Maximum Velocity – Y axis = Vmax in mm/ms</text:p>
          </table:table-cell>
          <table:table-cell table:style-name="ce12" office:value-type="string" calcext:value-type="string">
            <text:p>2*vage</text:p>
          </table:table-cell>
          <table:table-cell/>
          <table:table-cell table:style-name="ce55" office:value-type="float" office:value="8" calcext:value-type="float">
            <text:p>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7]*[.D17])" office:value-type="float" office:value="0.0533333333333333" calcext:value-type="float">
            <text:p>0.05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7:.G17])" office:value-type="float" office:value="0.0533333333333333" calcext:value-type="float">
            <text:p>0.0533333333333333</text:p>
          </table:table-cell>
          <table:table-cell table:style-name="ce55" table:formula="of:=[.I16]+[.H17]" office:value-type="float" office:value="0.24" calcext:value-type="float">
            <text:p>0.24</text:p>
          </table:table-cell>
          <table:table-cell table:style-name="ce55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*1000 mm/s </text:p>
          </table:table-cell>
          <table:table-cell/>
          <table:table-cell table:style-name="ce55" office:value-type="float" office:value="9" calcext:value-type="float">
            <text:p>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8]*[.D18])" office:value-type="float" office:value="0.06" calcext:value-type="float">
            <text:p>0.0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8:.G18])" office:value-type="float" office:value="0.06" calcext:value-type="float">
            <text:p>0.06</text:p>
          </table:table-cell>
          <table:table-cell table:style-name="ce55" table:formula="of:=[.I17]+[.H18]" office:value-type="float" office:value="0.3" calcext:value-type="float">
            <text:p>0.3</text:p>
          </table:table-cell>
          <table:table-cell table:style-name="ce55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2000mm/s</text:p>
          </table:table-cell>
          <table:table-cell/>
          <table:table-cell table:style-name="ce55" office:value-type="float" office:value="10" calcext:value-type="float">
            <text:p>1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9]*[.D19])" office:value-type="float" office:value="0.0666666666666667" calcext:value-type="float">
            <text:p>0.06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9:.G19])" office:value-type="float" office:value="0.0666666666666667" calcext:value-type="float">
            <text:p>0.0666666666666667</text:p>
          </table:table-cell>
          <table:table-cell table:style-name="ce55" table:formula="of:=[.I18]+[.H19]" office:value-type="float" office:value="0.366666666666667" calcext:value-type="float">
            <text:p>0.366666666666667</text:p>
          </table:table-cell>
          <table:table-cell table:style-name="ce55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" office:value-type="string" calcext:value-type="string">
            <text:p>Vmax = 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m/s</text:p>
          </table:table-cell>
          <table:table-cell table:style-name="ce55" office:value-type="float" office:value="11" calcext:value-type="float">
            <text:p>1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0]*[.D20])" office:value-type="float" office:value="0.0733333333333333" calcext:value-type="float">
            <text:p>0.07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0:.G20])" office:value-type="float" office:value="0.0733333333333333" calcext:value-type="float">
            <text:p>0.0733333333333333</text:p>
          </table:table-cell>
          <table:table-cell table:style-name="ce55" table:formula="of:=[.I19]+[.H20]" office:value-type="float" office:value="0.44" calcext:value-type="float">
            <text:p>0.44</text:p>
          </table:table-cell>
          <table:table-cell table:style-name="ce55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2" calcext:value-type="float">
            <text:p>1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1]*[.D21])" office:value-type="float" office:value="0.08" calcext:value-type="float">
            <text:p>0.0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1:.G21])" office:value-type="float" office:value="0.08" calcext:value-type="float">
            <text:p>0.08</text:p>
          </table:table-cell>
          <table:table-cell table:style-name="ce55" table:formula="of:=[.I20]+[.H21]" office:value-type="float" office:value="0.52" calcext:value-type="float">
            <text:p>0.52</text:p>
          </table:table-cell>
          <table:table-cell table:style-name="ce55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3" office:value-type="string" calcext:value-type="string">
            <text:p>Max speed to reach at total time</text:p>
          </table:table-cell>
          <table:table-cell office:value-type="string" calcext:value-type="string">
            <text:p>2000mm/s @(0.6/2)Second</text:p>
          </table:table-cell>
          <table:table-cell/>
          <table:table-cell table:style-name="ce55" office:value-type="float" office:value="13" calcext:value-type="float">
            <text:p>1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2]*[.D22])" office:value-type="float" office:value="0.0866666666666667" calcext:value-type="float">
            <text:p>0.08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2:.G22])" office:value-type="float" office:value="0.0866666666666667" calcext:value-type="float">
            <text:p>0.0866666666666667</text:p>
          </table:table-cell>
          <table:table-cell table:style-name="ce55" table:formula="of:=[.I21]+[.H22]" office:value-type="float" office:value="0.606666666666667" calcext:value-type="float">
            <text:p>0.606666666666667</text:p>
          </table:table-cell>
          <table:table-cell table:style-name="ce55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3" office:value-type="string" calcext:value-type="string">
            <text:p>Total time ot reach maximum Velocity</text:p>
          </table:table-cell>
          <table:table-cell office:value-type="string" calcext:value-type="string">
            <text:p>2000mm/s @0.3 Second</text:p>
          </table:table-cell>
          <table:table-cell/>
          <table:table-cell table:style-name="ce55" office:value-type="float" office:value="14" calcext:value-type="float">
            <text:p>1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3]*[.D23])" office:value-type="float" office:value="0.0933333333333333" calcext:value-type="float">
            <text:p>0.09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3:.G23])" office:value-type="float" office:value="0.0933333333333333" calcext:value-type="float">
            <text:p>0.0933333333333333</text:p>
          </table:table-cell>
          <table:table-cell table:style-name="ce55" table:formula="of:=[.I22]+[.H23]" office:value-type="float" office:value="0.7" calcext:value-type="float">
            <text:p>0.7</text:p>
          </table:table-cell>
          <table:table-cell table:style-name="ce55"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2000/1000)mm/ms @ 300ms</text:p>
          </table:table-cell>
          <table:table-cell/>
          <table:table-cell table:style-name="ce55" office:value-type="float" office:value="15" calcext:value-type="float">
            <text:p>1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4]*[.D24])" office:value-type="float" office:value="0.1" calcext:value-type="float">
            <text:p>0.1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4:.G24])" office:value-type="float" office:value="0.1" calcext:value-type="float">
            <text:p>0.1</text:p>
          </table:table-cell>
          <table:table-cell table:style-name="ce55" table:formula="of:=[.I23]+[.H24]" office:value-type="float" office:value="0.8" calcext:value-type="float">
            <text:p>0.8</text:p>
          </table:table-cell>
          <table:table-cell table:style-name="ce55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2mm/ms @ 300ms</text:p>
          </table:table-cell>
          <table:table-cell/>
          <table:table-cell table:style-name="ce55" office:value-type="float" office:value="16" calcext:value-type="float">
            <text:p>1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5]*[.D25])" office:value-type="float" office:value="0.106666666666667" calcext:value-type="float">
            <text:p>0.10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5:.G25])" office:value-type="float" office:value="0.106666666666667" calcext:value-type="float">
            <text:p>0.106666666666667</text:p>
          </table:table-cell>
          <table:table-cell table:style-name="ce55" table:formula="of:=[.I24]+[.H25]" office:value-type="float" office:value="0.906666666666667" calcext:value-type="float">
            <text:p>0.906666666666667</text:p>
          </table:table-cell>
          <table:table-cell table:style-name="ce55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ample distance to be travelled for each cycle time 1s</text:p>
          </table:table-cell>
          <table:table-cell office:value-type="string" calcext:value-type="string">
            <text:p>2/300</text:p>
          </table:table-cell>
          <table:table-cell/>
          <table:table-cell table:style-name="ce55" office:value-type="float" office:value="17" calcext:value-type="float">
            <text:p>1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6]*[.D26])" office:value-type="float" office:value="0.113333333333333" calcext:value-type="float">
            <text:p>0.11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6:.G26])" office:value-type="float" office:value="0.113333333333333" calcext:value-type="float">
            <text:p>0.113333333333333</text:p>
          </table:table-cell>
          <table:table-cell table:style-name="ce55" table:formula="of:=[.I25]+[.H26]" office:value-type="float" office:value="1.02" calcext:value-type="float">
            <text:p>1.02</text:p>
          </table:table-cell>
          <table:table-cell table:style-name="ce55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0" office:value-type="string" calcext:value-type="string">
            <text:p>Distance Dst =</text:p>
          </table:table-cell>
          <table:table-cell table:style-name="ce16" table:formula="of:=(2/300)" office:value-type="float" office:value="0.00666666666666667" calcext:value-type="float">
            <text:p>0.00666666666666667</text:p>
          </table:table-cell>
          <table:table-cell table:style-name="ce18" office:value-type="string" calcext:value-type="string">
            <text:p>mm</text:p>
          </table:table-cell>
          <table:table-cell table:style-name="ce55" office:value-type="float" office:value="18" calcext:value-type="float">
            <text:p>1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7]*[.D27])" office:value-type="float" office:value="0.12" calcext:value-type="float">
            <text:p>0.1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7:.G27])" office:value-type="float" office:value="0.12" calcext:value-type="float">
            <text:p>0.12</text:p>
          </table:table-cell>
          <table:table-cell table:style-name="ce55" table:formula="of:=[.I26]+[.H27]" office:value-type="float" office:value="1.14" calcext:value-type="float">
            <text:p>1.14</text:p>
          </table:table-cell>
          <table:table-cell table:style-name="ce55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9" calcext:value-type="float">
            <text:p>1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8]*[.D28])" office:value-type="float" office:value="0.126666666666667" calcext:value-type="float">
            <text:p>0.12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8:.G28])" office:value-type="float" office:value="0.126666666666667" calcext:value-type="float">
            <text:p>0.126666666666667</text:p>
          </table:table-cell>
          <table:table-cell table:style-name="ce55" table:formula="of:=[.I27]+[.H28]" office:value-type="float" office:value="1.26666666666667" calcext:value-type="float">
            <text:p>1.26666666666667</text:p>
          </table:table-cell>
          <table:table-cell table:style-name="ce55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3" office:value-type="string" calcext:value-type="string">
            <text:p>Verify the average velocity using distance time</text:p>
          </table:table-cell>
          <table:table-cell office:value-type="string" calcext:value-type="string">
            <text:p>(600/2) / 300</text:p>
          </table:table-cell>
          <table:table-cell/>
          <table:table-cell table:style-name="ce55" office:value-type="float" office:value="20" calcext:value-type="float">
            <text:p>2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9]*[.D29])" office:value-type="float" office:value="0.133333333333333" calcext:value-type="float">
            <text:p>0.1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9:.G29])" office:value-type="float" office:value="0.133333333333333" calcext:value-type="float">
            <text:p>0.133333333333333</text:p>
          </table:table-cell>
          <table:table-cell table:style-name="ce55" table:formula="of:=[.I28]+[.H29]" office:value-type="float" office:value="1.4" calcext:value-type="float">
            <text:p>1.4</text:p>
          </table:table-cell>
          <table:table-cell table:style-name="ce55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mm/sec</text:p>
          </table:table-cell>
          <table:table-cell office:value-type="string" calcext:value-type="string">
            <text:p>ok</text:p>
          </table:table-cell>
          <table:table-cell table:style-name="ce55" office:value-type="float" office:value="21" calcext:value-type="float">
            <text:p>2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0]*[.D30])" office:value-type="float" office:value="0.14" calcext:value-type="float">
            <text:p>0.1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0:.G30])" office:value-type="float" office:value="0.14" calcext:value-type="float">
            <text:p>0.14</text:p>
          </table:table-cell>
          <table:table-cell table:style-name="ce55" table:formula="of:=[.I29]+[.H30]" office:value-type="float" office:value="1.54" calcext:value-type="float">
            <text:p>1.54</text:p>
          </table:table-cell>
          <table:table-cell table:style-name="ce55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3" office:value-type="string" calcext:value-type="string">
            <text:p>NO.OF Samples = S</text:p>
          </table:table-cell>
          <table:table-cell table:style-name="ce12" office:value-type="float" office:value="600" calcext:value-type="float">
            <text:p>600</text:p>
          </table:table-cell>
          <table:table-cell office:value-type="string" calcext:value-type="string">
            <text:p>ms</text:p>
          </table:table-cell>
          <table:table-cell table:style-name="ce55" office:value-type="float" office:value="22" calcext:value-type="float">
            <text:p>2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1]*[.D31])" office:value-type="float" office:value="0.146666666666667" calcext:value-type="float">
            <text:p>0.14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1:.G31])" office:value-type="float" office:value="0.146666666666667" calcext:value-type="float">
            <text:p>0.146666666666667</text:p>
          </table:table-cell>
          <table:table-cell table:style-name="ce55" table:formula="of:=[.I30]+[.H31]" office:value-type="float" office:value="1.68666666666667" calcext:value-type="float">
            <text:p>1.68666666666667</text:p>
          </table:table-cell>
          <table:table-cell table:style-name="ce55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3" office:value-type="string" calcext:value-type="string">
            <text:p>No.of sample time for acceleration</text:p>
          </table:table-cell>
          <table:table-cell table:style-name="ce12"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table:style-name="ce55" office:value-type="float" office:value="23" calcext:value-type="float">
            <text:p>2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2]*[.D32])" office:value-type="float" office:value="0.153333333333333" calcext:value-type="float">
            <text:p>0.15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2:.G32])" office:value-type="float" office:value="0.153333333333333" calcext:value-type="float">
            <text:p>0.153333333333333</text:p>
          </table:table-cell>
          <table:table-cell table:style-name="ce55" table:formula="of:=[.I31]+[.H32]" office:value-type="float" office:value="1.84" calcext:value-type="float">
            <text:p>1.84</text:p>
          </table:table-cell>
          <table:table-cell table:style-name="ce55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3" office:value-type="string" calcext:value-type="string">
            <text:p>No.of sample time for decelaration</text:p>
          </table:table-cell>
          <table:table-cell table:style-name="ce12" office:value-type="float" office:value="299" calcext:value-type="float">
            <text:p>299</text:p>
          </table:table-cell>
          <table:table-cell office:value-type="string" calcext:value-type="string">
            <text:p>ms</text:p>
          </table:table-cell>
          <table:table-cell table:style-name="ce55" office:value-type="float" office:value="24" calcext:value-type="float">
            <text:p>2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3]*[.D33])" office:value-type="float" office:value="0.16" calcext:value-type="float">
            <text:p>0.1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3:.G33])" office:value-type="float" office:value="0.16" calcext:value-type="float">
            <text:p>0.16</text:p>
          </table:table-cell>
          <table:table-cell table:style-name="ce55" table:formula="of:=[.I32]+[.H33]" office:value-type="float" office:value="2" calcext:value-type="float">
            <text:p>2</text:p>
          </table:table-cell>
          <table:table-cell table:style-name="ce55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5" calcext:value-type="float">
            <text:p>2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4]*[.D34])" office:value-type="float" office:value="0.166666666666667" calcext:value-type="float">
            <text:p>0.1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4:.G34])" office:value-type="float" office:value="0.166666666666667" calcext:value-type="float">
            <text:p>0.166666666666667</text:p>
          </table:table-cell>
          <table:table-cell table:style-name="ce55" table:formula="of:=[.I33]+[.H34]" office:value-type="float" office:value="2.16666666666667" calcext:value-type="float">
            <text:p>2.16666666666667</text:p>
          </table:table-cell>
          <table:table-cell table:style-name="ce55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33" office:value-type="string" calcext:value-type="string">
            <text:p><text:s text:c="7"/>Calculate the error Distance crossed due to the error time 1ms</text:p>
          </table:table-cell>
          <table:table-cell table:style-name="ce41"/>
          <table:table-cell table:style-name="ce15"/>
          <table:table-cell table:style-name="ce55" office:value-type="float" office:value="26" calcext:value-type="float">
            <text:p>2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5]*[.D35])" office:value-type="float" office:value="0.173333333333333" calcext:value-type="float">
            <text:p>0.17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5:.G35])" office:value-type="float" office:value="0.173333333333333" calcext:value-type="float">
            <text:p>0.173333333333333</text:p>
          </table:table-cell>
          <table:table-cell table:style-name="ce55" table:formula="of:=[.I34]+[.H35]" office:value-type="float" office:value="2.34" calcext:value-type="float">
            <text:p>2.34</text:p>
          </table:table-cell>
          <table:table-cell table:style-name="ce55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3" office:value-type="string" calcext:value-type="string">
            <text:p>Error Time – Terr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style-name="ce55" office:value-type="float" office:value="27" calcext:value-type="float">
            <text:p>2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6]*[.D36])" office:value-type="float" office:value="0.18" calcext:value-type="float">
            <text:p>0.1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6:.G36])" office:value-type="float" office:value="0.18" calcext:value-type="float">
            <text:p>0.18</text:p>
          </table:table-cell>
          <table:table-cell table:style-name="ce55" table:formula="of:=[.I35]+[.H36]" office:value-type="float" office:value="2.52" calcext:value-type="float">
            <text:p>2.52</text:p>
          </table:table-cell>
          <table:table-cell table:style-name="ce55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Distance which is travelled till – Dtr f</text:p>
          </table:table-cell>
          <table:table-cell table:style-name="ce12" table:formula="of:=[.F610]" office:value-type="float" office:value="600" calcext:value-type="float">
            <text:p>600</text:p>
          </table:table-cell>
          <table:table-cell office:value-type="string" calcext:value-type="string">
            <text:p>mm</text:p>
          </table:table-cell>
          <table:table-cell table:style-name="ce55" office:value-type="float" office:value="28" calcext:value-type="float">
            <text:p>2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7]*[.D37])" office:value-type="float" office:value="0.186666666666667" calcext:value-type="float">
            <text:p>0.18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7:.G37])" office:value-type="float" office:value="0.186666666666667" calcext:value-type="float">
            <text:p>0.186666666666667</text:p>
          </table:table-cell>
          <table:table-cell table:style-name="ce55" table:formula="of:=[.I36]+[.H37]" office:value-type="float" office:value="2.70666666666667" calcext:value-type="float">
            <text:p>2.70666666666667</text:p>
          </table:table-cell>
          <table:table-cell table:style-name="ce55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3" office:value-type="string" calcext:value-type="string">
            <text:p>Total Distance to be travelled D 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string" calcext:value-type="string">
            <text:p>mm</text:p>
          </table:table-cell>
          <table:table-cell table:style-name="ce55" office:value-type="float" office:value="29" calcext:value-type="float">
            <text:p>2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8]*[.D38])" office:value-type="float" office:value="0.193333333333333" calcext:value-type="float">
            <text:p>0.19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8:.G38])" office:value-type="float" office:value="0.193333333333333" calcext:value-type="float">
            <text:p>0.193333333333333</text:p>
          </table:table-cell>
          <table:table-cell table:style-name="ce55" table:formula="of:=[.I37]+[.H38]" office:value-type="float" office:value="2.9" calcext:value-type="float">
            <text:p>2.9</text:p>
          </table:table-cell>
          <table:table-cell table:style-name="ce55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3" office:value-type="string" calcext:value-type="string">
            <text:p>Error Distance which is not travelled yet </text:p>
          </table:table-cell>
          <table:table-cell table:style-name="ce12" office:value-type="string" calcext:value-type="string">
            <text:p>D – Dtr</text:p>
          </table:table-cell>
          <table:table-cell/>
          <table:table-cell table:style-name="ce55" office:value-type="float" office:value="30" calcext:value-type="float">
            <text:p>3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9]*[.D39])" office:value-type="float" office:value="0.2" calcext:value-type="float">
            <text:p>0.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9:.G39])" office:value-type="float" office:value="0.2" calcext:value-type="float">
            <text:p>0.2</text:p>
          </table:table-cell>
          <table:table-cell table:style-name="ce55" table:formula="of:=[.I38]+[.H39]" office:value-type="float" office:value="3.1" calcext:value-type="float">
            <text:p>3.1</text:p>
          </table:table-cell>
          <table:table-cell table:style-name="ce55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9" office:value-type="string" calcext:value-type="string">
            <text:p>Derr =</text:p>
          </table:table-cell>
          <table:table-cell table:style-name="ce14" table:formula="of:=([.B38]-[.B37])" office:value-type="float" office:value="0" calcext:value-type="float">
            <text:p>0</text:p>
          </table:table-cell>
          <table:table-cell table:style-name="ce17" office:value-type="string" calcext:value-type="string">
            <text:p>mm</text:p>
          </table:table-cell>
          <table:table-cell table:style-name="ce55" office:value-type="float" office:value="31" calcext:value-type="float">
            <text:p>3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0]*[.D40])" office:value-type="float" office:value="0.206666666666667" calcext:value-type="float">
            <text:p>0.20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0:.G40])" office:value-type="float" office:value="0.206666666666667" calcext:value-type="float">
            <text:p>0.206666666666667</text:p>
          </table:table-cell>
          <table:table-cell table:style-name="ce55" table:formula="of:=[.I39]+[.H40]" office:value-type="float" office:value="3.30666666666667" calcext:value-type="float">
            <text:p>3.30666666666667</text:p>
          </table:table-cell>
          <table:table-cell table:style-name="ce55"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32" calcext:value-type="float">
            <text:p>3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1]*[.D41])" office:value-type="float" office:value="0.213333333333333" calcext:value-type="float">
            <text:p>0.21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1:.G41])" office:value-type="float" office:value="0.213333333333333" calcext:value-type="float">
            <text:p>0.213333333333333</text:p>
          </table:table-cell>
          <table:table-cell table:style-name="ce55" table:formula="of:=[.I40]+[.H41]" office:value-type="float" office:value="3.52" calcext:value-type="float">
            <text:p>3.52</text:p>
          </table:table-cell>
          <table:table-cell table:style-name="ce55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33" calcext:value-type="float">
            <text:p>3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2]*[.D42])" office:value-type="float" office:value="0.22" calcext:value-type="float">
            <text:p>0.2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2:.G42])" office:value-type="float" office:value="0.22" calcext:value-type="float">
            <text:p>0.22</text:p>
          </table:table-cell>
          <table:table-cell table:style-name="ce55" table:formula="of:=[.I41]+[.H42]" office:value-type="float" office:value="3.74" calcext:value-type="float">
            <text:p>3.74</text:p>
          </table:table-cell>
          <table:table-cell table:style-name="ce55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3" office:value-type="string" calcext:value-type="string">
            <text:p>sample distance to be travelled for each cycle time 1s-during accelearationtime</text:p>
          </table:table-cell>
          <table:table-cell table:style-name="ce43" table:formula="of:=[.B40]/300" office:value-type="float" office:value="0" calcext:value-type="float">
            <text:p>0</text:p>
          </table:table-cell>
          <table:table-cell/>
          <table:table-cell table:style-name="ce55" office:value-type="float" office:value="34" calcext:value-type="float">
            <text:p>3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3]*[.D43])" office:value-type="float" office:value="0.226666666666667" calcext:value-type="float">
            <text:p>0.22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3:.G43])" office:value-type="float" office:value="0.226666666666667" calcext:value-type="float">
            <text:p>0.226666666666667</text:p>
          </table:table-cell>
          <table:table-cell table:style-name="ce55" table:formula="of:=[.I42]+[.H43]" office:value-type="float" office:value="3.96666666666667" calcext:value-type="float">
            <text:p>3.96666666666667</text:p>
          </table:table-cell>
          <table:table-cell table:style-name="ce55"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35" calcext:value-type="float">
            <text:p>3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4]*[.D44])" office:value-type="float" office:value="0.233333333333333" calcext:value-type="float">
            <text:p>0.2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4:.G44])" office:value-type="float" office:value="0.233333333333333" calcext:value-type="float">
            <text:p>0.233333333333333</text:p>
          </table:table-cell>
          <table:table-cell table:style-name="ce55" table:formula="of:=[.I43]+[.H44]" office:value-type="float" office:value="4.2" calcext:value-type="float">
            <text:p>4.2</text:p>
          </table:table-cell>
          <table:table-cell table:style-name="ce55"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34" office:value-type="string" calcext:value-type="string">
            <text:p>Dse =</text:p>
          </table:table-cell>
          <table:table-cell table:style-name="ce14" table:formula="of:=[.F612]" office:value-type="float" office:value="0" calcext:value-type="float">
            <text:p>0</text:p>
          </table:table-cell>
          <table:table-cell table:style-name="ce46" office:value-type="string" calcext:value-type="string">
            <text:p>mm</text:p>
          </table:table-cell>
          <table:table-cell table:style-name="ce55" office:value-type="float" office:value="36" calcext:value-type="float">
            <text:p>3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5]*[.D45])" office:value-type="float" office:value="0.24" calcext:value-type="float">
            <text:p>0.2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5:.G45])" office:value-type="float" office:value="0.24" calcext:value-type="float">
            <text:p>0.24</text:p>
          </table:table-cell>
          <table:table-cell table:style-name="ce55" table:formula="of:=[.I44]+[.H45]" office:value-type="float" office:value="4.44" calcext:value-type="float">
            <text:p>4.44</text:p>
          </table:table-cell>
          <table:table-cell table:style-name="ce55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37" calcext:value-type="float">
            <text:p>3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6]*[.D46])" office:value-type="float" office:value="0.246666666666667" calcext:value-type="float">
            <text:p>0.24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6:.G46])" office:value-type="float" office:value="0.246666666666667" calcext:value-type="float">
            <text:p>0.246666666666667</text:p>
          </table:table-cell>
          <table:table-cell table:style-name="ce55" table:formula="of:=[.I45]+[.H46]" office:value-type="float" office:value="4.68666666666667" calcext:value-type="float">
            <text:p>4.68666666666667</text:p>
          </table:table-cell>
          <table:table-cell table:style-name="ce55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38" calcext:value-type="float">
            <text:p>3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7]*[.D47])" office:value-type="float" office:value="0.253333333333333" calcext:value-type="float">
            <text:p>0.25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7:.G47])" office:value-type="float" office:value="0.253333333333333" calcext:value-type="float">
            <text:p>0.253333333333333</text:p>
          </table:table-cell>
          <table:table-cell table:style-name="ce55" table:formula="of:=[.I46]+[.H47]" office:value-type="float" office:value="4.94" calcext:value-type="float">
            <text:p>4.94</text:p>
          </table:table-cell>
          <table:table-cell table:style-name="ce55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39" calcext:value-type="float">
            <text:p>3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8]*[.D48])" office:value-type="float" office:value="0.26" calcext:value-type="float">
            <text:p>0.2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8:.G48])" office:value-type="float" office:value="0.26" calcext:value-type="float">
            <text:p>0.26</text:p>
          </table:table-cell>
          <table:table-cell table:style-name="ce55" table:formula="of:=[.I47]+[.H48]" office:value-type="float" office:value="5.2" calcext:value-type="float">
            <text:p>5.2</text:p>
          </table:table-cell>
          <table:table-cell table:style-name="ce55"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40" calcext:value-type="float">
            <text:p>4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9]*[.D49])" office:value-type="float" office:value="0.266666666666667" calcext:value-type="float">
            <text:p>0.2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9:.G49])" office:value-type="float" office:value="0.266666666666667" calcext:value-type="float">
            <text:p>0.266666666666667</text:p>
          </table:table-cell>
          <table:table-cell table:style-name="ce55" table:formula="of:=[.I48]+[.H49]" office:value-type="float" office:value="5.46666666666667" calcext:value-type="float">
            <text:p>5.46666666666667</text:p>
          </table:table-cell>
          <table:table-cell table:style-name="ce55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41" calcext:value-type="float">
            <text:p>4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0]*[.D50])" office:value-type="float" office:value="0.273333333333333" calcext:value-type="float">
            <text:p>0.27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0:.G50])" office:value-type="float" office:value="0.273333333333333" calcext:value-type="float">
            <text:p>0.273333333333333</text:p>
          </table:table-cell>
          <table:table-cell table:style-name="ce55" table:formula="of:=[.I49]+[.H50]" office:value-type="float" office:value="5.74" calcext:value-type="float">
            <text:p>5.74</text:p>
          </table:table-cell>
          <table:table-cell table:style-name="ce55"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42" calcext:value-type="float">
            <text:p>4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1]*[.D51])" office:value-type="float" office:value="0.28" calcext:value-type="float">
            <text:p>0.2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1:.G51])" office:value-type="float" office:value="0.28" calcext:value-type="float">
            <text:p>0.28</text:p>
          </table:table-cell>
          <table:table-cell table:style-name="ce55" table:formula="of:=[.I50]+[.H51]" office:value-type="float" office:value="6.02" calcext:value-type="float">
            <text:p>6.02</text:p>
          </table:table-cell>
          <table:table-cell table:style-name="ce55"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43" calcext:value-type="float">
            <text:p>4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2]*[.D52])" office:value-type="float" office:value="0.286666666666667" calcext:value-type="float">
            <text:p>0.28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2:.G52])" office:value-type="float" office:value="0.286666666666667" calcext:value-type="float">
            <text:p>0.286666666666667</text:p>
          </table:table-cell>
          <table:table-cell table:style-name="ce55" table:formula="of:=[.I51]+[.H52]" office:value-type="float" office:value="6.30666666666667" calcext:value-type="float">
            <text:p>6.30666666666667</text:p>
          </table:table-cell>
          <table:table-cell table:style-name="ce55"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44" calcext:value-type="float">
            <text:p>4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3]*[.D53])" office:value-type="float" office:value="0.293333333333333" calcext:value-type="float">
            <text:p>0.29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3:.G53])" office:value-type="float" office:value="0.293333333333333" calcext:value-type="float">
            <text:p>0.293333333333333</text:p>
          </table:table-cell>
          <table:table-cell table:style-name="ce55" table:formula="of:=[.I52]+[.H53]" office:value-type="float" office:value="6.6" calcext:value-type="float">
            <text:p>6.6</text:p>
          </table:table-cell>
          <table:table-cell table:style-name="ce55"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45" calcext:value-type="float">
            <text:p>4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4]*[.D54])" office:value-type="float" office:value="0.3" calcext:value-type="float">
            <text:p>0.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4:.G54])" office:value-type="float" office:value="0.3" calcext:value-type="float">
            <text:p>0.3</text:p>
          </table:table-cell>
          <table:table-cell table:style-name="ce55" table:formula="of:=[.I53]+[.H54]" office:value-type="float" office:value="6.9" calcext:value-type="float">
            <text:p>6.9</text:p>
          </table:table-cell>
          <table:table-cell table:style-name="ce55"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46" calcext:value-type="float">
            <text:p>4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5]*[.D55])" office:value-type="float" office:value="0.306666666666667" calcext:value-type="float">
            <text:p>0.30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5:.G55])" office:value-type="float" office:value="0.306666666666667" calcext:value-type="float">
            <text:p>0.306666666666667</text:p>
          </table:table-cell>
          <table:table-cell table:style-name="ce55" table:formula="of:=[.I54]+[.H55]" office:value-type="float" office:value="7.20666666666667" calcext:value-type="float">
            <text:p>7.20666666666667</text:p>
          </table:table-cell>
          <table:table-cell table:style-name="ce55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47" calcext:value-type="float">
            <text:p>4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6]*[.D56])" office:value-type="float" office:value="0.313333333333333" calcext:value-type="float">
            <text:p>0.31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6:.G56])" office:value-type="float" office:value="0.313333333333333" calcext:value-type="float">
            <text:p>0.313333333333333</text:p>
          </table:table-cell>
          <table:table-cell table:style-name="ce55" table:formula="of:=[.I55]+[.H56]" office:value-type="float" office:value="7.52" calcext:value-type="float">
            <text:p>7.52</text:p>
          </table:table-cell>
          <table:table-cell table:style-name="ce55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48" calcext:value-type="float">
            <text:p>4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7]*[.D57])" office:value-type="float" office:value="0.32" calcext:value-type="float">
            <text:p>0.3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7:.G57])" office:value-type="float" office:value="0.32" calcext:value-type="float">
            <text:p>0.32</text:p>
          </table:table-cell>
          <table:table-cell table:style-name="ce55" table:formula="of:=[.I56]+[.H57]" office:value-type="float" office:value="7.84" calcext:value-type="float">
            <text:p>7.84</text:p>
          </table:table-cell>
          <table:table-cell table:style-name="ce55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49" calcext:value-type="float">
            <text:p>4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8]*[.D58])" office:value-type="float" office:value="0.326666666666667" calcext:value-type="float">
            <text:p>0.32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8:.G58])" office:value-type="float" office:value="0.326666666666667" calcext:value-type="float">
            <text:p>0.326666666666667</text:p>
          </table:table-cell>
          <table:table-cell table:style-name="ce55" table:formula="of:=[.I57]+[.H58]" office:value-type="float" office:value="8.16666666666667" calcext:value-type="float">
            <text:p>8.16666666666667</text:p>
          </table:table-cell>
          <table:table-cell table:style-name="ce55"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50" calcext:value-type="float">
            <text:p>5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9]*[.D59])" office:value-type="float" office:value="0.333333333333333" calcext:value-type="float">
            <text:p>0.3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9:.G59])" office:value-type="float" office:value="0.333333333333333" calcext:value-type="float">
            <text:p>0.333333333333333</text:p>
          </table:table-cell>
          <table:table-cell table:style-name="ce55" table:formula="of:=[.I58]+[.H59]" office:value-type="float" office:value="8.5" calcext:value-type="float">
            <text:p>8.5</text:p>
          </table:table-cell>
          <table:table-cell table:style-name="ce55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51" calcext:value-type="float">
            <text:p>5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60]*[.D60])" office:value-type="float" office:value="0.34" calcext:value-type="float">
            <text:p>0.3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60:.G60])" office:value-type="float" office:value="0.34" calcext:value-type="float">
            <text:p>0.34</text:p>
          </table:table-cell>
          <table:table-cell table:style-name="ce55" table:formula="of:=[.I59]+[.H60]" office:value-type="float" office:value="8.84" calcext:value-type="float">
            <text:p>8.84</text:p>
          </table:table-cell>
          <table:table-cell table:style-name="ce55"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52" calcext:value-type="float">
            <text:p>5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61]*[.D61])" office:value-type="float" office:value="0.346666666666667" calcext:value-type="float">
            <text:p>0.34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61:.G61])" office:value-type="float" office:value="0.346666666666667" calcext:value-type="float">
            <text:p>0.346666666666667</text:p>
          </table:table-cell>
          <table:table-cell table:style-name="ce55" table:formula="of:=[.I60]+[.H61]" office:value-type="float" office:value="9.18666666666667" calcext:value-type="float">
            <text:p>9.18666666666667</text:p>
          </table:table-cell>
          <table:table-cell table:style-name="ce55"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53" calcext:value-type="float">
            <text:p>5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62]*[.D62])" office:value-type="float" office:value="0.353333333333333" calcext:value-type="float">
            <text:p>0.35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62:.G62])" office:value-type="float" office:value="0.353333333333333" calcext:value-type="float">
            <text:p>0.353333333333333</text:p>
          </table:table-cell>
          <table:table-cell table:style-name="ce55" table:formula="of:=[.I61]+[.H62]" office:value-type="float" office:value="9.54" calcext:value-type="float">
            <text:p>9.54</text:p>
          </table:table-cell>
          <table:table-cell table:style-name="ce55"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54" calcext:value-type="float">
            <text:p>5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63]*[.D63])" office:value-type="float" office:value="0.36" calcext:value-type="float">
            <text:p>0.3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63:.G63])" office:value-type="float" office:value="0.36" calcext:value-type="float">
            <text:p>0.36</text:p>
          </table:table-cell>
          <table:table-cell table:style-name="ce55" table:formula="of:=[.I62]+[.H63]" office:value-type="float" office:value="9.9" calcext:value-type="float">
            <text:p>9.9</text:p>
          </table:table-cell>
          <table:table-cell table:style-name="ce55"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55" calcext:value-type="float">
            <text:p>5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64]*[.D64])" office:value-type="float" office:value="0.366666666666667" calcext:value-type="float">
            <text:p>0.3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64:.G64])" office:value-type="float" office:value="0.366666666666667" calcext:value-type="float">
            <text:p>0.366666666666667</text:p>
          </table:table-cell>
          <table:table-cell table:style-name="ce55" table:formula="of:=[.I63]+[.H64]" office:value-type="float" office:value="10.2666666666667" calcext:value-type="float">
            <text:p>10.2666666666667</text:p>
          </table:table-cell>
          <table:table-cell table:style-name="ce55"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56" calcext:value-type="float">
            <text:p>5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65]*[.D65])" office:value-type="float" office:value="0.373333333333333" calcext:value-type="float">
            <text:p>0.37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65:.G65])" office:value-type="float" office:value="0.373333333333333" calcext:value-type="float">
            <text:p>0.373333333333333</text:p>
          </table:table-cell>
          <table:table-cell table:style-name="ce55" table:formula="of:=[.I64]+[.H65]" office:value-type="float" office:value="10.64" calcext:value-type="float">
            <text:p>10.64</text:p>
          </table:table-cell>
          <table:table-cell table:style-name="ce55"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57" calcext:value-type="float">
            <text:p>5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66]*[.D66])" office:value-type="float" office:value="0.38" calcext:value-type="float">
            <text:p>0.3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66:.G66])" office:value-type="float" office:value="0.38" calcext:value-type="float">
            <text:p>0.38</text:p>
          </table:table-cell>
          <table:table-cell table:style-name="ce55" table:formula="of:=[.I65]+[.H66]" office:value-type="float" office:value="11.02" calcext:value-type="float">
            <text:p>11.02</text:p>
          </table:table-cell>
          <table:table-cell table:style-name="ce55"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58" calcext:value-type="float">
            <text:p>5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67]*[.D67])" office:value-type="float" office:value="0.386666666666667" calcext:value-type="float">
            <text:p>0.38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67:.G67])" office:value-type="float" office:value="0.386666666666667" calcext:value-type="float">
            <text:p>0.386666666666667</text:p>
          </table:table-cell>
          <table:table-cell table:style-name="ce55" table:formula="of:=[.I66]+[.H67]" office:value-type="float" office:value="11.4066666666667" calcext:value-type="float">
            <text:p>11.4066666666667</text:p>
          </table:table-cell>
          <table:table-cell table:style-name="ce55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59" calcext:value-type="float">
            <text:p>5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68]*[.D68])" office:value-type="float" office:value="0.393333333333333" calcext:value-type="float">
            <text:p>0.39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68:.G68])" office:value-type="float" office:value="0.393333333333333" calcext:value-type="float">
            <text:p>0.393333333333333</text:p>
          </table:table-cell>
          <table:table-cell table:style-name="ce55" table:formula="of:=[.I67]+[.H68]" office:value-type="float" office:value="11.8" calcext:value-type="float">
            <text:p>11.8</text:p>
          </table:table-cell>
          <table:table-cell table:style-name="ce55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60" calcext:value-type="float">
            <text:p>6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69]*[.D69])" office:value-type="float" office:value="0.4" calcext:value-type="float">
            <text:p>0.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69:.G69])" office:value-type="float" office:value="0.4" calcext:value-type="float">
            <text:p>0.4</text:p>
          </table:table-cell>
          <table:table-cell table:style-name="ce55" table:formula="of:=[.I68]+[.H69]" office:value-type="float" office:value="12.2" calcext:value-type="float">
            <text:p>12.2</text:p>
          </table:table-cell>
          <table:table-cell table:style-name="ce55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61" calcext:value-type="float">
            <text:p>6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70]*[.D70])" office:value-type="float" office:value="0.406666666666667" calcext:value-type="float">
            <text:p>0.40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70:.G70])" office:value-type="float" office:value="0.406666666666667" calcext:value-type="float">
            <text:p>0.406666666666667</text:p>
          </table:table-cell>
          <table:table-cell table:style-name="ce55" table:formula="of:=[.I69]+[.H70]" office:value-type="float" office:value="12.6066666666667" calcext:value-type="float">
            <text:p>12.6066666666667</text:p>
          </table:table-cell>
          <table:table-cell table:style-name="ce55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62" calcext:value-type="float">
            <text:p>6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71]*[.D71])" office:value-type="float" office:value="0.413333333333333" calcext:value-type="float">
            <text:p>0.41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71:.G71])" office:value-type="float" office:value="0.413333333333333" calcext:value-type="float">
            <text:p>0.413333333333333</text:p>
          </table:table-cell>
          <table:table-cell table:style-name="ce55" table:formula="of:=[.I70]+[.H71]" office:value-type="float" office:value="13.02" calcext:value-type="float">
            <text:p>13.02</text:p>
          </table:table-cell>
          <table:table-cell table:style-name="ce55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63" calcext:value-type="float">
            <text:p>6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72]*[.D72])" office:value-type="float" office:value="0.42" calcext:value-type="float">
            <text:p>0.4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72:.G72])" office:value-type="float" office:value="0.42" calcext:value-type="float">
            <text:p>0.42</text:p>
          </table:table-cell>
          <table:table-cell table:style-name="ce55" table:formula="of:=[.I71]+[.H72]" office:value-type="float" office:value="13.44" calcext:value-type="float">
            <text:p>13.44</text:p>
          </table:table-cell>
          <table:table-cell table:style-name="ce55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64" calcext:value-type="float">
            <text:p>6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73]*[.D73])" office:value-type="float" office:value="0.426666666666667" calcext:value-type="float">
            <text:p>0.42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73:.G73])" office:value-type="float" office:value="0.426666666666667" calcext:value-type="float">
            <text:p>0.426666666666667</text:p>
          </table:table-cell>
          <table:table-cell table:style-name="ce55" table:formula="of:=[.I72]+[.H73]" office:value-type="float" office:value="13.8666666666667" calcext:value-type="float">
            <text:p>13.8666666666667</text:p>
          </table:table-cell>
          <table:table-cell table:style-name="ce55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65" calcext:value-type="float">
            <text:p>6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74]*[.D74])" office:value-type="float" office:value="0.433333333333333" calcext:value-type="float">
            <text:p>0.4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74:.G74])" office:value-type="float" office:value="0.433333333333333" calcext:value-type="float">
            <text:p>0.433333333333333</text:p>
          </table:table-cell>
          <table:table-cell table:style-name="ce55" table:formula="of:=[.I73]+[.H74]" office:value-type="float" office:value="14.3" calcext:value-type="float">
            <text:p>14.3</text:p>
          </table:table-cell>
          <table:table-cell table:style-name="ce55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66" calcext:value-type="float">
            <text:p>6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75]*[.D75])" office:value-type="float" office:value="0.44" calcext:value-type="float">
            <text:p>0.4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75:.G75])" office:value-type="float" office:value="0.44" calcext:value-type="float">
            <text:p>0.44</text:p>
          </table:table-cell>
          <table:table-cell table:style-name="ce55" table:formula="of:=[.I74]+[.H75]" office:value-type="float" office:value="14.74" calcext:value-type="float">
            <text:p>14.74</text:p>
          </table:table-cell>
          <table:table-cell table:style-name="ce55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67" calcext:value-type="float">
            <text:p>6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76]*[.D76])" office:value-type="float" office:value="0.446666666666667" calcext:value-type="float">
            <text:p>0.44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76:.G76])" office:value-type="float" office:value="0.446666666666667" calcext:value-type="float">
            <text:p>0.446666666666667</text:p>
          </table:table-cell>
          <table:table-cell table:style-name="ce55" table:formula="of:=[.I75]+[.H76]" office:value-type="float" office:value="15.1866666666667" calcext:value-type="float">
            <text:p>15.1866666666667</text:p>
          </table:table-cell>
          <table:table-cell table:style-name="ce55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68" calcext:value-type="float">
            <text:p>6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77]*[.D77])" office:value-type="float" office:value="0.453333333333333" calcext:value-type="float">
            <text:p>0.45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77:.G77])" office:value-type="float" office:value="0.453333333333333" calcext:value-type="float">
            <text:p>0.453333333333333</text:p>
          </table:table-cell>
          <table:table-cell table:style-name="ce55" table:formula="of:=[.I76]+[.H77]" office:value-type="float" office:value="15.64" calcext:value-type="float">
            <text:p>15.64</text:p>
          </table:table-cell>
          <table:table-cell table:style-name="ce55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69" calcext:value-type="float">
            <text:p>6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78]*[.D78])" office:value-type="float" office:value="0.46" calcext:value-type="float">
            <text:p>0.4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78:.G78])" office:value-type="float" office:value="0.46" calcext:value-type="float">
            <text:p>0.46</text:p>
          </table:table-cell>
          <table:table-cell table:style-name="ce55" table:formula="of:=[.I77]+[.H78]" office:value-type="float" office:value="16.1" calcext:value-type="float">
            <text:p>16.1</text:p>
          </table:table-cell>
          <table:table-cell table:style-name="ce55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70" calcext:value-type="float">
            <text:p>7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79]*[.D79])" office:value-type="float" office:value="0.466666666666667" calcext:value-type="float">
            <text:p>0.4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79:.G79])" office:value-type="float" office:value="0.466666666666667" calcext:value-type="float">
            <text:p>0.466666666666667</text:p>
          </table:table-cell>
          <table:table-cell table:style-name="ce55" table:formula="of:=[.I78]+[.H79]" office:value-type="float" office:value="16.5666666666667" calcext:value-type="float">
            <text:p>16.5666666666667</text:p>
          </table:table-cell>
          <table:table-cell table:style-name="ce55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71" calcext:value-type="float">
            <text:p>7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80]*[.D80])" office:value-type="float" office:value="0.473333333333333" calcext:value-type="float">
            <text:p>0.47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80:.G80])" office:value-type="float" office:value="0.473333333333333" calcext:value-type="float">
            <text:p>0.473333333333333</text:p>
          </table:table-cell>
          <table:table-cell table:style-name="ce55" table:formula="of:=[.I79]+[.H80]" office:value-type="float" office:value="17.04" calcext:value-type="float">
            <text:p>17.04</text:p>
          </table:table-cell>
          <table:table-cell table:style-name="ce55"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72" calcext:value-type="float">
            <text:p>7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81]*[.D81])" office:value-type="float" office:value="0.48" calcext:value-type="float">
            <text:p>0.4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81:.G81])" office:value-type="float" office:value="0.48" calcext:value-type="float">
            <text:p>0.48</text:p>
          </table:table-cell>
          <table:table-cell table:style-name="ce55" table:formula="of:=[.I80]+[.H81]" office:value-type="float" office:value="17.52" calcext:value-type="float">
            <text:p>17.52</text:p>
          </table:table-cell>
          <table:table-cell table:style-name="ce55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73" calcext:value-type="float">
            <text:p>7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82]*[.D82])" office:value-type="float" office:value="0.486666666666667" calcext:value-type="float">
            <text:p>0.48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82:.G82])" office:value-type="float" office:value="0.486666666666667" calcext:value-type="float">
            <text:p>0.486666666666667</text:p>
          </table:table-cell>
          <table:table-cell table:style-name="ce55" table:formula="of:=[.I81]+[.H82]" office:value-type="float" office:value="18.0066666666667" calcext:value-type="float">
            <text:p>18.0066666666667</text:p>
          </table:table-cell>
          <table:table-cell table:style-name="ce55" office:value-type="float" office:value="73" calcext:value-type="float">
            <text:p>7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74" calcext:value-type="float">
            <text:p>7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83]*[.D83])" office:value-type="float" office:value="0.493333333333333" calcext:value-type="float">
            <text:p>0.49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83:.G83])" office:value-type="float" office:value="0.493333333333333" calcext:value-type="float">
            <text:p>0.493333333333333</text:p>
          </table:table-cell>
          <table:table-cell table:style-name="ce55" table:formula="of:=[.I82]+[.H83]" office:value-type="float" office:value="18.5" calcext:value-type="float">
            <text:p>18.5</text:p>
          </table:table-cell>
          <table:table-cell table:style-name="ce55" office:value-type="float" office:value="74" calcext:value-type="float">
            <text:p>7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75" calcext:value-type="float">
            <text:p>7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84]*[.D84])" office:value-type="float" office:value="0.5" calcext:value-type="float">
            <text:p>0.5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84:.G84])" office:value-type="float" office:value="0.5" calcext:value-type="float">
            <text:p>0.5</text:p>
          </table:table-cell>
          <table:table-cell table:style-name="ce55" table:formula="of:=[.I83]+[.H84]" office:value-type="float" office:value="19" calcext:value-type="float">
            <text:p>19</text:p>
          </table:table-cell>
          <table:table-cell table:style-name="ce55"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76" calcext:value-type="float">
            <text:p>7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85]*[.D85])" office:value-type="float" office:value="0.506666666666667" calcext:value-type="float">
            <text:p>0.50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85:.G85])" office:value-type="float" office:value="0.506666666666667" calcext:value-type="float">
            <text:p>0.506666666666667</text:p>
          </table:table-cell>
          <table:table-cell table:style-name="ce55" table:formula="of:=[.I84]+[.H85]" office:value-type="float" office:value="19.5066666666667" calcext:value-type="float">
            <text:p>19.5066666666667</text:p>
          </table:table-cell>
          <table:table-cell table:style-name="ce55" office:value-type="float" office:value="76" calcext:value-type="float">
            <text:p>7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77" calcext:value-type="float">
            <text:p>7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86]*[.D86])" office:value-type="float" office:value="0.513333333333333" calcext:value-type="float">
            <text:p>0.51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86:.G86])" office:value-type="float" office:value="0.513333333333333" calcext:value-type="float">
            <text:p>0.513333333333333</text:p>
          </table:table-cell>
          <table:table-cell table:style-name="ce55" table:formula="of:=[.I85]+[.H86]" office:value-type="float" office:value="20.02" calcext:value-type="float">
            <text:p>20.02</text:p>
          </table:table-cell>
          <table:table-cell table:style-name="ce55" office:value-type="float" office:value="77" calcext:value-type="float">
            <text:p>7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78" calcext:value-type="float">
            <text:p>7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87]*[.D87])" office:value-type="float" office:value="0.52" calcext:value-type="float">
            <text:p>0.5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87:.G87])" office:value-type="float" office:value="0.52" calcext:value-type="float">
            <text:p>0.52</text:p>
          </table:table-cell>
          <table:table-cell table:style-name="ce55" table:formula="of:=[.I86]+[.H87]" office:value-type="float" office:value="20.54" calcext:value-type="float">
            <text:p>20.54</text:p>
          </table:table-cell>
          <table:table-cell table:style-name="ce55" office:value-type="float" office:value="78" calcext:value-type="float">
            <text:p>7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79" calcext:value-type="float">
            <text:p>7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88]*[.D88])" office:value-type="float" office:value="0.526666666666667" calcext:value-type="float">
            <text:p>0.52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88:.G88])" office:value-type="float" office:value="0.526666666666667" calcext:value-type="float">
            <text:p>0.526666666666667</text:p>
          </table:table-cell>
          <table:table-cell table:style-name="ce55" table:formula="of:=[.I87]+[.H88]" office:value-type="float" office:value="21.0666666666667" calcext:value-type="float">
            <text:p>21.0666666666667</text:p>
          </table:table-cell>
          <table:table-cell table:style-name="ce55" office:value-type="float" office:value="79" calcext:value-type="float">
            <text:p>7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80" calcext:value-type="float">
            <text:p>8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89]*[.D89])" office:value-type="float" office:value="0.533333333333333" calcext:value-type="float">
            <text:p>0.5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89:.G89])" office:value-type="float" office:value="0.533333333333333" calcext:value-type="float">
            <text:p>0.533333333333333</text:p>
          </table:table-cell>
          <table:table-cell table:style-name="ce55" table:formula="of:=[.I88]+[.H89]" office:value-type="float" office:value="21.6" calcext:value-type="float">
            <text:p>21.6</text:p>
          </table:table-cell>
          <table:table-cell table:style-name="ce55"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81" calcext:value-type="float">
            <text:p>8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90]*[.D90])" office:value-type="float" office:value="0.54" calcext:value-type="float">
            <text:p>0.5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90:.G90])" office:value-type="float" office:value="0.54" calcext:value-type="float">
            <text:p>0.54</text:p>
          </table:table-cell>
          <table:table-cell table:style-name="ce55" table:formula="of:=[.I89]+[.H90]" office:value-type="float" office:value="22.14" calcext:value-type="float">
            <text:p>22.14</text:p>
          </table:table-cell>
          <table:table-cell table:style-name="ce55" office:value-type="float" office:value="81" calcext:value-type="float">
            <text:p>8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82" calcext:value-type="float">
            <text:p>8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91]*[.D91])" office:value-type="float" office:value="0.546666666666667" calcext:value-type="float">
            <text:p>0.54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91:.G91])" office:value-type="float" office:value="0.546666666666667" calcext:value-type="float">
            <text:p>0.546666666666667</text:p>
          </table:table-cell>
          <table:table-cell table:style-name="ce55" table:formula="of:=[.I90]+[.H91]" office:value-type="float" office:value="22.6866666666667" calcext:value-type="float">
            <text:p>22.6866666666667</text:p>
          </table:table-cell>
          <table:table-cell table:style-name="ce55" office:value-type="float" office:value="82" calcext:value-type="float">
            <text:p>8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83" calcext:value-type="float">
            <text:p>8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92]*[.D92])" office:value-type="float" office:value="0.553333333333333" calcext:value-type="float">
            <text:p>0.55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92:.G92])" office:value-type="float" office:value="0.553333333333333" calcext:value-type="float">
            <text:p>0.553333333333333</text:p>
          </table:table-cell>
          <table:table-cell table:style-name="ce55" table:formula="of:=[.I91]+[.H92]" office:value-type="float" office:value="23.24" calcext:value-type="float">
            <text:p>23.24</text:p>
          </table:table-cell>
          <table:table-cell table:style-name="ce55" office:value-type="float" office:value="83" calcext:value-type="float">
            <text:p>8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84" calcext:value-type="float">
            <text:p>8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93]*[.D93])" office:value-type="float" office:value="0.56" calcext:value-type="float">
            <text:p>0.5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93:.G93])" office:value-type="float" office:value="0.56" calcext:value-type="float">
            <text:p>0.56</text:p>
          </table:table-cell>
          <table:table-cell table:style-name="ce55" table:formula="of:=[.I92]+[.H93]" office:value-type="float" office:value="23.8" calcext:value-type="float">
            <text:p>23.8</text:p>
          </table:table-cell>
          <table:table-cell table:style-name="ce55" office:value-type="float" office:value="84" calcext:value-type="float">
            <text:p>8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85" calcext:value-type="float">
            <text:p>8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94]*[.D94])" office:value-type="float" office:value="0.566666666666667" calcext:value-type="float">
            <text:p>0.5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94:.G94])" office:value-type="float" office:value="0.566666666666667" calcext:value-type="float">
            <text:p>0.566666666666667</text:p>
          </table:table-cell>
          <table:table-cell table:style-name="ce55" table:formula="of:=[.I93]+[.H94]" office:value-type="float" office:value="24.3666666666667" calcext:value-type="float">
            <text:p>24.3666666666667</text:p>
          </table:table-cell>
          <table:table-cell table:style-name="ce55" office:value-type="float" office:value="85" calcext:value-type="float">
            <text:p>8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86" calcext:value-type="float">
            <text:p>8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95]*[.D95])" office:value-type="float" office:value="0.573333333333333" calcext:value-type="float">
            <text:p>0.57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95:.G95])" office:value-type="float" office:value="0.573333333333333" calcext:value-type="float">
            <text:p>0.573333333333333</text:p>
          </table:table-cell>
          <table:table-cell table:style-name="ce55" table:formula="of:=[.I94]+[.H95]" office:value-type="float" office:value="24.94" calcext:value-type="float">
            <text:p>24.94</text:p>
          </table:table-cell>
          <table:table-cell table:style-name="ce55" office:value-type="float" office:value="86" calcext:value-type="float">
            <text:p>8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87" calcext:value-type="float">
            <text:p>8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96]*[.D96])" office:value-type="float" office:value="0.58" calcext:value-type="float">
            <text:p>0.5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96:.G96])" office:value-type="float" office:value="0.58" calcext:value-type="float">
            <text:p>0.58</text:p>
          </table:table-cell>
          <table:table-cell table:style-name="ce55" table:formula="of:=[.I95]+[.H96]" office:value-type="float" office:value="25.52" calcext:value-type="float">
            <text:p>25.52</text:p>
          </table:table-cell>
          <table:table-cell table:style-name="ce55" office:value-type="float" office:value="87" calcext:value-type="float">
            <text:p>8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88" calcext:value-type="float">
            <text:p>8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97]*[.D97])" office:value-type="float" office:value="0.586666666666667" calcext:value-type="float">
            <text:p>0.58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97:.G97])" office:value-type="float" office:value="0.586666666666667" calcext:value-type="float">
            <text:p>0.586666666666667</text:p>
          </table:table-cell>
          <table:table-cell table:style-name="ce55" table:formula="of:=[.I96]+[.H97]" office:value-type="float" office:value="26.1066666666667" calcext:value-type="float">
            <text:p>26.1066666666667</text:p>
          </table:table-cell>
          <table:table-cell table:style-name="ce55" office:value-type="float" office:value="88" calcext:value-type="float">
            <text:p>8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89" calcext:value-type="float">
            <text:p>8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98]*[.D98])" office:value-type="float" office:value="0.593333333333333" calcext:value-type="float">
            <text:p>0.59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98:.G98])" office:value-type="float" office:value="0.593333333333333" calcext:value-type="float">
            <text:p>0.593333333333333</text:p>
          </table:table-cell>
          <table:table-cell table:style-name="ce55" table:formula="of:=[.I97]+[.H98]" office:value-type="float" office:value="26.7" calcext:value-type="float">
            <text:p>26.7</text:p>
          </table:table-cell>
          <table:table-cell table:style-name="ce55" office:value-type="float" office:value="89" calcext:value-type="float">
            <text:p>8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90" calcext:value-type="float">
            <text:p>9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99]*[.D99])" office:value-type="float" office:value="0.6" calcext:value-type="float">
            <text:p>0.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99:.G99])" office:value-type="float" office:value="0.6" calcext:value-type="float">
            <text:p>0.6</text:p>
          </table:table-cell>
          <table:table-cell table:style-name="ce55" table:formula="of:=[.I98]+[.H99]" office:value-type="float" office:value="27.3" calcext:value-type="float">
            <text:p>27.3</text:p>
          </table:table-cell>
          <table:table-cell table:style-name="ce55"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91" calcext:value-type="float">
            <text:p>9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00]*[.D100])" office:value-type="float" office:value="0.606666666666667" calcext:value-type="float">
            <text:p>0.60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00:.G100])" office:value-type="float" office:value="0.606666666666667" calcext:value-type="float">
            <text:p>0.606666666666667</text:p>
          </table:table-cell>
          <table:table-cell table:style-name="ce55" table:formula="of:=[.I99]+[.H100]" office:value-type="float" office:value="27.9066666666667" calcext:value-type="float">
            <text:p>27.9066666666667</text:p>
          </table:table-cell>
          <table:table-cell table:style-name="ce55" office:value-type="float" office:value="91" calcext:value-type="float">
            <text:p>9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92" calcext:value-type="float">
            <text:p>9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01]*[.D101])" office:value-type="float" office:value="0.613333333333333" calcext:value-type="float">
            <text:p>0.61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01:.G101])" office:value-type="float" office:value="0.613333333333333" calcext:value-type="float">
            <text:p>0.613333333333333</text:p>
          </table:table-cell>
          <table:table-cell table:style-name="ce55" table:formula="of:=[.I100]+[.H101]" office:value-type="float" office:value="28.52" calcext:value-type="float">
            <text:p>28.52</text:p>
          </table:table-cell>
          <table:table-cell table:style-name="ce55" office:value-type="float" office:value="92" calcext:value-type="float">
            <text:p>9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93" calcext:value-type="float">
            <text:p>9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02]*[.D102])" office:value-type="float" office:value="0.62" calcext:value-type="float">
            <text:p>0.6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02:.G102])" office:value-type="float" office:value="0.62" calcext:value-type="float">
            <text:p>0.62</text:p>
          </table:table-cell>
          <table:table-cell table:style-name="ce55" table:formula="of:=[.I101]+[.H102]" office:value-type="float" office:value="29.14" calcext:value-type="float">
            <text:p>29.14</text:p>
          </table:table-cell>
          <table:table-cell table:style-name="ce55"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94" calcext:value-type="float">
            <text:p>9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03]*[.D103])" office:value-type="float" office:value="0.626666666666667" calcext:value-type="float">
            <text:p>0.62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03:.G103])" office:value-type="float" office:value="0.626666666666667" calcext:value-type="float">
            <text:p>0.626666666666667</text:p>
          </table:table-cell>
          <table:table-cell table:style-name="ce55" table:formula="of:=[.I102]+[.H103]" office:value-type="float" office:value="29.7666666666667" calcext:value-type="float">
            <text:p>29.7666666666667</text:p>
          </table:table-cell>
          <table:table-cell table:style-name="ce55"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95" calcext:value-type="float">
            <text:p>9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04]*[.D104])" office:value-type="float" office:value="0.633333333333333" calcext:value-type="float">
            <text:p>0.6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04:.G104])" office:value-type="float" office:value="0.633333333333333" calcext:value-type="float">
            <text:p>0.633333333333333</text:p>
          </table:table-cell>
          <table:table-cell table:style-name="ce55" table:formula="of:=[.I103]+[.H104]" office:value-type="float" office:value="30.4" calcext:value-type="float">
            <text:p>30.4</text:p>
          </table:table-cell>
          <table:table-cell table:style-name="ce55"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96" calcext:value-type="float">
            <text:p>9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05]*[.D105])" office:value-type="float" office:value="0.64" calcext:value-type="float">
            <text:p>0.6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05:.G105])" office:value-type="float" office:value="0.64" calcext:value-type="float">
            <text:p>0.64</text:p>
          </table:table-cell>
          <table:table-cell table:style-name="ce55" table:formula="of:=[.I104]+[.H105]" office:value-type="float" office:value="31.04" calcext:value-type="float">
            <text:p>31.04</text:p>
          </table:table-cell>
          <table:table-cell table:style-name="ce55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97" calcext:value-type="float">
            <text:p>9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06]*[.D106])" office:value-type="float" office:value="0.646666666666667" calcext:value-type="float">
            <text:p>0.64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06:.G106])" office:value-type="float" office:value="0.646666666666667" calcext:value-type="float">
            <text:p>0.646666666666667</text:p>
          </table:table-cell>
          <table:table-cell table:style-name="ce55" table:formula="of:=[.I105]+[.H106]" office:value-type="float" office:value="31.6866666666667" calcext:value-type="float">
            <text:p>31.6866666666667</text:p>
          </table:table-cell>
          <table:table-cell table:style-name="ce55"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98" calcext:value-type="float">
            <text:p>9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07]*[.D107])" office:value-type="float" office:value="0.653333333333333" calcext:value-type="float">
            <text:p>0.65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07:.G107])" office:value-type="float" office:value="0.653333333333333" calcext:value-type="float">
            <text:p>0.653333333333333</text:p>
          </table:table-cell>
          <table:table-cell table:style-name="ce55" table:formula="of:=[.I106]+[.H107]" office:value-type="float" office:value="32.34" calcext:value-type="float">
            <text:p>32.34</text:p>
          </table:table-cell>
          <table:table-cell table:style-name="ce55"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99" calcext:value-type="float">
            <text:p>9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08]*[.D108])" office:value-type="float" office:value="0.66" calcext:value-type="float">
            <text:p>0.6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08:.G108])" office:value-type="float" office:value="0.66" calcext:value-type="float">
            <text:p>0.66</text:p>
          </table:table-cell>
          <table:table-cell table:style-name="ce55" table:formula="of:=[.I107]+[.H108]" office:value-type="float" office:value="33" calcext:value-type="float">
            <text:p>33</text:p>
          </table:table-cell>
          <table:table-cell table:style-name="ce55"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00" calcext:value-type="float">
            <text:p>10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09]*[.D109])" office:value-type="float" office:value="0.666666666666667" calcext:value-type="float">
            <text:p>0.6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09:.G109])" office:value-type="float" office:value="0.666666666666667" calcext:value-type="float">
            <text:p>0.666666666666667</text:p>
          </table:table-cell>
          <table:table-cell table:style-name="ce55" table:formula="of:=[.I108]+[.H109]" office:value-type="float" office:value="33.6666666666667" calcext:value-type="float">
            <text:p>33.6666666666667</text:p>
          </table:table-cell>
          <table:table-cell table:style-name="ce55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01" calcext:value-type="float">
            <text:p>10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10]*[.D110])" office:value-type="float" office:value="0.673333333333333" calcext:value-type="float">
            <text:p>0.67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10:.G110])" office:value-type="float" office:value="0.673333333333333" calcext:value-type="float">
            <text:p>0.673333333333333</text:p>
          </table:table-cell>
          <table:table-cell table:style-name="ce55" table:formula="of:=[.I109]+[.H110]" office:value-type="float" office:value="34.34" calcext:value-type="float">
            <text:p>34.34</text:p>
          </table:table-cell>
          <table:table-cell table:style-name="ce55"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02" calcext:value-type="float">
            <text:p>10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11]*[.D111])" office:value-type="float" office:value="0.68" calcext:value-type="float">
            <text:p>0.6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11:.G111])" office:value-type="float" office:value="0.68" calcext:value-type="float">
            <text:p>0.68</text:p>
          </table:table-cell>
          <table:table-cell table:style-name="ce55" table:formula="of:=[.I110]+[.H111]" office:value-type="float" office:value="35.02" calcext:value-type="float">
            <text:p>35.02</text:p>
          </table:table-cell>
          <table:table-cell table:style-name="ce55"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03" calcext:value-type="float">
            <text:p>10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12]*[.D112])" office:value-type="float" office:value="0.686666666666667" calcext:value-type="float">
            <text:p>0.68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12:.G112])" office:value-type="float" office:value="0.686666666666667" calcext:value-type="float">
            <text:p>0.686666666666667</text:p>
          </table:table-cell>
          <table:table-cell table:style-name="ce55" table:formula="of:=[.I111]+[.H112]" office:value-type="float" office:value="35.7066666666667" calcext:value-type="float">
            <text:p>35.7066666666667</text:p>
          </table:table-cell>
          <table:table-cell table:style-name="ce55"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04" calcext:value-type="float">
            <text:p>10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13]*[.D113])" office:value-type="float" office:value="0.693333333333333" calcext:value-type="float">
            <text:p>0.69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13:.G113])" office:value-type="float" office:value="0.693333333333333" calcext:value-type="float">
            <text:p>0.693333333333333</text:p>
          </table:table-cell>
          <table:table-cell table:style-name="ce55" table:formula="of:=[.I112]+[.H113]" office:value-type="float" office:value="36.4" calcext:value-type="float">
            <text:p>36.4</text:p>
          </table:table-cell>
          <table:table-cell table:style-name="ce55"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05" calcext:value-type="float">
            <text:p>10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14]*[.D114])" office:value-type="float" office:value="0.7" calcext:value-type="float">
            <text:p>0.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14:.G114])" office:value-type="float" office:value="0.7" calcext:value-type="float">
            <text:p>0.7</text:p>
          </table:table-cell>
          <table:table-cell table:style-name="ce55" table:formula="of:=[.I113]+[.H114]" office:value-type="float" office:value="37.1" calcext:value-type="float">
            <text:p>37.1</text:p>
          </table:table-cell>
          <table:table-cell table:style-name="ce55"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06" calcext:value-type="float">
            <text:p>10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15]*[.D115])" office:value-type="float" office:value="0.706666666666667" calcext:value-type="float">
            <text:p>0.70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15:.G115])" office:value-type="float" office:value="0.706666666666667" calcext:value-type="float">
            <text:p>0.706666666666667</text:p>
          </table:table-cell>
          <table:table-cell table:style-name="ce55" table:formula="of:=[.I114]+[.H115]" office:value-type="float" office:value="37.8066666666667" calcext:value-type="float">
            <text:p>37.8066666666667</text:p>
          </table:table-cell>
          <table:table-cell table:style-name="ce55" office:value-type="float" office:value="106" calcext:value-type="float">
            <text:p>10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07" calcext:value-type="float">
            <text:p>10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16]*[.D116])" office:value-type="float" office:value="0.713333333333333" calcext:value-type="float">
            <text:p>0.71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16:.G116])" office:value-type="float" office:value="0.713333333333333" calcext:value-type="float">
            <text:p>0.713333333333333</text:p>
          </table:table-cell>
          <table:table-cell table:style-name="ce55" table:formula="of:=[.I115]+[.H116]" office:value-type="float" office:value="38.52" calcext:value-type="float">
            <text:p>38.52</text:p>
          </table:table-cell>
          <table:table-cell table:style-name="ce55" office:value-type="float" office:value="107" calcext:value-type="float">
            <text:p>10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08" calcext:value-type="float">
            <text:p>10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17]*[.D117])" office:value-type="float" office:value="0.72" calcext:value-type="float">
            <text:p>0.7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17:.G117])" office:value-type="float" office:value="0.72" calcext:value-type="float">
            <text:p>0.72</text:p>
          </table:table-cell>
          <table:table-cell table:style-name="ce55" table:formula="of:=[.I116]+[.H117]" office:value-type="float" office:value="39.24" calcext:value-type="float">
            <text:p>39.24</text:p>
          </table:table-cell>
          <table:table-cell table:style-name="ce55" office:value-type="float" office:value="108" calcext:value-type="float">
            <text:p>10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09" calcext:value-type="float">
            <text:p>10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18]*[.D118])" office:value-type="float" office:value="0.726666666666667" calcext:value-type="float">
            <text:p>0.72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18:.G118])" office:value-type="float" office:value="0.726666666666667" calcext:value-type="float">
            <text:p>0.726666666666667</text:p>
          </table:table-cell>
          <table:table-cell table:style-name="ce55" table:formula="of:=[.I117]+[.H118]" office:value-type="float" office:value="39.9666666666667" calcext:value-type="float">
            <text:p>39.9666666666667</text:p>
          </table:table-cell>
          <table:table-cell table:style-name="ce55"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10" calcext:value-type="float">
            <text:p>11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19]*[.D119])" office:value-type="float" office:value="0.733333333333333" calcext:value-type="float">
            <text:p>0.7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19:.G119])" office:value-type="float" office:value="0.733333333333333" calcext:value-type="float">
            <text:p>0.733333333333333</text:p>
          </table:table-cell>
          <table:table-cell table:style-name="ce55" table:formula="of:=[.I118]+[.H119]" office:value-type="float" office:value="40.7" calcext:value-type="float">
            <text:p>40.7</text:p>
          </table:table-cell>
          <table:table-cell table:style-name="ce55" office:value-type="float" office:value="110" calcext:value-type="float">
            <text:p>11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11" calcext:value-type="float">
            <text:p>11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20]*[.D120])" office:value-type="float" office:value="0.74" calcext:value-type="float">
            <text:p>0.7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20:.G120])" office:value-type="float" office:value="0.74" calcext:value-type="float">
            <text:p>0.74</text:p>
          </table:table-cell>
          <table:table-cell table:style-name="ce55" table:formula="of:=[.I119]+[.H120]" office:value-type="float" office:value="41.44" calcext:value-type="float">
            <text:p>41.44</text:p>
          </table:table-cell>
          <table:table-cell table:style-name="ce55" office:value-type="float" office:value="111" calcext:value-type="float">
            <text:p>11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12" calcext:value-type="float">
            <text:p>11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21]*[.D121])" office:value-type="float" office:value="0.746666666666667" calcext:value-type="float">
            <text:p>0.74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21:.G121])" office:value-type="float" office:value="0.746666666666667" calcext:value-type="float">
            <text:p>0.746666666666667</text:p>
          </table:table-cell>
          <table:table-cell table:style-name="ce55" table:formula="of:=[.I120]+[.H121]" office:value-type="float" office:value="42.1866666666667" calcext:value-type="float">
            <text:p>42.1866666666667</text:p>
          </table:table-cell>
          <table:table-cell table:style-name="ce55" office:value-type="float" office:value="112" calcext:value-type="float">
            <text:p>11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13" calcext:value-type="float">
            <text:p>11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22]*[.D122])" office:value-type="float" office:value="0.753333333333333" calcext:value-type="float">
            <text:p>0.75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22:.G122])" office:value-type="float" office:value="0.753333333333333" calcext:value-type="float">
            <text:p>0.753333333333333</text:p>
          </table:table-cell>
          <table:table-cell table:style-name="ce55" table:formula="of:=[.I121]+[.H122]" office:value-type="float" office:value="42.94" calcext:value-type="float">
            <text:p>42.94</text:p>
          </table:table-cell>
          <table:table-cell table:style-name="ce55" office:value-type="float" office:value="113" calcext:value-type="float">
            <text:p>11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14" calcext:value-type="float">
            <text:p>11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23]*[.D123])" office:value-type="float" office:value="0.76" calcext:value-type="float">
            <text:p>0.7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23:.G123])" office:value-type="float" office:value="0.76" calcext:value-type="float">
            <text:p>0.76</text:p>
          </table:table-cell>
          <table:table-cell table:style-name="ce55" table:formula="of:=[.I122]+[.H123]" office:value-type="float" office:value="43.7" calcext:value-type="float">
            <text:p>43.7</text:p>
          </table:table-cell>
          <table:table-cell table:style-name="ce55" office:value-type="float" office:value="114" calcext:value-type="float">
            <text:p>11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15" calcext:value-type="float">
            <text:p>11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24]*[.D124])" office:value-type="float" office:value="0.766666666666667" calcext:value-type="float">
            <text:p>0.7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24:.G124])" office:value-type="float" office:value="0.766666666666667" calcext:value-type="float">
            <text:p>0.766666666666667</text:p>
          </table:table-cell>
          <table:table-cell table:style-name="ce55" table:formula="of:=[.I123]+[.H124]" office:value-type="float" office:value="44.4666666666667" calcext:value-type="float">
            <text:p>44.4666666666667</text:p>
          </table:table-cell>
          <table:table-cell table:style-name="ce55" office:value-type="float" office:value="115" calcext:value-type="float">
            <text:p>11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16" calcext:value-type="float">
            <text:p>11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25]*[.D125])" office:value-type="float" office:value="0.773333333333333" calcext:value-type="float">
            <text:p>0.77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25:.G125])" office:value-type="float" office:value="0.773333333333333" calcext:value-type="float">
            <text:p>0.773333333333333</text:p>
          </table:table-cell>
          <table:table-cell table:style-name="ce55" table:formula="of:=[.I124]+[.H125]" office:value-type="float" office:value="45.24" calcext:value-type="float">
            <text:p>45.24</text:p>
          </table:table-cell>
          <table:table-cell table:style-name="ce55" office:value-type="float" office:value="116" calcext:value-type="float">
            <text:p>11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17" calcext:value-type="float">
            <text:p>11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26]*[.D126])" office:value-type="float" office:value="0.78" calcext:value-type="float">
            <text:p>0.7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26:.G126])" office:value-type="float" office:value="0.78" calcext:value-type="float">
            <text:p>0.78</text:p>
          </table:table-cell>
          <table:table-cell table:style-name="ce55" table:formula="of:=[.I125]+[.H126]" office:value-type="float" office:value="46.02" calcext:value-type="float">
            <text:p>46.02</text:p>
          </table:table-cell>
          <table:table-cell table:style-name="ce55" office:value-type="float" office:value="117" calcext:value-type="float">
            <text:p>11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18" calcext:value-type="float">
            <text:p>11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27]*[.D127])" office:value-type="float" office:value="0.786666666666667" calcext:value-type="float">
            <text:p>0.78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27:.G127])" office:value-type="float" office:value="0.786666666666667" calcext:value-type="float">
            <text:p>0.786666666666667</text:p>
          </table:table-cell>
          <table:table-cell table:style-name="ce55" table:formula="of:=[.I126]+[.H127]" office:value-type="float" office:value="46.8066666666667" calcext:value-type="float">
            <text:p>46.8066666666667</text:p>
          </table:table-cell>
          <table:table-cell table:style-name="ce55" office:value-type="float" office:value="118" calcext:value-type="float">
            <text:p>11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19" calcext:value-type="float">
            <text:p>11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28]*[.D128])" office:value-type="float" office:value="0.793333333333333" calcext:value-type="float">
            <text:p>0.79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28:.G128])" office:value-type="float" office:value="0.793333333333333" calcext:value-type="float">
            <text:p>0.793333333333333</text:p>
          </table:table-cell>
          <table:table-cell table:style-name="ce55" table:formula="of:=[.I127]+[.H128]" office:value-type="float" office:value="47.6" calcext:value-type="float">
            <text:p>47.6</text:p>
          </table:table-cell>
          <table:table-cell table:style-name="ce55"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20" calcext:value-type="float">
            <text:p>12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29]*[.D129])" office:value-type="float" office:value="0.8" calcext:value-type="float">
            <text:p>0.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29:.G129])" office:value-type="float" office:value="0.8" calcext:value-type="float">
            <text:p>0.8</text:p>
          </table:table-cell>
          <table:table-cell table:style-name="ce55" table:formula="of:=[.I128]+[.H129]" office:value-type="float" office:value="48.4" calcext:value-type="float">
            <text:p>48.4</text:p>
          </table:table-cell>
          <table:table-cell table:style-name="ce55"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21" calcext:value-type="float">
            <text:p>12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30]*[.D130])" office:value-type="float" office:value="0.806666666666667" calcext:value-type="float">
            <text:p>0.80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30:.G130])" office:value-type="float" office:value="0.806666666666667" calcext:value-type="float">
            <text:p>0.806666666666667</text:p>
          </table:table-cell>
          <table:table-cell table:style-name="ce55" table:formula="of:=[.I129]+[.H130]" office:value-type="float" office:value="49.2066666666667" calcext:value-type="float">
            <text:p>49.2066666666667</text:p>
          </table:table-cell>
          <table:table-cell table:style-name="ce55" office:value-type="float" office:value="121" calcext:value-type="float">
            <text:p>12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22" calcext:value-type="float">
            <text:p>12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31]*[.D131])" office:value-type="float" office:value="0.813333333333333" calcext:value-type="float">
            <text:p>0.81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31:.G131])" office:value-type="float" office:value="0.813333333333333" calcext:value-type="float">
            <text:p>0.813333333333333</text:p>
          </table:table-cell>
          <table:table-cell table:style-name="ce55" table:formula="of:=[.I130]+[.H131]" office:value-type="float" office:value="50.02" calcext:value-type="float">
            <text:p>50.02</text:p>
          </table:table-cell>
          <table:table-cell table:style-name="ce55" office:value-type="float" office:value="122" calcext:value-type="float">
            <text:p>12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23" calcext:value-type="float">
            <text:p>12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32]*[.D132])" office:value-type="float" office:value="0.82" calcext:value-type="float">
            <text:p>0.8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32:.G132])" office:value-type="float" office:value="0.82" calcext:value-type="float">
            <text:p>0.82</text:p>
          </table:table-cell>
          <table:table-cell table:style-name="ce55" table:formula="of:=[.I131]+[.H132]" office:value-type="float" office:value="50.84" calcext:value-type="float">
            <text:p>50.84</text:p>
          </table:table-cell>
          <table:table-cell table:style-name="ce55" office:value-type="float" office:value="123" calcext:value-type="float">
            <text:p>12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24" calcext:value-type="float">
            <text:p>12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33]*[.D133])" office:value-type="float" office:value="0.826666666666667" calcext:value-type="float">
            <text:p>0.82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33:.G133])" office:value-type="float" office:value="0.826666666666667" calcext:value-type="float">
            <text:p>0.826666666666667</text:p>
          </table:table-cell>
          <table:table-cell table:style-name="ce55" table:formula="of:=[.I132]+[.H133]" office:value-type="float" office:value="51.6666666666667" calcext:value-type="float">
            <text:p>51.6666666666667</text:p>
          </table:table-cell>
          <table:table-cell table:style-name="ce55" office:value-type="float" office:value="124" calcext:value-type="float">
            <text:p>12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25" calcext:value-type="float">
            <text:p>12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34]*[.D134])" office:value-type="float" office:value="0.833333333333333" calcext:value-type="float">
            <text:p>0.8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34:.G134])" office:value-type="float" office:value="0.833333333333333" calcext:value-type="float">
            <text:p>0.833333333333333</text:p>
          </table:table-cell>
          <table:table-cell table:style-name="ce55" table:formula="of:=[.I133]+[.H134]" office:value-type="float" office:value="52.5" calcext:value-type="float">
            <text:p>52.5</text:p>
          </table:table-cell>
          <table:table-cell table:style-name="ce55" office:value-type="float" office:value="125" calcext:value-type="float">
            <text:p>12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26" calcext:value-type="float">
            <text:p>12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35]*[.D135])" office:value-type="float" office:value="0.84" calcext:value-type="float">
            <text:p>0.8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35:.G135])" office:value-type="float" office:value="0.84" calcext:value-type="float">
            <text:p>0.84</text:p>
          </table:table-cell>
          <table:table-cell table:style-name="ce55" table:formula="of:=[.I134]+[.H135]" office:value-type="float" office:value="53.34" calcext:value-type="float">
            <text:p>53.34</text:p>
          </table:table-cell>
          <table:table-cell table:style-name="ce55" office:value-type="float" office:value="126" calcext:value-type="float">
            <text:p>12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27" calcext:value-type="float">
            <text:p>12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36]*[.D136])" office:value-type="float" office:value="0.846666666666667" calcext:value-type="float">
            <text:p>0.84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36:.G136])" office:value-type="float" office:value="0.846666666666667" calcext:value-type="float">
            <text:p>0.846666666666667</text:p>
          </table:table-cell>
          <table:table-cell table:style-name="ce55" table:formula="of:=[.I135]+[.H136]" office:value-type="float" office:value="54.1866666666667" calcext:value-type="float">
            <text:p>54.1866666666667</text:p>
          </table:table-cell>
          <table:table-cell table:style-name="ce55" office:value-type="float" office:value="127" calcext:value-type="float">
            <text:p>12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28" calcext:value-type="float">
            <text:p>12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37]*[.D137])" office:value-type="float" office:value="0.853333333333333" calcext:value-type="float">
            <text:p>0.85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37:.G137])" office:value-type="float" office:value="0.853333333333333" calcext:value-type="float">
            <text:p>0.853333333333333</text:p>
          </table:table-cell>
          <table:table-cell table:style-name="ce55" table:formula="of:=[.I136]+[.H137]" office:value-type="float" office:value="55.04" calcext:value-type="float">
            <text:p>55.04</text:p>
          </table:table-cell>
          <table:table-cell table:style-name="ce55" office:value-type="float" office:value="128" calcext:value-type="float">
            <text:p>12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29" calcext:value-type="float">
            <text:p>12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38]*[.D138])" office:value-type="float" office:value="0.86" calcext:value-type="float">
            <text:p>0.8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38:.G138])" office:value-type="float" office:value="0.86" calcext:value-type="float">
            <text:p>0.86</text:p>
          </table:table-cell>
          <table:table-cell table:style-name="ce55" table:formula="of:=[.I137]+[.H138]" office:value-type="float" office:value="55.9" calcext:value-type="float">
            <text:p>55.9</text:p>
          </table:table-cell>
          <table:table-cell table:style-name="ce55" office:value-type="float" office:value="129" calcext:value-type="float">
            <text:p>12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30" calcext:value-type="float">
            <text:p>13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39]*[.D139])" office:value-type="float" office:value="0.866666666666667" calcext:value-type="float">
            <text:p>0.8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39:.G139])" office:value-type="float" office:value="0.866666666666667" calcext:value-type="float">
            <text:p>0.866666666666667</text:p>
          </table:table-cell>
          <table:table-cell table:style-name="ce55" table:formula="of:=[.I138]+[.H139]" office:value-type="float" office:value="56.7666666666667" calcext:value-type="float">
            <text:p>56.7666666666667</text:p>
          </table:table-cell>
          <table:table-cell table:style-name="ce55" office:value-type="float" office:value="130" calcext:value-type="float">
            <text:p>13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31" calcext:value-type="float">
            <text:p>13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40]*[.D140])" office:value-type="float" office:value="0.873333333333333" calcext:value-type="float">
            <text:p>0.87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40:.G140])" office:value-type="float" office:value="0.873333333333333" calcext:value-type="float">
            <text:p>0.873333333333333</text:p>
          </table:table-cell>
          <table:table-cell table:style-name="ce55" table:formula="of:=[.I139]+[.H140]" office:value-type="float" office:value="57.64" calcext:value-type="float">
            <text:p>57.64</text:p>
          </table:table-cell>
          <table:table-cell table:style-name="ce55" office:value-type="float" office:value="131" calcext:value-type="float">
            <text:p>13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32" calcext:value-type="float">
            <text:p>13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41]*[.D141])" office:value-type="float" office:value="0.88" calcext:value-type="float">
            <text:p>0.8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41:.G141])" office:value-type="float" office:value="0.88" calcext:value-type="float">
            <text:p>0.88</text:p>
          </table:table-cell>
          <table:table-cell table:style-name="ce55" table:formula="of:=[.I140]+[.H141]" office:value-type="float" office:value="58.52" calcext:value-type="float">
            <text:p>58.52</text:p>
          </table:table-cell>
          <table:table-cell table:style-name="ce55" office:value-type="float" office:value="132" calcext:value-type="float">
            <text:p>13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33" calcext:value-type="float">
            <text:p>13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42]*[.D142])" office:value-type="float" office:value="0.886666666666667" calcext:value-type="float">
            <text:p>0.88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42:.G142])" office:value-type="float" office:value="0.886666666666667" calcext:value-type="float">
            <text:p>0.886666666666667</text:p>
          </table:table-cell>
          <table:table-cell table:style-name="ce55" table:formula="of:=[.I141]+[.H142]" office:value-type="float" office:value="59.4066666666667" calcext:value-type="float">
            <text:p>59.4066666666667</text:p>
          </table:table-cell>
          <table:table-cell table:style-name="ce55" office:value-type="float" office:value="133" calcext:value-type="float">
            <text:p>13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34" calcext:value-type="float">
            <text:p>13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43]*[.D143])" office:value-type="float" office:value="0.893333333333333" calcext:value-type="float">
            <text:p>0.89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43:.G143])" office:value-type="float" office:value="0.893333333333333" calcext:value-type="float">
            <text:p>0.893333333333333</text:p>
          </table:table-cell>
          <table:table-cell table:style-name="ce55" table:formula="of:=[.I142]+[.H143]" office:value-type="float" office:value="60.3" calcext:value-type="float">
            <text:p>60.3</text:p>
          </table:table-cell>
          <table:table-cell table:style-name="ce55" office:value-type="float" office:value="134" calcext:value-type="float">
            <text:p>13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35" calcext:value-type="float">
            <text:p>13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44]*[.D144])" office:value-type="float" office:value="0.9" calcext:value-type="float">
            <text:p>0.9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44:.G144])" office:value-type="float" office:value="0.9" calcext:value-type="float">
            <text:p>0.9</text:p>
          </table:table-cell>
          <table:table-cell table:style-name="ce55" table:formula="of:=[.I143]+[.H144]" office:value-type="float" office:value="61.2" calcext:value-type="float">
            <text:p>61.2</text:p>
          </table:table-cell>
          <table:table-cell table:style-name="ce55" office:value-type="float" office:value="135" calcext:value-type="float">
            <text:p>13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36" calcext:value-type="float">
            <text:p>13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45]*[.D145])" office:value-type="float" office:value="0.906666666666667" calcext:value-type="float">
            <text:p>0.90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45:.G145])" office:value-type="float" office:value="0.906666666666667" calcext:value-type="float">
            <text:p>0.906666666666667</text:p>
          </table:table-cell>
          <table:table-cell table:style-name="ce55" table:formula="of:=[.I144]+[.H145]" office:value-type="float" office:value="62.1066666666667" calcext:value-type="float">
            <text:p>62.1066666666667</text:p>
          </table:table-cell>
          <table:table-cell table:style-name="ce55" office:value-type="float" office:value="136" calcext:value-type="float">
            <text:p>13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37" calcext:value-type="float">
            <text:p>13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46]*[.D146])" office:value-type="float" office:value="0.913333333333333" calcext:value-type="float">
            <text:p>0.91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46:.G146])" office:value-type="float" office:value="0.913333333333333" calcext:value-type="float">
            <text:p>0.913333333333333</text:p>
          </table:table-cell>
          <table:table-cell table:style-name="ce55" table:formula="of:=[.I145]+[.H146]" office:value-type="float" office:value="63.02" calcext:value-type="float">
            <text:p>63.02</text:p>
          </table:table-cell>
          <table:table-cell table:style-name="ce55" office:value-type="float" office:value="137" calcext:value-type="float">
            <text:p>13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38" calcext:value-type="float">
            <text:p>13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47]*[.D147])" office:value-type="float" office:value="0.92" calcext:value-type="float">
            <text:p>0.9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47:.G147])" office:value-type="float" office:value="0.92" calcext:value-type="float">
            <text:p>0.92</text:p>
          </table:table-cell>
          <table:table-cell table:style-name="ce55" table:formula="of:=[.I146]+[.H147]" office:value-type="float" office:value="63.94" calcext:value-type="float">
            <text:p>63.94</text:p>
          </table:table-cell>
          <table:table-cell table:style-name="ce55" office:value-type="float" office:value="138" calcext:value-type="float">
            <text:p>13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39" calcext:value-type="float">
            <text:p>13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48]*[.D148])" office:value-type="float" office:value="0.926666666666667" calcext:value-type="float">
            <text:p>0.92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48:.G148])" office:value-type="float" office:value="0.926666666666667" calcext:value-type="float">
            <text:p>0.926666666666667</text:p>
          </table:table-cell>
          <table:table-cell table:style-name="ce55" table:formula="of:=[.I147]+[.H148]" office:value-type="float" office:value="64.8666666666667" calcext:value-type="float">
            <text:p>64.8666666666667</text:p>
          </table:table-cell>
          <table:table-cell table:style-name="ce55" office:value-type="float" office:value="139" calcext:value-type="float">
            <text:p>13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40" calcext:value-type="float">
            <text:p>14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49]*[.D149])" office:value-type="float" office:value="0.933333333333333" calcext:value-type="float">
            <text:p>0.9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49:.G149])" office:value-type="float" office:value="0.933333333333333" calcext:value-type="float">
            <text:p>0.933333333333333</text:p>
          </table:table-cell>
          <table:table-cell table:style-name="ce55" table:formula="of:=[.I148]+[.H149]" office:value-type="float" office:value="65.8" calcext:value-type="float">
            <text:p>65.8</text:p>
          </table:table-cell>
          <table:table-cell table:style-name="ce55" office:value-type="float" office:value="140" calcext:value-type="float">
            <text:p>14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41" calcext:value-type="float">
            <text:p>14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50]*[.D150])" office:value-type="float" office:value="0.94" calcext:value-type="float">
            <text:p>0.9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50:.G150])" office:value-type="float" office:value="0.94" calcext:value-type="float">
            <text:p>0.94</text:p>
          </table:table-cell>
          <table:table-cell table:style-name="ce55" table:formula="of:=[.I149]+[.H150]" office:value-type="float" office:value="66.74" calcext:value-type="float">
            <text:p>66.74</text:p>
          </table:table-cell>
          <table:table-cell table:style-name="ce55" office:value-type="float" office:value="141" calcext:value-type="float">
            <text:p>14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42" calcext:value-type="float">
            <text:p>14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51]*[.D151])" office:value-type="float" office:value="0.946666666666667" calcext:value-type="float">
            <text:p>0.94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51:.G151])" office:value-type="float" office:value="0.946666666666667" calcext:value-type="float">
            <text:p>0.946666666666667</text:p>
          </table:table-cell>
          <table:table-cell table:style-name="ce55" table:formula="of:=[.I150]+[.H151]" office:value-type="float" office:value="67.6866666666667" calcext:value-type="float">
            <text:p>67.6866666666667</text:p>
          </table:table-cell>
          <table:table-cell table:style-name="ce55" office:value-type="float" office:value="142" calcext:value-type="float">
            <text:p>14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43" calcext:value-type="float">
            <text:p>14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52]*[.D152])" office:value-type="float" office:value="0.953333333333333" calcext:value-type="float">
            <text:p>0.95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52:.G152])" office:value-type="float" office:value="0.953333333333333" calcext:value-type="float">
            <text:p>0.953333333333333</text:p>
          </table:table-cell>
          <table:table-cell table:style-name="ce55" table:formula="of:=[.I151]+[.H152]" office:value-type="float" office:value="68.64" calcext:value-type="float">
            <text:p>68.64</text:p>
          </table:table-cell>
          <table:table-cell table:style-name="ce55" office:value-type="float" office:value="143" calcext:value-type="float">
            <text:p>14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44" calcext:value-type="float">
            <text:p>14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53]*[.D153])" office:value-type="float" office:value="0.96" calcext:value-type="float">
            <text:p>0.9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53:.G153])" office:value-type="float" office:value="0.96" calcext:value-type="float">
            <text:p>0.96</text:p>
          </table:table-cell>
          <table:table-cell table:style-name="ce55" table:formula="of:=[.I152]+[.H153]" office:value-type="float" office:value="69.6" calcext:value-type="float">
            <text:p>69.6</text:p>
          </table:table-cell>
          <table:table-cell table:style-name="ce55" office:value-type="float" office:value="144" calcext:value-type="float">
            <text:p>14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45" calcext:value-type="float">
            <text:p>14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54]*[.D154])" office:value-type="float" office:value="0.966666666666667" calcext:value-type="float">
            <text:p>0.9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54:.G154])" office:value-type="float" office:value="0.966666666666667" calcext:value-type="float">
            <text:p>0.966666666666667</text:p>
          </table:table-cell>
          <table:table-cell table:style-name="ce55" table:formula="of:=[.I153]+[.H154]" office:value-type="float" office:value="70.5666666666667" calcext:value-type="float">
            <text:p>70.5666666666667</text:p>
          </table:table-cell>
          <table:table-cell table:style-name="ce55" office:value-type="float" office:value="145" calcext:value-type="float">
            <text:p>14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46" calcext:value-type="float">
            <text:p>14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55]*[.D155])" office:value-type="float" office:value="0.973333333333333" calcext:value-type="float">
            <text:p>0.97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55:.G155])" office:value-type="float" office:value="0.973333333333333" calcext:value-type="float">
            <text:p>0.973333333333333</text:p>
          </table:table-cell>
          <table:table-cell table:style-name="ce55" table:formula="of:=[.I154]+[.H155]" office:value-type="float" office:value="71.54" calcext:value-type="float">
            <text:p>71.54</text:p>
          </table:table-cell>
          <table:table-cell table:style-name="ce55" office:value-type="float" office:value="146" calcext:value-type="float">
            <text:p>14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47" calcext:value-type="float">
            <text:p>14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56]*[.D156])" office:value-type="float" office:value="0.98" calcext:value-type="float">
            <text:p>0.9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56:.G156])" office:value-type="float" office:value="0.98" calcext:value-type="float">
            <text:p>0.98</text:p>
          </table:table-cell>
          <table:table-cell table:style-name="ce55" table:formula="of:=[.I155]+[.H156]" office:value-type="float" office:value="72.52" calcext:value-type="float">
            <text:p>72.52</text:p>
          </table:table-cell>
          <table:table-cell table:style-name="ce55" office:value-type="float" office:value="147" calcext:value-type="float">
            <text:p>14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48" calcext:value-type="float">
            <text:p>14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57]*[.D157])" office:value-type="float" office:value="0.986666666666667" calcext:value-type="float">
            <text:p>0.98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57:.G157])" office:value-type="float" office:value="0.986666666666667" calcext:value-type="float">
            <text:p>0.986666666666667</text:p>
          </table:table-cell>
          <table:table-cell table:style-name="ce55" table:formula="of:=[.I156]+[.H157]" office:value-type="float" office:value="73.5066666666667" calcext:value-type="float">
            <text:p>73.5066666666667</text:p>
          </table:table-cell>
          <table:table-cell table:style-name="ce55" office:value-type="float" office:value="148" calcext:value-type="float">
            <text:p>14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49" calcext:value-type="float">
            <text:p>14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58]*[.D158])" office:value-type="float" office:value="0.993333333333333" calcext:value-type="float">
            <text:p>0.99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58:.G158])" office:value-type="float" office:value="0.993333333333333" calcext:value-type="float">
            <text:p>0.993333333333333</text:p>
          </table:table-cell>
          <table:table-cell table:style-name="ce55" table:formula="of:=[.I157]+[.H158]" office:value-type="float" office:value="74.5" calcext:value-type="float">
            <text:p>74.5</text:p>
          </table:table-cell>
          <table:table-cell table:style-name="ce55" office:value-type="float" office:value="149" calcext:value-type="float">
            <text:p>14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50" calcext:value-type="float">
            <text:p>15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59]*[.D159])" office:value-type="float" office:value="1" calcext:value-type="float">
            <text:p>1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59:.G159])" office:value-type="float" office:value="1" calcext:value-type="float">
            <text:p>1</text:p>
          </table:table-cell>
          <table:table-cell table:style-name="ce55" table:formula="of:=[.I158]+[.H159]" office:value-type="float" office:value="75.5" calcext:value-type="float">
            <text:p>75.5</text:p>
          </table:table-cell>
          <table:table-cell table:style-name="ce55"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51" calcext:value-type="float">
            <text:p>15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60]*[.D160])" office:value-type="float" office:value="1.00666666666667" calcext:value-type="float">
            <text:p>1.00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60:.G160])" office:value-type="float" office:value="1.00666666666667" calcext:value-type="float">
            <text:p>1.00666666666667</text:p>
          </table:table-cell>
          <table:table-cell table:style-name="ce55" table:formula="of:=[.I159]+[.H160]" office:value-type="float" office:value="76.5066666666667" calcext:value-type="float">
            <text:p>76.5066666666667</text:p>
          </table:table-cell>
          <table:table-cell table:style-name="ce55" office:value-type="float" office:value="151" calcext:value-type="float">
            <text:p>15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52" calcext:value-type="float">
            <text:p>15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61]*[.D161])" office:value-type="float" office:value="1.01333333333333" calcext:value-type="float">
            <text:p>1.01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61:.G161])" office:value-type="float" office:value="1.01333333333333" calcext:value-type="float">
            <text:p>1.01333333333333</text:p>
          </table:table-cell>
          <table:table-cell table:style-name="ce55" table:formula="of:=[.I160]+[.H161]" office:value-type="float" office:value="77.52" calcext:value-type="float">
            <text:p>77.52</text:p>
          </table:table-cell>
          <table:table-cell table:style-name="ce55" office:value-type="float" office:value="152" calcext:value-type="float">
            <text:p>15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53" calcext:value-type="float">
            <text:p>15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62]*[.D162])" office:value-type="float" office:value="1.02" calcext:value-type="float">
            <text:p>1.0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62:.G162])" office:value-type="float" office:value="1.02" calcext:value-type="float">
            <text:p>1.02</text:p>
          </table:table-cell>
          <table:table-cell table:style-name="ce55" table:formula="of:=[.I161]+[.H162]" office:value-type="float" office:value="78.54" calcext:value-type="float">
            <text:p>78.54</text:p>
          </table:table-cell>
          <table:table-cell table:style-name="ce55" office:value-type="float" office:value="153" calcext:value-type="float">
            <text:p>15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54" calcext:value-type="float">
            <text:p>15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63]*[.D163])" office:value-type="float" office:value="1.02666666666667" calcext:value-type="float">
            <text:p>1.02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63:.G163])" office:value-type="float" office:value="1.02666666666667" calcext:value-type="float">
            <text:p>1.02666666666667</text:p>
          </table:table-cell>
          <table:table-cell table:style-name="ce55" table:formula="of:=[.I162]+[.H163]" office:value-type="float" office:value="79.5666666666667" calcext:value-type="float">
            <text:p>79.5666666666667</text:p>
          </table:table-cell>
          <table:table-cell table:style-name="ce55" office:value-type="float" office:value="154" calcext:value-type="float">
            <text:p>15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55" calcext:value-type="float">
            <text:p>15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64]*[.D164])" office:value-type="float" office:value="1.03333333333333" calcext:value-type="float">
            <text:p>1.0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64:.G164])" office:value-type="float" office:value="1.03333333333333" calcext:value-type="float">
            <text:p>1.03333333333333</text:p>
          </table:table-cell>
          <table:table-cell table:style-name="ce55" table:formula="of:=[.I163]+[.H164]" office:value-type="float" office:value="80.6" calcext:value-type="float">
            <text:p>80.6</text:p>
          </table:table-cell>
          <table:table-cell table:style-name="ce55" office:value-type="float" office:value="155" calcext:value-type="float">
            <text:p>15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56" calcext:value-type="float">
            <text:p>15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65]*[.D165])" office:value-type="float" office:value="1.04" calcext:value-type="float">
            <text:p>1.0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65:.G165])" office:value-type="float" office:value="1.04" calcext:value-type="float">
            <text:p>1.04</text:p>
          </table:table-cell>
          <table:table-cell table:style-name="ce55" table:formula="of:=[.I164]+[.H165]" office:value-type="float" office:value="81.64" calcext:value-type="float">
            <text:p>81.64</text:p>
          </table:table-cell>
          <table:table-cell table:style-name="ce55" office:value-type="float" office:value="156" calcext:value-type="float">
            <text:p>15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57" calcext:value-type="float">
            <text:p>15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66]*[.D166])" office:value-type="float" office:value="1.04666666666667" calcext:value-type="float">
            <text:p>1.04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66:.G166])" office:value-type="float" office:value="1.04666666666667" calcext:value-type="float">
            <text:p>1.04666666666667</text:p>
          </table:table-cell>
          <table:table-cell table:style-name="ce55" table:formula="of:=[.I165]+[.H166]" office:value-type="float" office:value="82.6866666666667" calcext:value-type="float">
            <text:p>82.6866666666667</text:p>
          </table:table-cell>
          <table:table-cell table:style-name="ce55" office:value-type="float" office:value="157" calcext:value-type="float">
            <text:p>15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58" calcext:value-type="float">
            <text:p>15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67]*[.D167])" office:value-type="float" office:value="1.05333333333333" calcext:value-type="float">
            <text:p>1.05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67:.G167])" office:value-type="float" office:value="1.05333333333333" calcext:value-type="float">
            <text:p>1.05333333333333</text:p>
          </table:table-cell>
          <table:table-cell table:style-name="ce55" table:formula="of:=[.I166]+[.H167]" office:value-type="float" office:value="83.74" calcext:value-type="float">
            <text:p>83.74</text:p>
          </table:table-cell>
          <table:table-cell table:style-name="ce55" office:value-type="float" office:value="158" calcext:value-type="float">
            <text:p>15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59" calcext:value-type="float">
            <text:p>15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68]*[.D168])" office:value-type="float" office:value="1.06" calcext:value-type="float">
            <text:p>1.0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68:.G168])" office:value-type="float" office:value="1.06" calcext:value-type="float">
            <text:p>1.06</text:p>
          </table:table-cell>
          <table:table-cell table:style-name="ce55" table:formula="of:=[.I167]+[.H168]" office:value-type="float" office:value="84.8" calcext:value-type="float">
            <text:p>84.8</text:p>
          </table:table-cell>
          <table:table-cell table:style-name="ce55" office:value-type="float" office:value="159" calcext:value-type="float">
            <text:p>15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60" calcext:value-type="float">
            <text:p>16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69]*[.D169])" office:value-type="float" office:value="1.06666666666667" calcext:value-type="float">
            <text:p>1.0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69:.G169])" office:value-type="float" office:value="1.06666666666667" calcext:value-type="float">
            <text:p>1.06666666666667</text:p>
          </table:table-cell>
          <table:table-cell table:style-name="ce55" table:formula="of:=[.I168]+[.H169]" office:value-type="float" office:value="85.8666666666667" calcext:value-type="float">
            <text:p>85.8666666666667</text:p>
          </table:table-cell>
          <table:table-cell table:style-name="ce55" office:value-type="float" office:value="160" calcext:value-type="float">
            <text:p>16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61" calcext:value-type="float">
            <text:p>16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70]*[.D170])" office:value-type="float" office:value="1.07333333333333" calcext:value-type="float">
            <text:p>1.07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70:.G170])" office:value-type="float" office:value="1.07333333333333" calcext:value-type="float">
            <text:p>1.07333333333333</text:p>
          </table:table-cell>
          <table:table-cell table:style-name="ce55" table:formula="of:=[.I169]+[.H170]" office:value-type="float" office:value="86.94" calcext:value-type="float">
            <text:p>86.94</text:p>
          </table:table-cell>
          <table:table-cell table:style-name="ce55" office:value-type="float" office:value="161" calcext:value-type="float">
            <text:p>16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62" calcext:value-type="float">
            <text:p>16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71]*[.D171])" office:value-type="float" office:value="1.08" calcext:value-type="float">
            <text:p>1.0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71:.G171])" office:value-type="float" office:value="1.08" calcext:value-type="float">
            <text:p>1.08</text:p>
          </table:table-cell>
          <table:table-cell table:style-name="ce55" table:formula="of:=[.I170]+[.H171]" office:value-type="float" office:value="88.02" calcext:value-type="float">
            <text:p>88.02</text:p>
          </table:table-cell>
          <table:table-cell table:style-name="ce55" office:value-type="float" office:value="162" calcext:value-type="float">
            <text:p>16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63" calcext:value-type="float">
            <text:p>16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72]*[.D172])" office:value-type="float" office:value="1.08666666666667" calcext:value-type="float">
            <text:p>1.08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72:.G172])" office:value-type="float" office:value="1.08666666666667" calcext:value-type="float">
            <text:p>1.08666666666667</text:p>
          </table:table-cell>
          <table:table-cell table:style-name="ce55" table:formula="of:=[.I171]+[.H172]" office:value-type="float" office:value="89.1066666666667" calcext:value-type="float">
            <text:p>89.1066666666667</text:p>
          </table:table-cell>
          <table:table-cell table:style-name="ce55" office:value-type="float" office:value="163" calcext:value-type="float">
            <text:p>16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64" calcext:value-type="float">
            <text:p>16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73]*[.D173])" office:value-type="float" office:value="1.09333333333333" calcext:value-type="float">
            <text:p>1.09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73:.G173])" office:value-type="float" office:value="1.09333333333333" calcext:value-type="float">
            <text:p>1.09333333333333</text:p>
          </table:table-cell>
          <table:table-cell table:style-name="ce55" table:formula="of:=[.I172]+[.H173]" office:value-type="float" office:value="90.2" calcext:value-type="float">
            <text:p>90.2</text:p>
          </table:table-cell>
          <table:table-cell table:style-name="ce55" office:value-type="float" office:value="164" calcext:value-type="float">
            <text:p>16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65" calcext:value-type="float">
            <text:p>16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74]*[.D174])" office:value-type="float" office:value="1.1" calcext:value-type="float">
            <text:p>1.1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74:.G174])" office:value-type="float" office:value="1.1" calcext:value-type="float">
            <text:p>1.1</text:p>
          </table:table-cell>
          <table:table-cell table:style-name="ce55" table:formula="of:=[.I173]+[.H174]" office:value-type="float" office:value="91.3" calcext:value-type="float">
            <text:p>91.3</text:p>
          </table:table-cell>
          <table:table-cell table:style-name="ce55" office:value-type="float" office:value="165" calcext:value-type="float">
            <text:p>16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66" calcext:value-type="float">
            <text:p>16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75]*[.D175])" office:value-type="float" office:value="1.10666666666667" calcext:value-type="float">
            <text:p>1.10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75:.G175])" office:value-type="float" office:value="1.10666666666667" calcext:value-type="float">
            <text:p>1.10666666666667</text:p>
          </table:table-cell>
          <table:table-cell table:style-name="ce55" table:formula="of:=[.I174]+[.H175]" office:value-type="float" office:value="92.4066666666667" calcext:value-type="float">
            <text:p>92.4066666666667</text:p>
          </table:table-cell>
          <table:table-cell table:style-name="ce55" office:value-type="float" office:value="166" calcext:value-type="float">
            <text:p>16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67" calcext:value-type="float">
            <text:p>16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76]*[.D176])" office:value-type="float" office:value="1.11333333333333" calcext:value-type="float">
            <text:p>1.11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76:.G176])" office:value-type="float" office:value="1.11333333333333" calcext:value-type="float">
            <text:p>1.11333333333333</text:p>
          </table:table-cell>
          <table:table-cell table:style-name="ce55" table:formula="of:=[.I175]+[.H176]" office:value-type="float" office:value="93.52" calcext:value-type="float">
            <text:p>93.52</text:p>
          </table:table-cell>
          <table:table-cell table:style-name="ce55" office:value-type="float" office:value="167" calcext:value-type="float">
            <text:p>16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68" calcext:value-type="float">
            <text:p>16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77]*[.D177])" office:value-type="float" office:value="1.12" calcext:value-type="float">
            <text:p>1.1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77:.G177])" office:value-type="float" office:value="1.12" calcext:value-type="float">
            <text:p>1.12</text:p>
          </table:table-cell>
          <table:table-cell table:style-name="ce55" table:formula="of:=[.I176]+[.H177]" office:value-type="float" office:value="94.64" calcext:value-type="float">
            <text:p>94.64</text:p>
          </table:table-cell>
          <table:table-cell table:style-name="ce55" office:value-type="float" office:value="168" calcext:value-type="float">
            <text:p>16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69" calcext:value-type="float">
            <text:p>16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78]*[.D178])" office:value-type="float" office:value="1.12666666666667" calcext:value-type="float">
            <text:p>1.12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78:.G178])" office:value-type="float" office:value="1.12666666666667" calcext:value-type="float">
            <text:p>1.12666666666667</text:p>
          </table:table-cell>
          <table:table-cell table:style-name="ce55" table:formula="of:=[.I177]+[.H178]" office:value-type="float" office:value="95.7666666666667" calcext:value-type="float">
            <text:p>95.7666666666667</text:p>
          </table:table-cell>
          <table:table-cell table:style-name="ce55" office:value-type="float" office:value="169" calcext:value-type="float">
            <text:p>16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70" calcext:value-type="float">
            <text:p>17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79]*[.D179])" office:value-type="float" office:value="1.13333333333333" calcext:value-type="float">
            <text:p>1.1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79:.G179])" office:value-type="float" office:value="1.13333333333333" calcext:value-type="float">
            <text:p>1.13333333333333</text:p>
          </table:table-cell>
          <table:table-cell table:style-name="ce55" table:formula="of:=[.I178]+[.H179]" office:value-type="float" office:value="96.9" calcext:value-type="float">
            <text:p>96.9</text:p>
          </table:table-cell>
          <table:table-cell table:style-name="ce55" office:value-type="float" office:value="170" calcext:value-type="float">
            <text:p>17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71" calcext:value-type="float">
            <text:p>17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80]*[.D180])" office:value-type="float" office:value="1.14" calcext:value-type="float">
            <text:p>1.1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80:.G180])" office:value-type="float" office:value="1.14" calcext:value-type="float">
            <text:p>1.14</text:p>
          </table:table-cell>
          <table:table-cell table:style-name="ce55" table:formula="of:=[.I179]+[.H180]" office:value-type="float" office:value="98.04" calcext:value-type="float">
            <text:p>98.04</text:p>
          </table:table-cell>
          <table:table-cell table:style-name="ce55" office:value-type="float" office:value="171" calcext:value-type="float">
            <text:p>17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72" calcext:value-type="float">
            <text:p>17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81]*[.D181])" office:value-type="float" office:value="1.14666666666667" calcext:value-type="float">
            <text:p>1.14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81:.G181])" office:value-type="float" office:value="1.14666666666667" calcext:value-type="float">
            <text:p>1.14666666666667</text:p>
          </table:table-cell>
          <table:table-cell table:style-name="ce55" table:formula="of:=[.I180]+[.H181]" office:value-type="float" office:value="99.1866666666667" calcext:value-type="float">
            <text:p>99.1866666666667</text:p>
          </table:table-cell>
          <table:table-cell table:style-name="ce55" office:value-type="float" office:value="172" calcext:value-type="float">
            <text:p>17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73" calcext:value-type="float">
            <text:p>17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82]*[.D182])" office:value-type="float" office:value="1.15333333333333" calcext:value-type="float">
            <text:p>1.15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82:.G182])" office:value-type="float" office:value="1.15333333333333" calcext:value-type="float">
            <text:p>1.15333333333333</text:p>
          </table:table-cell>
          <table:table-cell table:style-name="ce55" table:formula="of:=[.I181]+[.H182]" office:value-type="float" office:value="100.34" calcext:value-type="float">
            <text:p>100.34</text:p>
          </table:table-cell>
          <table:table-cell table:style-name="ce55" office:value-type="float" office:value="173" calcext:value-type="float">
            <text:p>17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74" calcext:value-type="float">
            <text:p>17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83]*[.D183])" office:value-type="float" office:value="1.16" calcext:value-type="float">
            <text:p>1.1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83:.G183])" office:value-type="float" office:value="1.16" calcext:value-type="float">
            <text:p>1.16</text:p>
          </table:table-cell>
          <table:table-cell table:style-name="ce55" table:formula="of:=[.I182]+[.H183]" office:value-type="float" office:value="101.5" calcext:value-type="float">
            <text:p>101.5</text:p>
          </table:table-cell>
          <table:table-cell table:style-name="ce55" office:value-type="float" office:value="174" calcext:value-type="float">
            <text:p>17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75" calcext:value-type="float">
            <text:p>17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84]*[.D184])" office:value-type="float" office:value="1.16666666666667" calcext:value-type="float">
            <text:p>1.1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84:.G184])" office:value-type="float" office:value="1.16666666666667" calcext:value-type="float">
            <text:p>1.16666666666667</text:p>
          </table:table-cell>
          <table:table-cell table:style-name="ce55" table:formula="of:=[.I183]+[.H184]" office:value-type="float" office:value="102.666666666667" calcext:value-type="float">
            <text:p>102.666666666667</text:p>
          </table:table-cell>
          <table:table-cell table:style-name="ce55" office:value-type="float" office:value="175" calcext:value-type="float">
            <text:p>17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76" calcext:value-type="float">
            <text:p>17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85]*[.D185])" office:value-type="float" office:value="1.17333333333333" calcext:value-type="float">
            <text:p>1.17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85:.G185])" office:value-type="float" office:value="1.17333333333333" calcext:value-type="float">
            <text:p>1.17333333333333</text:p>
          </table:table-cell>
          <table:table-cell table:style-name="ce55" table:formula="of:=[.I184]+[.H185]" office:value-type="float" office:value="103.84" calcext:value-type="float">
            <text:p>103.84</text:p>
          </table:table-cell>
          <table:table-cell table:style-name="ce55" office:value-type="float" office:value="176" calcext:value-type="float">
            <text:p>17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77" calcext:value-type="float">
            <text:p>17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86]*[.D186])" office:value-type="float" office:value="1.18" calcext:value-type="float">
            <text:p>1.1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86:.G186])" office:value-type="float" office:value="1.18" calcext:value-type="float">
            <text:p>1.18</text:p>
          </table:table-cell>
          <table:table-cell table:style-name="ce55" table:formula="of:=[.I185]+[.H186]" office:value-type="float" office:value="105.02" calcext:value-type="float">
            <text:p>105.02</text:p>
          </table:table-cell>
          <table:table-cell table:style-name="ce55" office:value-type="float" office:value="177" calcext:value-type="float">
            <text:p>17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78" calcext:value-type="float">
            <text:p>17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87]*[.D187])" office:value-type="float" office:value="1.18666666666667" calcext:value-type="float">
            <text:p>1.18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87:.G187])" office:value-type="float" office:value="1.18666666666667" calcext:value-type="float">
            <text:p>1.18666666666667</text:p>
          </table:table-cell>
          <table:table-cell table:style-name="ce55" table:formula="of:=[.I186]+[.H187]" office:value-type="float" office:value="106.206666666667" calcext:value-type="float">
            <text:p>106.206666666667</text:p>
          </table:table-cell>
          <table:table-cell table:style-name="ce55" office:value-type="float" office:value="178" calcext:value-type="float">
            <text:p>17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79" calcext:value-type="float">
            <text:p>17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88]*[.D188])" office:value-type="float" office:value="1.19333333333333" calcext:value-type="float">
            <text:p>1.19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88:.G188])" office:value-type="float" office:value="1.19333333333333" calcext:value-type="float">
            <text:p>1.19333333333333</text:p>
          </table:table-cell>
          <table:table-cell table:style-name="ce55" table:formula="of:=[.I187]+[.H188]" office:value-type="float" office:value="107.4" calcext:value-type="float">
            <text:p>107.4</text:p>
          </table:table-cell>
          <table:table-cell table:style-name="ce55" office:value-type="float" office:value="179" calcext:value-type="float">
            <text:p>17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80" calcext:value-type="float">
            <text:p>18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89]*[.D189])" office:value-type="float" office:value="1.2" calcext:value-type="float">
            <text:p>1.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89:.G189])" office:value-type="float" office:value="1.2" calcext:value-type="float">
            <text:p>1.2</text:p>
          </table:table-cell>
          <table:table-cell table:style-name="ce55" table:formula="of:=[.I188]+[.H189]" office:value-type="float" office:value="108.6" calcext:value-type="float">
            <text:p>108.6</text:p>
          </table:table-cell>
          <table:table-cell table:style-name="ce55"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81" calcext:value-type="float">
            <text:p>18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90]*[.D190])" office:value-type="float" office:value="1.20666666666667" calcext:value-type="float">
            <text:p>1.20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90:.G190])" office:value-type="float" office:value="1.20666666666667" calcext:value-type="float">
            <text:p>1.20666666666667</text:p>
          </table:table-cell>
          <table:table-cell table:style-name="ce55" table:formula="of:=[.I189]+[.H190]" office:value-type="float" office:value="109.806666666667" calcext:value-type="float">
            <text:p>109.806666666667</text:p>
          </table:table-cell>
          <table:table-cell table:style-name="ce55" office:value-type="float" office:value="181" calcext:value-type="float">
            <text:p>18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82" calcext:value-type="float">
            <text:p>18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91]*[.D191])" office:value-type="float" office:value="1.21333333333333" calcext:value-type="float">
            <text:p>1.21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91:.G191])" office:value-type="float" office:value="1.21333333333333" calcext:value-type="float">
            <text:p>1.21333333333333</text:p>
          </table:table-cell>
          <table:table-cell table:style-name="ce55" table:formula="of:=[.I190]+[.H191]" office:value-type="float" office:value="111.02" calcext:value-type="float">
            <text:p>111.02</text:p>
          </table:table-cell>
          <table:table-cell table:style-name="ce55" office:value-type="float" office:value="182" calcext:value-type="float">
            <text:p>18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83" calcext:value-type="float">
            <text:p>18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92]*[.D192])" office:value-type="float" office:value="1.22" calcext:value-type="float">
            <text:p>1.2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92:.G192])" office:value-type="float" office:value="1.22" calcext:value-type="float">
            <text:p>1.22</text:p>
          </table:table-cell>
          <table:table-cell table:style-name="ce55" table:formula="of:=[.I191]+[.H192]" office:value-type="float" office:value="112.24" calcext:value-type="float">
            <text:p>112.24</text:p>
          </table:table-cell>
          <table:table-cell table:style-name="ce55" office:value-type="float" office:value="183" calcext:value-type="float">
            <text:p>18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84" calcext:value-type="float">
            <text:p>18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93]*[.D193])" office:value-type="float" office:value="1.22666666666667" calcext:value-type="float">
            <text:p>1.22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93:.G193])" office:value-type="float" office:value="1.22666666666667" calcext:value-type="float">
            <text:p>1.22666666666667</text:p>
          </table:table-cell>
          <table:table-cell table:style-name="ce55" table:formula="of:=[.I192]+[.H193]" office:value-type="float" office:value="113.466666666667" calcext:value-type="float">
            <text:p>113.466666666667</text:p>
          </table:table-cell>
          <table:table-cell table:style-name="ce55" office:value-type="float" office:value="184" calcext:value-type="float">
            <text:p>18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85" calcext:value-type="float">
            <text:p>18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94]*[.D194])" office:value-type="float" office:value="1.23333333333333" calcext:value-type="float">
            <text:p>1.2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94:.G194])" office:value-type="float" office:value="1.23333333333333" calcext:value-type="float">
            <text:p>1.23333333333333</text:p>
          </table:table-cell>
          <table:table-cell table:style-name="ce55" table:formula="of:=[.I193]+[.H194]" office:value-type="float" office:value="114.7" calcext:value-type="float">
            <text:p>114.7</text:p>
          </table:table-cell>
          <table:table-cell table:style-name="ce55" office:value-type="float" office:value="185" calcext:value-type="float">
            <text:p>18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86" calcext:value-type="float">
            <text:p>18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95]*[.D195])" office:value-type="float" office:value="1.24" calcext:value-type="float">
            <text:p>1.2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95:.G195])" office:value-type="float" office:value="1.24" calcext:value-type="float">
            <text:p>1.24</text:p>
          </table:table-cell>
          <table:table-cell table:style-name="ce55" table:formula="of:=[.I194]+[.H195]" office:value-type="float" office:value="115.94" calcext:value-type="float">
            <text:p>115.94</text:p>
          </table:table-cell>
          <table:table-cell table:style-name="ce55" office:value-type="float" office:value="186" calcext:value-type="float">
            <text:p>18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87" calcext:value-type="float">
            <text:p>18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96]*[.D196])" office:value-type="float" office:value="1.24666666666667" calcext:value-type="float">
            <text:p>1.24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96:.G196])" office:value-type="float" office:value="1.24666666666667" calcext:value-type="float">
            <text:p>1.24666666666667</text:p>
          </table:table-cell>
          <table:table-cell table:style-name="ce55" table:formula="of:=[.I195]+[.H196]" office:value-type="float" office:value="117.186666666667" calcext:value-type="float">
            <text:p>117.186666666667</text:p>
          </table:table-cell>
          <table:table-cell table:style-name="ce55" office:value-type="float" office:value="187" calcext:value-type="float">
            <text:p>18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88" calcext:value-type="float">
            <text:p>18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97]*[.D197])" office:value-type="float" office:value="1.25333333333333" calcext:value-type="float">
            <text:p>1.25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97:.G197])" office:value-type="float" office:value="1.25333333333333" calcext:value-type="float">
            <text:p>1.25333333333333</text:p>
          </table:table-cell>
          <table:table-cell table:style-name="ce55" table:formula="of:=[.I196]+[.H197]" office:value-type="float" office:value="118.44" calcext:value-type="float">
            <text:p>118.44</text:p>
          </table:table-cell>
          <table:table-cell table:style-name="ce55" office:value-type="float" office:value="188" calcext:value-type="float">
            <text:p>18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89" calcext:value-type="float">
            <text:p>18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98]*[.D198])" office:value-type="float" office:value="1.26" calcext:value-type="float">
            <text:p>1.2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98:.G198])" office:value-type="float" office:value="1.26" calcext:value-type="float">
            <text:p>1.26</text:p>
          </table:table-cell>
          <table:table-cell table:style-name="ce55" table:formula="of:=[.I197]+[.H198]" office:value-type="float" office:value="119.7" calcext:value-type="float">
            <text:p>119.7</text:p>
          </table:table-cell>
          <table:table-cell table:style-name="ce55" office:value-type="float" office:value="189" calcext:value-type="float">
            <text:p>18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90" calcext:value-type="float">
            <text:p>19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199]*[.D199])" office:value-type="float" office:value="1.26666666666667" calcext:value-type="float">
            <text:p>1.2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199:.G199])" office:value-type="float" office:value="1.26666666666667" calcext:value-type="float">
            <text:p>1.26666666666667</text:p>
          </table:table-cell>
          <table:table-cell table:style-name="ce55" table:formula="of:=[.I198]+[.H199]" office:value-type="float" office:value="120.966666666667" calcext:value-type="float">
            <text:p>120.966666666667</text:p>
          </table:table-cell>
          <table:table-cell table:style-name="ce55" office:value-type="float" office:value="190" calcext:value-type="float">
            <text:p>19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91" calcext:value-type="float">
            <text:p>19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00]*[.D200])" office:value-type="float" office:value="1.27333333333333" calcext:value-type="float">
            <text:p>1.27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00:.G200])" office:value-type="float" office:value="1.27333333333333" calcext:value-type="float">
            <text:p>1.27333333333333</text:p>
          </table:table-cell>
          <table:table-cell table:style-name="ce55" table:formula="of:=[.I199]+[.H200]" office:value-type="float" office:value="122.24" calcext:value-type="float">
            <text:p>122.24</text:p>
          </table:table-cell>
          <table:table-cell table:style-name="ce55" office:value-type="float" office:value="191" calcext:value-type="float">
            <text:p>19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92" calcext:value-type="float">
            <text:p>19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01]*[.D201])" office:value-type="float" office:value="1.28" calcext:value-type="float">
            <text:p>1.2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01:.G201])" office:value-type="float" office:value="1.28" calcext:value-type="float">
            <text:p>1.28</text:p>
          </table:table-cell>
          <table:table-cell table:style-name="ce55" table:formula="of:=[.I200]+[.H201]" office:value-type="float" office:value="123.52" calcext:value-type="float">
            <text:p>123.52</text:p>
          </table:table-cell>
          <table:table-cell table:style-name="ce55" office:value-type="float" office:value="192" calcext:value-type="float">
            <text:p>19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93" calcext:value-type="float">
            <text:p>19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02]*[.D202])" office:value-type="float" office:value="1.28666666666667" calcext:value-type="float">
            <text:p>1.28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02:.G202])" office:value-type="float" office:value="1.28666666666667" calcext:value-type="float">
            <text:p>1.28666666666667</text:p>
          </table:table-cell>
          <table:table-cell table:style-name="ce55" table:formula="of:=[.I201]+[.H202]" office:value-type="float" office:value="124.806666666667" calcext:value-type="float">
            <text:p>124.806666666667</text:p>
          </table:table-cell>
          <table:table-cell table:style-name="ce55" office:value-type="float" office:value="193" calcext:value-type="float">
            <text:p>19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94" calcext:value-type="float">
            <text:p>19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03]*[.D203])" office:value-type="float" office:value="1.29333333333333" calcext:value-type="float">
            <text:p>1.29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03:.G203])" office:value-type="float" office:value="1.29333333333333" calcext:value-type="float">
            <text:p>1.29333333333333</text:p>
          </table:table-cell>
          <table:table-cell table:style-name="ce55" table:formula="of:=[.I202]+[.H203]" office:value-type="float" office:value="126.1" calcext:value-type="float">
            <text:p>126.1</text:p>
          </table:table-cell>
          <table:table-cell table:style-name="ce55" office:value-type="float" office:value="194" calcext:value-type="float">
            <text:p>19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95" calcext:value-type="float">
            <text:p>19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04]*[.D204])" office:value-type="float" office:value="1.3" calcext:value-type="float">
            <text:p>1.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04:.G204])" office:value-type="float" office:value="1.3" calcext:value-type="float">
            <text:p>1.3</text:p>
          </table:table-cell>
          <table:table-cell table:style-name="ce55" table:formula="of:=[.I203]+[.H204]" office:value-type="float" office:value="127.4" calcext:value-type="float">
            <text:p>127.4</text:p>
          </table:table-cell>
          <table:table-cell table:style-name="ce55"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96" calcext:value-type="float">
            <text:p>19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05]*[.D205])" office:value-type="float" office:value="1.30666666666667" calcext:value-type="float">
            <text:p>1.30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05:.G205])" office:value-type="float" office:value="1.30666666666667" calcext:value-type="float">
            <text:p>1.30666666666667</text:p>
          </table:table-cell>
          <table:table-cell table:style-name="ce55" table:formula="of:=[.I204]+[.H205]" office:value-type="float" office:value="128.706666666667" calcext:value-type="float">
            <text:p>128.706666666667</text:p>
          </table:table-cell>
          <table:table-cell table:style-name="ce55" office:value-type="float" office:value="196" calcext:value-type="float">
            <text:p>19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97" calcext:value-type="float">
            <text:p>19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06]*[.D206])" office:value-type="float" office:value="1.31333333333333" calcext:value-type="float">
            <text:p>1.31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06:.G206])" office:value-type="float" office:value="1.31333333333333" calcext:value-type="float">
            <text:p>1.31333333333333</text:p>
          </table:table-cell>
          <table:table-cell table:style-name="ce55" table:formula="of:=[.I205]+[.H206]" office:value-type="float" office:value="130.02" calcext:value-type="float">
            <text:p>130.02</text:p>
          </table:table-cell>
          <table:table-cell table:style-name="ce55" office:value-type="float" office:value="197" calcext:value-type="float">
            <text:p>19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98" calcext:value-type="float">
            <text:p>19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07]*[.D207])" office:value-type="float" office:value="1.32" calcext:value-type="float">
            <text:p>1.3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07:.G207])" office:value-type="float" office:value="1.32" calcext:value-type="float">
            <text:p>1.32</text:p>
          </table:table-cell>
          <table:table-cell table:style-name="ce55" table:formula="of:=[.I206]+[.H207]" office:value-type="float" office:value="131.34" calcext:value-type="float">
            <text:p>131.34</text:p>
          </table:table-cell>
          <table:table-cell table:style-name="ce55" office:value-type="float" office:value="198" calcext:value-type="float">
            <text:p>19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99" calcext:value-type="float">
            <text:p>19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08]*[.D208])" office:value-type="float" office:value="1.32666666666667" calcext:value-type="float">
            <text:p>1.32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08:.G208])" office:value-type="float" office:value="1.32666666666667" calcext:value-type="float">
            <text:p>1.32666666666667</text:p>
          </table:table-cell>
          <table:table-cell table:style-name="ce55" table:formula="of:=[.I207]+[.H208]" office:value-type="float" office:value="132.666666666667" calcext:value-type="float">
            <text:p>132.666666666667</text:p>
          </table:table-cell>
          <table:table-cell table:style-name="ce55" office:value-type="float" office:value="199" calcext:value-type="float">
            <text:p>19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00" calcext:value-type="float">
            <text:p>20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09]*[.D209])" office:value-type="float" office:value="1.33333333333333" calcext:value-type="float">
            <text:p>1.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09:.G209])" office:value-type="float" office:value="1.33333333333333" calcext:value-type="float">
            <text:p>1.33333333333333</text:p>
          </table:table-cell>
          <table:table-cell table:style-name="ce55" table:formula="of:=[.I208]+[.H209]" office:value-type="float" office:value="134" calcext:value-type="float">
            <text:p>134</text:p>
          </table:table-cell>
          <table:table-cell table:style-name="ce55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01" calcext:value-type="float">
            <text:p>20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10]*[.D210])" office:value-type="float" office:value="1.34" calcext:value-type="float">
            <text:p>1.3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10:.G210])" office:value-type="float" office:value="1.34" calcext:value-type="float">
            <text:p>1.34</text:p>
          </table:table-cell>
          <table:table-cell table:style-name="ce55" table:formula="of:=[.I209]+[.H210]" office:value-type="float" office:value="135.34" calcext:value-type="float">
            <text:p>135.34</text:p>
          </table:table-cell>
          <table:table-cell table:style-name="ce55" office:value-type="float" office:value="201" calcext:value-type="float">
            <text:p>20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02" calcext:value-type="float">
            <text:p>20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11]*[.D211])" office:value-type="float" office:value="1.34666666666667" calcext:value-type="float">
            <text:p>1.34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11:.G211])" office:value-type="float" office:value="1.34666666666667" calcext:value-type="float">
            <text:p>1.34666666666667</text:p>
          </table:table-cell>
          <table:table-cell table:style-name="ce55" table:formula="of:=[.I210]+[.H211]" office:value-type="float" office:value="136.686666666667" calcext:value-type="float">
            <text:p>136.686666666667</text:p>
          </table:table-cell>
          <table:table-cell table:style-name="ce55" office:value-type="float" office:value="202" calcext:value-type="float">
            <text:p>20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03" calcext:value-type="float">
            <text:p>20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12]*[.D212])" office:value-type="float" office:value="1.35333333333333" calcext:value-type="float">
            <text:p>1.35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12:.G212])" office:value-type="float" office:value="1.35333333333333" calcext:value-type="float">
            <text:p>1.35333333333333</text:p>
          </table:table-cell>
          <table:table-cell table:style-name="ce55" table:formula="of:=[.I211]+[.H212]" office:value-type="float" office:value="138.04" calcext:value-type="float">
            <text:p>138.04</text:p>
          </table:table-cell>
          <table:table-cell table:style-name="ce55" office:value-type="float" office:value="203" calcext:value-type="float">
            <text:p>20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04" calcext:value-type="float">
            <text:p>20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13]*[.D213])" office:value-type="float" office:value="1.36" calcext:value-type="float">
            <text:p>1.3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13:.G213])" office:value-type="float" office:value="1.36" calcext:value-type="float">
            <text:p>1.36</text:p>
          </table:table-cell>
          <table:table-cell table:style-name="ce55" table:formula="of:=[.I212]+[.H213]" office:value-type="float" office:value="139.4" calcext:value-type="float">
            <text:p>139.4</text:p>
          </table:table-cell>
          <table:table-cell table:style-name="ce55" office:value-type="float" office:value="204" calcext:value-type="float">
            <text:p>20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05" calcext:value-type="float">
            <text:p>20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14]*[.D214])" office:value-type="float" office:value="1.36666666666667" calcext:value-type="float">
            <text:p>1.3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14:.G214])" office:value-type="float" office:value="1.36666666666667" calcext:value-type="float">
            <text:p>1.36666666666667</text:p>
          </table:table-cell>
          <table:table-cell table:style-name="ce55" table:formula="of:=[.I213]+[.H214]" office:value-type="float" office:value="140.766666666667" calcext:value-type="float">
            <text:p>140.766666666667</text:p>
          </table:table-cell>
          <table:table-cell table:style-name="ce55" office:value-type="float" office:value="205" calcext:value-type="float">
            <text:p>20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06" calcext:value-type="float">
            <text:p>20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15]*[.D215])" office:value-type="float" office:value="1.37333333333333" calcext:value-type="float">
            <text:p>1.37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15:.G215])" office:value-type="float" office:value="1.37333333333333" calcext:value-type="float">
            <text:p>1.37333333333333</text:p>
          </table:table-cell>
          <table:table-cell table:style-name="ce55" table:formula="of:=[.I214]+[.H215]" office:value-type="float" office:value="142.14" calcext:value-type="float">
            <text:p>142.14</text:p>
          </table:table-cell>
          <table:table-cell table:style-name="ce55" office:value-type="float" office:value="206" calcext:value-type="float">
            <text:p>20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07" calcext:value-type="float">
            <text:p>20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16]*[.D216])" office:value-type="float" office:value="1.38" calcext:value-type="float">
            <text:p>1.3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16:.G216])" office:value-type="float" office:value="1.38" calcext:value-type="float">
            <text:p>1.38</text:p>
          </table:table-cell>
          <table:table-cell table:style-name="ce55" table:formula="of:=[.I215]+[.H216]" office:value-type="float" office:value="143.52" calcext:value-type="float">
            <text:p>143.52</text:p>
          </table:table-cell>
          <table:table-cell table:style-name="ce55" office:value-type="float" office:value="207" calcext:value-type="float">
            <text:p>20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08" calcext:value-type="float">
            <text:p>20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17]*[.D217])" office:value-type="float" office:value="1.38666666666667" calcext:value-type="float">
            <text:p>1.38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17:.G217])" office:value-type="float" office:value="1.38666666666667" calcext:value-type="float">
            <text:p>1.38666666666667</text:p>
          </table:table-cell>
          <table:table-cell table:style-name="ce55" table:formula="of:=[.I216]+[.H217]" office:value-type="float" office:value="144.906666666667" calcext:value-type="float">
            <text:p>144.906666666667</text:p>
          </table:table-cell>
          <table:table-cell table:style-name="ce55" office:value-type="float" office:value="208" calcext:value-type="float">
            <text:p>20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09" calcext:value-type="float">
            <text:p>20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18]*[.D218])" office:value-type="float" office:value="1.39333333333333" calcext:value-type="float">
            <text:p>1.39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18:.G218])" office:value-type="float" office:value="1.39333333333333" calcext:value-type="float">
            <text:p>1.39333333333333</text:p>
          </table:table-cell>
          <table:table-cell table:style-name="ce55" table:formula="of:=[.I217]+[.H218]" office:value-type="float" office:value="146.3" calcext:value-type="float">
            <text:p>146.3</text:p>
          </table:table-cell>
          <table:table-cell table:style-name="ce55" office:value-type="float" office:value="209" calcext:value-type="float">
            <text:p>20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10" calcext:value-type="float">
            <text:p>21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19]*[.D219])" office:value-type="float" office:value="1.4" calcext:value-type="float">
            <text:p>1.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19:.G219])" office:value-type="float" office:value="1.4" calcext:value-type="float">
            <text:p>1.4</text:p>
          </table:table-cell>
          <table:table-cell table:style-name="ce55" table:formula="of:=[.I218]+[.H219]" office:value-type="float" office:value="147.7" calcext:value-type="float">
            <text:p>147.7</text:p>
          </table:table-cell>
          <table:table-cell table:style-name="ce55" office:value-type="float" office:value="210" calcext:value-type="float">
            <text:p>21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11" calcext:value-type="float">
            <text:p>21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20]*[.D220])" office:value-type="float" office:value="1.40666666666667" calcext:value-type="float">
            <text:p>1.40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20:.G220])" office:value-type="float" office:value="1.40666666666667" calcext:value-type="float">
            <text:p>1.40666666666667</text:p>
          </table:table-cell>
          <table:table-cell table:style-name="ce55" table:formula="of:=[.I219]+[.H220]" office:value-type="float" office:value="149.106666666667" calcext:value-type="float">
            <text:p>149.106666666667</text:p>
          </table:table-cell>
          <table:table-cell table:style-name="ce55" office:value-type="float" office:value="211" calcext:value-type="float">
            <text:p>21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12" calcext:value-type="float">
            <text:p>21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21]*[.D221])" office:value-type="float" office:value="1.41333333333333" calcext:value-type="float">
            <text:p>1.41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21:.G221])" office:value-type="float" office:value="1.41333333333333" calcext:value-type="float">
            <text:p>1.41333333333333</text:p>
          </table:table-cell>
          <table:table-cell table:style-name="ce55" table:formula="of:=[.I220]+[.H221]" office:value-type="float" office:value="150.52" calcext:value-type="float">
            <text:p>150.52</text:p>
          </table:table-cell>
          <table:table-cell table:style-name="ce55" office:value-type="float" office:value="212" calcext:value-type="float">
            <text:p>21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13" calcext:value-type="float">
            <text:p>21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22]*[.D222])" office:value-type="float" office:value="1.42" calcext:value-type="float">
            <text:p>1.4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22:.G222])" office:value-type="float" office:value="1.42" calcext:value-type="float">
            <text:p>1.42</text:p>
          </table:table-cell>
          <table:table-cell table:style-name="ce55" table:formula="of:=[.I221]+[.H222]" office:value-type="float" office:value="151.94" calcext:value-type="float">
            <text:p>151.94</text:p>
          </table:table-cell>
          <table:table-cell table:style-name="ce55" office:value-type="float" office:value="213" calcext:value-type="float">
            <text:p>21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14" calcext:value-type="float">
            <text:p>21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23]*[.D223])" office:value-type="float" office:value="1.42666666666667" calcext:value-type="float">
            <text:p>1.42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23:.G223])" office:value-type="float" office:value="1.42666666666667" calcext:value-type="float">
            <text:p>1.42666666666667</text:p>
          </table:table-cell>
          <table:table-cell table:style-name="ce55" table:formula="of:=[.I222]+[.H223]" office:value-type="float" office:value="153.366666666667" calcext:value-type="float">
            <text:p>153.366666666667</text:p>
          </table:table-cell>
          <table:table-cell table:style-name="ce55" office:value-type="float" office:value="214" calcext:value-type="float">
            <text:p>21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15" calcext:value-type="float">
            <text:p>21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24]*[.D224])" office:value-type="float" office:value="1.43333333333333" calcext:value-type="float">
            <text:p>1.4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24:.G224])" office:value-type="float" office:value="1.43333333333333" calcext:value-type="float">
            <text:p>1.43333333333333</text:p>
          </table:table-cell>
          <table:table-cell table:style-name="ce55" table:formula="of:=[.I223]+[.H224]" office:value-type="float" office:value="154.8" calcext:value-type="float">
            <text:p>154.8</text:p>
          </table:table-cell>
          <table:table-cell table:style-name="ce55" office:value-type="float" office:value="215" calcext:value-type="float">
            <text:p>21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16" calcext:value-type="float">
            <text:p>21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25]*[.D225])" office:value-type="float" office:value="1.44" calcext:value-type="float">
            <text:p>1.4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25:.G225])" office:value-type="float" office:value="1.44" calcext:value-type="float">
            <text:p>1.44</text:p>
          </table:table-cell>
          <table:table-cell table:style-name="ce55" table:formula="of:=[.I224]+[.H225]" office:value-type="float" office:value="156.24" calcext:value-type="float">
            <text:p>156.24</text:p>
          </table:table-cell>
          <table:table-cell table:style-name="ce55" office:value-type="float" office:value="216" calcext:value-type="float">
            <text:p>21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17" calcext:value-type="float">
            <text:p>21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26]*[.D226])" office:value-type="float" office:value="1.44666666666667" calcext:value-type="float">
            <text:p>1.44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26:.G226])" office:value-type="float" office:value="1.44666666666667" calcext:value-type="float">
            <text:p>1.44666666666667</text:p>
          </table:table-cell>
          <table:table-cell table:style-name="ce55" table:formula="of:=[.I225]+[.H226]" office:value-type="float" office:value="157.686666666667" calcext:value-type="float">
            <text:p>157.686666666667</text:p>
          </table:table-cell>
          <table:table-cell table:style-name="ce55" office:value-type="float" office:value="217" calcext:value-type="float">
            <text:p>21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18" calcext:value-type="float">
            <text:p>21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27]*[.D227])" office:value-type="float" office:value="1.45333333333333" calcext:value-type="float">
            <text:p>1.45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27:.G227])" office:value-type="float" office:value="1.45333333333333" calcext:value-type="float">
            <text:p>1.45333333333333</text:p>
          </table:table-cell>
          <table:table-cell table:style-name="ce55" table:formula="of:=[.I226]+[.H227]" office:value-type="float" office:value="159.14" calcext:value-type="float">
            <text:p>159.14</text:p>
          </table:table-cell>
          <table:table-cell table:style-name="ce55" office:value-type="float" office:value="218" calcext:value-type="float">
            <text:p>21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19" calcext:value-type="float">
            <text:p>21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28]*[.D228])" office:value-type="float" office:value="1.46" calcext:value-type="float">
            <text:p>1.4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28:.G228])" office:value-type="float" office:value="1.46" calcext:value-type="float">
            <text:p>1.46</text:p>
          </table:table-cell>
          <table:table-cell table:style-name="ce55" table:formula="of:=[.I227]+[.H228]" office:value-type="float" office:value="160.6" calcext:value-type="float">
            <text:p>160.6</text:p>
          </table:table-cell>
          <table:table-cell table:style-name="ce55" office:value-type="float" office:value="219" calcext:value-type="float">
            <text:p>21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20" calcext:value-type="float">
            <text:p>22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29]*[.D229])" office:value-type="float" office:value="1.46666666666667" calcext:value-type="float">
            <text:p>1.4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29:.G229])" office:value-type="float" office:value="1.46666666666667" calcext:value-type="float">
            <text:p>1.46666666666667</text:p>
          </table:table-cell>
          <table:table-cell table:style-name="ce55" table:formula="of:=[.I228]+[.H229]" office:value-type="float" office:value="162.066666666667" calcext:value-type="float">
            <text:p>162.066666666667</text:p>
          </table:table-cell>
          <table:table-cell table:style-name="ce55" office:value-type="float" office:value="220" calcext:value-type="float">
            <text:p>22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21" calcext:value-type="float">
            <text:p>22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30]*[.D230])" office:value-type="float" office:value="1.47333333333333" calcext:value-type="float">
            <text:p>1.47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30:.G230])" office:value-type="float" office:value="1.47333333333333" calcext:value-type="float">
            <text:p>1.47333333333333</text:p>
          </table:table-cell>
          <table:table-cell table:style-name="ce55" table:formula="of:=[.I229]+[.H230]" office:value-type="float" office:value="163.54" calcext:value-type="float">
            <text:p>163.54</text:p>
          </table:table-cell>
          <table:table-cell table:style-name="ce55" office:value-type="float" office:value="221" calcext:value-type="float">
            <text:p>22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22" calcext:value-type="float">
            <text:p>22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31]*[.D231])" office:value-type="float" office:value="1.48" calcext:value-type="float">
            <text:p>1.4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31:.G231])" office:value-type="float" office:value="1.48" calcext:value-type="float">
            <text:p>1.48</text:p>
          </table:table-cell>
          <table:table-cell table:style-name="ce55" table:formula="of:=[.I230]+[.H231]" office:value-type="float" office:value="165.02" calcext:value-type="float">
            <text:p>165.02</text:p>
          </table:table-cell>
          <table:table-cell table:style-name="ce55" office:value-type="float" office:value="222" calcext:value-type="float">
            <text:p>22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23" calcext:value-type="float">
            <text:p>22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32]*[.D232])" office:value-type="float" office:value="1.48666666666667" calcext:value-type="float">
            <text:p>1.48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32:.G232])" office:value-type="float" office:value="1.48666666666667" calcext:value-type="float">
            <text:p>1.48666666666667</text:p>
          </table:table-cell>
          <table:table-cell table:style-name="ce55" table:formula="of:=[.I231]+[.H232]" office:value-type="float" office:value="166.506666666667" calcext:value-type="float">
            <text:p>166.506666666667</text:p>
          </table:table-cell>
          <table:table-cell table:style-name="ce55" office:value-type="float" office:value="223" calcext:value-type="float">
            <text:p>22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24" calcext:value-type="float">
            <text:p>22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33]*[.D233])" office:value-type="float" office:value="1.49333333333333" calcext:value-type="float">
            <text:p>1.49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33:.G233])" office:value-type="float" office:value="1.49333333333333" calcext:value-type="float">
            <text:p>1.49333333333333</text:p>
          </table:table-cell>
          <table:table-cell table:style-name="ce55" table:formula="of:=[.I232]+[.H233]" office:value-type="float" office:value="168" calcext:value-type="float">
            <text:p>168</text:p>
          </table:table-cell>
          <table:table-cell table:style-name="ce55" office:value-type="float" office:value="224" calcext:value-type="float">
            <text:p>22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25" calcext:value-type="float">
            <text:p>22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34]*[.D234])" office:value-type="float" office:value="1.5" calcext:value-type="float">
            <text:p>1.5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34:.G234])" office:value-type="float" office:value="1.5" calcext:value-type="float">
            <text:p>1.5</text:p>
          </table:table-cell>
          <table:table-cell table:style-name="ce55" table:formula="of:=[.I233]+[.H234]" office:value-type="float" office:value="169.5" calcext:value-type="float">
            <text:p>169.5</text:p>
          </table:table-cell>
          <table:table-cell table:style-name="ce55" office:value-type="float" office:value="225" calcext:value-type="float">
            <text:p>22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26" calcext:value-type="float">
            <text:p>22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35]*[.D235])" office:value-type="float" office:value="1.50666666666667" calcext:value-type="float">
            <text:p>1.50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35:.G235])" office:value-type="float" office:value="1.50666666666667" calcext:value-type="float">
            <text:p>1.50666666666667</text:p>
          </table:table-cell>
          <table:table-cell table:style-name="ce55" table:formula="of:=[.I234]+[.H235]" office:value-type="float" office:value="171.006666666667" calcext:value-type="float">
            <text:p>171.006666666667</text:p>
          </table:table-cell>
          <table:table-cell table:style-name="ce55" office:value-type="float" office:value="226" calcext:value-type="float">
            <text:p>22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27" calcext:value-type="float">
            <text:p>22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36]*[.D236])" office:value-type="float" office:value="1.51333333333333" calcext:value-type="float">
            <text:p>1.51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36:.G236])" office:value-type="float" office:value="1.51333333333333" calcext:value-type="float">
            <text:p>1.51333333333333</text:p>
          </table:table-cell>
          <table:table-cell table:style-name="ce55" table:formula="of:=[.I235]+[.H236]" office:value-type="float" office:value="172.52" calcext:value-type="float">
            <text:p>172.52</text:p>
          </table:table-cell>
          <table:table-cell table:style-name="ce55" office:value-type="float" office:value="227" calcext:value-type="float">
            <text:p>22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28" calcext:value-type="float">
            <text:p>22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37]*[.D237])" office:value-type="float" office:value="1.52" calcext:value-type="float">
            <text:p>1.5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37:.G237])" office:value-type="float" office:value="1.52" calcext:value-type="float">
            <text:p>1.52</text:p>
          </table:table-cell>
          <table:table-cell table:style-name="ce55" table:formula="of:=[.I236]+[.H237]" office:value-type="float" office:value="174.04" calcext:value-type="float">
            <text:p>174.04</text:p>
          </table:table-cell>
          <table:table-cell table:style-name="ce55" office:value-type="float" office:value="228" calcext:value-type="float">
            <text:p>22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29" calcext:value-type="float">
            <text:p>22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38]*[.D238])" office:value-type="float" office:value="1.52666666666667" calcext:value-type="float">
            <text:p>1.52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38:.G238])" office:value-type="float" office:value="1.52666666666667" calcext:value-type="float">
            <text:p>1.52666666666667</text:p>
          </table:table-cell>
          <table:table-cell table:style-name="ce55" table:formula="of:=[.I237]+[.H238]" office:value-type="float" office:value="175.566666666667" calcext:value-type="float">
            <text:p>175.566666666667</text:p>
          </table:table-cell>
          <table:table-cell table:style-name="ce55" office:value-type="float" office:value="229" calcext:value-type="float">
            <text:p>22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30" calcext:value-type="float">
            <text:p>23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39]*[.D239])" office:value-type="float" office:value="1.53333333333333" calcext:value-type="float">
            <text:p>1.5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39:.G239])" office:value-type="float" office:value="1.53333333333333" calcext:value-type="float">
            <text:p>1.53333333333333</text:p>
          </table:table-cell>
          <table:table-cell table:style-name="ce55" table:formula="of:=[.I238]+[.H239]" office:value-type="float" office:value="177.1" calcext:value-type="float">
            <text:p>177.1</text:p>
          </table:table-cell>
          <table:table-cell table:style-name="ce55" office:value-type="float" office:value="230" calcext:value-type="float">
            <text:p>23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31" calcext:value-type="float">
            <text:p>23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40]*[.D240])" office:value-type="float" office:value="1.54" calcext:value-type="float">
            <text:p>1.5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40:.G240])" office:value-type="float" office:value="1.54" calcext:value-type="float">
            <text:p>1.54</text:p>
          </table:table-cell>
          <table:table-cell table:style-name="ce55" table:formula="of:=[.I239]+[.H240]" office:value-type="float" office:value="178.64" calcext:value-type="float">
            <text:p>178.64</text:p>
          </table:table-cell>
          <table:table-cell table:style-name="ce55" office:value-type="float" office:value="231" calcext:value-type="float">
            <text:p>23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32" calcext:value-type="float">
            <text:p>23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41]*[.D241])" office:value-type="float" office:value="1.54666666666667" calcext:value-type="float">
            <text:p>1.54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41:.G241])" office:value-type="float" office:value="1.54666666666667" calcext:value-type="float">
            <text:p>1.54666666666667</text:p>
          </table:table-cell>
          <table:table-cell table:style-name="ce55" table:formula="of:=[.I240]+[.H241]" office:value-type="float" office:value="180.186666666667" calcext:value-type="float">
            <text:p>180.186666666667</text:p>
          </table:table-cell>
          <table:table-cell table:style-name="ce55" office:value-type="float" office:value="232" calcext:value-type="float">
            <text:p>23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33" calcext:value-type="float">
            <text:p>23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42]*[.D242])" office:value-type="float" office:value="1.55333333333333" calcext:value-type="float">
            <text:p>1.55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42:.G242])" office:value-type="float" office:value="1.55333333333333" calcext:value-type="float">
            <text:p>1.55333333333333</text:p>
          </table:table-cell>
          <table:table-cell table:style-name="ce55" table:formula="of:=[.I241]+[.H242]" office:value-type="float" office:value="181.74" calcext:value-type="float">
            <text:p>181.74</text:p>
          </table:table-cell>
          <table:table-cell table:style-name="ce55" office:value-type="float" office:value="233" calcext:value-type="float">
            <text:p>23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34" calcext:value-type="float">
            <text:p>23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43]*[.D243])" office:value-type="float" office:value="1.56" calcext:value-type="float">
            <text:p>1.5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43:.G243])" office:value-type="float" office:value="1.56" calcext:value-type="float">
            <text:p>1.56</text:p>
          </table:table-cell>
          <table:table-cell table:style-name="ce55" table:formula="of:=[.I242]+[.H243]" office:value-type="float" office:value="183.3" calcext:value-type="float">
            <text:p>183.3</text:p>
          </table:table-cell>
          <table:table-cell table:style-name="ce55" office:value-type="float" office:value="234" calcext:value-type="float">
            <text:p>23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35" calcext:value-type="float">
            <text:p>23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44]*[.D244])" office:value-type="float" office:value="1.56666666666667" calcext:value-type="float">
            <text:p>1.5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44:.G244])" office:value-type="float" office:value="1.56666666666667" calcext:value-type="float">
            <text:p>1.56666666666667</text:p>
          </table:table-cell>
          <table:table-cell table:style-name="ce55" table:formula="of:=[.I243]+[.H244]" office:value-type="float" office:value="184.866666666667" calcext:value-type="float">
            <text:p>184.866666666667</text:p>
          </table:table-cell>
          <table:table-cell table:style-name="ce55" office:value-type="float" office:value="235" calcext:value-type="float">
            <text:p>23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36" calcext:value-type="float">
            <text:p>23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45]*[.D245])" office:value-type="float" office:value="1.57333333333333" calcext:value-type="float">
            <text:p>1.57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45:.G245])" office:value-type="float" office:value="1.57333333333333" calcext:value-type="float">
            <text:p>1.57333333333333</text:p>
          </table:table-cell>
          <table:table-cell table:style-name="ce55" table:formula="of:=[.I244]+[.H245]" office:value-type="float" office:value="186.44" calcext:value-type="float">
            <text:p>186.44</text:p>
          </table:table-cell>
          <table:table-cell table:style-name="ce55" office:value-type="float" office:value="236" calcext:value-type="float">
            <text:p>23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37" calcext:value-type="float">
            <text:p>23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46]*[.D246])" office:value-type="float" office:value="1.58" calcext:value-type="float">
            <text:p>1.5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46:.G246])" office:value-type="float" office:value="1.58" calcext:value-type="float">
            <text:p>1.58</text:p>
          </table:table-cell>
          <table:table-cell table:style-name="ce55" table:formula="of:=[.I245]+[.H246]" office:value-type="float" office:value="188.02" calcext:value-type="float">
            <text:p>188.02</text:p>
          </table:table-cell>
          <table:table-cell table:style-name="ce55" office:value-type="float" office:value="237" calcext:value-type="float">
            <text:p>23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38" calcext:value-type="float">
            <text:p>23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47]*[.D247])" office:value-type="float" office:value="1.58666666666667" calcext:value-type="float">
            <text:p>1.58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47:.G247])" office:value-type="float" office:value="1.58666666666667" calcext:value-type="float">
            <text:p>1.58666666666667</text:p>
          </table:table-cell>
          <table:table-cell table:style-name="ce55" table:formula="of:=[.I246]+[.H247]" office:value-type="float" office:value="189.606666666667" calcext:value-type="float">
            <text:p>189.606666666667</text:p>
          </table:table-cell>
          <table:table-cell table:style-name="ce55" office:value-type="float" office:value="238" calcext:value-type="float">
            <text:p>23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39" calcext:value-type="float">
            <text:p>23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48]*[.D248])" office:value-type="float" office:value="1.59333333333333" calcext:value-type="float">
            <text:p>1.59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48:.G248])" office:value-type="float" office:value="1.59333333333333" calcext:value-type="float">
            <text:p>1.59333333333333</text:p>
          </table:table-cell>
          <table:table-cell table:style-name="ce55" table:formula="of:=[.I247]+[.H248]" office:value-type="float" office:value="191.2" calcext:value-type="float">
            <text:p>191.2</text:p>
          </table:table-cell>
          <table:table-cell table:style-name="ce55" office:value-type="float" office:value="239" calcext:value-type="float">
            <text:p>23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40" calcext:value-type="float">
            <text:p>24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49]*[.D249])" office:value-type="float" office:value="1.6" calcext:value-type="float">
            <text:p>1.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49:.G249])" office:value-type="float" office:value="1.6" calcext:value-type="float">
            <text:p>1.6</text:p>
          </table:table-cell>
          <table:table-cell table:style-name="ce55" table:formula="of:=[.I248]+[.H249]" office:value-type="float" office:value="192.8" calcext:value-type="float">
            <text:p>192.8</text:p>
          </table:table-cell>
          <table:table-cell table:style-name="ce55"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41" calcext:value-type="float">
            <text:p>24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50]*[.D250])" office:value-type="float" office:value="1.60666666666667" calcext:value-type="float">
            <text:p>1.60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50:.G250])" office:value-type="float" office:value="1.60666666666667" calcext:value-type="float">
            <text:p>1.60666666666667</text:p>
          </table:table-cell>
          <table:table-cell table:style-name="ce55" table:formula="of:=[.I249]+[.H250]" office:value-type="float" office:value="194.406666666667" calcext:value-type="float">
            <text:p>194.406666666667</text:p>
          </table:table-cell>
          <table:table-cell table:style-name="ce55" office:value-type="float" office:value="241" calcext:value-type="float">
            <text:p>24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42" calcext:value-type="float">
            <text:p>24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51]*[.D251])" office:value-type="float" office:value="1.61333333333333" calcext:value-type="float">
            <text:p>1.61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51:.G251])" office:value-type="float" office:value="1.61333333333333" calcext:value-type="float">
            <text:p>1.61333333333333</text:p>
          </table:table-cell>
          <table:table-cell table:style-name="ce55" table:formula="of:=[.I250]+[.H251]" office:value-type="float" office:value="196.02" calcext:value-type="float">
            <text:p>196.02</text:p>
          </table:table-cell>
          <table:table-cell table:style-name="ce55" office:value-type="float" office:value="242" calcext:value-type="float">
            <text:p>24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43" calcext:value-type="float">
            <text:p>24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52]*[.D252])" office:value-type="float" office:value="1.62" calcext:value-type="float">
            <text:p>1.6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52:.G252])" office:value-type="float" office:value="1.62" calcext:value-type="float">
            <text:p>1.62</text:p>
          </table:table-cell>
          <table:table-cell table:style-name="ce55" table:formula="of:=[.I251]+[.H252]" office:value-type="float" office:value="197.64" calcext:value-type="float">
            <text:p>197.64</text:p>
          </table:table-cell>
          <table:table-cell table:style-name="ce55" office:value-type="float" office:value="243" calcext:value-type="float">
            <text:p>24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44" calcext:value-type="float">
            <text:p>24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53]*[.D253])" office:value-type="float" office:value="1.62666666666667" calcext:value-type="float">
            <text:p>1.62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53:.G253])" office:value-type="float" office:value="1.62666666666667" calcext:value-type="float">
            <text:p>1.62666666666667</text:p>
          </table:table-cell>
          <table:table-cell table:style-name="ce55" table:formula="of:=[.I252]+[.H253]" office:value-type="float" office:value="199.266666666667" calcext:value-type="float">
            <text:p>199.266666666667</text:p>
          </table:table-cell>
          <table:table-cell table:style-name="ce55" office:value-type="float" office:value="244" calcext:value-type="float">
            <text:p>24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45" calcext:value-type="float">
            <text:p>24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54]*[.D254])" office:value-type="float" office:value="1.63333333333333" calcext:value-type="float">
            <text:p>1.6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54:.G254])" office:value-type="float" office:value="1.63333333333333" calcext:value-type="float">
            <text:p>1.63333333333333</text:p>
          </table:table-cell>
          <table:table-cell table:style-name="ce55" table:formula="of:=[.I253]+[.H254]" office:value-type="float" office:value="200.9" calcext:value-type="float">
            <text:p>200.9</text:p>
          </table:table-cell>
          <table:table-cell table:style-name="ce55" office:value-type="float" office:value="245" calcext:value-type="float">
            <text:p>24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46" calcext:value-type="float">
            <text:p>24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55]*[.D255])" office:value-type="float" office:value="1.64" calcext:value-type="float">
            <text:p>1.6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55:.G255])" office:value-type="float" office:value="1.64" calcext:value-type="float">
            <text:p>1.64</text:p>
          </table:table-cell>
          <table:table-cell table:style-name="ce55" table:formula="of:=[.I254]+[.H255]" office:value-type="float" office:value="202.54" calcext:value-type="float">
            <text:p>202.54</text:p>
          </table:table-cell>
          <table:table-cell table:style-name="ce55" office:value-type="float" office:value="246" calcext:value-type="float">
            <text:p>24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47" calcext:value-type="float">
            <text:p>24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56]*[.D256])" office:value-type="float" office:value="1.64666666666667" calcext:value-type="float">
            <text:p>1.64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56:.G256])" office:value-type="float" office:value="1.64666666666667" calcext:value-type="float">
            <text:p>1.64666666666667</text:p>
          </table:table-cell>
          <table:table-cell table:style-name="ce55" table:formula="of:=[.I255]+[.H256]" office:value-type="float" office:value="204.186666666667" calcext:value-type="float">
            <text:p>204.186666666667</text:p>
          </table:table-cell>
          <table:table-cell table:style-name="ce55" office:value-type="float" office:value="247" calcext:value-type="float">
            <text:p>24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48" calcext:value-type="float">
            <text:p>24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57]*[.D257])" office:value-type="float" office:value="1.65333333333333" calcext:value-type="float">
            <text:p>1.65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57:.G257])" office:value-type="float" office:value="1.65333333333333" calcext:value-type="float">
            <text:p>1.65333333333333</text:p>
          </table:table-cell>
          <table:table-cell table:style-name="ce55" table:formula="of:=[.I256]+[.H257]" office:value-type="float" office:value="205.84" calcext:value-type="float">
            <text:p>205.84</text:p>
          </table:table-cell>
          <table:table-cell table:style-name="ce55" office:value-type="float" office:value="248" calcext:value-type="float">
            <text:p>24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49" calcext:value-type="float">
            <text:p>24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58]*[.D258])" office:value-type="float" office:value="1.66" calcext:value-type="float">
            <text:p>1.6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58:.G258])" office:value-type="float" office:value="1.66" calcext:value-type="float">
            <text:p>1.66</text:p>
          </table:table-cell>
          <table:table-cell table:style-name="ce55" table:formula="of:=[.I257]+[.H258]" office:value-type="float" office:value="207.5" calcext:value-type="float">
            <text:p>207.5</text:p>
          </table:table-cell>
          <table:table-cell table:style-name="ce55" office:value-type="float" office:value="249" calcext:value-type="float">
            <text:p>24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50" calcext:value-type="float">
            <text:p>25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59]*[.D259])" office:value-type="float" office:value="1.66666666666667" calcext:value-type="float">
            <text:p>1.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59:.G259])" office:value-type="float" office:value="1.66666666666667" calcext:value-type="float">
            <text:p>1.66666666666667</text:p>
          </table:table-cell>
          <table:table-cell table:style-name="ce55" table:formula="of:=[.I258]+[.H259]" office:value-type="float" office:value="209.166666666667" calcext:value-type="float">
            <text:p>209.166666666667</text:p>
          </table:table-cell>
          <table:table-cell table:style-name="ce55" office:value-type="float" office:value="250" calcext:value-type="float">
            <text:p>25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51" calcext:value-type="float">
            <text:p>25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60]*[.D260])" office:value-type="float" office:value="1.67333333333333" calcext:value-type="float">
            <text:p>1.67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60:.G260])" office:value-type="float" office:value="1.67333333333333" calcext:value-type="float">
            <text:p>1.67333333333333</text:p>
          </table:table-cell>
          <table:table-cell table:style-name="ce55" table:formula="of:=[.I259]+[.H260]" office:value-type="float" office:value="210.84" calcext:value-type="float">
            <text:p>210.84</text:p>
          </table:table-cell>
          <table:table-cell table:style-name="ce55" office:value-type="float" office:value="251" calcext:value-type="float">
            <text:p>25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52" calcext:value-type="float">
            <text:p>25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61]*[.D261])" office:value-type="float" office:value="1.68" calcext:value-type="float">
            <text:p>1.6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61:.G261])" office:value-type="float" office:value="1.68" calcext:value-type="float">
            <text:p>1.68</text:p>
          </table:table-cell>
          <table:table-cell table:style-name="ce55" table:formula="of:=[.I260]+[.H261]" office:value-type="float" office:value="212.52" calcext:value-type="float">
            <text:p>212.52</text:p>
          </table:table-cell>
          <table:table-cell table:style-name="ce55" office:value-type="float" office:value="252" calcext:value-type="float">
            <text:p>25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53" calcext:value-type="float">
            <text:p>25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62]*[.D262])" office:value-type="float" office:value="1.68666666666667" calcext:value-type="float">
            <text:p>1.68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62:.G262])" office:value-type="float" office:value="1.68666666666667" calcext:value-type="float">
            <text:p>1.68666666666667</text:p>
          </table:table-cell>
          <table:table-cell table:style-name="ce55" table:formula="of:=[.I261]+[.H262]" office:value-type="float" office:value="214.206666666667" calcext:value-type="float">
            <text:p>214.206666666667</text:p>
          </table:table-cell>
          <table:table-cell table:style-name="ce55" office:value-type="float" office:value="253" calcext:value-type="float">
            <text:p>25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54" calcext:value-type="float">
            <text:p>25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63]*[.D263])" office:value-type="float" office:value="1.69333333333333" calcext:value-type="float">
            <text:p>1.69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63:.G263])" office:value-type="float" office:value="1.69333333333333" calcext:value-type="float">
            <text:p>1.69333333333333</text:p>
          </table:table-cell>
          <table:table-cell table:style-name="ce55" table:formula="of:=[.I262]+[.H263]" office:value-type="float" office:value="215.9" calcext:value-type="float">
            <text:p>215.9</text:p>
          </table:table-cell>
          <table:table-cell table:style-name="ce55" office:value-type="float" office:value="254" calcext:value-type="float">
            <text:p>25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55" calcext:value-type="float">
            <text:p>25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64]*[.D264])" office:value-type="float" office:value="1.7" calcext:value-type="float">
            <text:p>1.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64:.G264])" office:value-type="float" office:value="1.7" calcext:value-type="float">
            <text:p>1.7</text:p>
          </table:table-cell>
          <table:table-cell table:style-name="ce55" table:formula="of:=[.I263]+[.H264]" office:value-type="float" office:value="217.6" calcext:value-type="float">
            <text:p>217.6</text:p>
          </table:table-cell>
          <table:table-cell table:style-name="ce55" office:value-type="float" office:value="255" calcext:value-type="float">
            <text:p>25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56" calcext:value-type="float">
            <text:p>25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65]*[.D265])" office:value-type="float" office:value="1.70666666666667" calcext:value-type="float">
            <text:p>1.70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65:.G265])" office:value-type="float" office:value="1.70666666666667" calcext:value-type="float">
            <text:p>1.70666666666667</text:p>
          </table:table-cell>
          <table:table-cell table:style-name="ce55" table:formula="of:=[.I264]+[.H265]" office:value-type="float" office:value="219.306666666667" calcext:value-type="float">
            <text:p>219.306666666667</text:p>
          </table:table-cell>
          <table:table-cell table:style-name="ce55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57" calcext:value-type="float">
            <text:p>25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66]*[.D266])" office:value-type="float" office:value="1.71333333333333" calcext:value-type="float">
            <text:p>1.71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66:.G266])" office:value-type="float" office:value="1.71333333333333" calcext:value-type="float">
            <text:p>1.71333333333333</text:p>
          </table:table-cell>
          <table:table-cell table:style-name="ce55" table:formula="of:=[.I265]+[.H266]" office:value-type="float" office:value="221.02" calcext:value-type="float">
            <text:p>221.02</text:p>
          </table:table-cell>
          <table:table-cell table:style-name="ce55" office:value-type="float" office:value="257" calcext:value-type="float">
            <text:p>25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58" calcext:value-type="float">
            <text:p>25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67]*[.D267])" office:value-type="float" office:value="1.72" calcext:value-type="float">
            <text:p>1.7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67:.G267])" office:value-type="float" office:value="1.72" calcext:value-type="float">
            <text:p>1.72</text:p>
          </table:table-cell>
          <table:table-cell table:style-name="ce55" table:formula="of:=[.I266]+[.H267]" office:value-type="float" office:value="222.74" calcext:value-type="float">
            <text:p>222.74</text:p>
          </table:table-cell>
          <table:table-cell table:style-name="ce55" office:value-type="float" office:value="258" calcext:value-type="float">
            <text:p>25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59" calcext:value-type="float">
            <text:p>25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68]*[.D268])" office:value-type="float" office:value="1.72666666666667" calcext:value-type="float">
            <text:p>1.72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68:.G268])" office:value-type="float" office:value="1.72666666666667" calcext:value-type="float">
            <text:p>1.72666666666667</text:p>
          </table:table-cell>
          <table:table-cell table:style-name="ce55" table:formula="of:=[.I267]+[.H268]" office:value-type="float" office:value="224.466666666667" calcext:value-type="float">
            <text:p>224.466666666667</text:p>
          </table:table-cell>
          <table:table-cell table:style-name="ce55" office:value-type="float" office:value="259" calcext:value-type="float">
            <text:p>25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60" calcext:value-type="float">
            <text:p>26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69]*[.D269])" office:value-type="float" office:value="1.73333333333333" calcext:value-type="float">
            <text:p>1.7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69:.G269])" office:value-type="float" office:value="1.73333333333333" calcext:value-type="float">
            <text:p>1.73333333333333</text:p>
          </table:table-cell>
          <table:table-cell table:style-name="ce55" table:formula="of:=[.I268]+[.H269]" office:value-type="float" office:value="226.2" calcext:value-type="float">
            <text:p>226.2</text:p>
          </table:table-cell>
          <table:table-cell table:style-name="ce55" office:value-type="float" office:value="260" calcext:value-type="float">
            <text:p>26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61" calcext:value-type="float">
            <text:p>26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70]*[.D270])" office:value-type="float" office:value="1.74" calcext:value-type="float">
            <text:p>1.7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70:.G270])" office:value-type="float" office:value="1.74" calcext:value-type="float">
            <text:p>1.74</text:p>
          </table:table-cell>
          <table:table-cell table:style-name="ce55" table:formula="of:=[.I269]+[.H270]" office:value-type="float" office:value="227.94" calcext:value-type="float">
            <text:p>227.94</text:p>
          </table:table-cell>
          <table:table-cell table:style-name="ce55" office:value-type="float" office:value="261" calcext:value-type="float">
            <text:p>26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62" calcext:value-type="float">
            <text:p>26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71]*[.D271])" office:value-type="float" office:value="1.74666666666667" calcext:value-type="float">
            <text:p>1.74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71:.G271])" office:value-type="float" office:value="1.74666666666667" calcext:value-type="float">
            <text:p>1.74666666666667</text:p>
          </table:table-cell>
          <table:table-cell table:style-name="ce55" table:formula="of:=[.I270]+[.H271]" office:value-type="float" office:value="229.686666666667" calcext:value-type="float">
            <text:p>229.686666666667</text:p>
          </table:table-cell>
          <table:table-cell table:style-name="ce55" office:value-type="float" office:value="262" calcext:value-type="float">
            <text:p>26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63" calcext:value-type="float">
            <text:p>26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72]*[.D272])" office:value-type="float" office:value="1.75333333333333" calcext:value-type="float">
            <text:p>1.75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72:.G272])" office:value-type="float" office:value="1.75333333333333" calcext:value-type="float">
            <text:p>1.75333333333333</text:p>
          </table:table-cell>
          <table:table-cell table:style-name="ce55" table:formula="of:=[.I271]+[.H272]" office:value-type="float" office:value="231.44" calcext:value-type="float">
            <text:p>231.44</text:p>
          </table:table-cell>
          <table:table-cell table:style-name="ce55" office:value-type="float" office:value="263" calcext:value-type="float">
            <text:p>26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64" calcext:value-type="float">
            <text:p>26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73]*[.D273])" office:value-type="float" office:value="1.76" calcext:value-type="float">
            <text:p>1.7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73:.G273])" office:value-type="float" office:value="1.76" calcext:value-type="float">
            <text:p>1.76</text:p>
          </table:table-cell>
          <table:table-cell table:style-name="ce55" table:formula="of:=[.I272]+[.H273]" office:value-type="float" office:value="233.2" calcext:value-type="float">
            <text:p>233.2</text:p>
          </table:table-cell>
          <table:table-cell table:style-name="ce55" office:value-type="float" office:value="264" calcext:value-type="float">
            <text:p>26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65" calcext:value-type="float">
            <text:p>26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74]*[.D274])" office:value-type="float" office:value="1.76666666666667" calcext:value-type="float">
            <text:p>1.7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74:.G274])" office:value-type="float" office:value="1.76666666666667" calcext:value-type="float">
            <text:p>1.76666666666667</text:p>
          </table:table-cell>
          <table:table-cell table:style-name="ce55" table:formula="of:=[.I273]+[.H274]" office:value-type="float" office:value="234.966666666667" calcext:value-type="float">
            <text:p>234.966666666667</text:p>
          </table:table-cell>
          <table:table-cell table:style-name="ce55" office:value-type="float" office:value="265" calcext:value-type="float">
            <text:p>26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66" calcext:value-type="float">
            <text:p>26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75]*[.D275])" office:value-type="float" office:value="1.77333333333333" calcext:value-type="float">
            <text:p>1.77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75:.G275])" office:value-type="float" office:value="1.77333333333333" calcext:value-type="float">
            <text:p>1.77333333333333</text:p>
          </table:table-cell>
          <table:table-cell table:style-name="ce55" table:formula="of:=[.I274]+[.H275]" office:value-type="float" office:value="236.74" calcext:value-type="float">
            <text:p>236.74</text:p>
          </table:table-cell>
          <table:table-cell table:style-name="ce55" office:value-type="float" office:value="266" calcext:value-type="float">
            <text:p>26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67" calcext:value-type="float">
            <text:p>26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76]*[.D276])" office:value-type="float" office:value="1.78" calcext:value-type="float">
            <text:p>1.7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76:.G276])" office:value-type="float" office:value="1.78" calcext:value-type="float">
            <text:p>1.78</text:p>
          </table:table-cell>
          <table:table-cell table:style-name="ce55" table:formula="of:=[.I275]+[.H276]" office:value-type="float" office:value="238.52" calcext:value-type="float">
            <text:p>238.52</text:p>
          </table:table-cell>
          <table:table-cell table:style-name="ce55" office:value-type="float" office:value="267" calcext:value-type="float">
            <text:p>26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68" calcext:value-type="float">
            <text:p>26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77]*[.D277])" office:value-type="float" office:value="1.78666666666667" calcext:value-type="float">
            <text:p>1.78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77:.G277])" office:value-type="float" office:value="1.78666666666667" calcext:value-type="float">
            <text:p>1.78666666666667</text:p>
          </table:table-cell>
          <table:table-cell table:style-name="ce55" table:formula="of:=[.I276]+[.H277]" office:value-type="float" office:value="240.306666666667" calcext:value-type="float">
            <text:p>240.306666666667</text:p>
          </table:table-cell>
          <table:table-cell table:style-name="ce55" office:value-type="float" office:value="268" calcext:value-type="float">
            <text:p>26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69" calcext:value-type="float">
            <text:p>26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78]*[.D278])" office:value-type="float" office:value="1.79333333333333" calcext:value-type="float">
            <text:p>1.79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78:.G278])" office:value-type="float" office:value="1.79333333333333" calcext:value-type="float">
            <text:p>1.79333333333333</text:p>
          </table:table-cell>
          <table:table-cell table:style-name="ce55" table:formula="of:=[.I277]+[.H278]" office:value-type="float" office:value="242.1" calcext:value-type="float">
            <text:p>242.1</text:p>
          </table:table-cell>
          <table:table-cell table:style-name="ce55" office:value-type="float" office:value="269" calcext:value-type="float">
            <text:p>26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70" calcext:value-type="float">
            <text:p>27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79]*[.D279])" office:value-type="float" office:value="1.8" calcext:value-type="float">
            <text:p>1.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79:.G279])" office:value-type="float" office:value="1.8" calcext:value-type="float">
            <text:p>1.8</text:p>
          </table:table-cell>
          <table:table-cell table:style-name="ce55" table:formula="of:=[.I278]+[.H279]" office:value-type="float" office:value="243.9" calcext:value-type="float">
            <text:p>243.9</text:p>
          </table:table-cell>
          <table:table-cell table:style-name="ce55" office:value-type="float" office:value="270" calcext:value-type="float">
            <text:p>27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71" calcext:value-type="float">
            <text:p>27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80]*[.D280])" office:value-type="float" office:value="1.80666666666667" calcext:value-type="float">
            <text:p>1.80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80:.G280])" office:value-type="float" office:value="1.80666666666667" calcext:value-type="float">
            <text:p>1.80666666666667</text:p>
          </table:table-cell>
          <table:table-cell table:style-name="ce55" table:formula="of:=[.I279]+[.H280]" office:value-type="float" office:value="245.706666666667" calcext:value-type="float">
            <text:p>245.706666666667</text:p>
          </table:table-cell>
          <table:table-cell table:style-name="ce55" office:value-type="float" office:value="271" calcext:value-type="float">
            <text:p>27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72" calcext:value-type="float">
            <text:p>27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81]*[.D281])" office:value-type="float" office:value="1.81333333333333" calcext:value-type="float">
            <text:p>1.81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81:.G281])" office:value-type="float" office:value="1.81333333333333" calcext:value-type="float">
            <text:p>1.81333333333333</text:p>
          </table:table-cell>
          <table:table-cell table:style-name="ce55" table:formula="of:=[.I280]+[.H281]" office:value-type="float" office:value="247.52" calcext:value-type="float">
            <text:p>247.52</text:p>
          </table:table-cell>
          <table:table-cell table:style-name="ce55" office:value-type="float" office:value="272" calcext:value-type="float">
            <text:p>27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73" calcext:value-type="float">
            <text:p>27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82]*[.D282])" office:value-type="float" office:value="1.82" calcext:value-type="float">
            <text:p>1.8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82:.G282])" office:value-type="float" office:value="1.82" calcext:value-type="float">
            <text:p>1.82</text:p>
          </table:table-cell>
          <table:table-cell table:style-name="ce55" table:formula="of:=[.I281]+[.H282]" office:value-type="float" office:value="249.34" calcext:value-type="float">
            <text:p>249.34</text:p>
          </table:table-cell>
          <table:table-cell table:style-name="ce55" office:value-type="float" office:value="273" calcext:value-type="float">
            <text:p>27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74" calcext:value-type="float">
            <text:p>27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83]*[.D283])" office:value-type="float" office:value="1.82666666666667" calcext:value-type="float">
            <text:p>1.82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83:.G283])" office:value-type="float" office:value="1.82666666666667" calcext:value-type="float">
            <text:p>1.82666666666667</text:p>
          </table:table-cell>
          <table:table-cell table:style-name="ce55" table:formula="of:=[.I282]+[.H283]" office:value-type="float" office:value="251.166666666667" calcext:value-type="float">
            <text:p>251.166666666667</text:p>
          </table:table-cell>
          <table:table-cell table:style-name="ce55" office:value-type="float" office:value="274" calcext:value-type="float">
            <text:p>27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75" calcext:value-type="float">
            <text:p>27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84]*[.D284])" office:value-type="float" office:value="1.83333333333333" calcext:value-type="float">
            <text:p>1.8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84:.G284])" office:value-type="float" office:value="1.83333333333333" calcext:value-type="float">
            <text:p>1.83333333333333</text:p>
          </table:table-cell>
          <table:table-cell table:style-name="ce55" table:formula="of:=[.I283]+[.H284]" office:value-type="float" office:value="253" calcext:value-type="float">
            <text:p>253</text:p>
          </table:table-cell>
          <table:table-cell table:style-name="ce55" office:value-type="float" office:value="275" calcext:value-type="float">
            <text:p>27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76" calcext:value-type="float">
            <text:p>27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85]*[.D285])" office:value-type="float" office:value="1.84" calcext:value-type="float">
            <text:p>1.8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85:.G285])" office:value-type="float" office:value="1.84" calcext:value-type="float">
            <text:p>1.84</text:p>
          </table:table-cell>
          <table:table-cell table:style-name="ce55" table:formula="of:=[.I284]+[.H285]" office:value-type="float" office:value="254.84" calcext:value-type="float">
            <text:p>254.84</text:p>
          </table:table-cell>
          <table:table-cell table:style-name="ce55" office:value-type="float" office:value="276" calcext:value-type="float">
            <text:p>27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77" calcext:value-type="float">
            <text:p>27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86]*[.D286])" office:value-type="float" office:value="1.84666666666667" calcext:value-type="float">
            <text:p>1.84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86:.G286])" office:value-type="float" office:value="1.84666666666667" calcext:value-type="float">
            <text:p>1.84666666666667</text:p>
          </table:table-cell>
          <table:table-cell table:style-name="ce55" table:formula="of:=[.I285]+[.H286]" office:value-type="float" office:value="256.686666666667" calcext:value-type="float">
            <text:p>256.686666666667</text:p>
          </table:table-cell>
          <table:table-cell table:style-name="ce55" office:value-type="float" office:value="277" calcext:value-type="float">
            <text:p>27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78" calcext:value-type="float">
            <text:p>27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87]*[.D287])" office:value-type="float" office:value="1.85333333333333" calcext:value-type="float">
            <text:p>1.85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87:.G287])" office:value-type="float" office:value="1.85333333333333" calcext:value-type="float">
            <text:p>1.85333333333333</text:p>
          </table:table-cell>
          <table:table-cell table:style-name="ce55" table:formula="of:=[.I286]+[.H287]" office:value-type="float" office:value="258.54" calcext:value-type="float">
            <text:p>258.54</text:p>
          </table:table-cell>
          <table:table-cell table:style-name="ce55" office:value-type="float" office:value="278" calcext:value-type="float">
            <text:p>27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79" calcext:value-type="float">
            <text:p>27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88]*[.D288])" office:value-type="float" office:value="1.86" calcext:value-type="float">
            <text:p>1.8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88:.G288])" office:value-type="float" office:value="1.86" calcext:value-type="float">
            <text:p>1.86</text:p>
          </table:table-cell>
          <table:table-cell table:style-name="ce55" table:formula="of:=[.I287]+[.H288]" office:value-type="float" office:value="260.4" calcext:value-type="float">
            <text:p>260.4</text:p>
          </table:table-cell>
          <table:table-cell table:style-name="ce55" office:value-type="float" office:value="279" calcext:value-type="float">
            <text:p>27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80" calcext:value-type="float">
            <text:p>28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89]*[.D289])" office:value-type="float" office:value="1.86666666666667" calcext:value-type="float">
            <text:p>1.8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89:.G289])" office:value-type="float" office:value="1.86666666666667" calcext:value-type="float">
            <text:p>1.86666666666667</text:p>
          </table:table-cell>
          <table:table-cell table:style-name="ce55" table:formula="of:=[.I288]+[.H289]" office:value-type="float" office:value="262.266666666667" calcext:value-type="float">
            <text:p>262.266666666667</text:p>
          </table:table-cell>
          <table:table-cell table:style-name="ce55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81" calcext:value-type="float">
            <text:p>28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90]*[.D290])" office:value-type="float" office:value="1.87333333333333" calcext:value-type="float">
            <text:p>1.87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90:.G290])" office:value-type="float" office:value="1.87333333333333" calcext:value-type="float">
            <text:p>1.87333333333333</text:p>
          </table:table-cell>
          <table:table-cell table:style-name="ce55" table:formula="of:=[.I289]+[.H290]" office:value-type="float" office:value="264.14" calcext:value-type="float">
            <text:p>264.14</text:p>
          </table:table-cell>
          <table:table-cell table:style-name="ce55" office:value-type="float" office:value="281" calcext:value-type="float">
            <text:p>28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82" calcext:value-type="float">
            <text:p>28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91]*[.D291])" office:value-type="float" office:value="1.88" calcext:value-type="float">
            <text:p>1.8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91:.G291])" office:value-type="float" office:value="1.88" calcext:value-type="float">
            <text:p>1.88</text:p>
          </table:table-cell>
          <table:table-cell table:style-name="ce55" table:formula="of:=[.I290]+[.H291]" office:value-type="float" office:value="266.02" calcext:value-type="float">
            <text:p>266.02</text:p>
          </table:table-cell>
          <table:table-cell table:style-name="ce55" office:value-type="float" office:value="282" calcext:value-type="float">
            <text:p>28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83" calcext:value-type="float">
            <text:p>28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92]*[.D292])" office:value-type="float" office:value="1.88666666666667" calcext:value-type="float">
            <text:p>1.88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92:.G292])" office:value-type="float" office:value="1.88666666666667" calcext:value-type="float">
            <text:p>1.88666666666667</text:p>
          </table:table-cell>
          <table:table-cell table:style-name="ce55" table:formula="of:=[.I291]+[.H292]" office:value-type="float" office:value="267.906666666667" calcext:value-type="float">
            <text:p>267.906666666667</text:p>
          </table:table-cell>
          <table:table-cell table:style-name="ce55" office:value-type="float" office:value="283" calcext:value-type="float">
            <text:p>28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84" calcext:value-type="float">
            <text:p>28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93]*[.D293])" office:value-type="float" office:value="1.89333333333333" calcext:value-type="float">
            <text:p>1.89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93:.G293])" office:value-type="float" office:value="1.89333333333333" calcext:value-type="float">
            <text:p>1.89333333333333</text:p>
          </table:table-cell>
          <table:table-cell table:style-name="ce55" table:formula="of:=[.I292]+[.H293]" office:value-type="float" office:value="269.8" calcext:value-type="float">
            <text:p>269.8</text:p>
          </table:table-cell>
          <table:table-cell table:style-name="ce55" office:value-type="float" office:value="284" calcext:value-type="float">
            <text:p>28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85" calcext:value-type="float">
            <text:p>28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94]*[.D294])" office:value-type="float" office:value="1.9" calcext:value-type="float">
            <text:p>1.9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94:.G294])" office:value-type="float" office:value="1.9" calcext:value-type="float">
            <text:p>1.9</text:p>
          </table:table-cell>
          <table:table-cell table:style-name="ce55" table:formula="of:=[.I293]+[.H294]" office:value-type="float" office:value="271.7" calcext:value-type="float">
            <text:p>271.7</text:p>
          </table:table-cell>
          <table:table-cell table:style-name="ce55" office:value-type="float" office:value="285" calcext:value-type="float">
            <text:p>28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86" calcext:value-type="float">
            <text:p>28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95]*[.D295])" office:value-type="float" office:value="1.90666666666667" calcext:value-type="float">
            <text:p>1.90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95:.G295])" office:value-type="float" office:value="1.90666666666667" calcext:value-type="float">
            <text:p>1.90666666666667</text:p>
          </table:table-cell>
          <table:table-cell table:style-name="ce55" table:formula="of:=[.I294]+[.H295]" office:value-type="float" office:value="273.606666666667" calcext:value-type="float">
            <text:p>273.606666666667</text:p>
          </table:table-cell>
          <table:table-cell table:style-name="ce55" office:value-type="float" office:value="286" calcext:value-type="float">
            <text:p>28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87" calcext:value-type="float">
            <text:p>28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96]*[.D296])" office:value-type="float" office:value="1.91333333333333" calcext:value-type="float">
            <text:p>1.91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96:.G296])" office:value-type="float" office:value="1.91333333333333" calcext:value-type="float">
            <text:p>1.91333333333333</text:p>
          </table:table-cell>
          <table:table-cell table:style-name="ce55" table:formula="of:=[.I295]+[.H296]" office:value-type="float" office:value="275.52" calcext:value-type="float">
            <text:p>275.52</text:p>
          </table:table-cell>
          <table:table-cell table:style-name="ce55" office:value-type="float" office:value="287" calcext:value-type="float">
            <text:p>28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88" calcext:value-type="float">
            <text:p>28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97]*[.D297])" office:value-type="float" office:value="1.92" calcext:value-type="float">
            <text:p>1.9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97:.G297])" office:value-type="float" office:value="1.92" calcext:value-type="float">
            <text:p>1.92</text:p>
          </table:table-cell>
          <table:table-cell table:style-name="ce55" table:formula="of:=[.I296]+[.H297]" office:value-type="float" office:value="277.44" calcext:value-type="float">
            <text:p>277.44</text:p>
          </table:table-cell>
          <table:table-cell table:style-name="ce55" office:value-type="float" office:value="288" calcext:value-type="float">
            <text:p>28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89" calcext:value-type="float">
            <text:p>28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98]*[.D298])" office:value-type="float" office:value="1.92666666666667" calcext:value-type="float">
            <text:p>1.92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98:.G298])" office:value-type="float" office:value="1.92666666666667" calcext:value-type="float">
            <text:p>1.92666666666667</text:p>
          </table:table-cell>
          <table:table-cell table:style-name="ce55" table:formula="of:=[.I297]+[.H298]" office:value-type="float" office:value="279.366666666667" calcext:value-type="float">
            <text:p>279.366666666667</text:p>
          </table:table-cell>
          <table:table-cell table:style-name="ce55" office:value-type="float" office:value="289" calcext:value-type="float">
            <text:p>28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90" calcext:value-type="float">
            <text:p>29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299]*[.D299])" office:value-type="float" office:value="1.93333333333333" calcext:value-type="float">
            <text:p>1.9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299:.G299])" office:value-type="float" office:value="1.93333333333333" calcext:value-type="float">
            <text:p>1.93333333333333</text:p>
          </table:table-cell>
          <table:table-cell table:style-name="ce55" table:formula="of:=[.I298]+[.H299]" office:value-type="float" office:value="281.3" calcext:value-type="float">
            <text:p>281.3</text:p>
          </table:table-cell>
          <table:table-cell table:style-name="ce55" office:value-type="float" office:value="290" calcext:value-type="float">
            <text:p>290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91" calcext:value-type="float">
            <text:p>29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00]*[.D300])" office:value-type="float" office:value="1.94" calcext:value-type="float">
            <text:p>1.9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00:.G300])" office:value-type="float" office:value="1.94" calcext:value-type="float">
            <text:p>1.94</text:p>
          </table:table-cell>
          <table:table-cell table:style-name="ce55" table:formula="of:=[.I299]+[.H300]" office:value-type="float" office:value="283.24" calcext:value-type="float">
            <text:p>283.24</text:p>
          </table:table-cell>
          <table:table-cell table:style-name="ce55" office:value-type="float" office:value="291" calcext:value-type="float">
            <text:p>29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92" calcext:value-type="float">
            <text:p>29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01]*[.D301])" office:value-type="float" office:value="1.94666666666667" calcext:value-type="float">
            <text:p>1.94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01:.G301])" office:value-type="float" office:value="1.94666666666667" calcext:value-type="float">
            <text:p>1.94666666666667</text:p>
          </table:table-cell>
          <table:table-cell table:style-name="ce55" table:formula="of:=[.I300]+[.H301]" office:value-type="float" office:value="285.186666666667" calcext:value-type="float">
            <text:p>285.186666666667</text:p>
          </table:table-cell>
          <table:table-cell table:style-name="ce55" office:value-type="float" office:value="292" calcext:value-type="float">
            <text:p>292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93" calcext:value-type="float">
            <text:p>29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02]*[.D302])" office:value-type="float" office:value="1.95333333333333" calcext:value-type="float">
            <text:p>1.95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02:.G302])" office:value-type="float" office:value="1.95333333333333" calcext:value-type="float">
            <text:p>1.95333333333333</text:p>
          </table:table-cell>
          <table:table-cell table:style-name="ce55" table:formula="of:=[.I301]+[.H302]" office:value-type="float" office:value="287.14" calcext:value-type="float">
            <text:p>287.14</text:p>
          </table:table-cell>
          <table:table-cell table:style-name="ce55" office:value-type="float" office:value="293" calcext:value-type="float">
            <text:p>29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94" calcext:value-type="float">
            <text:p>29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03]*[.D303])" office:value-type="float" office:value="1.96" calcext:value-type="float">
            <text:p>1.9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03:.G303])" office:value-type="float" office:value="1.96" calcext:value-type="float">
            <text:p>1.96</text:p>
          </table:table-cell>
          <table:table-cell table:style-name="ce55" table:formula="of:=[.I302]+[.H303]" office:value-type="float" office:value="289.1" calcext:value-type="float">
            <text:p>289.1</text:p>
          </table:table-cell>
          <table:table-cell table:style-name="ce55" office:value-type="float" office:value="294" calcext:value-type="float">
            <text:p>29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95" calcext:value-type="float">
            <text:p>29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04]*[.D304])" office:value-type="float" office:value="1.96666666666667" calcext:value-type="float">
            <text:p>1.9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04:.G304])" office:value-type="float" office:value="1.96666666666667" calcext:value-type="float">
            <text:p>1.96666666666667</text:p>
          </table:table-cell>
          <table:table-cell table:style-name="ce55" table:formula="of:=[.I303]+[.H304]" office:value-type="float" office:value="291.066666666667" calcext:value-type="float">
            <text:p>291.066666666667</text:p>
          </table:table-cell>
          <table:table-cell table:style-name="ce55" office:value-type="float" office:value="295" calcext:value-type="float">
            <text:p>29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96" calcext:value-type="float">
            <text:p>29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05]*[.D305])" office:value-type="float" office:value="1.97333333333333" calcext:value-type="float">
            <text:p>1.97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05:.G305])" office:value-type="float" office:value="1.97333333333333" calcext:value-type="float">
            <text:p>1.97333333333333</text:p>
          </table:table-cell>
          <table:table-cell table:style-name="ce55" table:formula="of:=[.I304]+[.H305]" office:value-type="float" office:value="293.04" calcext:value-type="float">
            <text:p>293.04</text:p>
          </table:table-cell>
          <table:table-cell table:style-name="ce55" office:value-type="float" office:value="296" calcext:value-type="float">
            <text:p>296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97" calcext:value-type="float">
            <text:p>29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06]*[.D306])" office:value-type="float" office:value="1.98" calcext:value-type="float">
            <text:p>1.9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06:.G306])" office:value-type="float" office:value="1.98" calcext:value-type="float">
            <text:p>1.98</text:p>
          </table:table-cell>
          <table:table-cell table:style-name="ce55" table:formula="of:=[.I305]+[.H306]" office:value-type="float" office:value="295.02" calcext:value-type="float">
            <text:p>295.02</text:p>
          </table:table-cell>
          <table:table-cell table:style-name="ce55" office:value-type="float" office:value="297" calcext:value-type="float">
            <text:p>29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98" calcext:value-type="float">
            <text:p>29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07]*[.D307])" office:value-type="float" office:value="1.98666666666667" calcext:value-type="float">
            <text:p>1.98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07:.G307])" office:value-type="float" office:value="1.98666666666667" calcext:value-type="float">
            <text:p>1.98666666666667</text:p>
          </table:table-cell>
          <table:table-cell table:style-name="ce55" table:formula="of:=[.I306]+[.H307]" office:value-type="float" office:value="297.006666666667" calcext:value-type="float">
            <text:p>297.006666666667</text:p>
          </table:table-cell>
          <table:table-cell table:style-name="ce55" office:value-type="float" office:value="298" calcext:value-type="float">
            <text:p>298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99" calcext:value-type="float">
            <text:p>29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08]*[.D308])" office:value-type="float" office:value="1.99333333333333" calcext:value-type="float">
            <text:p>1.99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08:.G308])" office:value-type="float" office:value="1.99333333333333" calcext:value-type="float">
            <text:p>1.99333333333333</text:p>
          </table:table-cell>
          <table:table-cell table:style-name="ce55" table:formula="of:=[.I307]+[.H308]" office:value-type="float" office:value="299" calcext:value-type="float">
            <text:p>299</text:p>
          </table:table-cell>
          <table:table-cell table:style-name="ce55" office:value-type="float" office:value="299" calcext:value-type="float">
            <text:p>29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300" calcext:value-type="float">
            <text:p>30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09]*[.D309])" office:value-type="float" office:value="2" calcext:value-type="float">
            <text:p>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09:.G309])" office:value-type="float" office:value="2" calcext:value-type="float">
            <text:p>2</text:p>
          </table:table-cell>
          <table:table-cell table:style-name="ce55" table:formula="of:=[.I308]+[.H309]" office:value-type="float" office:value="301" calcext:value-type="float">
            <text:p>301</text:p>
          </table:table-cell>
          <table:table-cell table:style-name="ce55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99" calcext:value-type="float">
            <text:p>29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10]*[.D310])" office:value-type="float" office:value="1.99333333333333" calcext:value-type="float">
            <text:p>1.99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10:.G310])" office:value-type="float" office:value="1.99333333333333" calcext:value-type="float">
            <text:p>1.99333333333333</text:p>
          </table:table-cell>
          <table:table-cell table:style-name="ce55" table:formula="of:=[.I309]+[.H310]" office:value-type="float" office:value="302.993333333333" calcext:value-type="float">
            <text:p>302.993333333333</text:p>
          </table:table-cell>
          <table:table-cell table:style-name="ce55" office:value-type="float" office:value="301" calcext:value-type="float">
            <text:p>30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98" calcext:value-type="float">
            <text:p>29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11]*[.D311])" office:value-type="float" office:value="1.98666666666667" calcext:value-type="float">
            <text:p>1.98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11:.G311])" office:value-type="float" office:value="1.98666666666667" calcext:value-type="float">
            <text:p>1.98666666666667</text:p>
          </table:table-cell>
          <table:table-cell table:style-name="ce55" table:formula="of:=[.I310]+[.H311]" office:value-type="float" office:value="304.98" calcext:value-type="float">
            <text:p>304.98</text:p>
          </table:table-cell>
          <table:table-cell table:style-name="ce55" office:value-type="float" office:value="302" calcext:value-type="float">
            <text:p>30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97" calcext:value-type="float">
            <text:p>29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12]*[.D312])" office:value-type="float" office:value="1.98" calcext:value-type="float">
            <text:p>1.9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12:.G312])" office:value-type="float" office:value="1.98" calcext:value-type="float">
            <text:p>1.98</text:p>
          </table:table-cell>
          <table:table-cell table:style-name="ce55" table:formula="of:=[.I311]+[.H312]" office:value-type="float" office:value="306.96" calcext:value-type="float">
            <text:p>306.96</text:p>
          </table:table-cell>
          <table:table-cell table:style-name="ce55" office:value-type="float" office:value="303" calcext:value-type="float">
            <text:p>30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96" calcext:value-type="float">
            <text:p>29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13]*[.D313])" office:value-type="float" office:value="1.97333333333333" calcext:value-type="float">
            <text:p>1.97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13:.G313])" office:value-type="float" office:value="1.97333333333333" calcext:value-type="float">
            <text:p>1.97333333333333</text:p>
          </table:table-cell>
          <table:table-cell table:style-name="ce55" table:formula="of:=[.I312]+[.H313]" office:value-type="float" office:value="308.933333333333" calcext:value-type="float">
            <text:p>308.933333333333</text:p>
          </table:table-cell>
          <table:table-cell table:style-name="ce55"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95" calcext:value-type="float">
            <text:p>29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14]*[.D314])" office:value-type="float" office:value="1.96666666666667" calcext:value-type="float">
            <text:p>1.9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14:.G314])" office:value-type="float" office:value="1.96666666666667" calcext:value-type="float">
            <text:p>1.96666666666667</text:p>
          </table:table-cell>
          <table:table-cell table:style-name="ce55" table:formula="of:=[.I313]+[.H314]" office:value-type="float" office:value="310.9" calcext:value-type="float">
            <text:p>310.9</text:p>
          </table:table-cell>
          <table:table-cell table:style-name="ce55" office:value-type="float" office:value="305" calcext:value-type="float">
            <text:p>30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94" calcext:value-type="float">
            <text:p>29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15]*[.D315])" office:value-type="float" office:value="1.96" calcext:value-type="float">
            <text:p>1.9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15:.G315])" office:value-type="float" office:value="1.96" calcext:value-type="float">
            <text:p>1.96</text:p>
          </table:table-cell>
          <table:table-cell table:style-name="ce55" table:formula="of:=[.I314]+[.H315]" office:value-type="float" office:value="312.86" calcext:value-type="float">
            <text:p>312.86</text:p>
          </table:table-cell>
          <table:table-cell table:style-name="ce55" office:value-type="float" office:value="306" calcext:value-type="float">
            <text:p>30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93" calcext:value-type="float">
            <text:p>29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16]*[.D316])" office:value-type="float" office:value="1.95333333333333" calcext:value-type="float">
            <text:p>1.95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16:.G316])" office:value-type="float" office:value="1.95333333333333" calcext:value-type="float">
            <text:p>1.95333333333333</text:p>
          </table:table-cell>
          <table:table-cell table:style-name="ce55" table:formula="of:=[.I315]+[.H316]" office:value-type="float" office:value="314.813333333333" calcext:value-type="float">
            <text:p>314.813333333333</text:p>
          </table:table-cell>
          <table:table-cell table:style-name="ce55" office:value-type="float" office:value="307" calcext:value-type="float">
            <text:p>30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92" calcext:value-type="float">
            <text:p>29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17]*[.D317])" office:value-type="float" office:value="1.94666666666667" calcext:value-type="float">
            <text:p>1.94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17:.G317])" office:value-type="float" office:value="1.94666666666667" calcext:value-type="float">
            <text:p>1.94666666666667</text:p>
          </table:table-cell>
          <table:table-cell table:style-name="ce55" table:formula="of:=[.I316]+[.H317]" office:value-type="float" office:value="316.76" calcext:value-type="float">
            <text:p>316.76</text:p>
          </table:table-cell>
          <table:table-cell table:style-name="ce55" office:value-type="float" office:value="308" calcext:value-type="float">
            <text:p>30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91" calcext:value-type="float">
            <text:p>29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18]*[.D318])" office:value-type="float" office:value="1.94" calcext:value-type="float">
            <text:p>1.9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18:.G318])" office:value-type="float" office:value="1.94" calcext:value-type="float">
            <text:p>1.94</text:p>
          </table:table-cell>
          <table:table-cell table:style-name="ce55" table:formula="of:=[.I317]+[.H318]" office:value-type="float" office:value="318.7" calcext:value-type="float">
            <text:p>318.7</text:p>
          </table:table-cell>
          <table:table-cell table:style-name="ce55" office:value-type="float" office:value="309" calcext:value-type="float">
            <text:p>30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90" calcext:value-type="float">
            <text:p>29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19]*[.D319])" office:value-type="float" office:value="1.93333333333333" calcext:value-type="float">
            <text:p>1.9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19:.G319])" office:value-type="float" office:value="1.93333333333333" calcext:value-type="float">
            <text:p>1.93333333333333</text:p>
          </table:table-cell>
          <table:table-cell table:style-name="ce55" table:formula="of:=[.I318]+[.H319]" office:value-type="float" office:value="320.633333333333" calcext:value-type="float">
            <text:p>320.633333333333</text:p>
          </table:table-cell>
          <table:table-cell table:style-name="ce55" office:value-type="float" office:value="310" calcext:value-type="float">
            <text:p>31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89" calcext:value-type="float">
            <text:p>28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20]*[.D320])" office:value-type="float" office:value="1.92666666666667" calcext:value-type="float">
            <text:p>1.92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20:.G320])" office:value-type="float" office:value="1.92666666666667" calcext:value-type="float">
            <text:p>1.92666666666667</text:p>
          </table:table-cell>
          <table:table-cell table:style-name="ce55" table:formula="of:=[.I319]+[.H320]" office:value-type="float" office:value="322.56" calcext:value-type="float">
            <text:p>322.56</text:p>
          </table:table-cell>
          <table:table-cell table:style-name="ce55" office:value-type="float" office:value="311" calcext:value-type="float">
            <text:p>31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88" calcext:value-type="float">
            <text:p>28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21]*[.D321])" office:value-type="float" office:value="1.92" calcext:value-type="float">
            <text:p>1.9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21:.G321])" office:value-type="float" office:value="1.92" calcext:value-type="float">
            <text:p>1.92</text:p>
          </table:table-cell>
          <table:table-cell table:style-name="ce55" table:formula="of:=[.I320]+[.H321]" office:value-type="float" office:value="324.48" calcext:value-type="float">
            <text:p>324.48</text:p>
          </table:table-cell>
          <table:table-cell table:style-name="ce55" office:value-type="float" office:value="312" calcext:value-type="float">
            <text:p>31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87" calcext:value-type="float">
            <text:p>28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22]*[.D322])" office:value-type="float" office:value="1.91333333333333" calcext:value-type="float">
            <text:p>1.91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22:.G322])" office:value-type="float" office:value="1.91333333333333" calcext:value-type="float">
            <text:p>1.91333333333333</text:p>
          </table:table-cell>
          <table:table-cell table:style-name="ce55" table:formula="of:=[.I321]+[.H322]" office:value-type="float" office:value="326.393333333333" calcext:value-type="float">
            <text:p>326.393333333333</text:p>
          </table:table-cell>
          <table:table-cell table:style-name="ce55" office:value-type="float" office:value="313" calcext:value-type="float">
            <text:p>31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86" calcext:value-type="float">
            <text:p>28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23]*[.D323])" office:value-type="float" office:value="1.90666666666667" calcext:value-type="float">
            <text:p>1.90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23:.G323])" office:value-type="float" office:value="1.90666666666667" calcext:value-type="float">
            <text:p>1.90666666666667</text:p>
          </table:table-cell>
          <table:table-cell table:style-name="ce55" table:formula="of:=[.I322]+[.H323]" office:value-type="float" office:value="328.3" calcext:value-type="float">
            <text:p>328.3</text:p>
          </table:table-cell>
          <table:table-cell table:style-name="ce55" office:value-type="float" office:value="314" calcext:value-type="float">
            <text:p>31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85" calcext:value-type="float">
            <text:p>28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24]*[.D324])" office:value-type="float" office:value="1.9" calcext:value-type="float">
            <text:p>1.9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24:.G324])" office:value-type="float" office:value="1.9" calcext:value-type="float">
            <text:p>1.9</text:p>
          </table:table-cell>
          <table:table-cell table:style-name="ce55" table:formula="of:=[.I323]+[.H324]" office:value-type="float" office:value="330.2" calcext:value-type="float">
            <text:p>330.2</text:p>
          </table:table-cell>
          <table:table-cell table:style-name="ce55" office:value-type="float" office:value="315" calcext:value-type="float">
            <text:p>31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84" calcext:value-type="float">
            <text:p>28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25]*[.D325])" office:value-type="float" office:value="1.89333333333333" calcext:value-type="float">
            <text:p>1.89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25:.G325])" office:value-type="float" office:value="1.89333333333333" calcext:value-type="float">
            <text:p>1.89333333333333</text:p>
          </table:table-cell>
          <table:table-cell table:style-name="ce55" table:formula="of:=[.I324]+[.H325]" office:value-type="float" office:value="332.093333333333" calcext:value-type="float">
            <text:p>332.093333333333</text:p>
          </table:table-cell>
          <table:table-cell table:style-name="ce55" office:value-type="float" office:value="316" calcext:value-type="float">
            <text:p>31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83" calcext:value-type="float">
            <text:p>28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26]*[.D326])" office:value-type="float" office:value="1.88666666666667" calcext:value-type="float">
            <text:p>1.88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26:.G326])" office:value-type="float" office:value="1.88666666666667" calcext:value-type="float">
            <text:p>1.88666666666667</text:p>
          </table:table-cell>
          <table:table-cell table:style-name="ce55" table:formula="of:=[.I325]+[.H326]" office:value-type="float" office:value="333.98" calcext:value-type="float">
            <text:p>333.98</text:p>
          </table:table-cell>
          <table:table-cell table:style-name="ce55" office:value-type="float" office:value="317" calcext:value-type="float">
            <text:p>31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82" calcext:value-type="float">
            <text:p>28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27]*[.D327])" office:value-type="float" office:value="1.88" calcext:value-type="float">
            <text:p>1.8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27:.G327])" office:value-type="float" office:value="1.88" calcext:value-type="float">
            <text:p>1.88</text:p>
          </table:table-cell>
          <table:table-cell table:style-name="ce55" table:formula="of:=[.I326]+[.H327]" office:value-type="float" office:value="335.86" calcext:value-type="float">
            <text:p>335.86</text:p>
          </table:table-cell>
          <table:table-cell table:style-name="ce55" office:value-type="float" office:value="318" calcext:value-type="float">
            <text:p>31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81" calcext:value-type="float">
            <text:p>28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28]*[.D328])" office:value-type="float" office:value="1.87333333333333" calcext:value-type="float">
            <text:p>1.87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28:.G328])" office:value-type="float" office:value="1.87333333333333" calcext:value-type="float">
            <text:p>1.87333333333333</text:p>
          </table:table-cell>
          <table:table-cell table:style-name="ce55" table:formula="of:=[.I327]+[.H328]" office:value-type="float" office:value="337.733333333333" calcext:value-type="float">
            <text:p>337.733333333333</text:p>
          </table:table-cell>
          <table:table-cell table:style-name="ce55" office:value-type="float" office:value="319" calcext:value-type="float">
            <text:p>31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80" calcext:value-type="float">
            <text:p>28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29]*[.D329])" office:value-type="float" office:value="1.86666666666667" calcext:value-type="float">
            <text:p>1.8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29:.G329])" office:value-type="float" office:value="1.86666666666667" calcext:value-type="float">
            <text:p>1.86666666666667</text:p>
          </table:table-cell>
          <table:table-cell table:style-name="ce55" table:formula="of:=[.I328]+[.H329]" office:value-type="float" office:value="339.6" calcext:value-type="float">
            <text:p>339.6</text:p>
          </table:table-cell>
          <table:table-cell table:style-name="ce55" office:value-type="float" office:value="320" calcext:value-type="float">
            <text:p>32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79" calcext:value-type="float">
            <text:p>27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30]*[.D330])" office:value-type="float" office:value="1.86" calcext:value-type="float">
            <text:p>1.8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30:.G330])" office:value-type="float" office:value="1.86" calcext:value-type="float">
            <text:p>1.86</text:p>
          </table:table-cell>
          <table:table-cell table:style-name="ce55" table:formula="of:=[.I329]+[.H330]" office:value-type="float" office:value="341.46" calcext:value-type="float">
            <text:p>341.46</text:p>
          </table:table-cell>
          <table:table-cell table:style-name="ce55" office:value-type="float" office:value="321" calcext:value-type="float">
            <text:p>32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78" calcext:value-type="float">
            <text:p>27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31]*[.D331])" office:value-type="float" office:value="1.85333333333333" calcext:value-type="float">
            <text:p>1.85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31:.G331])" office:value-type="float" office:value="1.85333333333333" calcext:value-type="float">
            <text:p>1.85333333333333</text:p>
          </table:table-cell>
          <table:table-cell table:style-name="ce55" table:formula="of:=[.I330]+[.H331]" office:value-type="float" office:value="343.313333333333" calcext:value-type="float">
            <text:p>343.313333333333</text:p>
          </table:table-cell>
          <table:table-cell table:style-name="ce55" office:value-type="float" office:value="322" calcext:value-type="float">
            <text:p>32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77" calcext:value-type="float">
            <text:p>27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32]*[.D332])" office:value-type="float" office:value="1.84666666666667" calcext:value-type="float">
            <text:p>1.84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32:.G332])" office:value-type="float" office:value="1.84666666666667" calcext:value-type="float">
            <text:p>1.84666666666667</text:p>
          </table:table-cell>
          <table:table-cell table:style-name="ce55" table:formula="of:=[.I331]+[.H332]" office:value-type="float" office:value="345.16" calcext:value-type="float">
            <text:p>345.16</text:p>
          </table:table-cell>
          <table:table-cell table:style-name="ce55" office:value-type="float" office:value="323" calcext:value-type="float">
            <text:p>32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76" calcext:value-type="float">
            <text:p>27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33]*[.D333])" office:value-type="float" office:value="1.84" calcext:value-type="float">
            <text:p>1.8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33:.G333])" office:value-type="float" office:value="1.84" calcext:value-type="float">
            <text:p>1.84</text:p>
          </table:table-cell>
          <table:table-cell table:style-name="ce55" table:formula="of:=[.I332]+[.H333]" office:value-type="float" office:value="347" calcext:value-type="float">
            <text:p>347</text:p>
          </table:table-cell>
          <table:table-cell table:style-name="ce55" office:value-type="float" office:value="324" calcext:value-type="float">
            <text:p>32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75" calcext:value-type="float">
            <text:p>27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34]*[.D334])" office:value-type="float" office:value="1.83333333333333" calcext:value-type="float">
            <text:p>1.8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34:.G334])" office:value-type="float" office:value="1.83333333333333" calcext:value-type="float">
            <text:p>1.83333333333333</text:p>
          </table:table-cell>
          <table:table-cell table:style-name="ce55" table:formula="of:=[.I333]+[.H334]" office:value-type="float" office:value="348.833333333333" calcext:value-type="float">
            <text:p>348.833333333333</text:p>
          </table:table-cell>
          <table:table-cell table:style-name="ce55" office:value-type="float" office:value="325" calcext:value-type="float">
            <text:p>32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74" calcext:value-type="float">
            <text:p>27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35]*[.D335])" office:value-type="float" office:value="1.82666666666667" calcext:value-type="float">
            <text:p>1.82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35:.G335])" office:value-type="float" office:value="1.82666666666667" calcext:value-type="float">
            <text:p>1.82666666666667</text:p>
          </table:table-cell>
          <table:table-cell table:style-name="ce55" table:formula="of:=[.I334]+[.H335]" office:value-type="float" office:value="350.66" calcext:value-type="float">
            <text:p>350.66</text:p>
          </table:table-cell>
          <table:table-cell table:style-name="ce55" office:value-type="float" office:value="326" calcext:value-type="float">
            <text:p>32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73" calcext:value-type="float">
            <text:p>27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36]*[.D336])" office:value-type="float" office:value="1.82" calcext:value-type="float">
            <text:p>1.8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36:.G336])" office:value-type="float" office:value="1.82" calcext:value-type="float">
            <text:p>1.82</text:p>
          </table:table-cell>
          <table:table-cell table:style-name="ce55" table:formula="of:=[.I335]+[.H336]" office:value-type="float" office:value="352.48" calcext:value-type="float">
            <text:p>352.48</text:p>
          </table:table-cell>
          <table:table-cell table:style-name="ce55" office:value-type="float" office:value="327" calcext:value-type="float">
            <text:p>32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72" calcext:value-type="float">
            <text:p>27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37]*[.D337])" office:value-type="float" office:value="1.81333333333333" calcext:value-type="float">
            <text:p>1.81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37:.G337])" office:value-type="float" office:value="1.81333333333333" calcext:value-type="float">
            <text:p>1.81333333333333</text:p>
          </table:table-cell>
          <table:table-cell table:style-name="ce55" table:formula="of:=[.I336]+[.H337]" office:value-type="float" office:value="354.293333333333" calcext:value-type="float">
            <text:p>354.293333333333</text:p>
          </table:table-cell>
          <table:table-cell table:style-name="ce55" office:value-type="float" office:value="328" calcext:value-type="float">
            <text:p>32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71" calcext:value-type="float">
            <text:p>27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38]*[.D338])" office:value-type="float" office:value="1.80666666666667" calcext:value-type="float">
            <text:p>1.80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38:.G338])" office:value-type="float" office:value="1.80666666666667" calcext:value-type="float">
            <text:p>1.80666666666667</text:p>
          </table:table-cell>
          <table:table-cell table:style-name="ce55" table:formula="of:=[.I337]+[.H338]" office:value-type="float" office:value="356.1" calcext:value-type="float">
            <text:p>356.1</text:p>
          </table:table-cell>
          <table:table-cell table:style-name="ce55" office:value-type="float" office:value="329" calcext:value-type="float">
            <text:p>32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70" calcext:value-type="float">
            <text:p>27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39]*[.D339])" office:value-type="float" office:value="1.8" calcext:value-type="float">
            <text:p>1.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39:.G339])" office:value-type="float" office:value="1.8" calcext:value-type="float">
            <text:p>1.8</text:p>
          </table:table-cell>
          <table:table-cell table:style-name="ce55" table:formula="of:=[.I338]+[.H339]" office:value-type="float" office:value="357.9" calcext:value-type="float">
            <text:p>357.9</text:p>
          </table:table-cell>
          <table:table-cell table:style-name="ce55" office:value-type="float" office:value="330" calcext:value-type="float">
            <text:p>33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69" calcext:value-type="float">
            <text:p>26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40]*[.D340])" office:value-type="float" office:value="1.79333333333333" calcext:value-type="float">
            <text:p>1.79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40:.G340])" office:value-type="float" office:value="1.79333333333333" calcext:value-type="float">
            <text:p>1.79333333333333</text:p>
          </table:table-cell>
          <table:table-cell table:style-name="ce55" table:formula="of:=[.I339]+[.H340]" office:value-type="float" office:value="359.693333333333" calcext:value-type="float">
            <text:p>359.693333333333</text:p>
          </table:table-cell>
          <table:table-cell table:style-name="ce55" office:value-type="float" office:value="331" calcext:value-type="float">
            <text:p>33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68" calcext:value-type="float">
            <text:p>26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41]*[.D341])" office:value-type="float" office:value="1.78666666666667" calcext:value-type="float">
            <text:p>1.78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41:.G341])" office:value-type="float" office:value="1.78666666666667" calcext:value-type="float">
            <text:p>1.78666666666667</text:p>
          </table:table-cell>
          <table:table-cell table:style-name="ce55" table:formula="of:=[.I340]+[.H341]" office:value-type="float" office:value="361.48" calcext:value-type="float">
            <text:p>361.48</text:p>
          </table:table-cell>
          <table:table-cell table:style-name="ce55" office:value-type="float" office:value="332" calcext:value-type="float">
            <text:p>33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67" calcext:value-type="float">
            <text:p>26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42]*[.D342])" office:value-type="float" office:value="1.78" calcext:value-type="float">
            <text:p>1.7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42:.G342])" office:value-type="float" office:value="1.78" calcext:value-type="float">
            <text:p>1.78</text:p>
          </table:table-cell>
          <table:table-cell table:style-name="ce55" table:formula="of:=[.I341]+[.H342]" office:value-type="float" office:value="363.26" calcext:value-type="float">
            <text:p>363.26</text:p>
          </table:table-cell>
          <table:table-cell table:style-name="ce55" office:value-type="float" office:value="333" calcext:value-type="float">
            <text:p>33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66" calcext:value-type="float">
            <text:p>26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43]*[.D343])" office:value-type="float" office:value="1.77333333333333" calcext:value-type="float">
            <text:p>1.77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43:.G343])" office:value-type="float" office:value="1.77333333333333" calcext:value-type="float">
            <text:p>1.77333333333333</text:p>
          </table:table-cell>
          <table:table-cell table:style-name="ce55" table:formula="of:=[.I342]+[.H343]" office:value-type="float" office:value="365.033333333333" calcext:value-type="float">
            <text:p>365.033333333333</text:p>
          </table:table-cell>
          <table:table-cell table:style-name="ce55" office:value-type="float" office:value="334" calcext:value-type="float">
            <text:p>33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65" calcext:value-type="float">
            <text:p>26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44]*[.D344])" office:value-type="float" office:value="1.76666666666667" calcext:value-type="float">
            <text:p>1.7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44:.G344])" office:value-type="float" office:value="1.76666666666667" calcext:value-type="float">
            <text:p>1.76666666666667</text:p>
          </table:table-cell>
          <table:table-cell table:style-name="ce55" table:formula="of:=[.I343]+[.H344]" office:value-type="float" office:value="366.8" calcext:value-type="float">
            <text:p>366.8</text:p>
          </table:table-cell>
          <table:table-cell table:style-name="ce55" office:value-type="float" office:value="335" calcext:value-type="float">
            <text:p>33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64" calcext:value-type="float">
            <text:p>26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45]*[.D345])" office:value-type="float" office:value="1.76" calcext:value-type="float">
            <text:p>1.7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45:.G345])" office:value-type="float" office:value="1.76" calcext:value-type="float">
            <text:p>1.76</text:p>
          </table:table-cell>
          <table:table-cell table:style-name="ce55" table:formula="of:=[.I344]+[.H345]" office:value-type="float" office:value="368.56" calcext:value-type="float">
            <text:p>368.56</text:p>
          </table:table-cell>
          <table:table-cell table:style-name="ce55" office:value-type="float" office:value="336" calcext:value-type="float">
            <text:p>33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63" calcext:value-type="float">
            <text:p>26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46]*[.D346])" office:value-type="float" office:value="1.75333333333333" calcext:value-type="float">
            <text:p>1.75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46:.G346])" office:value-type="float" office:value="1.75333333333333" calcext:value-type="float">
            <text:p>1.75333333333333</text:p>
          </table:table-cell>
          <table:table-cell table:style-name="ce55" table:formula="of:=[.I345]+[.H346]" office:value-type="float" office:value="370.313333333333" calcext:value-type="float">
            <text:p>370.313333333333</text:p>
          </table:table-cell>
          <table:table-cell table:style-name="ce55" office:value-type="float" office:value="337" calcext:value-type="float">
            <text:p>33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62" calcext:value-type="float">
            <text:p>26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47]*[.D347])" office:value-type="float" office:value="1.74666666666667" calcext:value-type="float">
            <text:p>1.74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47:.G347])" office:value-type="float" office:value="1.74666666666667" calcext:value-type="float">
            <text:p>1.74666666666667</text:p>
          </table:table-cell>
          <table:table-cell table:style-name="ce55" table:formula="of:=[.I346]+[.H347]" office:value-type="float" office:value="372.06" calcext:value-type="float">
            <text:p>372.06</text:p>
          </table:table-cell>
          <table:table-cell table:style-name="ce55" office:value-type="float" office:value="338" calcext:value-type="float">
            <text:p>33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61" calcext:value-type="float">
            <text:p>26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48]*[.D348])" office:value-type="float" office:value="1.74" calcext:value-type="float">
            <text:p>1.7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48:.G348])" office:value-type="float" office:value="1.74" calcext:value-type="float">
            <text:p>1.74</text:p>
          </table:table-cell>
          <table:table-cell table:style-name="ce55" table:formula="of:=[.I347]+[.H348]" office:value-type="float" office:value="373.8" calcext:value-type="float">
            <text:p>373.8</text:p>
          </table:table-cell>
          <table:table-cell table:style-name="ce55" office:value-type="float" office:value="339" calcext:value-type="float">
            <text:p>33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60" calcext:value-type="float">
            <text:p>26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49]*[.D349])" office:value-type="float" office:value="1.73333333333333" calcext:value-type="float">
            <text:p>1.7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49:.G349])" office:value-type="float" office:value="1.73333333333333" calcext:value-type="float">
            <text:p>1.73333333333333</text:p>
          </table:table-cell>
          <table:table-cell table:style-name="ce55" table:formula="of:=[.I348]+[.H349]" office:value-type="float" office:value="375.533333333333" calcext:value-type="float">
            <text:p>375.533333333333</text:p>
          </table:table-cell>
          <table:table-cell table:style-name="ce55" office:value-type="float" office:value="340" calcext:value-type="float">
            <text:p>34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59" calcext:value-type="float">
            <text:p>25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50]*[.D350])" office:value-type="float" office:value="1.72666666666667" calcext:value-type="float">
            <text:p>1.72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50:.G350])" office:value-type="float" office:value="1.72666666666667" calcext:value-type="float">
            <text:p>1.72666666666667</text:p>
          </table:table-cell>
          <table:table-cell table:style-name="ce55" table:formula="of:=[.I349]+[.H350]" office:value-type="float" office:value="377.26" calcext:value-type="float">
            <text:p>377.26</text:p>
          </table:table-cell>
          <table:table-cell table:style-name="ce55" office:value-type="float" office:value="341" calcext:value-type="float">
            <text:p>34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58" calcext:value-type="float">
            <text:p>25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51]*[.D351])" office:value-type="float" office:value="1.72" calcext:value-type="float">
            <text:p>1.7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51:.G351])" office:value-type="float" office:value="1.72" calcext:value-type="float">
            <text:p>1.72</text:p>
          </table:table-cell>
          <table:table-cell table:style-name="ce55" table:formula="of:=[.I350]+[.H351]" office:value-type="float" office:value="378.98" calcext:value-type="float">
            <text:p>378.98</text:p>
          </table:table-cell>
          <table:table-cell table:style-name="ce55" office:value-type="float" office:value="342" calcext:value-type="float">
            <text:p>34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57" calcext:value-type="float">
            <text:p>25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52]*[.D352])" office:value-type="float" office:value="1.71333333333333" calcext:value-type="float">
            <text:p>1.71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52:.G352])" office:value-type="float" office:value="1.71333333333333" calcext:value-type="float">
            <text:p>1.71333333333333</text:p>
          </table:table-cell>
          <table:table-cell table:style-name="ce55" table:formula="of:=[.I351]+[.H352]" office:value-type="float" office:value="380.693333333333" calcext:value-type="float">
            <text:p>380.693333333333</text:p>
          </table:table-cell>
          <table:table-cell table:style-name="ce55" office:value-type="float" office:value="343" calcext:value-type="float">
            <text:p>34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56" calcext:value-type="float">
            <text:p>25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53]*[.D353])" office:value-type="float" office:value="1.70666666666667" calcext:value-type="float">
            <text:p>1.70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53:.G353])" office:value-type="float" office:value="1.70666666666667" calcext:value-type="float">
            <text:p>1.70666666666667</text:p>
          </table:table-cell>
          <table:table-cell table:style-name="ce55" table:formula="of:=[.I352]+[.H353]" office:value-type="float" office:value="382.4" calcext:value-type="float">
            <text:p>382.4</text:p>
          </table:table-cell>
          <table:table-cell table:style-name="ce55" office:value-type="float" office:value="344" calcext:value-type="float">
            <text:p>34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55" calcext:value-type="float">
            <text:p>25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54]*[.D354])" office:value-type="float" office:value="1.7" calcext:value-type="float">
            <text:p>1.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54:.G354])" office:value-type="float" office:value="1.7" calcext:value-type="float">
            <text:p>1.7</text:p>
          </table:table-cell>
          <table:table-cell table:style-name="ce55" table:formula="of:=[.I353]+[.H354]" office:value-type="float" office:value="384.1" calcext:value-type="float">
            <text:p>384.1</text:p>
          </table:table-cell>
          <table:table-cell table:style-name="ce55" office:value-type="float" office:value="345" calcext:value-type="float">
            <text:p>34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54" calcext:value-type="float">
            <text:p>25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55]*[.D355])" office:value-type="float" office:value="1.69333333333333" calcext:value-type="float">
            <text:p>1.69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55:.G355])" office:value-type="float" office:value="1.69333333333333" calcext:value-type="float">
            <text:p>1.69333333333333</text:p>
          </table:table-cell>
          <table:table-cell table:style-name="ce55" table:formula="of:=[.I354]+[.H355]" office:value-type="float" office:value="385.793333333333" calcext:value-type="float">
            <text:p>385.793333333333</text:p>
          </table:table-cell>
          <table:table-cell table:style-name="ce55" office:value-type="float" office:value="346" calcext:value-type="float">
            <text:p>34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53" calcext:value-type="float">
            <text:p>25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56]*[.D356])" office:value-type="float" office:value="1.68666666666667" calcext:value-type="float">
            <text:p>1.68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56:.G356])" office:value-type="float" office:value="1.68666666666667" calcext:value-type="float">
            <text:p>1.68666666666667</text:p>
          </table:table-cell>
          <table:table-cell table:style-name="ce55" table:formula="of:=[.I355]+[.H356]" office:value-type="float" office:value="387.48" calcext:value-type="float">
            <text:p>387.48</text:p>
          </table:table-cell>
          <table:table-cell table:style-name="ce55" office:value-type="float" office:value="347" calcext:value-type="float">
            <text:p>34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52" calcext:value-type="float">
            <text:p>25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57]*[.D357])" office:value-type="float" office:value="1.68" calcext:value-type="float">
            <text:p>1.6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57:.G357])" office:value-type="float" office:value="1.68" calcext:value-type="float">
            <text:p>1.68</text:p>
          </table:table-cell>
          <table:table-cell table:style-name="ce55" table:formula="of:=[.I356]+[.H357]" office:value-type="float" office:value="389.16" calcext:value-type="float">
            <text:p>389.16</text:p>
          </table:table-cell>
          <table:table-cell table:style-name="ce55" office:value-type="float" office:value="348" calcext:value-type="float">
            <text:p>34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51" calcext:value-type="float">
            <text:p>25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58]*[.D358])" office:value-type="float" office:value="1.67333333333333" calcext:value-type="float">
            <text:p>1.67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58:.G358])" office:value-type="float" office:value="1.67333333333333" calcext:value-type="float">
            <text:p>1.67333333333333</text:p>
          </table:table-cell>
          <table:table-cell table:style-name="ce55" table:formula="of:=[.I357]+[.H358]" office:value-type="float" office:value="390.833333333333" calcext:value-type="float">
            <text:p>390.833333333333</text:p>
          </table:table-cell>
          <table:table-cell table:style-name="ce55" office:value-type="float" office:value="349" calcext:value-type="float">
            <text:p>34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50" calcext:value-type="float">
            <text:p>25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59]*[.D359])" office:value-type="float" office:value="1.66666666666667" calcext:value-type="float">
            <text:p>1.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59:.G359])" office:value-type="float" office:value="1.66666666666667" calcext:value-type="float">
            <text:p>1.66666666666667</text:p>
          </table:table-cell>
          <table:table-cell table:style-name="ce55" table:formula="of:=[.I358]+[.H359]" office:value-type="float" office:value="392.5" calcext:value-type="float">
            <text:p>392.5</text:p>
          </table:table-cell>
          <table:table-cell table:style-name="ce55" office:value-type="float" office:value="350" calcext:value-type="float">
            <text:p>35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49" calcext:value-type="float">
            <text:p>24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60]*[.D360])" office:value-type="float" office:value="1.66" calcext:value-type="float">
            <text:p>1.6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60:.G360])" office:value-type="float" office:value="1.66" calcext:value-type="float">
            <text:p>1.66</text:p>
          </table:table-cell>
          <table:table-cell table:style-name="ce55" table:formula="of:=[.I359]+[.H360]" office:value-type="float" office:value="394.16" calcext:value-type="float">
            <text:p>394.16</text:p>
          </table:table-cell>
          <table:table-cell table:style-name="ce55" office:value-type="float" office:value="351" calcext:value-type="float">
            <text:p>35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48" calcext:value-type="float">
            <text:p>24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61]*[.D361])" office:value-type="float" office:value="1.65333333333333" calcext:value-type="float">
            <text:p>1.65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61:.G361])" office:value-type="float" office:value="1.65333333333333" calcext:value-type="float">
            <text:p>1.65333333333333</text:p>
          </table:table-cell>
          <table:table-cell table:style-name="ce55" table:formula="of:=[.I360]+[.H361]" office:value-type="float" office:value="395.813333333333" calcext:value-type="float">
            <text:p>395.813333333333</text:p>
          </table:table-cell>
          <table:table-cell table:style-name="ce55" office:value-type="float" office:value="352" calcext:value-type="float">
            <text:p>35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47" calcext:value-type="float">
            <text:p>24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62]*[.D362])" office:value-type="float" office:value="1.64666666666667" calcext:value-type="float">
            <text:p>1.64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62:.G362])" office:value-type="float" office:value="1.64666666666667" calcext:value-type="float">
            <text:p>1.64666666666667</text:p>
          </table:table-cell>
          <table:table-cell table:style-name="ce55" table:formula="of:=[.I361]+[.H362]" office:value-type="float" office:value="397.46" calcext:value-type="float">
            <text:p>397.46</text:p>
          </table:table-cell>
          <table:table-cell table:style-name="ce55" office:value-type="float" office:value="353" calcext:value-type="float">
            <text:p>35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46" calcext:value-type="float">
            <text:p>24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63]*[.D363])" office:value-type="float" office:value="1.64" calcext:value-type="float">
            <text:p>1.6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63:.G363])" office:value-type="float" office:value="1.64" calcext:value-type="float">
            <text:p>1.64</text:p>
          </table:table-cell>
          <table:table-cell table:style-name="ce55" table:formula="of:=[.I362]+[.H363]" office:value-type="float" office:value="399.1" calcext:value-type="float">
            <text:p>399.1</text:p>
          </table:table-cell>
          <table:table-cell table:style-name="ce55" office:value-type="float" office:value="354" calcext:value-type="float">
            <text:p>35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45" calcext:value-type="float">
            <text:p>24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64]*[.D364])" office:value-type="float" office:value="1.63333333333333" calcext:value-type="float">
            <text:p>1.6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64:.G364])" office:value-type="float" office:value="1.63333333333333" calcext:value-type="float">
            <text:p>1.63333333333333</text:p>
          </table:table-cell>
          <table:table-cell table:style-name="ce55" table:formula="of:=[.I363]+[.H364]" office:value-type="float" office:value="400.733333333333" calcext:value-type="float">
            <text:p>400.733333333333</text:p>
          </table:table-cell>
          <table:table-cell table:style-name="ce55" office:value-type="float" office:value="355" calcext:value-type="float">
            <text:p>35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44" calcext:value-type="float">
            <text:p>24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65]*[.D365])" office:value-type="float" office:value="1.62666666666667" calcext:value-type="float">
            <text:p>1.62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65:.G365])" office:value-type="float" office:value="1.62666666666667" calcext:value-type="float">
            <text:p>1.62666666666667</text:p>
          </table:table-cell>
          <table:table-cell table:style-name="ce55" table:formula="of:=[.I364]+[.H365]" office:value-type="float" office:value="402.36" calcext:value-type="float">
            <text:p>402.36</text:p>
          </table:table-cell>
          <table:table-cell table:style-name="ce55" office:value-type="float" office:value="356" calcext:value-type="float">
            <text:p>35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43" calcext:value-type="float">
            <text:p>24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66]*[.D366])" office:value-type="float" office:value="1.62" calcext:value-type="float">
            <text:p>1.6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66:.G366])" office:value-type="float" office:value="1.62" calcext:value-type="float">
            <text:p>1.62</text:p>
          </table:table-cell>
          <table:table-cell table:style-name="ce55" table:formula="of:=[.I365]+[.H366]" office:value-type="float" office:value="403.98" calcext:value-type="float">
            <text:p>403.98</text:p>
          </table:table-cell>
          <table:table-cell table:style-name="ce55" office:value-type="float" office:value="357" calcext:value-type="float">
            <text:p>35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42" calcext:value-type="float">
            <text:p>24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67]*[.D367])" office:value-type="float" office:value="1.61333333333333" calcext:value-type="float">
            <text:p>1.61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67:.G367])" office:value-type="float" office:value="1.61333333333333" calcext:value-type="float">
            <text:p>1.61333333333333</text:p>
          </table:table-cell>
          <table:table-cell table:style-name="ce55" table:formula="of:=[.I366]+[.H367]" office:value-type="float" office:value="405.593333333333" calcext:value-type="float">
            <text:p>405.593333333333</text:p>
          </table:table-cell>
          <table:table-cell table:style-name="ce55" office:value-type="float" office:value="358" calcext:value-type="float">
            <text:p>35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41" calcext:value-type="float">
            <text:p>24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68]*[.D368])" office:value-type="float" office:value="1.60666666666667" calcext:value-type="float">
            <text:p>1.60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68:.G368])" office:value-type="float" office:value="1.60666666666667" calcext:value-type="float">
            <text:p>1.60666666666667</text:p>
          </table:table-cell>
          <table:table-cell table:style-name="ce55" table:formula="of:=[.I367]+[.H368]" office:value-type="float" office:value="407.2" calcext:value-type="float">
            <text:p>407.2</text:p>
          </table:table-cell>
          <table:table-cell table:style-name="ce55" office:value-type="float" office:value="359" calcext:value-type="float">
            <text:p>35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40" calcext:value-type="float">
            <text:p>24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69]*[.D369])" office:value-type="float" office:value="1.6" calcext:value-type="float">
            <text:p>1.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69:.G369])" office:value-type="float" office:value="1.6" calcext:value-type="float">
            <text:p>1.6</text:p>
          </table:table-cell>
          <table:table-cell table:style-name="ce55" table:formula="of:=[.I368]+[.H369]" office:value-type="float" office:value="408.8" calcext:value-type="float">
            <text:p>408.8</text:p>
          </table:table-cell>
          <table:table-cell table:style-name="ce55" office:value-type="float" office:value="360" calcext:value-type="float">
            <text:p>36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39" calcext:value-type="float">
            <text:p>23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70]*[.D370])" office:value-type="float" office:value="1.59333333333333" calcext:value-type="float">
            <text:p>1.59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70:.G370])" office:value-type="float" office:value="1.59333333333333" calcext:value-type="float">
            <text:p>1.59333333333333</text:p>
          </table:table-cell>
          <table:table-cell table:style-name="ce55" table:formula="of:=[.I369]+[.H370]" office:value-type="float" office:value="410.393333333333" calcext:value-type="float">
            <text:p>410.393333333333</text:p>
          </table:table-cell>
          <table:table-cell table:style-name="ce55" office:value-type="float" office:value="361" calcext:value-type="float">
            <text:p>36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38" calcext:value-type="float">
            <text:p>23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71]*[.D371])" office:value-type="float" office:value="1.58666666666667" calcext:value-type="float">
            <text:p>1.58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71:.G371])" office:value-type="float" office:value="1.58666666666667" calcext:value-type="float">
            <text:p>1.58666666666667</text:p>
          </table:table-cell>
          <table:table-cell table:style-name="ce55" table:formula="of:=[.I370]+[.H371]" office:value-type="float" office:value="411.98" calcext:value-type="float">
            <text:p>411.98</text:p>
          </table:table-cell>
          <table:table-cell table:style-name="ce55" office:value-type="float" office:value="362" calcext:value-type="float">
            <text:p>36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37" calcext:value-type="float">
            <text:p>23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72]*[.D372])" office:value-type="float" office:value="1.58" calcext:value-type="float">
            <text:p>1.5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72:.G372])" office:value-type="float" office:value="1.58" calcext:value-type="float">
            <text:p>1.58</text:p>
          </table:table-cell>
          <table:table-cell table:style-name="ce55" table:formula="of:=[.I371]+[.H372]" office:value-type="float" office:value="413.56" calcext:value-type="float">
            <text:p>413.56</text:p>
          </table:table-cell>
          <table:table-cell table:style-name="ce55" office:value-type="float" office:value="363" calcext:value-type="float">
            <text:p>36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36" calcext:value-type="float">
            <text:p>23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73]*[.D373])" office:value-type="float" office:value="1.57333333333333" calcext:value-type="float">
            <text:p>1.57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73:.G373])" office:value-type="float" office:value="1.57333333333333" calcext:value-type="float">
            <text:p>1.57333333333333</text:p>
          </table:table-cell>
          <table:table-cell table:style-name="ce55" table:formula="of:=[.I372]+[.H373]" office:value-type="float" office:value="415.133333333333" calcext:value-type="float">
            <text:p>415.133333333333</text:p>
          </table:table-cell>
          <table:table-cell table:style-name="ce55" office:value-type="float" office:value="364" calcext:value-type="float">
            <text:p>36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35" calcext:value-type="float">
            <text:p>23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74]*[.D374])" office:value-type="float" office:value="1.56666666666667" calcext:value-type="float">
            <text:p>1.5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74:.G374])" office:value-type="float" office:value="1.56666666666667" calcext:value-type="float">
            <text:p>1.56666666666667</text:p>
          </table:table-cell>
          <table:table-cell table:style-name="ce55" table:formula="of:=[.I373]+[.H374]" office:value-type="float" office:value="416.7" calcext:value-type="float">
            <text:p>416.7</text:p>
          </table:table-cell>
          <table:table-cell table:style-name="ce55" office:value-type="float" office:value="365" calcext:value-type="float">
            <text:p>36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34" calcext:value-type="float">
            <text:p>23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75]*[.D375])" office:value-type="float" office:value="1.56" calcext:value-type="float">
            <text:p>1.5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75:.G375])" office:value-type="float" office:value="1.56" calcext:value-type="float">
            <text:p>1.56</text:p>
          </table:table-cell>
          <table:table-cell table:style-name="ce55" table:formula="of:=[.I374]+[.H375]" office:value-type="float" office:value="418.26" calcext:value-type="float">
            <text:p>418.26</text:p>
          </table:table-cell>
          <table:table-cell table:style-name="ce55" office:value-type="float" office:value="366" calcext:value-type="float">
            <text:p>36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33" calcext:value-type="float">
            <text:p>23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76]*[.D376])" office:value-type="float" office:value="1.55333333333333" calcext:value-type="float">
            <text:p>1.55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76:.G376])" office:value-type="float" office:value="1.55333333333333" calcext:value-type="float">
            <text:p>1.55333333333333</text:p>
          </table:table-cell>
          <table:table-cell table:style-name="ce55" table:formula="of:=[.I375]+[.H376]" office:value-type="float" office:value="419.813333333333" calcext:value-type="float">
            <text:p>419.813333333333</text:p>
          </table:table-cell>
          <table:table-cell table:style-name="ce55" office:value-type="float" office:value="367" calcext:value-type="float">
            <text:p>36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32" calcext:value-type="float">
            <text:p>23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77]*[.D377])" office:value-type="float" office:value="1.54666666666667" calcext:value-type="float">
            <text:p>1.54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77:.G377])" office:value-type="float" office:value="1.54666666666667" calcext:value-type="float">
            <text:p>1.54666666666667</text:p>
          </table:table-cell>
          <table:table-cell table:style-name="ce55" table:formula="of:=[.I376]+[.H377]" office:value-type="float" office:value="421.36" calcext:value-type="float">
            <text:p>421.36</text:p>
          </table:table-cell>
          <table:table-cell table:style-name="ce55" office:value-type="float" office:value="368" calcext:value-type="float">
            <text:p>36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31" calcext:value-type="float">
            <text:p>23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78]*[.D378])" office:value-type="float" office:value="1.54" calcext:value-type="float">
            <text:p>1.5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78:.G378])" office:value-type="float" office:value="1.54" calcext:value-type="float">
            <text:p>1.54</text:p>
          </table:table-cell>
          <table:table-cell table:style-name="ce55" table:formula="of:=[.I377]+[.H378]" office:value-type="float" office:value="422.9" calcext:value-type="float">
            <text:p>422.9</text:p>
          </table:table-cell>
          <table:table-cell table:style-name="ce55" office:value-type="float" office:value="369" calcext:value-type="float">
            <text:p>36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30" calcext:value-type="float">
            <text:p>23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79]*[.D379])" office:value-type="float" office:value="1.53333333333333" calcext:value-type="float">
            <text:p>1.5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79:.G379])" office:value-type="float" office:value="1.53333333333333" calcext:value-type="float">
            <text:p>1.53333333333333</text:p>
          </table:table-cell>
          <table:table-cell table:style-name="ce55" table:formula="of:=[.I378]+[.H379]" office:value-type="float" office:value="424.433333333333" calcext:value-type="float">
            <text:p>424.433333333333</text:p>
          </table:table-cell>
          <table:table-cell table:style-name="ce55" office:value-type="float" office:value="370" calcext:value-type="float">
            <text:p>37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29" calcext:value-type="float">
            <text:p>22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80]*[.D380])" office:value-type="float" office:value="1.52666666666667" calcext:value-type="float">
            <text:p>1.52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80:.G380])" office:value-type="float" office:value="1.52666666666667" calcext:value-type="float">
            <text:p>1.52666666666667</text:p>
          </table:table-cell>
          <table:table-cell table:style-name="ce55" table:formula="of:=[.I379]+[.H380]" office:value-type="float" office:value="425.96" calcext:value-type="float">
            <text:p>425.96</text:p>
          </table:table-cell>
          <table:table-cell table:style-name="ce55" office:value-type="float" office:value="371" calcext:value-type="float">
            <text:p>37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28" calcext:value-type="float">
            <text:p>22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81]*[.D381])" office:value-type="float" office:value="1.52" calcext:value-type="float">
            <text:p>1.5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81:.G381])" office:value-type="float" office:value="1.52" calcext:value-type="float">
            <text:p>1.52</text:p>
          </table:table-cell>
          <table:table-cell table:style-name="ce55" table:formula="of:=[.I380]+[.H381]" office:value-type="float" office:value="427.48" calcext:value-type="float">
            <text:p>427.48</text:p>
          </table:table-cell>
          <table:table-cell table:style-name="ce55" office:value-type="float" office:value="372" calcext:value-type="float">
            <text:p>37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27" calcext:value-type="float">
            <text:p>22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82]*[.D382])" office:value-type="float" office:value="1.51333333333333" calcext:value-type="float">
            <text:p>1.51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82:.G382])" office:value-type="float" office:value="1.51333333333333" calcext:value-type="float">
            <text:p>1.51333333333333</text:p>
          </table:table-cell>
          <table:table-cell table:style-name="ce55" table:formula="of:=[.I381]+[.H382]" office:value-type="float" office:value="428.993333333333" calcext:value-type="float">
            <text:p>428.993333333333</text:p>
          </table:table-cell>
          <table:table-cell table:style-name="ce55" office:value-type="float" office:value="373" calcext:value-type="float">
            <text:p>37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26" calcext:value-type="float">
            <text:p>22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83]*[.D383])" office:value-type="float" office:value="1.50666666666667" calcext:value-type="float">
            <text:p>1.50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83:.G383])" office:value-type="float" office:value="1.50666666666667" calcext:value-type="float">
            <text:p>1.50666666666667</text:p>
          </table:table-cell>
          <table:table-cell table:style-name="ce55" table:formula="of:=[.I382]+[.H383]" office:value-type="float" office:value="430.5" calcext:value-type="float">
            <text:p>430.5</text:p>
          </table:table-cell>
          <table:table-cell table:style-name="ce55" office:value-type="float" office:value="374" calcext:value-type="float">
            <text:p>37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25" calcext:value-type="float">
            <text:p>22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84]*[.D384])" office:value-type="float" office:value="1.5" calcext:value-type="float">
            <text:p>1.5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84:.G384])" office:value-type="float" office:value="1.5" calcext:value-type="float">
            <text:p>1.5</text:p>
          </table:table-cell>
          <table:table-cell table:style-name="ce55" table:formula="of:=[.I383]+[.H384]" office:value-type="float" office:value="432" calcext:value-type="float">
            <text:p>432</text:p>
          </table:table-cell>
          <table:table-cell table:style-name="ce55" office:value-type="float" office:value="375" calcext:value-type="float">
            <text:p>37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24" calcext:value-type="float">
            <text:p>22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85]*[.D385])" office:value-type="float" office:value="1.49333333333333" calcext:value-type="float">
            <text:p>1.49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85:.G385])" office:value-type="float" office:value="1.49333333333333" calcext:value-type="float">
            <text:p>1.49333333333333</text:p>
          </table:table-cell>
          <table:table-cell table:style-name="ce55" table:formula="of:=[.I384]+[.H385]" office:value-type="float" office:value="433.493333333333" calcext:value-type="float">
            <text:p>433.493333333333</text:p>
          </table:table-cell>
          <table:table-cell table:style-name="ce55" office:value-type="float" office:value="376" calcext:value-type="float">
            <text:p>37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23" calcext:value-type="float">
            <text:p>22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86]*[.D386])" office:value-type="float" office:value="1.48666666666667" calcext:value-type="float">
            <text:p>1.48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86:.G386])" office:value-type="float" office:value="1.48666666666667" calcext:value-type="float">
            <text:p>1.48666666666667</text:p>
          </table:table-cell>
          <table:table-cell table:style-name="ce55" table:formula="of:=[.I385]+[.H386]" office:value-type="float" office:value="434.98" calcext:value-type="float">
            <text:p>434.98</text:p>
          </table:table-cell>
          <table:table-cell table:style-name="ce55" office:value-type="float" office:value="377" calcext:value-type="float">
            <text:p>37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22" calcext:value-type="float">
            <text:p>22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87]*[.D387])" office:value-type="float" office:value="1.48" calcext:value-type="float">
            <text:p>1.4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87:.G387])" office:value-type="float" office:value="1.48" calcext:value-type="float">
            <text:p>1.48</text:p>
          </table:table-cell>
          <table:table-cell table:style-name="ce55" table:formula="of:=[.I386]+[.H387]" office:value-type="float" office:value="436.46" calcext:value-type="float">
            <text:p>436.46</text:p>
          </table:table-cell>
          <table:table-cell table:style-name="ce55" office:value-type="float" office:value="378" calcext:value-type="float">
            <text:p>37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21" calcext:value-type="float">
            <text:p>22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88]*[.D388])" office:value-type="float" office:value="1.47333333333333" calcext:value-type="float">
            <text:p>1.47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88:.G388])" office:value-type="float" office:value="1.47333333333333" calcext:value-type="float">
            <text:p>1.47333333333333</text:p>
          </table:table-cell>
          <table:table-cell table:style-name="ce55" table:formula="of:=[.I387]+[.H388]" office:value-type="float" office:value="437.933333333333" calcext:value-type="float">
            <text:p>437.933333333333</text:p>
          </table:table-cell>
          <table:table-cell table:style-name="ce55" office:value-type="float" office:value="379" calcext:value-type="float">
            <text:p>37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20" calcext:value-type="float">
            <text:p>22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89]*[.D389])" office:value-type="float" office:value="1.46666666666667" calcext:value-type="float">
            <text:p>1.4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89:.G389])" office:value-type="float" office:value="1.46666666666667" calcext:value-type="float">
            <text:p>1.46666666666667</text:p>
          </table:table-cell>
          <table:table-cell table:style-name="ce55" table:formula="of:=[.I388]+[.H389]" office:value-type="float" office:value="439.4" calcext:value-type="float">
            <text:p>439.4</text:p>
          </table:table-cell>
          <table:table-cell table:style-name="ce55" office:value-type="float" office:value="380" calcext:value-type="float">
            <text:p>38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19" calcext:value-type="float">
            <text:p>21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90]*[.D390])" office:value-type="float" office:value="1.46" calcext:value-type="float">
            <text:p>1.4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90:.G390])" office:value-type="float" office:value="1.46" calcext:value-type="float">
            <text:p>1.46</text:p>
          </table:table-cell>
          <table:table-cell table:style-name="ce55" table:formula="of:=[.I389]+[.H390]" office:value-type="float" office:value="440.86" calcext:value-type="float">
            <text:p>440.86</text:p>
          </table:table-cell>
          <table:table-cell table:style-name="ce55" office:value-type="float" office:value="381" calcext:value-type="float">
            <text:p>38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18" calcext:value-type="float">
            <text:p>21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91]*[.D391])" office:value-type="float" office:value="1.45333333333333" calcext:value-type="float">
            <text:p>1.45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91:.G391])" office:value-type="float" office:value="1.45333333333333" calcext:value-type="float">
            <text:p>1.45333333333333</text:p>
          </table:table-cell>
          <table:table-cell table:style-name="ce55" table:formula="of:=[.I390]+[.H391]" office:value-type="float" office:value="442.313333333333" calcext:value-type="float">
            <text:p>442.313333333333</text:p>
          </table:table-cell>
          <table:table-cell table:style-name="ce55" office:value-type="float" office:value="382" calcext:value-type="float">
            <text:p>38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17" calcext:value-type="float">
            <text:p>21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92]*[.D392])" office:value-type="float" office:value="1.44666666666667" calcext:value-type="float">
            <text:p>1.44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92:.G392])" office:value-type="float" office:value="1.44666666666667" calcext:value-type="float">
            <text:p>1.44666666666667</text:p>
          </table:table-cell>
          <table:table-cell table:style-name="ce55" table:formula="of:=[.I391]+[.H392]" office:value-type="float" office:value="443.76" calcext:value-type="float">
            <text:p>443.76</text:p>
          </table:table-cell>
          <table:table-cell table:style-name="ce55" office:value-type="float" office:value="383" calcext:value-type="float">
            <text:p>38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16" calcext:value-type="float">
            <text:p>21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93]*[.D393])" office:value-type="float" office:value="1.44" calcext:value-type="float">
            <text:p>1.4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93:.G393])" office:value-type="float" office:value="1.44" calcext:value-type="float">
            <text:p>1.44</text:p>
          </table:table-cell>
          <table:table-cell table:style-name="ce55" table:formula="of:=[.I392]+[.H393]" office:value-type="float" office:value="445.2" calcext:value-type="float">
            <text:p>445.2</text:p>
          </table:table-cell>
          <table:table-cell table:style-name="ce55" office:value-type="float" office:value="384" calcext:value-type="float">
            <text:p>38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15" calcext:value-type="float">
            <text:p>21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94]*[.D394])" office:value-type="float" office:value="1.43333333333333" calcext:value-type="float">
            <text:p>1.4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94:.G394])" office:value-type="float" office:value="1.43333333333333" calcext:value-type="float">
            <text:p>1.43333333333333</text:p>
          </table:table-cell>
          <table:table-cell table:style-name="ce55" table:formula="of:=[.I393]+[.H394]" office:value-type="float" office:value="446.633333333333" calcext:value-type="float">
            <text:p>446.633333333333</text:p>
          </table:table-cell>
          <table:table-cell table:style-name="ce55" office:value-type="float" office:value="385" calcext:value-type="float">
            <text:p>38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14" calcext:value-type="float">
            <text:p>21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95]*[.D395])" office:value-type="float" office:value="1.42666666666667" calcext:value-type="float">
            <text:p>1.42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95:.G395])" office:value-type="float" office:value="1.42666666666667" calcext:value-type="float">
            <text:p>1.42666666666667</text:p>
          </table:table-cell>
          <table:table-cell table:style-name="ce55" table:formula="of:=[.I394]+[.H395]" office:value-type="float" office:value="448.06" calcext:value-type="float">
            <text:p>448.06</text:p>
          </table:table-cell>
          <table:table-cell table:style-name="ce55" office:value-type="float" office:value="386" calcext:value-type="float">
            <text:p>38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13" calcext:value-type="float">
            <text:p>21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96]*[.D396])" office:value-type="float" office:value="1.42" calcext:value-type="float">
            <text:p>1.4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96:.G396])" office:value-type="float" office:value="1.42" calcext:value-type="float">
            <text:p>1.42</text:p>
          </table:table-cell>
          <table:table-cell table:style-name="ce55" table:formula="of:=[.I395]+[.H396]" office:value-type="float" office:value="449.48" calcext:value-type="float">
            <text:p>449.48</text:p>
          </table:table-cell>
          <table:table-cell table:style-name="ce55" office:value-type="float" office:value="387" calcext:value-type="float">
            <text:p>38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12" calcext:value-type="float">
            <text:p>21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97]*[.D397])" office:value-type="float" office:value="1.41333333333333" calcext:value-type="float">
            <text:p>1.41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97:.G397])" office:value-type="float" office:value="1.41333333333333" calcext:value-type="float">
            <text:p>1.41333333333333</text:p>
          </table:table-cell>
          <table:table-cell table:style-name="ce55" table:formula="of:=[.I396]+[.H397]" office:value-type="float" office:value="450.893333333333" calcext:value-type="float">
            <text:p>450.893333333333</text:p>
          </table:table-cell>
          <table:table-cell table:style-name="ce55" office:value-type="float" office:value="388" calcext:value-type="float">
            <text:p>38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11" calcext:value-type="float">
            <text:p>21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98]*[.D398])" office:value-type="float" office:value="1.40666666666667" calcext:value-type="float">
            <text:p>1.40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98:.G398])" office:value-type="float" office:value="1.40666666666667" calcext:value-type="float">
            <text:p>1.40666666666667</text:p>
          </table:table-cell>
          <table:table-cell table:style-name="ce55" table:formula="of:=[.I397]+[.H398]" office:value-type="float" office:value="452.3" calcext:value-type="float">
            <text:p>452.3</text:p>
          </table:table-cell>
          <table:table-cell table:style-name="ce55" office:value-type="float" office:value="389" calcext:value-type="float">
            <text:p>38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10" calcext:value-type="float">
            <text:p>21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399]*[.D399])" office:value-type="float" office:value="1.4" calcext:value-type="float">
            <text:p>1.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399:.G399])" office:value-type="float" office:value="1.4" calcext:value-type="float">
            <text:p>1.4</text:p>
          </table:table-cell>
          <table:table-cell table:style-name="ce55" table:formula="of:=[.I398]+[.H399]" office:value-type="float" office:value="453.7" calcext:value-type="float">
            <text:p>453.7</text:p>
          </table:table-cell>
          <table:table-cell table:style-name="ce55" office:value-type="float" office:value="390" calcext:value-type="float">
            <text:p>39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09" calcext:value-type="float">
            <text:p>20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00]*[.D400])" office:value-type="float" office:value="1.39333333333333" calcext:value-type="float">
            <text:p>1.39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00:.G400])" office:value-type="float" office:value="1.39333333333333" calcext:value-type="float">
            <text:p>1.39333333333333</text:p>
          </table:table-cell>
          <table:table-cell table:style-name="ce55" table:formula="of:=[.I399]+[.H400]" office:value-type="float" office:value="455.093333333333" calcext:value-type="float">
            <text:p>455.093333333333</text:p>
          </table:table-cell>
          <table:table-cell table:style-name="ce55" office:value-type="float" office:value="391" calcext:value-type="float">
            <text:p>39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08" calcext:value-type="float">
            <text:p>20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01]*[.D401])" office:value-type="float" office:value="1.38666666666667" calcext:value-type="float">
            <text:p>1.38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01:.G401])" office:value-type="float" office:value="1.38666666666667" calcext:value-type="float">
            <text:p>1.38666666666667</text:p>
          </table:table-cell>
          <table:table-cell table:style-name="ce55" table:formula="of:=[.I400]+[.H401]" office:value-type="float" office:value="456.48" calcext:value-type="float">
            <text:p>456.48</text:p>
          </table:table-cell>
          <table:table-cell table:style-name="ce55" office:value-type="float" office:value="392" calcext:value-type="float">
            <text:p>39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07" calcext:value-type="float">
            <text:p>20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02]*[.D402])" office:value-type="float" office:value="1.38" calcext:value-type="float">
            <text:p>1.3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02:.G402])" office:value-type="float" office:value="1.38" calcext:value-type="float">
            <text:p>1.38</text:p>
          </table:table-cell>
          <table:table-cell table:style-name="ce55" table:formula="of:=[.I401]+[.H402]" office:value-type="float" office:value="457.86" calcext:value-type="float">
            <text:p>457.86</text:p>
          </table:table-cell>
          <table:table-cell table:style-name="ce55" office:value-type="float" office:value="393" calcext:value-type="float">
            <text:p>39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06" calcext:value-type="float">
            <text:p>20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03]*[.D403])" office:value-type="float" office:value="1.37333333333333" calcext:value-type="float">
            <text:p>1.37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03:.G403])" office:value-type="float" office:value="1.37333333333333" calcext:value-type="float">
            <text:p>1.37333333333333</text:p>
          </table:table-cell>
          <table:table-cell table:style-name="ce55" table:formula="of:=[.I402]+[.H403]" office:value-type="float" office:value="459.233333333333" calcext:value-type="float">
            <text:p>459.233333333333</text:p>
          </table:table-cell>
          <table:table-cell table:style-name="ce55" office:value-type="float" office:value="394" calcext:value-type="float">
            <text:p>39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05" calcext:value-type="float">
            <text:p>20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04]*[.D404])" office:value-type="float" office:value="1.36666666666667" calcext:value-type="float">
            <text:p>1.3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04:.G404])" office:value-type="float" office:value="1.36666666666667" calcext:value-type="float">
            <text:p>1.36666666666667</text:p>
          </table:table-cell>
          <table:table-cell table:style-name="ce55" table:formula="of:=[.I403]+[.H404]" office:value-type="float" office:value="460.6" calcext:value-type="float">
            <text:p>460.6</text:p>
          </table:table-cell>
          <table:table-cell table:style-name="ce55" office:value-type="float" office:value="395" calcext:value-type="float">
            <text:p>39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04" calcext:value-type="float">
            <text:p>20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05]*[.D405])" office:value-type="float" office:value="1.36" calcext:value-type="float">
            <text:p>1.3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05:.G405])" office:value-type="float" office:value="1.36" calcext:value-type="float">
            <text:p>1.36</text:p>
          </table:table-cell>
          <table:table-cell table:style-name="ce55" table:formula="of:=[.I404]+[.H405]" office:value-type="float" office:value="461.96" calcext:value-type="float">
            <text:p>461.96</text:p>
          </table:table-cell>
          <table:table-cell table:style-name="ce55" office:value-type="float" office:value="396" calcext:value-type="float">
            <text:p>39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03" calcext:value-type="float">
            <text:p>20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06]*[.D406])" office:value-type="float" office:value="1.35333333333333" calcext:value-type="float">
            <text:p>1.35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06:.G406])" office:value-type="float" office:value="1.35333333333333" calcext:value-type="float">
            <text:p>1.35333333333333</text:p>
          </table:table-cell>
          <table:table-cell table:style-name="ce55" table:formula="of:=[.I405]+[.H406]" office:value-type="float" office:value="463.313333333333" calcext:value-type="float">
            <text:p>463.313333333333</text:p>
          </table:table-cell>
          <table:table-cell table:style-name="ce55" office:value-type="float" office:value="397" calcext:value-type="float">
            <text:p>39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02" calcext:value-type="float">
            <text:p>20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07]*[.D407])" office:value-type="float" office:value="1.34666666666667" calcext:value-type="float">
            <text:p>1.34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07:.G407])" office:value-type="float" office:value="1.34666666666667" calcext:value-type="float">
            <text:p>1.34666666666667</text:p>
          </table:table-cell>
          <table:table-cell table:style-name="ce55" table:formula="of:=[.I406]+[.H407]" office:value-type="float" office:value="464.66" calcext:value-type="float">
            <text:p>464.66</text:p>
          </table:table-cell>
          <table:table-cell table:style-name="ce55" office:value-type="float" office:value="398" calcext:value-type="float">
            <text:p>39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01" calcext:value-type="float">
            <text:p>20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08]*[.D408])" office:value-type="float" office:value="1.34" calcext:value-type="float">
            <text:p>1.3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08:.G408])" office:value-type="float" office:value="1.34" calcext:value-type="float">
            <text:p>1.34</text:p>
          </table:table-cell>
          <table:table-cell table:style-name="ce55" table:formula="of:=[.I407]+[.H408]" office:value-type="float" office:value="466" calcext:value-type="float">
            <text:p>466</text:p>
          </table:table-cell>
          <table:table-cell table:style-name="ce55" office:value-type="float" office:value="399" calcext:value-type="float">
            <text:p>39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00" calcext:value-type="float">
            <text:p>20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09]*[.D409])" office:value-type="float" office:value="1.33333333333333" calcext:value-type="float">
            <text:p>1.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09:.G409])" office:value-type="float" office:value="1.33333333333333" calcext:value-type="float">
            <text:p>1.33333333333333</text:p>
          </table:table-cell>
          <table:table-cell table:style-name="ce55" table:formula="of:=[.I408]+[.H409]" office:value-type="float" office:value="467.333333333334" calcext:value-type="float">
            <text:p>467.333333333334</text:p>
          </table:table-cell>
          <table:table-cell table:style-name="ce55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99" calcext:value-type="float">
            <text:p>19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10]*[.D410])" office:value-type="float" office:value="1.32666666666667" calcext:value-type="float">
            <text:p>1.32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10:.G410])" office:value-type="float" office:value="1.32666666666667" calcext:value-type="float">
            <text:p>1.32666666666667</text:p>
          </table:table-cell>
          <table:table-cell table:style-name="ce55" table:formula="of:=[.I409]+[.H410]" office:value-type="float" office:value="468.66" calcext:value-type="float">
            <text:p>468.66</text:p>
          </table:table-cell>
          <table:table-cell table:style-name="ce55" office:value-type="float" office:value="401" calcext:value-type="float">
            <text:p>40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98" calcext:value-type="float">
            <text:p>19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11]*[.D411])" office:value-type="float" office:value="1.32" calcext:value-type="float">
            <text:p>1.3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11:.G411])" office:value-type="float" office:value="1.32" calcext:value-type="float">
            <text:p>1.32</text:p>
          </table:table-cell>
          <table:table-cell table:style-name="ce55" table:formula="of:=[.I410]+[.H411]" office:value-type="float" office:value="469.98" calcext:value-type="float">
            <text:p>469.98</text:p>
          </table:table-cell>
          <table:table-cell table:style-name="ce55" office:value-type="float" office:value="402" calcext:value-type="float">
            <text:p>40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97" calcext:value-type="float">
            <text:p>19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12]*[.D412])" office:value-type="float" office:value="1.31333333333333" calcext:value-type="float">
            <text:p>1.31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12:.G412])" office:value-type="float" office:value="1.31333333333333" calcext:value-type="float">
            <text:p>1.31333333333333</text:p>
          </table:table-cell>
          <table:table-cell table:style-name="ce55" table:formula="of:=[.I411]+[.H412]" office:value-type="float" office:value="471.293333333333" calcext:value-type="float">
            <text:p>471.293333333333</text:p>
          </table:table-cell>
          <table:table-cell table:style-name="ce55" office:value-type="float" office:value="403" calcext:value-type="float">
            <text:p>40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96" calcext:value-type="float">
            <text:p>19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13]*[.D413])" office:value-type="float" office:value="1.30666666666667" calcext:value-type="float">
            <text:p>1.30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13:.G413])" office:value-type="float" office:value="1.30666666666667" calcext:value-type="float">
            <text:p>1.30666666666667</text:p>
          </table:table-cell>
          <table:table-cell table:style-name="ce55" table:formula="of:=[.I412]+[.H413]" office:value-type="float" office:value="472.6" calcext:value-type="float">
            <text:p>472.6</text:p>
          </table:table-cell>
          <table:table-cell table:style-name="ce55" office:value-type="float" office:value="404" calcext:value-type="float">
            <text:p>40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95" calcext:value-type="float">
            <text:p>19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14]*[.D414])" office:value-type="float" office:value="1.3" calcext:value-type="float">
            <text:p>1.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14:.G414])" office:value-type="float" office:value="1.3" calcext:value-type="float">
            <text:p>1.3</text:p>
          </table:table-cell>
          <table:table-cell table:style-name="ce55" table:formula="of:=[.I413]+[.H414]" office:value-type="float" office:value="473.9" calcext:value-type="float">
            <text:p>473.9</text:p>
          </table:table-cell>
          <table:table-cell table:style-name="ce55" office:value-type="float" office:value="405" calcext:value-type="float">
            <text:p>40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94" calcext:value-type="float">
            <text:p>19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15]*[.D415])" office:value-type="float" office:value="1.29333333333333" calcext:value-type="float">
            <text:p>1.29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15:.G415])" office:value-type="float" office:value="1.29333333333333" calcext:value-type="float">
            <text:p>1.29333333333333</text:p>
          </table:table-cell>
          <table:table-cell table:style-name="ce55" table:formula="of:=[.I414]+[.H415]" office:value-type="float" office:value="475.193333333333" calcext:value-type="float">
            <text:p>475.193333333333</text:p>
          </table:table-cell>
          <table:table-cell table:style-name="ce55" office:value-type="float" office:value="406" calcext:value-type="float">
            <text:p>40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93" calcext:value-type="float">
            <text:p>19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16]*[.D416])" office:value-type="float" office:value="1.28666666666667" calcext:value-type="float">
            <text:p>1.28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16:.G416])" office:value-type="float" office:value="1.28666666666667" calcext:value-type="float">
            <text:p>1.28666666666667</text:p>
          </table:table-cell>
          <table:table-cell table:style-name="ce55" table:formula="of:=[.I415]+[.H416]" office:value-type="float" office:value="476.48" calcext:value-type="float">
            <text:p>476.48</text:p>
          </table:table-cell>
          <table:table-cell table:style-name="ce55" office:value-type="float" office:value="407" calcext:value-type="float">
            <text:p>40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92" calcext:value-type="float">
            <text:p>19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17]*[.D417])" office:value-type="float" office:value="1.28" calcext:value-type="float">
            <text:p>1.2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17:.G417])" office:value-type="float" office:value="1.28" calcext:value-type="float">
            <text:p>1.28</text:p>
          </table:table-cell>
          <table:table-cell table:style-name="ce55" table:formula="of:=[.I416]+[.H417]" office:value-type="float" office:value="477.76" calcext:value-type="float">
            <text:p>477.76</text:p>
          </table:table-cell>
          <table:table-cell table:style-name="ce55" office:value-type="float" office:value="408" calcext:value-type="float">
            <text:p>40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91" calcext:value-type="float">
            <text:p>19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18]*[.D418])" office:value-type="float" office:value="1.27333333333333" calcext:value-type="float">
            <text:p>1.27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18:.G418])" office:value-type="float" office:value="1.27333333333333" calcext:value-type="float">
            <text:p>1.27333333333333</text:p>
          </table:table-cell>
          <table:table-cell table:style-name="ce55" table:formula="of:=[.I417]+[.H418]" office:value-type="float" office:value="479.033333333333" calcext:value-type="float">
            <text:p>479.033333333333</text:p>
          </table:table-cell>
          <table:table-cell table:style-name="ce55" office:value-type="float" office:value="409" calcext:value-type="float">
            <text:p>40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90" calcext:value-type="float">
            <text:p>19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19]*[.D419])" office:value-type="float" office:value="1.26666666666667" calcext:value-type="float">
            <text:p>1.2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19:.G419])" office:value-type="float" office:value="1.26666666666667" calcext:value-type="float">
            <text:p>1.26666666666667</text:p>
          </table:table-cell>
          <table:table-cell table:style-name="ce55" table:formula="of:=[.I418]+[.H419]" office:value-type="float" office:value="480.3" calcext:value-type="float">
            <text:p>480.3</text:p>
          </table:table-cell>
          <table:table-cell table:style-name="ce55" office:value-type="float" office:value="410" calcext:value-type="float">
            <text:p>41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89" calcext:value-type="float">
            <text:p>18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20]*[.D420])" office:value-type="float" office:value="1.26" calcext:value-type="float">
            <text:p>1.2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20:.G420])" office:value-type="float" office:value="1.26" calcext:value-type="float">
            <text:p>1.26</text:p>
          </table:table-cell>
          <table:table-cell table:style-name="ce55" table:formula="of:=[.I419]+[.H420]" office:value-type="float" office:value="481.56" calcext:value-type="float">
            <text:p>481.56</text:p>
          </table:table-cell>
          <table:table-cell table:style-name="ce55" office:value-type="float" office:value="411" calcext:value-type="float">
            <text:p>41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88" calcext:value-type="float">
            <text:p>18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21]*[.D421])" office:value-type="float" office:value="1.25333333333333" calcext:value-type="float">
            <text:p>1.25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21:.G421])" office:value-type="float" office:value="1.25333333333333" calcext:value-type="float">
            <text:p>1.25333333333333</text:p>
          </table:table-cell>
          <table:table-cell table:style-name="ce55" table:formula="of:=[.I420]+[.H421]" office:value-type="float" office:value="482.813333333333" calcext:value-type="float">
            <text:p>482.813333333333</text:p>
          </table:table-cell>
          <table:table-cell table:style-name="ce55" office:value-type="float" office:value="412" calcext:value-type="float">
            <text:p>41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87" calcext:value-type="float">
            <text:p>18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22]*[.D422])" office:value-type="float" office:value="1.24666666666667" calcext:value-type="float">
            <text:p>1.24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22:.G422])" office:value-type="float" office:value="1.24666666666667" calcext:value-type="float">
            <text:p>1.24666666666667</text:p>
          </table:table-cell>
          <table:table-cell table:style-name="ce55" table:formula="of:=[.I421]+[.H422]" office:value-type="float" office:value="484.06" calcext:value-type="float">
            <text:p>484.06</text:p>
          </table:table-cell>
          <table:table-cell table:style-name="ce55" office:value-type="float" office:value="413" calcext:value-type="float">
            <text:p>41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86" calcext:value-type="float">
            <text:p>18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23]*[.D423])" office:value-type="float" office:value="1.24" calcext:value-type="float">
            <text:p>1.2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23:.G423])" office:value-type="float" office:value="1.24" calcext:value-type="float">
            <text:p>1.24</text:p>
          </table:table-cell>
          <table:table-cell table:style-name="ce55" table:formula="of:=[.I422]+[.H423]" office:value-type="float" office:value="485.3" calcext:value-type="float">
            <text:p>485.3</text:p>
          </table:table-cell>
          <table:table-cell table:style-name="ce55" office:value-type="float" office:value="414" calcext:value-type="float">
            <text:p>41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85" calcext:value-type="float">
            <text:p>18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24]*[.D424])" office:value-type="float" office:value="1.23333333333333" calcext:value-type="float">
            <text:p>1.2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24:.G424])" office:value-type="float" office:value="1.23333333333333" calcext:value-type="float">
            <text:p>1.23333333333333</text:p>
          </table:table-cell>
          <table:table-cell table:style-name="ce55" table:formula="of:=[.I423]+[.H424]" office:value-type="float" office:value="486.533333333333" calcext:value-type="float">
            <text:p>486.533333333333</text:p>
          </table:table-cell>
          <table:table-cell table:style-name="ce55" office:value-type="float" office:value="415" calcext:value-type="float">
            <text:p>41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84" calcext:value-type="float">
            <text:p>18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25]*[.D425])" office:value-type="float" office:value="1.22666666666667" calcext:value-type="float">
            <text:p>1.22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25:.G425])" office:value-type="float" office:value="1.22666666666667" calcext:value-type="float">
            <text:p>1.22666666666667</text:p>
          </table:table-cell>
          <table:table-cell table:style-name="ce55" table:formula="of:=[.I424]+[.H425]" office:value-type="float" office:value="487.76" calcext:value-type="float">
            <text:p>487.76</text:p>
          </table:table-cell>
          <table:table-cell table:style-name="ce55" office:value-type="float" office:value="416" calcext:value-type="float">
            <text:p>41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83" calcext:value-type="float">
            <text:p>18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26]*[.D426])" office:value-type="float" office:value="1.22" calcext:value-type="float">
            <text:p>1.2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26:.G426])" office:value-type="float" office:value="1.22" calcext:value-type="float">
            <text:p>1.22</text:p>
          </table:table-cell>
          <table:table-cell table:style-name="ce55" table:formula="of:=[.I425]+[.H426]" office:value-type="float" office:value="488.98" calcext:value-type="float">
            <text:p>488.98</text:p>
          </table:table-cell>
          <table:table-cell table:style-name="ce55" office:value-type="float" office:value="417" calcext:value-type="float">
            <text:p>41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82" calcext:value-type="float">
            <text:p>18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27]*[.D427])" office:value-type="float" office:value="1.21333333333333" calcext:value-type="float">
            <text:p>1.21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27:.G427])" office:value-type="float" office:value="1.21333333333333" calcext:value-type="float">
            <text:p>1.21333333333333</text:p>
          </table:table-cell>
          <table:table-cell table:style-name="ce55" table:formula="of:=[.I426]+[.H427]" office:value-type="float" office:value="490.193333333334" calcext:value-type="float">
            <text:p>490.193333333334</text:p>
          </table:table-cell>
          <table:table-cell table:style-name="ce55" office:value-type="float" office:value="418" calcext:value-type="float">
            <text:p>41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81" calcext:value-type="float">
            <text:p>18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28]*[.D428])" office:value-type="float" office:value="1.20666666666667" calcext:value-type="float">
            <text:p>1.20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28:.G428])" office:value-type="float" office:value="1.20666666666667" calcext:value-type="float">
            <text:p>1.20666666666667</text:p>
          </table:table-cell>
          <table:table-cell table:style-name="ce55" table:formula="of:=[.I427]+[.H428]" office:value-type="float" office:value="491.4" calcext:value-type="float">
            <text:p>491.4</text:p>
          </table:table-cell>
          <table:table-cell table:style-name="ce55" office:value-type="float" office:value="419" calcext:value-type="float">
            <text:p>41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80" calcext:value-type="float">
            <text:p>18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29]*[.D429])" office:value-type="float" office:value="1.2" calcext:value-type="float">
            <text:p>1.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29:.G429])" office:value-type="float" office:value="1.2" calcext:value-type="float">
            <text:p>1.2</text:p>
          </table:table-cell>
          <table:table-cell table:style-name="ce55" table:formula="of:=[.I428]+[.H429]" office:value-type="float" office:value="492.6" calcext:value-type="float">
            <text:p>492.6</text:p>
          </table:table-cell>
          <table:table-cell table:style-name="ce55" office:value-type="float" office:value="420" calcext:value-type="float">
            <text:p>42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79" calcext:value-type="float">
            <text:p>17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30]*[.D430])" office:value-type="float" office:value="1.19333333333333" calcext:value-type="float">
            <text:p>1.19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30:.G430])" office:value-type="float" office:value="1.19333333333333" calcext:value-type="float">
            <text:p>1.19333333333333</text:p>
          </table:table-cell>
          <table:table-cell table:style-name="ce55" table:formula="of:=[.I429]+[.H430]" office:value-type="float" office:value="493.793333333333" calcext:value-type="float">
            <text:p>493.793333333333</text:p>
          </table:table-cell>
          <table:table-cell table:style-name="ce55" office:value-type="float" office:value="421" calcext:value-type="float">
            <text:p>42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78" calcext:value-type="float">
            <text:p>17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31]*[.D431])" office:value-type="float" office:value="1.18666666666667" calcext:value-type="float">
            <text:p>1.18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31:.G431])" office:value-type="float" office:value="1.18666666666667" calcext:value-type="float">
            <text:p>1.18666666666667</text:p>
          </table:table-cell>
          <table:table-cell table:style-name="ce55" table:formula="of:=[.I430]+[.H431]" office:value-type="float" office:value="494.98" calcext:value-type="float">
            <text:p>494.98</text:p>
          </table:table-cell>
          <table:table-cell table:style-name="ce55" office:value-type="float" office:value="422" calcext:value-type="float">
            <text:p>42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77" calcext:value-type="float">
            <text:p>17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32]*[.D432])" office:value-type="float" office:value="1.18" calcext:value-type="float">
            <text:p>1.1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32:.G432])" office:value-type="float" office:value="1.18" calcext:value-type="float">
            <text:p>1.18</text:p>
          </table:table-cell>
          <table:table-cell table:style-name="ce55" table:formula="of:=[.I431]+[.H432]" office:value-type="float" office:value="496.16" calcext:value-type="float">
            <text:p>496.16</text:p>
          </table:table-cell>
          <table:table-cell table:style-name="ce55" office:value-type="float" office:value="423" calcext:value-type="float">
            <text:p>42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76" calcext:value-type="float">
            <text:p>17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33]*[.D433])" office:value-type="float" office:value="1.17333333333333" calcext:value-type="float">
            <text:p>1.17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33:.G433])" office:value-type="float" office:value="1.17333333333333" calcext:value-type="float">
            <text:p>1.17333333333333</text:p>
          </table:table-cell>
          <table:table-cell table:style-name="ce55" table:formula="of:=[.I432]+[.H433]" office:value-type="float" office:value="497.333333333333" calcext:value-type="float">
            <text:p>497.333333333333</text:p>
          </table:table-cell>
          <table:table-cell table:style-name="ce55" office:value-type="float" office:value="424" calcext:value-type="float">
            <text:p>42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75" calcext:value-type="float">
            <text:p>17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34]*[.D434])" office:value-type="float" office:value="1.16666666666667" calcext:value-type="float">
            <text:p>1.1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34:.G434])" office:value-type="float" office:value="1.16666666666667" calcext:value-type="float">
            <text:p>1.16666666666667</text:p>
          </table:table-cell>
          <table:table-cell table:style-name="ce55" table:formula="of:=[.I433]+[.H434]" office:value-type="float" office:value="498.5" calcext:value-type="float">
            <text:p>498.5</text:p>
          </table:table-cell>
          <table:table-cell table:style-name="ce55" office:value-type="float" office:value="425" calcext:value-type="float">
            <text:p>42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74" calcext:value-type="float">
            <text:p>17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35]*[.D435])" office:value-type="float" office:value="1.16" calcext:value-type="float">
            <text:p>1.1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35:.G435])" office:value-type="float" office:value="1.16" calcext:value-type="float">
            <text:p>1.16</text:p>
          </table:table-cell>
          <table:table-cell table:style-name="ce55" table:formula="of:=[.I434]+[.H435]" office:value-type="float" office:value="499.66" calcext:value-type="float">
            <text:p>499.66</text:p>
          </table:table-cell>
          <table:table-cell table:style-name="ce55" office:value-type="float" office:value="426" calcext:value-type="float">
            <text:p>42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73" calcext:value-type="float">
            <text:p>17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36]*[.D436])" office:value-type="float" office:value="1.15333333333333" calcext:value-type="float">
            <text:p>1.15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36:.G436])" office:value-type="float" office:value="1.15333333333333" calcext:value-type="float">
            <text:p>1.15333333333333</text:p>
          </table:table-cell>
          <table:table-cell table:style-name="ce55" table:formula="of:=[.I435]+[.H436]" office:value-type="float" office:value="500.813333333333" calcext:value-type="float">
            <text:p>500.813333333333</text:p>
          </table:table-cell>
          <table:table-cell table:style-name="ce55" office:value-type="float" office:value="427" calcext:value-type="float">
            <text:p>42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72" calcext:value-type="float">
            <text:p>17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37]*[.D437])" office:value-type="float" office:value="1.14666666666667" calcext:value-type="float">
            <text:p>1.14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37:.G437])" office:value-type="float" office:value="1.14666666666667" calcext:value-type="float">
            <text:p>1.14666666666667</text:p>
          </table:table-cell>
          <table:table-cell table:style-name="ce55" table:formula="of:=[.I436]+[.H437]" office:value-type="float" office:value="501.96" calcext:value-type="float">
            <text:p>501.96</text:p>
          </table:table-cell>
          <table:table-cell table:style-name="ce55" office:value-type="float" office:value="428" calcext:value-type="float">
            <text:p>42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71" calcext:value-type="float">
            <text:p>17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38]*[.D438])" office:value-type="float" office:value="1.14" calcext:value-type="float">
            <text:p>1.1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38:.G438])" office:value-type="float" office:value="1.14" calcext:value-type="float">
            <text:p>1.14</text:p>
          </table:table-cell>
          <table:table-cell table:style-name="ce55" table:formula="of:=[.I437]+[.H438]" office:value-type="float" office:value="503.1" calcext:value-type="float">
            <text:p>503.1</text:p>
          </table:table-cell>
          <table:table-cell table:style-name="ce55" office:value-type="float" office:value="429" calcext:value-type="float">
            <text:p>42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70" calcext:value-type="float">
            <text:p>17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39]*[.D439])" office:value-type="float" office:value="1.13333333333333" calcext:value-type="float">
            <text:p>1.1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39:.G439])" office:value-type="float" office:value="1.13333333333333" calcext:value-type="float">
            <text:p>1.13333333333333</text:p>
          </table:table-cell>
          <table:table-cell table:style-name="ce55" table:formula="of:=[.I438]+[.H439]" office:value-type="float" office:value="504.233333333333" calcext:value-type="float">
            <text:p>504.233333333333</text:p>
          </table:table-cell>
          <table:table-cell table:style-name="ce55" office:value-type="float" office:value="430" calcext:value-type="float">
            <text:p>43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69" calcext:value-type="float">
            <text:p>16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40]*[.D440])" office:value-type="float" office:value="1.12666666666667" calcext:value-type="float">
            <text:p>1.12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40:.G440])" office:value-type="float" office:value="1.12666666666667" calcext:value-type="float">
            <text:p>1.12666666666667</text:p>
          </table:table-cell>
          <table:table-cell table:style-name="ce55" table:formula="of:=[.I439]+[.H440]" office:value-type="float" office:value="505.36" calcext:value-type="float">
            <text:p>505.36</text:p>
          </table:table-cell>
          <table:table-cell table:style-name="ce55" office:value-type="float" office:value="431" calcext:value-type="float">
            <text:p>43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68" calcext:value-type="float">
            <text:p>16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41]*[.D441])" office:value-type="float" office:value="1.12" calcext:value-type="float">
            <text:p>1.1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41:.G441])" office:value-type="float" office:value="1.12" calcext:value-type="float">
            <text:p>1.12</text:p>
          </table:table-cell>
          <table:table-cell table:style-name="ce55" table:formula="of:=[.I440]+[.H441]" office:value-type="float" office:value="506.48" calcext:value-type="float">
            <text:p>506.48</text:p>
          </table:table-cell>
          <table:table-cell table:style-name="ce55" office:value-type="float" office:value="432" calcext:value-type="float">
            <text:p>43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67" calcext:value-type="float">
            <text:p>16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42]*[.D442])" office:value-type="float" office:value="1.11333333333333" calcext:value-type="float">
            <text:p>1.11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42:.G442])" office:value-type="float" office:value="1.11333333333333" calcext:value-type="float">
            <text:p>1.11333333333333</text:p>
          </table:table-cell>
          <table:table-cell table:style-name="ce55" table:formula="of:=[.I441]+[.H442]" office:value-type="float" office:value="507.593333333333" calcext:value-type="float">
            <text:p>507.593333333333</text:p>
          </table:table-cell>
          <table:table-cell table:style-name="ce55" office:value-type="float" office:value="433" calcext:value-type="float">
            <text:p>43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66" calcext:value-type="float">
            <text:p>16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43]*[.D443])" office:value-type="float" office:value="1.10666666666667" calcext:value-type="float">
            <text:p>1.10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43:.G443])" office:value-type="float" office:value="1.10666666666667" calcext:value-type="float">
            <text:p>1.10666666666667</text:p>
          </table:table-cell>
          <table:table-cell table:style-name="ce55" table:formula="of:=[.I442]+[.H443]" office:value-type="float" office:value="508.7" calcext:value-type="float">
            <text:p>508.7</text:p>
          </table:table-cell>
          <table:table-cell table:style-name="ce55" office:value-type="float" office:value="434" calcext:value-type="float">
            <text:p>43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65" calcext:value-type="float">
            <text:p>16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44]*[.D444])" office:value-type="float" office:value="1.1" calcext:value-type="float">
            <text:p>1.1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44:.G444])" office:value-type="float" office:value="1.1" calcext:value-type="float">
            <text:p>1.1</text:p>
          </table:table-cell>
          <table:table-cell table:style-name="ce55" table:formula="of:=[.I443]+[.H444]" office:value-type="float" office:value="509.8" calcext:value-type="float">
            <text:p>509.8</text:p>
          </table:table-cell>
          <table:table-cell table:style-name="ce55" office:value-type="float" office:value="435" calcext:value-type="float">
            <text:p>43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64" calcext:value-type="float">
            <text:p>16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45]*[.D445])" office:value-type="float" office:value="1.09333333333333" calcext:value-type="float">
            <text:p>1.09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45:.G445])" office:value-type="float" office:value="1.09333333333333" calcext:value-type="float">
            <text:p>1.09333333333333</text:p>
          </table:table-cell>
          <table:table-cell table:style-name="ce55" table:formula="of:=[.I444]+[.H445]" office:value-type="float" office:value="510.893333333333" calcext:value-type="float">
            <text:p>510.893333333333</text:p>
          </table:table-cell>
          <table:table-cell table:style-name="ce55" office:value-type="float" office:value="436" calcext:value-type="float">
            <text:p>43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63" calcext:value-type="float">
            <text:p>16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46]*[.D446])" office:value-type="float" office:value="1.08666666666667" calcext:value-type="float">
            <text:p>1.08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46:.G446])" office:value-type="float" office:value="1.08666666666667" calcext:value-type="float">
            <text:p>1.08666666666667</text:p>
          </table:table-cell>
          <table:table-cell table:style-name="ce55" table:formula="of:=[.I445]+[.H446]" office:value-type="float" office:value="511.98" calcext:value-type="float">
            <text:p>511.98</text:p>
          </table:table-cell>
          <table:table-cell table:style-name="ce55" office:value-type="float" office:value="437" calcext:value-type="float">
            <text:p>43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62" calcext:value-type="float">
            <text:p>16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47]*[.D447])" office:value-type="float" office:value="1.08" calcext:value-type="float">
            <text:p>1.0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47:.G447])" office:value-type="float" office:value="1.08" calcext:value-type="float">
            <text:p>1.08</text:p>
          </table:table-cell>
          <table:table-cell table:style-name="ce55" table:formula="of:=[.I446]+[.H447]" office:value-type="float" office:value="513.06" calcext:value-type="float">
            <text:p>513.06</text:p>
          </table:table-cell>
          <table:table-cell table:style-name="ce55" office:value-type="float" office:value="438" calcext:value-type="float">
            <text:p>43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61" calcext:value-type="float">
            <text:p>16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48]*[.D448])" office:value-type="float" office:value="1.07333333333333" calcext:value-type="float">
            <text:p>1.07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48:.G448])" office:value-type="float" office:value="1.07333333333333" calcext:value-type="float">
            <text:p>1.07333333333333</text:p>
          </table:table-cell>
          <table:table-cell table:style-name="ce55" table:formula="of:=[.I447]+[.H448]" office:value-type="float" office:value="514.133333333333" calcext:value-type="float">
            <text:p>514.133333333333</text:p>
          </table:table-cell>
          <table:table-cell table:style-name="ce55" office:value-type="float" office:value="439" calcext:value-type="float">
            <text:p>43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60" calcext:value-type="float">
            <text:p>16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49]*[.D449])" office:value-type="float" office:value="1.06666666666667" calcext:value-type="float">
            <text:p>1.0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49:.G449])" office:value-type="float" office:value="1.06666666666667" calcext:value-type="float">
            <text:p>1.06666666666667</text:p>
          </table:table-cell>
          <table:table-cell table:style-name="ce55" table:formula="of:=[.I448]+[.H449]" office:value-type="float" office:value="515.2" calcext:value-type="float">
            <text:p>515.2</text:p>
          </table:table-cell>
          <table:table-cell table:style-name="ce55" office:value-type="float" office:value="440" calcext:value-type="float">
            <text:p>44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59" calcext:value-type="float">
            <text:p>15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50]*[.D450])" office:value-type="float" office:value="1.06" calcext:value-type="float">
            <text:p>1.0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50:.G450])" office:value-type="float" office:value="1.06" calcext:value-type="float">
            <text:p>1.06</text:p>
          </table:table-cell>
          <table:table-cell table:style-name="ce55" table:formula="of:=[.I449]+[.H450]" office:value-type="float" office:value="516.26" calcext:value-type="float">
            <text:p>516.26</text:p>
          </table:table-cell>
          <table:table-cell table:style-name="ce55" office:value-type="float" office:value="441" calcext:value-type="float">
            <text:p>44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58" calcext:value-type="float">
            <text:p>15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51]*[.D451])" office:value-type="float" office:value="1.05333333333333" calcext:value-type="float">
            <text:p>1.05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51:.G451])" office:value-type="float" office:value="1.05333333333333" calcext:value-type="float">
            <text:p>1.05333333333333</text:p>
          </table:table-cell>
          <table:table-cell table:style-name="ce55" table:formula="of:=[.I450]+[.H451]" office:value-type="float" office:value="517.313333333333" calcext:value-type="float">
            <text:p>517.313333333333</text:p>
          </table:table-cell>
          <table:table-cell table:style-name="ce55" office:value-type="float" office:value="442" calcext:value-type="float">
            <text:p>44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57" calcext:value-type="float">
            <text:p>15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52]*[.D452])" office:value-type="float" office:value="1.04666666666667" calcext:value-type="float">
            <text:p>1.04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52:.G452])" office:value-type="float" office:value="1.04666666666667" calcext:value-type="float">
            <text:p>1.04666666666667</text:p>
          </table:table-cell>
          <table:table-cell table:style-name="ce55" table:formula="of:=[.I451]+[.H452]" office:value-type="float" office:value="518.36" calcext:value-type="float">
            <text:p>518.36</text:p>
          </table:table-cell>
          <table:table-cell table:style-name="ce55" office:value-type="float" office:value="443" calcext:value-type="float">
            <text:p>44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56" calcext:value-type="float">
            <text:p>15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53]*[.D453])" office:value-type="float" office:value="1.04" calcext:value-type="float">
            <text:p>1.0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53:.G453])" office:value-type="float" office:value="1.04" calcext:value-type="float">
            <text:p>1.04</text:p>
          </table:table-cell>
          <table:table-cell table:style-name="ce55" table:formula="of:=[.I452]+[.H453]" office:value-type="float" office:value="519.4" calcext:value-type="float">
            <text:p>519.4</text:p>
          </table:table-cell>
          <table:table-cell table:style-name="ce55" office:value-type="float" office:value="444" calcext:value-type="float">
            <text:p>44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55" calcext:value-type="float">
            <text:p>15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54]*[.D454])" office:value-type="float" office:value="1.03333333333333" calcext:value-type="float">
            <text:p>1.0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54:.G454])" office:value-type="float" office:value="1.03333333333333" calcext:value-type="float">
            <text:p>1.03333333333333</text:p>
          </table:table-cell>
          <table:table-cell table:style-name="ce55" table:formula="of:=[.I453]+[.H454]" office:value-type="float" office:value="520.433333333333" calcext:value-type="float">
            <text:p>520.433333333333</text:p>
          </table:table-cell>
          <table:table-cell table:style-name="ce55" office:value-type="float" office:value="445" calcext:value-type="float">
            <text:p>44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54" calcext:value-type="float">
            <text:p>15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55]*[.D455])" office:value-type="float" office:value="1.02666666666667" calcext:value-type="float">
            <text:p>1.02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55:.G455])" office:value-type="float" office:value="1.02666666666667" calcext:value-type="float">
            <text:p>1.02666666666667</text:p>
          </table:table-cell>
          <table:table-cell table:style-name="ce55" table:formula="of:=[.I454]+[.H455]" office:value-type="float" office:value="521.46" calcext:value-type="float">
            <text:p>521.46</text:p>
          </table:table-cell>
          <table:table-cell table:style-name="ce55" office:value-type="float" office:value="446" calcext:value-type="float">
            <text:p>44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53" calcext:value-type="float">
            <text:p>15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56]*[.D456])" office:value-type="float" office:value="1.02" calcext:value-type="float">
            <text:p>1.0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56:.G456])" office:value-type="float" office:value="1.02" calcext:value-type="float">
            <text:p>1.02</text:p>
          </table:table-cell>
          <table:table-cell table:style-name="ce55" table:formula="of:=[.I455]+[.H456]" office:value-type="float" office:value="522.48" calcext:value-type="float">
            <text:p>522.48</text:p>
          </table:table-cell>
          <table:table-cell table:style-name="ce55" office:value-type="float" office:value="447" calcext:value-type="float">
            <text:p>44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52" calcext:value-type="float">
            <text:p>15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57]*[.D457])" office:value-type="float" office:value="1.01333333333333" calcext:value-type="float">
            <text:p>1.01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57:.G457])" office:value-type="float" office:value="1.01333333333333" calcext:value-type="float">
            <text:p>1.01333333333333</text:p>
          </table:table-cell>
          <table:table-cell table:style-name="ce55" table:formula="of:=[.I456]+[.H457]" office:value-type="float" office:value="523.493333333333" calcext:value-type="float">
            <text:p>523.493333333333</text:p>
          </table:table-cell>
          <table:table-cell table:style-name="ce55" office:value-type="float" office:value="448" calcext:value-type="float">
            <text:p>44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51" calcext:value-type="float">
            <text:p>15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58]*[.D458])" office:value-type="float" office:value="1.00666666666667" calcext:value-type="float">
            <text:p>1.00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58:.G458])" office:value-type="float" office:value="1.00666666666667" calcext:value-type="float">
            <text:p>1.00666666666667</text:p>
          </table:table-cell>
          <table:table-cell table:style-name="ce55" table:formula="of:=[.I457]+[.H458]" office:value-type="float" office:value="524.5" calcext:value-type="float">
            <text:p>524.5</text:p>
          </table:table-cell>
          <table:table-cell table:style-name="ce55" office:value-type="float" office:value="449" calcext:value-type="float">
            <text:p>44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50" calcext:value-type="float">
            <text:p>15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59]*[.D459])" office:value-type="float" office:value="1" calcext:value-type="float">
            <text:p>1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59:.G459])" office:value-type="float" office:value="1" calcext:value-type="float">
            <text:p>1</text:p>
          </table:table-cell>
          <table:table-cell table:style-name="ce55" table:formula="of:=[.I458]+[.H459]" office:value-type="float" office:value="525.5" calcext:value-type="float">
            <text:p>525.5</text:p>
          </table:table-cell>
          <table:table-cell table:style-name="ce55" office:value-type="float" office:value="450" calcext:value-type="float">
            <text:p>45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49" calcext:value-type="float">
            <text:p>14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60]*[.D460])" office:value-type="float" office:value="0.993333333333333" calcext:value-type="float">
            <text:p>0.99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60:.G460])" office:value-type="float" office:value="0.993333333333333" calcext:value-type="float">
            <text:p>0.993333333333333</text:p>
          </table:table-cell>
          <table:table-cell table:style-name="ce55" table:formula="of:=[.I459]+[.H460]" office:value-type="float" office:value="526.493333333333" calcext:value-type="float">
            <text:p>526.493333333333</text:p>
          </table:table-cell>
          <table:table-cell table:style-name="ce55" office:value-type="float" office:value="451" calcext:value-type="float">
            <text:p>45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48" calcext:value-type="float">
            <text:p>14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61]*[.D461])" office:value-type="float" office:value="0.986666666666667" calcext:value-type="float">
            <text:p>0.98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61:.G461])" office:value-type="float" office:value="0.986666666666667" calcext:value-type="float">
            <text:p>0.986666666666667</text:p>
          </table:table-cell>
          <table:table-cell table:style-name="ce55" table:formula="of:=[.I460]+[.H461]" office:value-type="float" office:value="527.48" calcext:value-type="float">
            <text:p>527.48</text:p>
          </table:table-cell>
          <table:table-cell table:style-name="ce55" office:value-type="float" office:value="452" calcext:value-type="float">
            <text:p>45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47" calcext:value-type="float">
            <text:p>14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62]*[.D462])" office:value-type="float" office:value="0.98" calcext:value-type="float">
            <text:p>0.9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62:.G462])" office:value-type="float" office:value="0.98" calcext:value-type="float">
            <text:p>0.98</text:p>
          </table:table-cell>
          <table:table-cell table:style-name="ce55" table:formula="of:=[.I461]+[.H462]" office:value-type="float" office:value="528.46" calcext:value-type="float">
            <text:p>528.46</text:p>
          </table:table-cell>
          <table:table-cell table:style-name="ce55" office:value-type="float" office:value="453" calcext:value-type="float">
            <text:p>45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46" calcext:value-type="float">
            <text:p>14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63]*[.D463])" office:value-type="float" office:value="0.973333333333333" calcext:value-type="float">
            <text:p>0.97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63:.G463])" office:value-type="float" office:value="0.973333333333333" calcext:value-type="float">
            <text:p>0.973333333333333</text:p>
          </table:table-cell>
          <table:table-cell table:style-name="ce55" table:formula="of:=[.I462]+[.H463]" office:value-type="float" office:value="529.433333333333" calcext:value-type="float">
            <text:p>529.433333333333</text:p>
          </table:table-cell>
          <table:table-cell table:style-name="ce55" office:value-type="float" office:value="454" calcext:value-type="float">
            <text:p>45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45" calcext:value-type="float">
            <text:p>14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64]*[.D464])" office:value-type="float" office:value="0.966666666666667" calcext:value-type="float">
            <text:p>0.9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64:.G464])" office:value-type="float" office:value="0.966666666666667" calcext:value-type="float">
            <text:p>0.966666666666667</text:p>
          </table:table-cell>
          <table:table-cell table:style-name="ce55" table:formula="of:=[.I463]+[.H464]" office:value-type="float" office:value="530.4" calcext:value-type="float">
            <text:p>530.4</text:p>
          </table:table-cell>
          <table:table-cell table:style-name="ce55" office:value-type="float" office:value="455" calcext:value-type="float">
            <text:p>45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44" calcext:value-type="float">
            <text:p>14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65]*[.D465])" office:value-type="float" office:value="0.96" calcext:value-type="float">
            <text:p>0.9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65:.G465])" office:value-type="float" office:value="0.96" calcext:value-type="float">
            <text:p>0.96</text:p>
          </table:table-cell>
          <table:table-cell table:style-name="ce55" table:formula="of:=[.I464]+[.H465]" office:value-type="float" office:value="531.36" calcext:value-type="float">
            <text:p>531.36</text:p>
          </table:table-cell>
          <table:table-cell table:style-name="ce55" office:value-type="float" office:value="456" calcext:value-type="float">
            <text:p>45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43" calcext:value-type="float">
            <text:p>14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66]*[.D466])" office:value-type="float" office:value="0.953333333333333" calcext:value-type="float">
            <text:p>0.95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66:.G466])" office:value-type="float" office:value="0.953333333333333" calcext:value-type="float">
            <text:p>0.953333333333333</text:p>
          </table:table-cell>
          <table:table-cell table:style-name="ce55" table:formula="of:=[.I465]+[.H466]" office:value-type="float" office:value="532.313333333333" calcext:value-type="float">
            <text:p>532.313333333333</text:p>
          </table:table-cell>
          <table:table-cell table:style-name="ce55" office:value-type="float" office:value="457" calcext:value-type="float">
            <text:p>45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42" calcext:value-type="float">
            <text:p>14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67]*[.D467])" office:value-type="float" office:value="0.946666666666667" calcext:value-type="float">
            <text:p>0.94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67:.G467])" office:value-type="float" office:value="0.946666666666667" calcext:value-type="float">
            <text:p>0.946666666666667</text:p>
          </table:table-cell>
          <table:table-cell table:style-name="ce55" table:formula="of:=[.I466]+[.H467]" office:value-type="float" office:value="533.26" calcext:value-type="float">
            <text:p>533.26</text:p>
          </table:table-cell>
          <table:table-cell table:style-name="ce55" office:value-type="float" office:value="458" calcext:value-type="float">
            <text:p>45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41" calcext:value-type="float">
            <text:p>14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68]*[.D468])" office:value-type="float" office:value="0.94" calcext:value-type="float">
            <text:p>0.9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68:.G468])" office:value-type="float" office:value="0.94" calcext:value-type="float">
            <text:p>0.94</text:p>
          </table:table-cell>
          <table:table-cell table:style-name="ce55" table:formula="of:=[.I467]+[.H468]" office:value-type="float" office:value="534.2" calcext:value-type="float">
            <text:p>534.2</text:p>
          </table:table-cell>
          <table:table-cell table:style-name="ce55" office:value-type="float" office:value="459" calcext:value-type="float">
            <text:p>45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40" calcext:value-type="float">
            <text:p>14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69]*[.D469])" office:value-type="float" office:value="0.933333333333333" calcext:value-type="float">
            <text:p>0.9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69:.G469])" office:value-type="float" office:value="0.933333333333333" calcext:value-type="float">
            <text:p>0.933333333333333</text:p>
          </table:table-cell>
          <table:table-cell table:style-name="ce55" table:formula="of:=[.I468]+[.H469]" office:value-type="float" office:value="535.133333333333" calcext:value-type="float">
            <text:p>535.133333333333</text:p>
          </table:table-cell>
          <table:table-cell table:style-name="ce55" office:value-type="float" office:value="460" calcext:value-type="float">
            <text:p>46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39" calcext:value-type="float">
            <text:p>13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70]*[.D470])" office:value-type="float" office:value="0.926666666666667" calcext:value-type="float">
            <text:p>0.92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70:.G470])" office:value-type="float" office:value="0.926666666666667" calcext:value-type="float">
            <text:p>0.926666666666667</text:p>
          </table:table-cell>
          <table:table-cell table:style-name="ce55" table:formula="of:=[.I469]+[.H470]" office:value-type="float" office:value="536.06" calcext:value-type="float">
            <text:p>536.06</text:p>
          </table:table-cell>
          <table:table-cell table:style-name="ce55" office:value-type="float" office:value="461" calcext:value-type="float">
            <text:p>46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38" calcext:value-type="float">
            <text:p>13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71]*[.D471])" office:value-type="float" office:value="0.92" calcext:value-type="float">
            <text:p>0.9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71:.G471])" office:value-type="float" office:value="0.92" calcext:value-type="float">
            <text:p>0.92</text:p>
          </table:table-cell>
          <table:table-cell table:style-name="ce55" table:formula="of:=[.I470]+[.H471]" office:value-type="float" office:value="536.98" calcext:value-type="float">
            <text:p>536.98</text:p>
          </table:table-cell>
          <table:table-cell table:style-name="ce55" office:value-type="float" office:value="462" calcext:value-type="float">
            <text:p>46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37" calcext:value-type="float">
            <text:p>13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72]*[.D472])" office:value-type="float" office:value="0.913333333333333" calcext:value-type="float">
            <text:p>0.91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72:.G472])" office:value-type="float" office:value="0.913333333333333" calcext:value-type="float">
            <text:p>0.913333333333333</text:p>
          </table:table-cell>
          <table:table-cell table:style-name="ce55" table:formula="of:=[.I471]+[.H472]" office:value-type="float" office:value="537.893333333333" calcext:value-type="float">
            <text:p>537.893333333333</text:p>
          </table:table-cell>
          <table:table-cell table:style-name="ce55" office:value-type="float" office:value="463" calcext:value-type="float">
            <text:p>46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36" calcext:value-type="float">
            <text:p>13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73]*[.D473])" office:value-type="float" office:value="0.906666666666667" calcext:value-type="float">
            <text:p>0.90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73:.G473])" office:value-type="float" office:value="0.906666666666667" calcext:value-type="float">
            <text:p>0.906666666666667</text:p>
          </table:table-cell>
          <table:table-cell table:style-name="ce55" table:formula="of:=[.I472]+[.H473]" office:value-type="float" office:value="538.8" calcext:value-type="float">
            <text:p>538.8</text:p>
          </table:table-cell>
          <table:table-cell table:style-name="ce55" office:value-type="float" office:value="464" calcext:value-type="float">
            <text:p>46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35" calcext:value-type="float">
            <text:p>13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74]*[.D474])" office:value-type="float" office:value="0.9" calcext:value-type="float">
            <text:p>0.9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74:.G474])" office:value-type="float" office:value="0.9" calcext:value-type="float">
            <text:p>0.9</text:p>
          </table:table-cell>
          <table:table-cell table:style-name="ce55" table:formula="of:=[.I473]+[.H474]" office:value-type="float" office:value="539.7" calcext:value-type="float">
            <text:p>539.7</text:p>
          </table:table-cell>
          <table:table-cell table:style-name="ce55" office:value-type="float" office:value="465" calcext:value-type="float">
            <text:p>46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34" calcext:value-type="float">
            <text:p>13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75]*[.D475])" office:value-type="float" office:value="0.893333333333333" calcext:value-type="float">
            <text:p>0.89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75:.G475])" office:value-type="float" office:value="0.893333333333333" calcext:value-type="float">
            <text:p>0.893333333333333</text:p>
          </table:table-cell>
          <table:table-cell table:style-name="ce55" table:formula="of:=[.I474]+[.H475]" office:value-type="float" office:value="540.593333333333" calcext:value-type="float">
            <text:p>540.593333333333</text:p>
          </table:table-cell>
          <table:table-cell table:style-name="ce55" office:value-type="float" office:value="466" calcext:value-type="float">
            <text:p>46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33" calcext:value-type="float">
            <text:p>13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76]*[.D476])" office:value-type="float" office:value="0.886666666666667" calcext:value-type="float">
            <text:p>0.88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76:.G476])" office:value-type="float" office:value="0.886666666666667" calcext:value-type="float">
            <text:p>0.886666666666667</text:p>
          </table:table-cell>
          <table:table-cell table:style-name="ce55" table:formula="of:=[.I475]+[.H476]" office:value-type="float" office:value="541.48" calcext:value-type="float">
            <text:p>541.48</text:p>
          </table:table-cell>
          <table:table-cell table:style-name="ce55" office:value-type="float" office:value="467" calcext:value-type="float">
            <text:p>46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32" calcext:value-type="float">
            <text:p>13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77]*[.D477])" office:value-type="float" office:value="0.88" calcext:value-type="float">
            <text:p>0.8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77:.G477])" office:value-type="float" office:value="0.88" calcext:value-type="float">
            <text:p>0.88</text:p>
          </table:table-cell>
          <table:table-cell table:style-name="ce55" table:formula="of:=[.I476]+[.H477]" office:value-type="float" office:value="542.36" calcext:value-type="float">
            <text:p>542.36</text:p>
          </table:table-cell>
          <table:table-cell table:style-name="ce55" office:value-type="float" office:value="468" calcext:value-type="float">
            <text:p>46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31" calcext:value-type="float">
            <text:p>13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78]*[.D478])" office:value-type="float" office:value="0.873333333333333" calcext:value-type="float">
            <text:p>0.87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78:.G478])" office:value-type="float" office:value="0.873333333333333" calcext:value-type="float">
            <text:p>0.873333333333333</text:p>
          </table:table-cell>
          <table:table-cell table:style-name="ce55" table:formula="of:=[.I477]+[.H478]" office:value-type="float" office:value="543.233333333333" calcext:value-type="float">
            <text:p>543.233333333333</text:p>
          </table:table-cell>
          <table:table-cell table:style-name="ce55" office:value-type="float" office:value="469" calcext:value-type="float">
            <text:p>46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30" calcext:value-type="float">
            <text:p>13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79]*[.D479])" office:value-type="float" office:value="0.866666666666667" calcext:value-type="float">
            <text:p>0.8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79:.G479])" office:value-type="float" office:value="0.866666666666667" calcext:value-type="float">
            <text:p>0.866666666666667</text:p>
          </table:table-cell>
          <table:table-cell table:style-name="ce55" table:formula="of:=[.I478]+[.H479]" office:value-type="float" office:value="544.1" calcext:value-type="float">
            <text:p>544.1</text:p>
          </table:table-cell>
          <table:table-cell table:style-name="ce55" office:value-type="float" office:value="470" calcext:value-type="float">
            <text:p>47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29" calcext:value-type="float">
            <text:p>12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80]*[.D480])" office:value-type="float" office:value="0.86" calcext:value-type="float">
            <text:p>0.8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80:.G480])" office:value-type="float" office:value="0.86" calcext:value-type="float">
            <text:p>0.86</text:p>
          </table:table-cell>
          <table:table-cell table:style-name="ce55" table:formula="of:=[.I479]+[.H480]" office:value-type="float" office:value="544.96" calcext:value-type="float">
            <text:p>544.96</text:p>
          </table:table-cell>
          <table:table-cell table:style-name="ce55" office:value-type="float" office:value="471" calcext:value-type="float">
            <text:p>47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28" calcext:value-type="float">
            <text:p>12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81]*[.D481])" office:value-type="float" office:value="0.853333333333333" calcext:value-type="float">
            <text:p>0.85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81:.G481])" office:value-type="float" office:value="0.853333333333333" calcext:value-type="float">
            <text:p>0.853333333333333</text:p>
          </table:table-cell>
          <table:table-cell table:style-name="ce55" table:formula="of:=[.I480]+[.H481]" office:value-type="float" office:value="545.813333333333" calcext:value-type="float">
            <text:p>545.813333333333</text:p>
          </table:table-cell>
          <table:table-cell table:style-name="ce55" office:value-type="float" office:value="472" calcext:value-type="float">
            <text:p>47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27" calcext:value-type="float">
            <text:p>12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82]*[.D482])" office:value-type="float" office:value="0.846666666666667" calcext:value-type="float">
            <text:p>0.84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82:.G482])" office:value-type="float" office:value="0.846666666666667" calcext:value-type="float">
            <text:p>0.846666666666667</text:p>
          </table:table-cell>
          <table:table-cell table:style-name="ce55" table:formula="of:=[.I481]+[.H482]" office:value-type="float" office:value="546.66" calcext:value-type="float">
            <text:p>546.66</text:p>
          </table:table-cell>
          <table:table-cell table:style-name="ce55" office:value-type="float" office:value="473" calcext:value-type="float">
            <text:p>47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26" calcext:value-type="float">
            <text:p>12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83]*[.D483])" office:value-type="float" office:value="0.84" calcext:value-type="float">
            <text:p>0.8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83:.G483])" office:value-type="float" office:value="0.84" calcext:value-type="float">
            <text:p>0.84</text:p>
          </table:table-cell>
          <table:table-cell table:style-name="ce55" table:formula="of:=[.I482]+[.H483]" office:value-type="float" office:value="547.5" calcext:value-type="float">
            <text:p>547.5</text:p>
          </table:table-cell>
          <table:table-cell table:style-name="ce55" office:value-type="float" office:value="474" calcext:value-type="float">
            <text:p>47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25" calcext:value-type="float">
            <text:p>12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84]*[.D484])" office:value-type="float" office:value="0.833333333333333" calcext:value-type="float">
            <text:p>0.8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84:.G484])" office:value-type="float" office:value="0.833333333333333" calcext:value-type="float">
            <text:p>0.833333333333333</text:p>
          </table:table-cell>
          <table:table-cell table:style-name="ce55" table:formula="of:=[.I483]+[.H484]" office:value-type="float" office:value="548.333333333333" calcext:value-type="float">
            <text:p>548.333333333333</text:p>
          </table:table-cell>
          <table:table-cell table:style-name="ce55" office:value-type="float" office:value="475" calcext:value-type="float">
            <text:p>47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24" calcext:value-type="float">
            <text:p>12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85]*[.D485])" office:value-type="float" office:value="0.826666666666667" calcext:value-type="float">
            <text:p>0.82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85:.G485])" office:value-type="float" office:value="0.826666666666667" calcext:value-type="float">
            <text:p>0.826666666666667</text:p>
          </table:table-cell>
          <table:table-cell table:style-name="ce55" table:formula="of:=[.I484]+[.H485]" office:value-type="float" office:value="549.16" calcext:value-type="float">
            <text:p>549.16</text:p>
          </table:table-cell>
          <table:table-cell table:style-name="ce55" office:value-type="float" office:value="476" calcext:value-type="float">
            <text:p>47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23" calcext:value-type="float">
            <text:p>12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86]*[.D486])" office:value-type="float" office:value="0.82" calcext:value-type="float">
            <text:p>0.8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86:.G486])" office:value-type="float" office:value="0.82" calcext:value-type="float">
            <text:p>0.82</text:p>
          </table:table-cell>
          <table:table-cell table:style-name="ce55" table:formula="of:=[.I485]+[.H486]" office:value-type="float" office:value="549.98" calcext:value-type="float">
            <text:p>549.98</text:p>
          </table:table-cell>
          <table:table-cell table:style-name="ce55" office:value-type="float" office:value="477" calcext:value-type="float">
            <text:p>47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22" calcext:value-type="float">
            <text:p>12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87]*[.D487])" office:value-type="float" office:value="0.813333333333333" calcext:value-type="float">
            <text:p>0.81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87:.G487])" office:value-type="float" office:value="0.813333333333333" calcext:value-type="float">
            <text:p>0.813333333333333</text:p>
          </table:table-cell>
          <table:table-cell table:style-name="ce55" table:formula="of:=[.I486]+[.H487]" office:value-type="float" office:value="550.793333333334" calcext:value-type="float">
            <text:p>550.793333333334</text:p>
          </table:table-cell>
          <table:table-cell table:style-name="ce55" office:value-type="float" office:value="478" calcext:value-type="float">
            <text:p>47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21" calcext:value-type="float">
            <text:p>12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88]*[.D488])" office:value-type="float" office:value="0.806666666666667" calcext:value-type="float">
            <text:p>0.80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88:.G488])" office:value-type="float" office:value="0.806666666666667" calcext:value-type="float">
            <text:p>0.806666666666667</text:p>
          </table:table-cell>
          <table:table-cell table:style-name="ce55" table:formula="of:=[.I487]+[.H488]" office:value-type="float" office:value="551.6" calcext:value-type="float">
            <text:p>551.6</text:p>
          </table:table-cell>
          <table:table-cell table:style-name="ce55" office:value-type="float" office:value="479" calcext:value-type="float">
            <text:p>47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20" calcext:value-type="float">
            <text:p>12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89]*[.D489])" office:value-type="float" office:value="0.8" calcext:value-type="float">
            <text:p>0.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89:.G489])" office:value-type="float" office:value="0.8" calcext:value-type="float">
            <text:p>0.8</text:p>
          </table:table-cell>
          <table:table-cell table:style-name="ce55" table:formula="of:=[.I488]+[.H489]" office:value-type="float" office:value="552.4" calcext:value-type="float">
            <text:p>552.4</text:p>
          </table:table-cell>
          <table:table-cell table:style-name="ce55" office:value-type="float" office:value="480" calcext:value-type="float">
            <text:p>48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19" calcext:value-type="float">
            <text:p>11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90]*[.D490])" office:value-type="float" office:value="0.793333333333333" calcext:value-type="float">
            <text:p>0.79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90:.G490])" office:value-type="float" office:value="0.793333333333333" calcext:value-type="float">
            <text:p>0.793333333333333</text:p>
          </table:table-cell>
          <table:table-cell table:style-name="ce55" table:formula="of:=[.I489]+[.H490]" office:value-type="float" office:value="553.193333333333" calcext:value-type="float">
            <text:p>553.193333333333</text:p>
          </table:table-cell>
          <table:table-cell table:style-name="ce55" office:value-type="float" office:value="481" calcext:value-type="float">
            <text:p>48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18" calcext:value-type="float">
            <text:p>11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91]*[.D491])" office:value-type="float" office:value="0.786666666666667" calcext:value-type="float">
            <text:p>0.78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91:.G491])" office:value-type="float" office:value="0.786666666666667" calcext:value-type="float">
            <text:p>0.786666666666667</text:p>
          </table:table-cell>
          <table:table-cell table:style-name="ce55" table:formula="of:=[.I490]+[.H491]" office:value-type="float" office:value="553.98" calcext:value-type="float">
            <text:p>553.98</text:p>
          </table:table-cell>
          <table:table-cell table:style-name="ce55" office:value-type="float" office:value="482" calcext:value-type="float">
            <text:p>48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17" calcext:value-type="float">
            <text:p>11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92]*[.D492])" office:value-type="float" office:value="0.78" calcext:value-type="float">
            <text:p>0.7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92:.G492])" office:value-type="float" office:value="0.78" calcext:value-type="float">
            <text:p>0.78</text:p>
          </table:table-cell>
          <table:table-cell table:style-name="ce55" table:formula="of:=[.I491]+[.H492]" office:value-type="float" office:value="554.76" calcext:value-type="float">
            <text:p>554.76</text:p>
          </table:table-cell>
          <table:table-cell table:style-name="ce55" office:value-type="float" office:value="483" calcext:value-type="float">
            <text:p>48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16" calcext:value-type="float">
            <text:p>11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93]*[.D493])" office:value-type="float" office:value="0.773333333333333" calcext:value-type="float">
            <text:p>0.77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93:.G493])" office:value-type="float" office:value="0.773333333333333" calcext:value-type="float">
            <text:p>0.773333333333333</text:p>
          </table:table-cell>
          <table:table-cell table:style-name="ce55" table:formula="of:=[.I492]+[.H493]" office:value-type="float" office:value="555.533333333333" calcext:value-type="float">
            <text:p>555.533333333333</text:p>
          </table:table-cell>
          <table:table-cell table:style-name="ce55" office:value-type="float" office:value="484" calcext:value-type="float">
            <text:p>48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15" calcext:value-type="float">
            <text:p>11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94]*[.D494])" office:value-type="float" office:value="0.766666666666667" calcext:value-type="float">
            <text:p>0.7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94:.G494])" office:value-type="float" office:value="0.766666666666667" calcext:value-type="float">
            <text:p>0.766666666666667</text:p>
          </table:table-cell>
          <table:table-cell table:style-name="ce55" table:formula="of:=[.I493]+[.H494]" office:value-type="float" office:value="556.3" calcext:value-type="float">
            <text:p>556.3</text:p>
          </table:table-cell>
          <table:table-cell table:style-name="ce55" office:value-type="float" office:value="485" calcext:value-type="float">
            <text:p>48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14" calcext:value-type="float">
            <text:p>11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95]*[.D495])" office:value-type="float" office:value="0.76" calcext:value-type="float">
            <text:p>0.7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95:.G495])" office:value-type="float" office:value="0.76" calcext:value-type="float">
            <text:p>0.76</text:p>
          </table:table-cell>
          <table:table-cell table:style-name="ce55" table:formula="of:=[.I494]+[.H495]" office:value-type="float" office:value="557.06" calcext:value-type="float">
            <text:p>557.06</text:p>
          </table:table-cell>
          <table:table-cell table:style-name="ce55" office:value-type="float" office:value="486" calcext:value-type="float">
            <text:p>48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13" calcext:value-type="float">
            <text:p>11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96]*[.D496])" office:value-type="float" office:value="0.753333333333333" calcext:value-type="float">
            <text:p>0.75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96:.G496])" office:value-type="float" office:value="0.753333333333333" calcext:value-type="float">
            <text:p>0.753333333333333</text:p>
          </table:table-cell>
          <table:table-cell table:style-name="ce55" table:formula="of:=[.I495]+[.H496]" office:value-type="float" office:value="557.813333333333" calcext:value-type="float">
            <text:p>557.813333333333</text:p>
          </table:table-cell>
          <table:table-cell table:style-name="ce55" office:value-type="float" office:value="487" calcext:value-type="float">
            <text:p>48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12" calcext:value-type="float">
            <text:p>11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97]*[.D497])" office:value-type="float" office:value="0.746666666666667" calcext:value-type="float">
            <text:p>0.74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97:.G497])" office:value-type="float" office:value="0.746666666666667" calcext:value-type="float">
            <text:p>0.746666666666667</text:p>
          </table:table-cell>
          <table:table-cell table:style-name="ce55" table:formula="of:=[.I496]+[.H497]" office:value-type="float" office:value="558.56" calcext:value-type="float">
            <text:p>558.56</text:p>
          </table:table-cell>
          <table:table-cell table:style-name="ce55" office:value-type="float" office:value="488" calcext:value-type="float">
            <text:p>48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11" calcext:value-type="float">
            <text:p>11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98]*[.D498])" office:value-type="float" office:value="0.74" calcext:value-type="float">
            <text:p>0.7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98:.G498])" office:value-type="float" office:value="0.74" calcext:value-type="float">
            <text:p>0.74</text:p>
          </table:table-cell>
          <table:table-cell table:style-name="ce55" table:formula="of:=[.I497]+[.H498]" office:value-type="float" office:value="559.3" calcext:value-type="float">
            <text:p>559.3</text:p>
          </table:table-cell>
          <table:table-cell table:style-name="ce55" office:value-type="float" office:value="489" calcext:value-type="float">
            <text:p>48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10" calcext:value-type="float">
            <text:p>11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499]*[.D499])" office:value-type="float" office:value="0.733333333333333" calcext:value-type="float">
            <text:p>0.7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499:.G499])" office:value-type="float" office:value="0.733333333333333" calcext:value-type="float">
            <text:p>0.733333333333333</text:p>
          </table:table-cell>
          <table:table-cell table:style-name="ce55" table:formula="of:=[.I498]+[.H499]" office:value-type="float" office:value="560.033333333333" calcext:value-type="float">
            <text:p>560.033333333333</text:p>
          </table:table-cell>
          <table:table-cell table:style-name="ce55" office:value-type="float" office:value="490" calcext:value-type="float">
            <text:p>49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09" calcext:value-type="float">
            <text:p>10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00]*[.D500])" office:value-type="float" office:value="0.726666666666667" calcext:value-type="float">
            <text:p>0.72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00:.G500])" office:value-type="float" office:value="0.726666666666667" calcext:value-type="float">
            <text:p>0.726666666666667</text:p>
          </table:table-cell>
          <table:table-cell table:style-name="ce55" table:formula="of:=[.I499]+[.H500]" office:value-type="float" office:value="560.76" calcext:value-type="float">
            <text:p>560.76</text:p>
          </table:table-cell>
          <table:table-cell table:style-name="ce55" office:value-type="float" office:value="491" calcext:value-type="float">
            <text:p>49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08" calcext:value-type="float">
            <text:p>10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01]*[.D501])" office:value-type="float" office:value="0.72" calcext:value-type="float">
            <text:p>0.7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01:.G501])" office:value-type="float" office:value="0.72" calcext:value-type="float">
            <text:p>0.72</text:p>
          </table:table-cell>
          <table:table-cell table:style-name="ce55" table:formula="of:=[.I500]+[.H501]" office:value-type="float" office:value="561.48" calcext:value-type="float">
            <text:p>561.48</text:p>
          </table:table-cell>
          <table:table-cell table:style-name="ce55" office:value-type="float" office:value="492" calcext:value-type="float">
            <text:p>49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07" calcext:value-type="float">
            <text:p>10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02]*[.D502])" office:value-type="float" office:value="0.713333333333333" calcext:value-type="float">
            <text:p>0.71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02:.G502])" office:value-type="float" office:value="0.713333333333333" calcext:value-type="float">
            <text:p>0.713333333333333</text:p>
          </table:table-cell>
          <table:table-cell table:style-name="ce55" table:formula="of:=[.I501]+[.H502]" office:value-type="float" office:value="562.193333333333" calcext:value-type="float">
            <text:p>562.193333333333</text:p>
          </table:table-cell>
          <table:table-cell table:style-name="ce55" office:value-type="float" office:value="493" calcext:value-type="float">
            <text:p>49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06" calcext:value-type="float">
            <text:p>10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03]*[.D503])" office:value-type="float" office:value="0.706666666666667" calcext:value-type="float">
            <text:p>0.70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03:.G503])" office:value-type="float" office:value="0.706666666666667" calcext:value-type="float">
            <text:p>0.706666666666667</text:p>
          </table:table-cell>
          <table:table-cell table:style-name="ce55" table:formula="of:=[.I502]+[.H503]" office:value-type="float" office:value="562.9" calcext:value-type="float">
            <text:p>562.9</text:p>
          </table:table-cell>
          <table:table-cell table:style-name="ce55" office:value-type="float" office:value="494" calcext:value-type="float">
            <text:p>49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05" calcext:value-type="float">
            <text:p>10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04]*[.D504])" office:value-type="float" office:value="0.7" calcext:value-type="float">
            <text:p>0.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04:.G504])" office:value-type="float" office:value="0.7" calcext:value-type="float">
            <text:p>0.7</text:p>
          </table:table-cell>
          <table:table-cell table:style-name="ce55" table:formula="of:=[.I503]+[.H504]" office:value-type="float" office:value="563.6" calcext:value-type="float">
            <text:p>563.6</text:p>
          </table:table-cell>
          <table:table-cell table:style-name="ce55" office:value-type="float" office:value="495" calcext:value-type="float">
            <text:p>49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04" calcext:value-type="float">
            <text:p>10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05]*[.D505])" office:value-type="float" office:value="0.693333333333333" calcext:value-type="float">
            <text:p>0.69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05:.G505])" office:value-type="float" office:value="0.693333333333333" calcext:value-type="float">
            <text:p>0.693333333333333</text:p>
          </table:table-cell>
          <table:table-cell table:style-name="ce55" table:formula="of:=[.I504]+[.H505]" office:value-type="float" office:value="564.293333333334" calcext:value-type="float">
            <text:p>564.293333333334</text:p>
          </table:table-cell>
          <table:table-cell table:style-name="ce55" office:value-type="float" office:value="496" calcext:value-type="float">
            <text:p>49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03" calcext:value-type="float">
            <text:p>10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06]*[.D506])" office:value-type="float" office:value="0.686666666666667" calcext:value-type="float">
            <text:p>0.68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06:.G506])" office:value-type="float" office:value="0.686666666666667" calcext:value-type="float">
            <text:p>0.686666666666667</text:p>
          </table:table-cell>
          <table:table-cell table:style-name="ce55" table:formula="of:=[.I505]+[.H506]" office:value-type="float" office:value="564.98" calcext:value-type="float">
            <text:p>564.98</text:p>
          </table:table-cell>
          <table:table-cell table:style-name="ce55" office:value-type="float" office:value="497" calcext:value-type="float">
            <text:p>49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02" calcext:value-type="float">
            <text:p>10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07]*[.D507])" office:value-type="float" office:value="0.68" calcext:value-type="float">
            <text:p>0.6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07:.G507])" office:value-type="float" office:value="0.68" calcext:value-type="float">
            <text:p>0.68</text:p>
          </table:table-cell>
          <table:table-cell table:style-name="ce55" table:formula="of:=[.I506]+[.H507]" office:value-type="float" office:value="565.66" calcext:value-type="float">
            <text:p>565.66</text:p>
          </table:table-cell>
          <table:table-cell table:style-name="ce55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01" calcext:value-type="float">
            <text:p>10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08]*[.D508])" office:value-type="float" office:value="0.673333333333333" calcext:value-type="float">
            <text:p>0.67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08:.G508])" office:value-type="float" office:value="0.673333333333333" calcext:value-type="float">
            <text:p>0.673333333333333</text:p>
          </table:table-cell>
          <table:table-cell table:style-name="ce55" table:formula="of:=[.I507]+[.H508]" office:value-type="float" office:value="566.333333333333" calcext:value-type="float">
            <text:p>566.333333333333</text:p>
          </table:table-cell>
          <table:table-cell table:style-name="ce55" office:value-type="float" office:value="499" calcext:value-type="float">
            <text:p>49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00" calcext:value-type="float">
            <text:p>10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09]*[.D509])" office:value-type="float" office:value="0.666666666666667" calcext:value-type="float">
            <text:p>0.6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09:.G509])" office:value-type="float" office:value="0.666666666666667" calcext:value-type="float">
            <text:p>0.666666666666667</text:p>
          </table:table-cell>
          <table:table-cell table:style-name="ce55" table:formula="of:=[.I508]+[.H509]" office:value-type="float" office:value="567" calcext:value-type="float">
            <text:p>567</text:p>
          </table:table-cell>
          <table:table-cell table:style-name="ce55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99" calcext:value-type="float">
            <text:p>9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10]*[.D510])" office:value-type="float" office:value="0.66" calcext:value-type="float">
            <text:p>0.6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10:.G510])" office:value-type="float" office:value="0.66" calcext:value-type="float">
            <text:p>0.66</text:p>
          </table:table-cell>
          <table:table-cell table:style-name="ce55" table:formula="of:=[.I509]+[.H510]" office:value-type="float" office:value="567.66" calcext:value-type="float">
            <text:p>567.66</text:p>
          </table:table-cell>
          <table:table-cell table:style-name="ce55" office:value-type="float" office:value="501" calcext:value-type="float">
            <text:p>50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98" calcext:value-type="float">
            <text:p>9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11]*[.D511])" office:value-type="float" office:value="0.653333333333333" calcext:value-type="float">
            <text:p>0.65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11:.G511])" office:value-type="float" office:value="0.653333333333333" calcext:value-type="float">
            <text:p>0.653333333333333</text:p>
          </table:table-cell>
          <table:table-cell table:style-name="ce55" table:formula="of:=[.I510]+[.H511]" office:value-type="float" office:value="568.313333333333" calcext:value-type="float">
            <text:p>568.313333333333</text:p>
          </table:table-cell>
          <table:table-cell table:style-name="ce55" office:value-type="float" office:value="502" calcext:value-type="float">
            <text:p>50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97" calcext:value-type="float">
            <text:p>9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12]*[.D512])" office:value-type="float" office:value="0.646666666666667" calcext:value-type="float">
            <text:p>0.64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12:.G512])" office:value-type="float" office:value="0.646666666666667" calcext:value-type="float">
            <text:p>0.646666666666667</text:p>
          </table:table-cell>
          <table:table-cell table:style-name="ce55" table:formula="of:=[.I511]+[.H512]" office:value-type="float" office:value="568.96" calcext:value-type="float">
            <text:p>568.96</text:p>
          </table:table-cell>
          <table:table-cell table:style-name="ce55" office:value-type="float" office:value="503" calcext:value-type="float">
            <text:p>50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96" calcext:value-type="float">
            <text:p>9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13]*[.D513])" office:value-type="float" office:value="0.64" calcext:value-type="float">
            <text:p>0.6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13:.G513])" office:value-type="float" office:value="0.64" calcext:value-type="float">
            <text:p>0.64</text:p>
          </table:table-cell>
          <table:table-cell table:style-name="ce55" table:formula="of:=[.I512]+[.H513]" office:value-type="float" office:value="569.6" calcext:value-type="float">
            <text:p>569.6</text:p>
          </table:table-cell>
          <table:table-cell table:style-name="ce55" office:value-type="float" office:value="504" calcext:value-type="float">
            <text:p>50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95" calcext:value-type="float">
            <text:p>9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14]*[.D514])" office:value-type="float" office:value="0.633333333333333" calcext:value-type="float">
            <text:p>0.6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14:.G514])" office:value-type="float" office:value="0.633333333333333" calcext:value-type="float">
            <text:p>0.633333333333333</text:p>
          </table:table-cell>
          <table:table-cell table:style-name="ce55" table:formula="of:=[.I513]+[.H514]" office:value-type="float" office:value="570.233333333333" calcext:value-type="float">
            <text:p>570.233333333333</text:p>
          </table:table-cell>
          <table:table-cell table:style-name="ce55" office:value-type="float" office:value="505" calcext:value-type="float">
            <text:p>50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94" calcext:value-type="float">
            <text:p>9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15]*[.D515])" office:value-type="float" office:value="0.626666666666667" calcext:value-type="float">
            <text:p>0.62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15:.G515])" office:value-type="float" office:value="0.626666666666667" calcext:value-type="float">
            <text:p>0.626666666666667</text:p>
          </table:table-cell>
          <table:table-cell table:style-name="ce55" table:formula="of:=[.I514]+[.H515]" office:value-type="float" office:value="570.86" calcext:value-type="float">
            <text:p>570.86</text:p>
          </table:table-cell>
          <table:table-cell table:style-name="ce55" office:value-type="float" office:value="506" calcext:value-type="float">
            <text:p>50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93" calcext:value-type="float">
            <text:p>9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16]*[.D516])" office:value-type="float" office:value="0.62" calcext:value-type="float">
            <text:p>0.6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16:.G516])" office:value-type="float" office:value="0.62" calcext:value-type="float">
            <text:p>0.62</text:p>
          </table:table-cell>
          <table:table-cell table:style-name="ce55" table:formula="of:=[.I515]+[.H516]" office:value-type="float" office:value="571.48" calcext:value-type="float">
            <text:p>571.48</text:p>
          </table:table-cell>
          <table:table-cell table:style-name="ce55" office:value-type="float" office:value="507" calcext:value-type="float">
            <text:p>50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92" calcext:value-type="float">
            <text:p>9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17]*[.D517])" office:value-type="float" office:value="0.613333333333333" calcext:value-type="float">
            <text:p>0.61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17:.G517])" office:value-type="float" office:value="0.613333333333333" calcext:value-type="float">
            <text:p>0.613333333333333</text:p>
          </table:table-cell>
          <table:table-cell table:style-name="ce55" table:formula="of:=[.I516]+[.H517]" office:value-type="float" office:value="572.093333333333" calcext:value-type="float">
            <text:p>572.093333333333</text:p>
          </table:table-cell>
          <table:table-cell table:style-name="ce55" office:value-type="float" office:value="508" calcext:value-type="float">
            <text:p>50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91" calcext:value-type="float">
            <text:p>9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18]*[.D518])" office:value-type="float" office:value="0.606666666666667" calcext:value-type="float">
            <text:p>0.60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18:.G518])" office:value-type="float" office:value="0.606666666666667" calcext:value-type="float">
            <text:p>0.606666666666667</text:p>
          </table:table-cell>
          <table:table-cell table:style-name="ce55" table:formula="of:=[.I517]+[.H518]" office:value-type="float" office:value="572.7" calcext:value-type="float">
            <text:p>572.7</text:p>
          </table:table-cell>
          <table:table-cell table:style-name="ce55" office:value-type="float" office:value="509" calcext:value-type="float">
            <text:p>50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90" calcext:value-type="float">
            <text:p>9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19]*[.D519])" office:value-type="float" office:value="0.6" calcext:value-type="float">
            <text:p>0.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19:.G519])" office:value-type="float" office:value="0.6" calcext:value-type="float">
            <text:p>0.6</text:p>
          </table:table-cell>
          <table:table-cell table:style-name="ce55" table:formula="of:=[.I518]+[.H519]" office:value-type="float" office:value="573.3" calcext:value-type="float">
            <text:p>573.3</text:p>
          </table:table-cell>
          <table:table-cell table:style-name="ce55" office:value-type="float" office:value="510" calcext:value-type="float">
            <text:p>51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89" calcext:value-type="float">
            <text:p>8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20]*[.D520])" office:value-type="float" office:value="0.593333333333333" calcext:value-type="float">
            <text:p>0.59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20:.G520])" office:value-type="float" office:value="0.593333333333333" calcext:value-type="float">
            <text:p>0.593333333333333</text:p>
          </table:table-cell>
          <table:table-cell table:style-name="ce55" table:formula="of:=[.I519]+[.H520]" office:value-type="float" office:value="573.893333333333" calcext:value-type="float">
            <text:p>573.893333333333</text:p>
          </table:table-cell>
          <table:table-cell table:style-name="ce55" office:value-type="float" office:value="511" calcext:value-type="float">
            <text:p>51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88" calcext:value-type="float">
            <text:p>8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21]*[.D521])" office:value-type="float" office:value="0.586666666666667" calcext:value-type="float">
            <text:p>0.58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21:.G521])" office:value-type="float" office:value="0.586666666666667" calcext:value-type="float">
            <text:p>0.586666666666667</text:p>
          </table:table-cell>
          <table:table-cell table:style-name="ce55" table:formula="of:=[.I520]+[.H521]" office:value-type="float" office:value="574.48" calcext:value-type="float">
            <text:p>574.48</text:p>
          </table:table-cell>
          <table:table-cell table:style-name="ce55" office:value-type="float" office:value="512" calcext:value-type="float">
            <text:p>51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87" calcext:value-type="float">
            <text:p>8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22]*[.D522])" office:value-type="float" office:value="0.58" calcext:value-type="float">
            <text:p>0.5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22:.G522])" office:value-type="float" office:value="0.58" calcext:value-type="float">
            <text:p>0.58</text:p>
          </table:table-cell>
          <table:table-cell table:style-name="ce55" table:formula="of:=[.I521]+[.H522]" office:value-type="float" office:value="575.06" calcext:value-type="float">
            <text:p>575.06</text:p>
          </table:table-cell>
          <table:table-cell table:style-name="ce55" office:value-type="float" office:value="513" calcext:value-type="float">
            <text:p>51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86" calcext:value-type="float">
            <text:p>8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23]*[.D523])" office:value-type="float" office:value="0.573333333333333" calcext:value-type="float">
            <text:p>0.57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23:.G523])" office:value-type="float" office:value="0.573333333333333" calcext:value-type="float">
            <text:p>0.573333333333333</text:p>
          </table:table-cell>
          <table:table-cell table:style-name="ce55" table:formula="of:=[.I522]+[.H523]" office:value-type="float" office:value="575.633333333333" calcext:value-type="float">
            <text:p>575.633333333333</text:p>
          </table:table-cell>
          <table:table-cell table:style-name="ce55" office:value-type="float" office:value="514" calcext:value-type="float">
            <text:p>51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85" calcext:value-type="float">
            <text:p>8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24]*[.D524])" office:value-type="float" office:value="0.566666666666667" calcext:value-type="float">
            <text:p>0.5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24:.G524])" office:value-type="float" office:value="0.566666666666667" calcext:value-type="float">
            <text:p>0.566666666666667</text:p>
          </table:table-cell>
          <table:table-cell table:style-name="ce55" table:formula="of:=[.I523]+[.H524]" office:value-type="float" office:value="576.2" calcext:value-type="float">
            <text:p>576.2</text:p>
          </table:table-cell>
          <table:table-cell table:style-name="ce55" office:value-type="float" office:value="515" calcext:value-type="float">
            <text:p>51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84" calcext:value-type="float">
            <text:p>8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25]*[.D525])" office:value-type="float" office:value="0.56" calcext:value-type="float">
            <text:p>0.5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25:.G525])" office:value-type="float" office:value="0.56" calcext:value-type="float">
            <text:p>0.56</text:p>
          </table:table-cell>
          <table:table-cell table:style-name="ce55" table:formula="of:=[.I524]+[.H525]" office:value-type="float" office:value="576.76" calcext:value-type="float">
            <text:p>576.76</text:p>
          </table:table-cell>
          <table:table-cell table:style-name="ce55" office:value-type="float" office:value="516" calcext:value-type="float">
            <text:p>51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83" calcext:value-type="float">
            <text:p>8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26]*[.D526])" office:value-type="float" office:value="0.553333333333333" calcext:value-type="float">
            <text:p>0.55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26:.G526])" office:value-type="float" office:value="0.553333333333333" calcext:value-type="float">
            <text:p>0.553333333333333</text:p>
          </table:table-cell>
          <table:table-cell table:style-name="ce55" table:formula="of:=[.I525]+[.H526]" office:value-type="float" office:value="577.313333333333" calcext:value-type="float">
            <text:p>577.313333333333</text:p>
          </table:table-cell>
          <table:table-cell table:style-name="ce55" office:value-type="float" office:value="517" calcext:value-type="float">
            <text:p>51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82" calcext:value-type="float">
            <text:p>8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27]*[.D527])" office:value-type="float" office:value="0.546666666666667" calcext:value-type="float">
            <text:p>0.54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27:.G527])" office:value-type="float" office:value="0.546666666666667" calcext:value-type="float">
            <text:p>0.546666666666667</text:p>
          </table:table-cell>
          <table:table-cell table:style-name="ce55" table:formula="of:=[.I526]+[.H527]" office:value-type="float" office:value="577.86" calcext:value-type="float">
            <text:p>577.86</text:p>
          </table:table-cell>
          <table:table-cell table:style-name="ce55" office:value-type="float" office:value="518" calcext:value-type="float">
            <text:p>51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81" calcext:value-type="float">
            <text:p>8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28]*[.D528])" office:value-type="float" office:value="0.54" calcext:value-type="float">
            <text:p>0.5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28:.G528])" office:value-type="float" office:value="0.54" calcext:value-type="float">
            <text:p>0.54</text:p>
          </table:table-cell>
          <table:table-cell table:style-name="ce55" table:formula="of:=[.I527]+[.H528]" office:value-type="float" office:value="578.4" calcext:value-type="float">
            <text:p>578.4</text:p>
          </table:table-cell>
          <table:table-cell table:style-name="ce55" office:value-type="float" office:value="519" calcext:value-type="float">
            <text:p>51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80" calcext:value-type="float">
            <text:p>8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29]*[.D529])" office:value-type="float" office:value="0.533333333333333" calcext:value-type="float">
            <text:p>0.5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29:.G529])" office:value-type="float" office:value="0.533333333333333" calcext:value-type="float">
            <text:p>0.533333333333333</text:p>
          </table:table-cell>
          <table:table-cell table:style-name="ce55" table:formula="of:=[.I528]+[.H529]" office:value-type="float" office:value="578.933333333333" calcext:value-type="float">
            <text:p>578.933333333333</text:p>
          </table:table-cell>
          <table:table-cell table:style-name="ce55" office:value-type="float" office:value="520" calcext:value-type="float">
            <text:p>52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79" calcext:value-type="float">
            <text:p>7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30]*[.D530])" office:value-type="float" office:value="0.526666666666667" calcext:value-type="float">
            <text:p>0.52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30:.G530])" office:value-type="float" office:value="0.526666666666667" calcext:value-type="float">
            <text:p>0.526666666666667</text:p>
          </table:table-cell>
          <table:table-cell table:style-name="ce55" table:formula="of:=[.I529]+[.H530]" office:value-type="float" office:value="579.46" calcext:value-type="float">
            <text:p>579.46</text:p>
          </table:table-cell>
          <table:table-cell table:style-name="ce55" office:value-type="float" office:value="521" calcext:value-type="float">
            <text:p>52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78" calcext:value-type="float">
            <text:p>7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31]*[.D531])" office:value-type="float" office:value="0.52" calcext:value-type="float">
            <text:p>0.5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31:.G531])" office:value-type="float" office:value="0.52" calcext:value-type="float">
            <text:p>0.52</text:p>
          </table:table-cell>
          <table:table-cell table:style-name="ce55" table:formula="of:=[.I530]+[.H531]" office:value-type="float" office:value="579.98" calcext:value-type="float">
            <text:p>579.98</text:p>
          </table:table-cell>
          <table:table-cell table:style-name="ce55" office:value-type="float" office:value="522" calcext:value-type="float">
            <text:p>52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77" calcext:value-type="float">
            <text:p>7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32]*[.D532])" office:value-type="float" office:value="0.513333333333333" calcext:value-type="float">
            <text:p>0.51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32:.G532])" office:value-type="float" office:value="0.513333333333333" calcext:value-type="float">
            <text:p>0.513333333333333</text:p>
          </table:table-cell>
          <table:table-cell table:style-name="ce55" table:formula="of:=[.I531]+[.H532]" office:value-type="float" office:value="580.493333333333" calcext:value-type="float">
            <text:p>580.493333333333</text:p>
          </table:table-cell>
          <table:table-cell table:style-name="ce55" office:value-type="float" office:value="523" calcext:value-type="float">
            <text:p>52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76" calcext:value-type="float">
            <text:p>7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33]*[.D533])" office:value-type="float" office:value="0.506666666666667" calcext:value-type="float">
            <text:p>0.50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33:.G533])" office:value-type="float" office:value="0.506666666666667" calcext:value-type="float">
            <text:p>0.506666666666667</text:p>
          </table:table-cell>
          <table:table-cell table:style-name="ce55" table:formula="of:=[.I532]+[.H533]" office:value-type="float" office:value="581" calcext:value-type="float">
            <text:p>581</text:p>
          </table:table-cell>
          <table:table-cell table:style-name="ce55" office:value-type="float" office:value="524" calcext:value-type="float">
            <text:p>52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75" calcext:value-type="float">
            <text:p>7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34]*[.D534])" office:value-type="float" office:value="0.5" calcext:value-type="float">
            <text:p>0.5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34:.G534])" office:value-type="float" office:value="0.5" calcext:value-type="float">
            <text:p>0.5</text:p>
          </table:table-cell>
          <table:table-cell table:style-name="ce55" table:formula="of:=[.I533]+[.H534]" office:value-type="float" office:value="581.5" calcext:value-type="float">
            <text:p>581.5</text:p>
          </table:table-cell>
          <table:table-cell table:style-name="ce55" office:value-type="float" office:value="525" calcext:value-type="float">
            <text:p>52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74" calcext:value-type="float">
            <text:p>7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35]*[.D535])" office:value-type="float" office:value="0.493333333333333" calcext:value-type="float">
            <text:p>0.49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35:.G535])" office:value-type="float" office:value="0.493333333333333" calcext:value-type="float">
            <text:p>0.493333333333333</text:p>
          </table:table-cell>
          <table:table-cell table:style-name="ce55" table:formula="of:=[.I534]+[.H535]" office:value-type="float" office:value="581.993333333333" calcext:value-type="float">
            <text:p>581.993333333333</text:p>
          </table:table-cell>
          <table:table-cell table:style-name="ce55" office:value-type="float" office:value="526" calcext:value-type="float">
            <text:p>52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73" calcext:value-type="float">
            <text:p>7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36]*[.D536])" office:value-type="float" office:value="0.486666666666667" calcext:value-type="float">
            <text:p>0.48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36:.G536])" office:value-type="float" office:value="0.486666666666667" calcext:value-type="float">
            <text:p>0.486666666666667</text:p>
          </table:table-cell>
          <table:table-cell table:style-name="ce55" table:formula="of:=[.I535]+[.H536]" office:value-type="float" office:value="582.48" calcext:value-type="float">
            <text:p>582.48</text:p>
          </table:table-cell>
          <table:table-cell table:style-name="ce55" office:value-type="float" office:value="527" calcext:value-type="float">
            <text:p>52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72" calcext:value-type="float">
            <text:p>7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37]*[.D537])" office:value-type="float" office:value="0.48" calcext:value-type="float">
            <text:p>0.4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37:.G537])" office:value-type="float" office:value="0.48" calcext:value-type="float">
            <text:p>0.48</text:p>
          </table:table-cell>
          <table:table-cell table:style-name="ce55" table:formula="of:=[.I536]+[.H537]" office:value-type="float" office:value="582.96" calcext:value-type="float">
            <text:p>582.96</text:p>
          </table:table-cell>
          <table:table-cell table:style-name="ce55" office:value-type="float" office:value="528" calcext:value-type="float">
            <text:p>52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71" calcext:value-type="float">
            <text:p>7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38]*[.D538])" office:value-type="float" office:value="0.473333333333333" calcext:value-type="float">
            <text:p>0.47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38:.G538])" office:value-type="float" office:value="0.473333333333333" calcext:value-type="float">
            <text:p>0.473333333333333</text:p>
          </table:table-cell>
          <table:table-cell table:style-name="ce55" table:formula="of:=[.I537]+[.H538]" office:value-type="float" office:value="583.433333333333" calcext:value-type="float">
            <text:p>583.433333333333</text:p>
          </table:table-cell>
          <table:table-cell table:style-name="ce55" office:value-type="float" office:value="529" calcext:value-type="float">
            <text:p>52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70" calcext:value-type="float">
            <text:p>7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39]*[.D539])" office:value-type="float" office:value="0.466666666666667" calcext:value-type="float">
            <text:p>0.4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39:.G539])" office:value-type="float" office:value="0.466666666666667" calcext:value-type="float">
            <text:p>0.466666666666667</text:p>
          </table:table-cell>
          <table:table-cell table:style-name="ce55" table:formula="of:=[.I538]+[.H539]" office:value-type="float" office:value="583.9" calcext:value-type="float">
            <text:p>583.9</text:p>
          </table:table-cell>
          <table:table-cell table:style-name="ce55" office:value-type="float" office:value="530" calcext:value-type="float">
            <text:p>53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69" calcext:value-type="float">
            <text:p>6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40]*[.D540])" office:value-type="float" office:value="0.46" calcext:value-type="float">
            <text:p>0.4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40:.G540])" office:value-type="float" office:value="0.46" calcext:value-type="float">
            <text:p>0.46</text:p>
          </table:table-cell>
          <table:table-cell table:style-name="ce55" table:formula="of:=[.I539]+[.H540]" office:value-type="float" office:value="584.36" calcext:value-type="float">
            <text:p>584.36</text:p>
          </table:table-cell>
          <table:table-cell table:style-name="ce55" office:value-type="float" office:value="531" calcext:value-type="float">
            <text:p>53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68" calcext:value-type="float">
            <text:p>6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41]*[.D541])" office:value-type="float" office:value="0.453333333333333" calcext:value-type="float">
            <text:p>0.45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41:.G541])" office:value-type="float" office:value="0.453333333333333" calcext:value-type="float">
            <text:p>0.453333333333333</text:p>
          </table:table-cell>
          <table:table-cell table:style-name="ce55" table:formula="of:=[.I540]+[.H541]" office:value-type="float" office:value="584.813333333333" calcext:value-type="float">
            <text:p>584.813333333333</text:p>
          </table:table-cell>
          <table:table-cell table:style-name="ce55" office:value-type="float" office:value="532" calcext:value-type="float">
            <text:p>53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67" calcext:value-type="float">
            <text:p>6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42]*[.D542])" office:value-type="float" office:value="0.446666666666667" calcext:value-type="float">
            <text:p>0.44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42:.G542])" office:value-type="float" office:value="0.446666666666667" calcext:value-type="float">
            <text:p>0.446666666666667</text:p>
          </table:table-cell>
          <table:table-cell table:style-name="ce55" table:formula="of:=[.I541]+[.H542]" office:value-type="float" office:value="585.26" calcext:value-type="float">
            <text:p>585.26</text:p>
          </table:table-cell>
          <table:table-cell table:style-name="ce55" office:value-type="float" office:value="533" calcext:value-type="float">
            <text:p>53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66" calcext:value-type="float">
            <text:p>6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43]*[.D543])" office:value-type="float" office:value="0.44" calcext:value-type="float">
            <text:p>0.4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43:.G543])" office:value-type="float" office:value="0.44" calcext:value-type="float">
            <text:p>0.44</text:p>
          </table:table-cell>
          <table:table-cell table:style-name="ce55" table:formula="of:=[.I542]+[.H543]" office:value-type="float" office:value="585.7" calcext:value-type="float">
            <text:p>585.7</text:p>
          </table:table-cell>
          <table:table-cell table:style-name="ce55" office:value-type="float" office:value="534" calcext:value-type="float">
            <text:p>53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65" calcext:value-type="float">
            <text:p>6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44]*[.D544])" office:value-type="float" office:value="0.433333333333333" calcext:value-type="float">
            <text:p>0.4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44:.G544])" office:value-type="float" office:value="0.433333333333333" calcext:value-type="float">
            <text:p>0.433333333333333</text:p>
          </table:table-cell>
          <table:table-cell table:style-name="ce55" table:formula="of:=[.I543]+[.H544]" office:value-type="float" office:value="586.133333333333" calcext:value-type="float">
            <text:p>586.133333333333</text:p>
          </table:table-cell>
          <table:table-cell table:style-name="ce55" office:value-type="float" office:value="535" calcext:value-type="float">
            <text:p>53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64" calcext:value-type="float">
            <text:p>6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45]*[.D545])" office:value-type="float" office:value="0.426666666666667" calcext:value-type="float">
            <text:p>0.42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45:.G545])" office:value-type="float" office:value="0.426666666666667" calcext:value-type="float">
            <text:p>0.426666666666667</text:p>
          </table:table-cell>
          <table:table-cell table:style-name="ce55" table:formula="of:=[.I544]+[.H545]" office:value-type="float" office:value="586.56" calcext:value-type="float">
            <text:p>586.56</text:p>
          </table:table-cell>
          <table:table-cell table:style-name="ce55" office:value-type="float" office:value="536" calcext:value-type="float">
            <text:p>53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63" calcext:value-type="float">
            <text:p>6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46]*[.D546])" office:value-type="float" office:value="0.42" calcext:value-type="float">
            <text:p>0.4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46:.G546])" office:value-type="float" office:value="0.42" calcext:value-type="float">
            <text:p>0.42</text:p>
          </table:table-cell>
          <table:table-cell table:style-name="ce55" table:formula="of:=[.I545]+[.H546]" office:value-type="float" office:value="586.98" calcext:value-type="float">
            <text:p>586.98</text:p>
          </table:table-cell>
          <table:table-cell table:style-name="ce55" office:value-type="float" office:value="537" calcext:value-type="float">
            <text:p>53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62" calcext:value-type="float">
            <text:p>6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47]*[.D547])" office:value-type="float" office:value="0.413333333333333" calcext:value-type="float">
            <text:p>0.41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47:.G547])" office:value-type="float" office:value="0.413333333333333" calcext:value-type="float">
            <text:p>0.413333333333333</text:p>
          </table:table-cell>
          <table:table-cell table:style-name="ce55" table:formula="of:=[.I546]+[.H547]" office:value-type="float" office:value="587.393333333333" calcext:value-type="float">
            <text:p>587.393333333333</text:p>
          </table:table-cell>
          <table:table-cell table:style-name="ce55" office:value-type="float" office:value="538" calcext:value-type="float">
            <text:p>53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61" calcext:value-type="float">
            <text:p>6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48]*[.D548])" office:value-type="float" office:value="0.406666666666667" calcext:value-type="float">
            <text:p>0.40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48:.G548])" office:value-type="float" office:value="0.406666666666667" calcext:value-type="float">
            <text:p>0.406666666666667</text:p>
          </table:table-cell>
          <table:table-cell table:style-name="ce55" table:formula="of:=[.I547]+[.H548]" office:value-type="float" office:value="587.8" calcext:value-type="float">
            <text:p>587.8</text:p>
          </table:table-cell>
          <table:table-cell table:style-name="ce55" office:value-type="float" office:value="539" calcext:value-type="float">
            <text:p>53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60" calcext:value-type="float">
            <text:p>6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49]*[.D549])" office:value-type="float" office:value="0.4" calcext:value-type="float">
            <text:p>0.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49:.G549])" office:value-type="float" office:value="0.4" calcext:value-type="float">
            <text:p>0.4</text:p>
          </table:table-cell>
          <table:table-cell table:style-name="ce55" table:formula="of:=[.I548]+[.H549]" office:value-type="float" office:value="588.2" calcext:value-type="float">
            <text:p>588.2</text:p>
          </table:table-cell>
          <table:table-cell table:style-name="ce55" office:value-type="float" office:value="540" calcext:value-type="float">
            <text:p>54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59" calcext:value-type="float">
            <text:p>5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50]*[.D550])" office:value-type="float" office:value="0.393333333333333" calcext:value-type="float">
            <text:p>0.39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50:.G550])" office:value-type="float" office:value="0.393333333333333" calcext:value-type="float">
            <text:p>0.393333333333333</text:p>
          </table:table-cell>
          <table:table-cell table:style-name="ce55" table:formula="of:=[.I549]+[.H550]" office:value-type="float" office:value="588.593333333333" calcext:value-type="float">
            <text:p>588.593333333333</text:p>
          </table:table-cell>
          <table:table-cell table:style-name="ce55" office:value-type="float" office:value="541" calcext:value-type="float">
            <text:p>54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58" calcext:value-type="float">
            <text:p>5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51]*[.D551])" office:value-type="float" office:value="0.386666666666667" calcext:value-type="float">
            <text:p>0.38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51:.G551])" office:value-type="float" office:value="0.386666666666667" calcext:value-type="float">
            <text:p>0.386666666666667</text:p>
          </table:table-cell>
          <table:table-cell table:style-name="ce55" table:formula="of:=[.I550]+[.H551]" office:value-type="float" office:value="588.98" calcext:value-type="float">
            <text:p>588.98</text:p>
          </table:table-cell>
          <table:table-cell table:style-name="ce55" office:value-type="float" office:value="542" calcext:value-type="float">
            <text:p>54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57" calcext:value-type="float">
            <text:p>5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52]*[.D552])" office:value-type="float" office:value="0.38" calcext:value-type="float">
            <text:p>0.3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52:.G552])" office:value-type="float" office:value="0.38" calcext:value-type="float">
            <text:p>0.38</text:p>
          </table:table-cell>
          <table:table-cell table:style-name="ce55" table:formula="of:=[.I551]+[.H552]" office:value-type="float" office:value="589.36" calcext:value-type="float">
            <text:p>589.36</text:p>
          </table:table-cell>
          <table:table-cell table:style-name="ce55" office:value-type="float" office:value="543" calcext:value-type="float">
            <text:p>54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56" calcext:value-type="float">
            <text:p>5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53]*[.D553])" office:value-type="float" office:value="0.373333333333333" calcext:value-type="float">
            <text:p>0.37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53:.G553])" office:value-type="float" office:value="0.373333333333333" calcext:value-type="float">
            <text:p>0.373333333333333</text:p>
          </table:table-cell>
          <table:table-cell table:style-name="ce55" table:formula="of:=[.I552]+[.H553]" office:value-type="float" office:value="589.733333333333" calcext:value-type="float">
            <text:p>589.733333333333</text:p>
          </table:table-cell>
          <table:table-cell table:style-name="ce55" office:value-type="float" office:value="544" calcext:value-type="float">
            <text:p>54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55" calcext:value-type="float">
            <text:p>5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54]*[.D554])" office:value-type="float" office:value="0.366666666666667" calcext:value-type="float">
            <text:p>0.3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54:.G554])" office:value-type="float" office:value="0.366666666666667" calcext:value-type="float">
            <text:p>0.366666666666667</text:p>
          </table:table-cell>
          <table:table-cell table:style-name="ce55" table:formula="of:=[.I553]+[.H554]" office:value-type="float" office:value="590.1" calcext:value-type="float">
            <text:p>590.1</text:p>
          </table:table-cell>
          <table:table-cell table:style-name="ce55" office:value-type="float" office:value="545" calcext:value-type="float">
            <text:p>54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54" calcext:value-type="float">
            <text:p>5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55]*[.D555])" office:value-type="float" office:value="0.36" calcext:value-type="float">
            <text:p>0.3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55:.G555])" office:value-type="float" office:value="0.36" calcext:value-type="float">
            <text:p>0.36</text:p>
          </table:table-cell>
          <table:table-cell table:style-name="ce55" table:formula="of:=[.I554]+[.H555]" office:value-type="float" office:value="590.46" calcext:value-type="float">
            <text:p>590.46</text:p>
          </table:table-cell>
          <table:table-cell table:style-name="ce55" office:value-type="float" office:value="546" calcext:value-type="float">
            <text:p>54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53" calcext:value-type="float">
            <text:p>5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56]*[.D556])" office:value-type="float" office:value="0.353333333333333" calcext:value-type="float">
            <text:p>0.35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56:.G556])" office:value-type="float" office:value="0.353333333333333" calcext:value-type="float">
            <text:p>0.353333333333333</text:p>
          </table:table-cell>
          <table:table-cell table:style-name="ce55" table:formula="of:=[.I555]+[.H556]" office:value-type="float" office:value="590.813333333333" calcext:value-type="float">
            <text:p>590.813333333333</text:p>
          </table:table-cell>
          <table:table-cell table:style-name="ce55" office:value-type="float" office:value="547" calcext:value-type="float">
            <text:p>54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52" calcext:value-type="float">
            <text:p>5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57]*[.D557])" office:value-type="float" office:value="0.346666666666667" calcext:value-type="float">
            <text:p>0.34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57:.G557])" office:value-type="float" office:value="0.346666666666667" calcext:value-type="float">
            <text:p>0.346666666666667</text:p>
          </table:table-cell>
          <table:table-cell table:style-name="ce55" table:formula="of:=[.I556]+[.H557]" office:value-type="float" office:value="591.16" calcext:value-type="float">
            <text:p>591.16</text:p>
          </table:table-cell>
          <table:table-cell table:style-name="ce55" office:value-type="float" office:value="548" calcext:value-type="float">
            <text:p>54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51" calcext:value-type="float">
            <text:p>5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58]*[.D558])" office:value-type="float" office:value="0.34" calcext:value-type="float">
            <text:p>0.3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58:.G558])" office:value-type="float" office:value="0.34" calcext:value-type="float">
            <text:p>0.34</text:p>
          </table:table-cell>
          <table:table-cell table:style-name="ce55" table:formula="of:=[.I557]+[.H558]" office:value-type="float" office:value="591.5" calcext:value-type="float">
            <text:p>591.5</text:p>
          </table:table-cell>
          <table:table-cell table:style-name="ce55" office:value-type="float" office:value="549" calcext:value-type="float">
            <text:p>54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50" calcext:value-type="float">
            <text:p>5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59]*[.D559])" office:value-type="float" office:value="0.333333333333333" calcext:value-type="float">
            <text:p>0.3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59:.G559])" office:value-type="float" office:value="0.333333333333333" calcext:value-type="float">
            <text:p>0.333333333333333</text:p>
          </table:table-cell>
          <table:table-cell table:style-name="ce55" table:formula="of:=[.I558]+[.H559]" office:value-type="float" office:value="591.833333333333" calcext:value-type="float">
            <text:p>591.833333333333</text:p>
          </table:table-cell>
          <table:table-cell table:style-name="ce55" office:value-type="float" office:value="550" calcext:value-type="float">
            <text:p>55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49" calcext:value-type="float">
            <text:p>4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60]*[.D560])" office:value-type="float" office:value="0.326666666666667" calcext:value-type="float">
            <text:p>0.32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60:.G560])" office:value-type="float" office:value="0.326666666666667" calcext:value-type="float">
            <text:p>0.326666666666667</text:p>
          </table:table-cell>
          <table:table-cell table:style-name="ce55" table:formula="of:=[.I559]+[.H560]" office:value-type="float" office:value="592.16" calcext:value-type="float">
            <text:p>592.16</text:p>
          </table:table-cell>
          <table:table-cell table:style-name="ce55" office:value-type="float" office:value="551" calcext:value-type="float">
            <text:p>55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48" calcext:value-type="float">
            <text:p>4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61]*[.D561])" office:value-type="float" office:value="0.32" calcext:value-type="float">
            <text:p>0.3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61:.G561])" office:value-type="float" office:value="0.32" calcext:value-type="float">
            <text:p>0.32</text:p>
          </table:table-cell>
          <table:table-cell table:style-name="ce55" table:formula="of:=[.I560]+[.H561]" office:value-type="float" office:value="592.48" calcext:value-type="float">
            <text:p>592.48</text:p>
          </table:table-cell>
          <table:table-cell table:style-name="ce55" office:value-type="float" office:value="552" calcext:value-type="float">
            <text:p>55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47" calcext:value-type="float">
            <text:p>4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62]*[.D562])" office:value-type="float" office:value="0.313333333333333" calcext:value-type="float">
            <text:p>0.31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62:.G562])" office:value-type="float" office:value="0.313333333333333" calcext:value-type="float">
            <text:p>0.313333333333333</text:p>
          </table:table-cell>
          <table:table-cell table:style-name="ce55" table:formula="of:=[.I561]+[.H562]" office:value-type="float" office:value="592.793333333334" calcext:value-type="float">
            <text:p>592.793333333334</text:p>
          </table:table-cell>
          <table:table-cell table:style-name="ce55" office:value-type="float" office:value="553" calcext:value-type="float">
            <text:p>55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46" calcext:value-type="float">
            <text:p>4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63]*[.D563])" office:value-type="float" office:value="0.306666666666667" calcext:value-type="float">
            <text:p>0.30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63:.G563])" office:value-type="float" office:value="0.306666666666667" calcext:value-type="float">
            <text:p>0.306666666666667</text:p>
          </table:table-cell>
          <table:table-cell table:style-name="ce55" table:formula="of:=[.I562]+[.H563]" office:value-type="float" office:value="593.1" calcext:value-type="float">
            <text:p>593.1</text:p>
          </table:table-cell>
          <table:table-cell table:style-name="ce55" office:value-type="float" office:value="554" calcext:value-type="float">
            <text:p>55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45" calcext:value-type="float">
            <text:p>4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64]*[.D564])" office:value-type="float" office:value="0.3" calcext:value-type="float">
            <text:p>0.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64:.G564])" office:value-type="float" office:value="0.3" calcext:value-type="float">
            <text:p>0.3</text:p>
          </table:table-cell>
          <table:table-cell table:style-name="ce55" table:formula="of:=[.I563]+[.H564]" office:value-type="float" office:value="593.4" calcext:value-type="float">
            <text:p>593.4</text:p>
          </table:table-cell>
          <table:table-cell table:style-name="ce55" office:value-type="float" office:value="555" calcext:value-type="float">
            <text:p>55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44" calcext:value-type="float">
            <text:p>4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65]*[.D565])" office:value-type="float" office:value="0.293333333333333" calcext:value-type="float">
            <text:p>0.29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65:.G565])" office:value-type="float" office:value="0.293333333333333" calcext:value-type="float">
            <text:p>0.293333333333333</text:p>
          </table:table-cell>
          <table:table-cell table:style-name="ce55" table:formula="of:=[.I564]+[.H565]" office:value-type="float" office:value="593.693333333333" calcext:value-type="float">
            <text:p>593.693333333333</text:p>
          </table:table-cell>
          <table:table-cell table:style-name="ce55" office:value-type="float" office:value="556" calcext:value-type="float">
            <text:p>55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43" calcext:value-type="float">
            <text:p>4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66]*[.D566])" office:value-type="float" office:value="0.286666666666667" calcext:value-type="float">
            <text:p>0.28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66:.G566])" office:value-type="float" office:value="0.286666666666667" calcext:value-type="float">
            <text:p>0.286666666666667</text:p>
          </table:table-cell>
          <table:table-cell table:style-name="ce55" table:formula="of:=[.I565]+[.H566]" office:value-type="float" office:value="593.98" calcext:value-type="float">
            <text:p>593.98</text:p>
          </table:table-cell>
          <table:table-cell table:style-name="ce55" office:value-type="float" office:value="557" calcext:value-type="float">
            <text:p>55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42" calcext:value-type="float">
            <text:p>4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67]*[.D567])" office:value-type="float" office:value="0.28" calcext:value-type="float">
            <text:p>0.2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67:.G567])" office:value-type="float" office:value="0.28" calcext:value-type="float">
            <text:p>0.28</text:p>
          </table:table-cell>
          <table:table-cell table:style-name="ce55" table:formula="of:=[.I566]+[.H567]" office:value-type="float" office:value="594.26" calcext:value-type="float">
            <text:p>594.26</text:p>
          </table:table-cell>
          <table:table-cell table:style-name="ce55" office:value-type="float" office:value="558" calcext:value-type="float">
            <text:p>55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41" calcext:value-type="float">
            <text:p>4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68]*[.D568])" office:value-type="float" office:value="0.273333333333333" calcext:value-type="float">
            <text:p>0.27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68:.G568])" office:value-type="float" office:value="0.273333333333333" calcext:value-type="float">
            <text:p>0.273333333333333</text:p>
          </table:table-cell>
          <table:table-cell table:style-name="ce55" table:formula="of:=[.I567]+[.H568]" office:value-type="float" office:value="594.533333333333" calcext:value-type="float">
            <text:p>594.533333333333</text:p>
          </table:table-cell>
          <table:table-cell table:style-name="ce55" office:value-type="float" office:value="559" calcext:value-type="float">
            <text:p>55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40" calcext:value-type="float">
            <text:p>4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69]*[.D569])" office:value-type="float" office:value="0.266666666666667" calcext:value-type="float">
            <text:p>0.2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69:.G569])" office:value-type="float" office:value="0.266666666666667" calcext:value-type="float">
            <text:p>0.266666666666667</text:p>
          </table:table-cell>
          <table:table-cell table:style-name="ce55" table:formula="of:=[.I568]+[.H569]" office:value-type="float" office:value="594.8" calcext:value-type="float">
            <text:p>594.8</text:p>
          </table:table-cell>
          <table:table-cell table:style-name="ce55" office:value-type="float" office:value="560" calcext:value-type="float">
            <text:p>56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39" calcext:value-type="float">
            <text:p>3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70]*[.D570])" office:value-type="float" office:value="0.26" calcext:value-type="float">
            <text:p>0.2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70:.G570])" office:value-type="float" office:value="0.26" calcext:value-type="float">
            <text:p>0.26</text:p>
          </table:table-cell>
          <table:table-cell table:style-name="ce55" table:formula="of:=[.I569]+[.H570]" office:value-type="float" office:value="595.06" calcext:value-type="float">
            <text:p>595.06</text:p>
          </table:table-cell>
          <table:table-cell table:style-name="ce55" office:value-type="float" office:value="561" calcext:value-type="float">
            <text:p>56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38" calcext:value-type="float">
            <text:p>3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71]*[.D571])" office:value-type="float" office:value="0.253333333333333" calcext:value-type="float">
            <text:p>0.25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71:.G571])" office:value-type="float" office:value="0.253333333333333" calcext:value-type="float">
            <text:p>0.253333333333333</text:p>
          </table:table-cell>
          <table:table-cell table:style-name="ce55" table:formula="of:=[.I570]+[.H571]" office:value-type="float" office:value="595.313333333333" calcext:value-type="float">
            <text:p>595.313333333333</text:p>
          </table:table-cell>
          <table:table-cell table:style-name="ce55" office:value-type="float" office:value="562" calcext:value-type="float">
            <text:p>56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37" calcext:value-type="float">
            <text:p>3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72]*[.D572])" office:value-type="float" office:value="0.246666666666667" calcext:value-type="float">
            <text:p>0.24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72:.G572])" office:value-type="float" office:value="0.246666666666667" calcext:value-type="float">
            <text:p>0.246666666666667</text:p>
          </table:table-cell>
          <table:table-cell table:style-name="ce55" table:formula="of:=[.I571]+[.H572]" office:value-type="float" office:value="595.56" calcext:value-type="float">
            <text:p>595.56</text:p>
          </table:table-cell>
          <table:table-cell table:style-name="ce55" office:value-type="float" office:value="563" calcext:value-type="float">
            <text:p>56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36" calcext:value-type="float">
            <text:p>3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73]*[.D573])" office:value-type="float" office:value="0.24" calcext:value-type="float">
            <text:p>0.2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73:.G573])" office:value-type="float" office:value="0.24" calcext:value-type="float">
            <text:p>0.24</text:p>
          </table:table-cell>
          <table:table-cell table:style-name="ce55" table:formula="of:=[.I572]+[.H573]" office:value-type="float" office:value="595.8" calcext:value-type="float">
            <text:p>595.8</text:p>
          </table:table-cell>
          <table:table-cell table:style-name="ce55" office:value-type="float" office:value="564" calcext:value-type="float">
            <text:p>56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35" calcext:value-type="float">
            <text:p>3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74]*[.D574])" office:value-type="float" office:value="0.233333333333333" calcext:value-type="float">
            <text:p>0.2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74:.G574])" office:value-type="float" office:value="0.233333333333333" calcext:value-type="float">
            <text:p>0.233333333333333</text:p>
          </table:table-cell>
          <table:table-cell table:style-name="ce55" table:formula="of:=[.I573]+[.H574]" office:value-type="float" office:value="596.033333333333" calcext:value-type="float">
            <text:p>596.033333333333</text:p>
          </table:table-cell>
          <table:table-cell table:style-name="ce55" office:value-type="float" office:value="565" calcext:value-type="float">
            <text:p>56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34" calcext:value-type="float">
            <text:p>3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75]*[.D575])" office:value-type="float" office:value="0.226666666666667" calcext:value-type="float">
            <text:p>0.22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75:.G575])" office:value-type="float" office:value="0.226666666666667" calcext:value-type="float">
            <text:p>0.226666666666667</text:p>
          </table:table-cell>
          <table:table-cell table:style-name="ce55" table:formula="of:=[.I574]+[.H575]" office:value-type="float" office:value="596.26" calcext:value-type="float">
            <text:p>596.26</text:p>
          </table:table-cell>
          <table:table-cell table:style-name="ce55" office:value-type="float" office:value="566" calcext:value-type="float">
            <text:p>56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33" calcext:value-type="float">
            <text:p>3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76]*[.D576])" office:value-type="float" office:value="0.22" calcext:value-type="float">
            <text:p>0.2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76:.G576])" office:value-type="float" office:value="0.22" calcext:value-type="float">
            <text:p>0.22</text:p>
          </table:table-cell>
          <table:table-cell table:style-name="ce55" table:formula="of:=[.I575]+[.H576]" office:value-type="float" office:value="596.48" calcext:value-type="float">
            <text:p>596.48</text:p>
          </table:table-cell>
          <table:table-cell table:style-name="ce55" office:value-type="float" office:value="567" calcext:value-type="float">
            <text:p>56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32" calcext:value-type="float">
            <text:p>3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77]*[.D577])" office:value-type="float" office:value="0.213333333333333" calcext:value-type="float">
            <text:p>0.21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77:.G577])" office:value-type="float" office:value="0.213333333333333" calcext:value-type="float">
            <text:p>0.213333333333333</text:p>
          </table:table-cell>
          <table:table-cell table:style-name="ce55" table:formula="of:=[.I576]+[.H577]" office:value-type="float" office:value="596.693333333333" calcext:value-type="float">
            <text:p>596.693333333333</text:p>
          </table:table-cell>
          <table:table-cell table:style-name="ce55" office:value-type="float" office:value="568" calcext:value-type="float">
            <text:p>56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31" calcext:value-type="float">
            <text:p>3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78]*[.D578])" office:value-type="float" office:value="0.206666666666667" calcext:value-type="float">
            <text:p>0.20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78:.G578])" office:value-type="float" office:value="0.206666666666667" calcext:value-type="float">
            <text:p>0.206666666666667</text:p>
          </table:table-cell>
          <table:table-cell table:style-name="ce55" table:formula="of:=[.I577]+[.H578]" office:value-type="float" office:value="596.9" calcext:value-type="float">
            <text:p>596.9</text:p>
          </table:table-cell>
          <table:table-cell table:style-name="ce55" office:value-type="float" office:value="569" calcext:value-type="float">
            <text:p>56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30" calcext:value-type="float">
            <text:p>3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79]*[.D579])" office:value-type="float" office:value="0.2" calcext:value-type="float">
            <text:p>0.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79:.G579])" office:value-type="float" office:value="0.2" calcext:value-type="float">
            <text:p>0.2</text:p>
          </table:table-cell>
          <table:table-cell table:style-name="ce55" table:formula="of:=[.I578]+[.H579]" office:value-type="float" office:value="597.1" calcext:value-type="float">
            <text:p>597.1</text:p>
          </table:table-cell>
          <table:table-cell table:style-name="ce55" office:value-type="float" office:value="570" calcext:value-type="float">
            <text:p>57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9" calcext:value-type="float">
            <text:p>2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80]*[.D580])" office:value-type="float" office:value="0.193333333333333" calcext:value-type="float">
            <text:p>0.19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80:.G580])" office:value-type="float" office:value="0.193333333333333" calcext:value-type="float">
            <text:p>0.193333333333333</text:p>
          </table:table-cell>
          <table:table-cell table:style-name="ce55" table:formula="of:=[.I579]+[.H580]" office:value-type="float" office:value="597.293333333334" calcext:value-type="float">
            <text:p>597.293333333334</text:p>
          </table:table-cell>
          <table:table-cell table:style-name="ce55" office:value-type="float" office:value="571" calcext:value-type="float">
            <text:p>57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8" calcext:value-type="float">
            <text:p>2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81]*[.D581])" office:value-type="float" office:value="0.186666666666667" calcext:value-type="float">
            <text:p>0.18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81:.G581])" office:value-type="float" office:value="0.186666666666667" calcext:value-type="float">
            <text:p>0.186666666666667</text:p>
          </table:table-cell>
          <table:table-cell table:style-name="ce55" table:formula="of:=[.I580]+[.H581]" office:value-type="float" office:value="597.48" calcext:value-type="float">
            <text:p>597.48</text:p>
          </table:table-cell>
          <table:table-cell table:style-name="ce55" office:value-type="float" office:value="572" calcext:value-type="float">
            <text:p>57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7" calcext:value-type="float">
            <text:p>2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82]*[.D582])" office:value-type="float" office:value="0.18" calcext:value-type="float">
            <text:p>0.1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82:.G582])" office:value-type="float" office:value="0.18" calcext:value-type="float">
            <text:p>0.18</text:p>
          </table:table-cell>
          <table:table-cell table:style-name="ce55" table:formula="of:=[.I581]+[.H582]" office:value-type="float" office:value="597.66" calcext:value-type="float">
            <text:p>597.66</text:p>
          </table:table-cell>
          <table:table-cell table:style-name="ce55" office:value-type="float" office:value="573" calcext:value-type="float">
            <text:p>57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6" calcext:value-type="float">
            <text:p>2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83]*[.D583])" office:value-type="float" office:value="0.173333333333333" calcext:value-type="float">
            <text:p>0.17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83:.G583])" office:value-type="float" office:value="0.173333333333333" calcext:value-type="float">
            <text:p>0.173333333333333</text:p>
          </table:table-cell>
          <table:table-cell table:style-name="ce55" table:formula="of:=[.I582]+[.H583]" office:value-type="float" office:value="597.833333333333" calcext:value-type="float">
            <text:p>597.833333333333</text:p>
          </table:table-cell>
          <table:table-cell table:style-name="ce55" office:value-type="float" office:value="574" calcext:value-type="float">
            <text:p>57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5" calcext:value-type="float">
            <text:p>2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84]*[.D584])" office:value-type="float" office:value="0.166666666666667" calcext:value-type="float">
            <text:p>0.1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84:.G584])" office:value-type="float" office:value="0.166666666666667" calcext:value-type="float">
            <text:p>0.166666666666667</text:p>
          </table:table-cell>
          <table:table-cell table:style-name="ce55" table:formula="of:=[.I583]+[.H584]" office:value-type="float" office:value="598" calcext:value-type="float">
            <text:p>598</text:p>
          </table:table-cell>
          <table:table-cell table:style-name="ce55" office:value-type="float" office:value="575" calcext:value-type="float">
            <text:p>57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4" calcext:value-type="float">
            <text:p>2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85]*[.D585])" office:value-type="float" office:value="0.16" calcext:value-type="float">
            <text:p>0.1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85:.G585])" office:value-type="float" office:value="0.16" calcext:value-type="float">
            <text:p>0.16</text:p>
          </table:table-cell>
          <table:table-cell table:style-name="ce55" table:formula="of:=[.I584]+[.H585]" office:value-type="float" office:value="598.16" calcext:value-type="float">
            <text:p>598.16</text:p>
          </table:table-cell>
          <table:table-cell table:style-name="ce55" office:value-type="float" office:value="576" calcext:value-type="float">
            <text:p>57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3" calcext:value-type="float">
            <text:p>2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86]*[.D586])" office:value-type="float" office:value="0.153333333333333" calcext:value-type="float">
            <text:p>0.15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86:.G586])" office:value-type="float" office:value="0.153333333333333" calcext:value-type="float">
            <text:p>0.153333333333333</text:p>
          </table:table-cell>
          <table:table-cell table:style-name="ce55" table:formula="of:=[.I585]+[.H586]" office:value-type="float" office:value="598.313333333333" calcext:value-type="float">
            <text:p>598.313333333333</text:p>
          </table:table-cell>
          <table:table-cell table:style-name="ce55" office:value-type="float" office:value="577" calcext:value-type="float">
            <text:p>57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2" calcext:value-type="float">
            <text:p>2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87]*[.D587])" office:value-type="float" office:value="0.146666666666667" calcext:value-type="float">
            <text:p>0.14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87:.G587])" office:value-type="float" office:value="0.146666666666667" calcext:value-type="float">
            <text:p>0.146666666666667</text:p>
          </table:table-cell>
          <table:table-cell table:style-name="ce55" table:formula="of:=[.I586]+[.H587]" office:value-type="float" office:value="598.46" calcext:value-type="float">
            <text:p>598.46</text:p>
          </table:table-cell>
          <table:table-cell table:style-name="ce55" office:value-type="float" office:value="578" calcext:value-type="float">
            <text:p>57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21" calcext:value-type="float">
            <text:p>2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88]*[.D588])" office:value-type="float" office:value="0.14" calcext:value-type="float">
            <text:p>0.1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88:.G588])" office:value-type="float" office:value="0.14" calcext:value-type="float">
            <text:p>0.14</text:p>
          </table:table-cell>
          <table:table-cell table:style-name="ce55" table:formula="of:=[.I587]+[.H588]" office:value-type="float" office:value="598.6" calcext:value-type="float">
            <text:p>598.6</text:p>
          </table:table-cell>
          <table:table-cell table:style-name="ce55" office:value-type="float" office:value="579" calcext:value-type="float">
            <text:p>57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0" calcext:value-type="float">
            <text:p>2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89]*[.D589])" office:value-type="float" office:value="0.133333333333333" calcext:value-type="float">
            <text:p>0.1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89:.G589])" office:value-type="float" office:value="0.133333333333333" calcext:value-type="float">
            <text:p>0.133333333333333</text:p>
          </table:table-cell>
          <table:table-cell table:style-name="ce55" table:formula="of:=[.I588]+[.H589]" office:value-type="float" office:value="598.733333333333" calcext:value-type="float">
            <text:p>598.733333333333</text:p>
          </table:table-cell>
          <table:table-cell table:style-name="ce55" office:value-type="float" office:value="580" calcext:value-type="float">
            <text:p>58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9" calcext:value-type="float">
            <text:p>1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90]*[.D590])" office:value-type="float" office:value="0.126666666666667" calcext:value-type="float">
            <text:p>0.12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90:.G590])" office:value-type="float" office:value="0.126666666666667" calcext:value-type="float">
            <text:p>0.126666666666667</text:p>
          </table:table-cell>
          <table:table-cell table:style-name="ce55" table:formula="of:=[.I589]+[.H590]" office:value-type="float" office:value="598.86" calcext:value-type="float">
            <text:p>598.86</text:p>
          </table:table-cell>
          <table:table-cell table:style-name="ce55" office:value-type="float" office:value="581" calcext:value-type="float">
            <text:p>58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8" calcext:value-type="float">
            <text:p>1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91]*[.D591])" office:value-type="float" office:value="0.12" calcext:value-type="float">
            <text:p>0.1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91:.G591])" office:value-type="float" office:value="0.12" calcext:value-type="float">
            <text:p>0.12</text:p>
          </table:table-cell>
          <table:table-cell table:style-name="ce55" table:formula="of:=[.I590]+[.H591]" office:value-type="float" office:value="598.98" calcext:value-type="float">
            <text:p>598.98</text:p>
          </table:table-cell>
          <table:table-cell table:style-name="ce55" office:value-type="float" office:value="582" calcext:value-type="float">
            <text:p>58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7" calcext:value-type="float">
            <text:p>1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92]*[.D592])" office:value-type="float" office:value="0.113333333333333" calcext:value-type="float">
            <text:p>0.11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92:.G592])" office:value-type="float" office:value="0.113333333333333" calcext:value-type="float">
            <text:p>0.113333333333333</text:p>
          </table:table-cell>
          <table:table-cell table:style-name="ce55" table:formula="of:=[.I591]+[.H592]" office:value-type="float" office:value="599.093333333333" calcext:value-type="float">
            <text:p>599.093333333333</text:p>
          </table:table-cell>
          <table:table-cell table:style-name="ce55" office:value-type="float" office:value="583" calcext:value-type="float">
            <text:p>58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6" calcext:value-type="float">
            <text:p>1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93]*[.D593])" office:value-type="float" office:value="0.106666666666667" calcext:value-type="float">
            <text:p>0.10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93:.G593])" office:value-type="float" office:value="0.106666666666667" calcext:value-type="float">
            <text:p>0.106666666666667</text:p>
          </table:table-cell>
          <table:table-cell table:style-name="ce55" table:formula="of:=[.I592]+[.H593]" office:value-type="float" office:value="599.2" calcext:value-type="float">
            <text:p>599.2</text:p>
          </table:table-cell>
          <table:table-cell table:style-name="ce55" office:value-type="float" office:value="584" calcext:value-type="float">
            <text:p>58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5" calcext:value-type="float">
            <text:p>1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94]*[.D594])" office:value-type="float" office:value="0.1" calcext:value-type="float">
            <text:p>0.1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94:.G594])" office:value-type="float" office:value="0.1" calcext:value-type="float">
            <text:p>0.1</text:p>
          </table:table-cell>
          <table:table-cell table:style-name="ce55" table:formula="of:=[.I593]+[.H594]" office:value-type="float" office:value="599.3" calcext:value-type="float">
            <text:p>599.3</text:p>
          </table:table-cell>
          <table:table-cell table:style-name="ce55" office:value-type="float" office:value="585" calcext:value-type="float">
            <text:p>58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4" calcext:value-type="float">
            <text:p>1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95]*[.D595])" office:value-type="float" office:value="0.0933333333333333" calcext:value-type="float">
            <text:p>0.09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95:.G595])" office:value-type="float" office:value="0.0933333333333333" calcext:value-type="float">
            <text:p>0.0933333333333333</text:p>
          </table:table-cell>
          <table:table-cell table:style-name="ce55" table:formula="of:=[.I594]+[.H595]" office:value-type="float" office:value="599.393333333333" calcext:value-type="float">
            <text:p>599.393333333333</text:p>
          </table:table-cell>
          <table:table-cell table:style-name="ce55" office:value-type="float" office:value="586" calcext:value-type="float">
            <text:p>58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3" calcext:value-type="float">
            <text:p>1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96]*[.D596])" office:value-type="float" office:value="0.0866666666666667" calcext:value-type="float">
            <text:p>0.08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96:.G596])" office:value-type="float" office:value="0.0866666666666667" calcext:value-type="float">
            <text:p>0.0866666666666667</text:p>
          </table:table-cell>
          <table:table-cell table:style-name="ce55" table:formula="of:=[.I595]+[.H596]" office:value-type="float" office:value="599.48" calcext:value-type="float">
            <text:p>599.48</text:p>
          </table:table-cell>
          <table:table-cell table:style-name="ce55" office:value-type="float" office:value="587" calcext:value-type="float">
            <text:p>58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2" calcext:value-type="float">
            <text:p>1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97]*[.D597])" office:value-type="float" office:value="0.08" calcext:value-type="float">
            <text:p>0.08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97:.G597])" office:value-type="float" office:value="0.08" calcext:value-type="float">
            <text:p>0.08</text:p>
          </table:table-cell>
          <table:table-cell table:style-name="ce55" table:formula="of:=[.I596]+[.H597]" office:value-type="float" office:value="599.56" calcext:value-type="float">
            <text:p>599.56</text:p>
          </table:table-cell>
          <table:table-cell table:style-name="ce55" office:value-type="float" office:value="588" calcext:value-type="float">
            <text:p>58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1" calcext:value-type="float">
            <text:p>1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98]*[.D598])" office:value-type="float" office:value="0.0733333333333333" calcext:value-type="float">
            <text:p>0.07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98:.G598])" office:value-type="float" office:value="0.0733333333333333" calcext:value-type="float">
            <text:p>0.0733333333333333</text:p>
          </table:table-cell>
          <table:table-cell table:style-name="ce55" table:formula="of:=[.I597]+[.H598]" office:value-type="float" office:value="599.633333333333" calcext:value-type="float">
            <text:p>599.633333333333</text:p>
          </table:table-cell>
          <table:table-cell table:style-name="ce55" office:value-type="float" office:value="589" calcext:value-type="float">
            <text:p>589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10" calcext:value-type="float">
            <text:p>10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599]*[.D599])" office:value-type="float" office:value="0.0666666666666667" calcext:value-type="float">
            <text:p>0.06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599:.G599])" office:value-type="float" office:value="0.0666666666666667" calcext:value-type="float">
            <text:p>0.0666666666666667</text:p>
          </table:table-cell>
          <table:table-cell table:style-name="ce55" table:formula="of:=[.I598]+[.H599]" office:value-type="float" office:value="599.7" calcext:value-type="float">
            <text:p>599.7</text:p>
          </table:table-cell>
          <table:table-cell table:style-name="ce55" office:value-type="float" office:value="590" calcext:value-type="float">
            <text:p>590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9" calcext:value-type="float">
            <text:p>9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600]*[.D600])" office:value-type="float" office:value="0.06" calcext:value-type="float">
            <text:p>0.06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600:.G600])" office:value-type="float" office:value="0.06" calcext:value-type="float">
            <text:p>0.06</text:p>
          </table:table-cell>
          <table:table-cell table:style-name="ce55" table:formula="of:=[.I599]+[.H600]" office:value-type="float" office:value="599.76" calcext:value-type="float">
            <text:p>599.76</text:p>
          </table:table-cell>
          <table:table-cell table:style-name="ce55" office:value-type="float" office:value="591" calcext:value-type="float">
            <text:p>591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8" calcext:value-type="float">
            <text:p>8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601]*[.D601])" office:value-type="float" office:value="0.0533333333333333" calcext:value-type="float">
            <text:p>0.05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601:.G601])" office:value-type="float" office:value="0.0533333333333333" calcext:value-type="float">
            <text:p>0.0533333333333333</text:p>
          </table:table-cell>
          <table:table-cell table:style-name="ce55" table:formula="of:=[.I600]+[.H601]" office:value-type="float" office:value="599.813333333333" calcext:value-type="float">
            <text:p>599.813333333333</text:p>
          </table:table-cell>
          <table:table-cell table:style-name="ce55" office:value-type="float" office:value="592" calcext:value-type="float">
            <text:p>59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7" calcext:value-type="float">
            <text:p>7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602]*[.D602])" office:value-type="float" office:value="0.0466666666666667" calcext:value-type="float">
            <text:p>0.04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602:.G602])" office:value-type="float" office:value="0.0466666666666667" calcext:value-type="float">
            <text:p>0.0466666666666667</text:p>
          </table:table-cell>
          <table:table-cell table:style-name="ce55" table:formula="of:=[.I601]+[.H602]" office:value-type="float" office:value="599.86" calcext:value-type="float">
            <text:p>599.86</text:p>
          </table:table-cell>
          <table:table-cell table:style-name="ce55" office:value-type="float" office:value="593" calcext:value-type="float">
            <text:p>593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6" calcext:value-type="float">
            <text:p>6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603]*[.D603])" office:value-type="float" office:value="0.04" calcext:value-type="float">
            <text:p>0.04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603:.G603])" office:value-type="float" office:value="0.04" calcext:value-type="float">
            <text:p>0.04</text:p>
          </table:table-cell>
          <table:table-cell table:style-name="ce55" table:formula="of:=[.I602]+[.H603]" office:value-type="float" office:value="599.9" calcext:value-type="float">
            <text:p>599.9</text:p>
          </table:table-cell>
          <table:table-cell table:style-name="ce55" office:value-type="float" office:value="594" calcext:value-type="float">
            <text:p>594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5" calcext:value-type="float">
            <text:p>5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604]*[.D604])" office:value-type="float" office:value="0.0333333333333333" calcext:value-type="float">
            <text:p>0.03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604:.G604])" office:value-type="float" office:value="0.0333333333333333" calcext:value-type="float">
            <text:p>0.0333333333333333</text:p>
          </table:table-cell>
          <table:table-cell table:style-name="ce55" table:formula="of:=[.I603]+[.H604]" office:value-type="float" office:value="599.933333333333" calcext:value-type="float">
            <text:p>599.933333333333</text:p>
          </table:table-cell>
          <table:table-cell table:style-name="ce55" office:value-type="float" office:value="595" calcext:value-type="float">
            <text:p>595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4" calcext:value-type="float">
            <text:p>4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605]*[.D605])" office:value-type="float" office:value="0.0266666666666667" calcext:value-type="float">
            <text:p>0.02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605:.G605])" office:value-type="float" office:value="0.0266666666666667" calcext:value-type="float">
            <text:p>0.0266666666666667</text:p>
          </table:table-cell>
          <table:table-cell table:style-name="ce55" table:formula="of:=[.I604]+[.H605]" office:value-type="float" office:value="599.96" calcext:value-type="float">
            <text:p>599.96</text:p>
          </table:table-cell>
          <table:table-cell table:style-name="ce55" office:value-type="float" office:value="596" calcext:value-type="float">
            <text:p>596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3" calcext:value-type="float">
            <text:p>3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606]*[.D606])" office:value-type="float" office:value="0.02" calcext:value-type="float">
            <text:p>0.02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606:.G606])" office:value-type="float" office:value="0.02" calcext:value-type="float">
            <text:p>0.02</text:p>
          </table:table-cell>
          <table:table-cell table:style-name="ce55" table:formula="of:=[.I605]+[.H606]" office:value-type="float" office:value="599.98" calcext:value-type="float">
            <text:p>599.98</text:p>
          </table:table-cell>
          <table:table-cell table:style-name="ce55" office:value-type="float" office:value="597" calcext:value-type="float">
            <text:p>597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float" office:value="2" calcext:value-type="float">
            <text:p>2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607]*[.D607])" office:value-type="float" office:value="0.0133333333333333" calcext:value-type="float">
            <text:p>0.0133333333333333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607:.G607])" office:value-type="float" office:value="0.0133333333333333" calcext:value-type="float">
            <text:p>0.0133333333333333</text:p>
          </table:table-cell>
          <table:table-cell table:style-name="ce55" table:formula="of:=[.I606]+[.H607]" office:value-type="float" office:value="599.993333333333" calcext:value-type="float">
            <text:p>599.993333333333</text:p>
          </table:table-cell>
          <table:table-cell table:style-name="ce55" office:value-type="float" office:value="598" calcext:value-type="float">
            <text:p>59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float" office:value="1" calcext:value-type="float">
            <text:p>1</text:p>
          </table:table-cell>
          <table:table-cell table:style-name="ce55" table:formula="of:=[.$B$27]" office:value-type="float" office:value="0.00666666666666667" calcext:value-type="float">
            <text:p>0.00666666666666667</text:p>
          </table:table-cell>
          <table:table-cell table:style-name="ce55" table:formula="of:=([.E608]*[.D608])" office:value-type="float" office:value="0.00666666666666667" calcext:value-type="float">
            <text:p>0.00666666666666667</text:p>
          </table:table-cell>
          <table:table-cell table:style-name="ce55" table:formula="of:=[.$B$45]" office:value-type="float" office:value="0" calcext:value-type="float">
            <text:p>0</text:p>
          </table:table-cell>
          <table:table-cell table:style-name="ce55" table:formula="of:=SUM([.F608:.G608])" office:value-type="float" office:value="0.00666666666666667" calcext:value-type="float">
            <text:p>0.00666666666666667</text:p>
          </table:table-cell>
          <table:table-cell table:style-name="ce55" table:formula="of:=[.I607]+[.H608]" office:value-type="float" office:value="600" calcext:value-type="float">
            <text:p>600</text:p>
          </table:table-cell>
          <table:table-cell table:style-name="ce55" office:value-type="float" office:value="599" calcext:value-type="float">
            <text:p>59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6"/>
          <table:table-cell table:style-name="ce21"/>
          <table:table-cell table:style-name="ce20" table:formula="of:=SUM([.H10:.H608])"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9" office:value-type="string" calcext:value-type="string">
            <text:p>Distance Travelled =</text:p>
          </table:table-cell>
          <table:table-cell table:style-name="ce12" table:formula="of:=SUM([.F10:.F608])" office:value-type="float" office:value="600" calcext:value-type="float">
            <text:p>600</text:p>
          </table:table-cell>
          <table:table-cell table:style-name="ce21"/>
          <table:table-cell table:style-name="ce20"/>
          <table:table-cell/>
          <table:table-cell table:style-name="ce3" office:value-type="string" calcext:value-type="string">
            <text:p>our case</text:p>
          </table:table-cell>
          <table:table-cell table:style-name="ce12" office:value-type="float" office:value="600" calcext:value-type="float">
            <text:p>600</text:p>
          </table:table-cell>
        </table:table-row>
        <table:table-row table:style-name="ro1">
          <table:table-cell table:number-columns-repeated="4"/>
          <table:table-cell table:style-name="ce49" office:value-type="string" calcext:value-type="string">
            <text:p>not Travelled =</text:p>
          </table:table-cell>
          <table:table-cell table:style-name="ce42" table:formula="of:=(600-[.F610])" office:value-type="float" office:value="0" calcext:value-type="float">
            <text:p>0</text:p>
          </table:table-cell>
          <table:table-cell table:style-name="ce21"/>
          <table:table-cell table:style-name="ce20"/>
          <table:table-cell table:number-columns-repeated="3"/>
        </table:table-row>
        <table:table-row table:style-name="ro1">
          <table:table-cell table:number-columns-repeated="4"/>
          <table:table-cell table:style-name="ce49" office:value-type="string" calcext:value-type="string">
            <text:p>Error Distance =</text:p>
          </table:table-cell>
          <table:table-cell table:style-name="ce12" table:formula="of:=([.F611]/300)" office:value-type="float" office:value="0" calcext:value-type="float">
            <text:p>0</text:p>
          </table:table-cell>
          <table:table-cell table:style-name="ce21"/>
          <table:table-cell table:style-name="ce20"/>
          <table:table-cell table:number-columns-repeated="3"/>
        </table:table-row>
        <table:table-row table:style-name="ro1" table:number-rows-repeated="47">
          <table:table-cell table:number-columns-repeated="6"/>
          <table:table-cell table:style-name="ce21"/>
          <table:table-cell table:style-name="ce20"/>
          <table:table-cell table:number-columns-repeated="3"/>
        </table:table-row>
        <table:table-row table:style-name="ro1" table:number-rows-repeated="5">
          <table:table-cell table:number-columns-repeated="6"/>
          <table:table-cell table:style-name="ce21"/>
          <table:table-cell table:number-columns-repeated="4"/>
        </table:table-row>
        <table:table-row table:style-name="ro1" table:number-rows-repeated="46">
          <table:table-cell table:number-columns-repeated="11"/>
        </table:table-row>
        <table:table-row table:style-name="ro1" table:number-rows-repeated="2">
          <table:table-cell table:number-columns-repeated="9"/>
          <table:table-cell table:style-name="ce20"/>
          <table:table-cell/>
        </table:table-row>
        <table:table-row table:style-name="ro1" table:number-rows-repeated="104786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1:10:45.073981571</meta:creation-date>
    <dc:date>2023-10-12T11:36:34.586833169</dc:date>
    <meta:editing-duration>PT29M49S</meta:editing-duration>
    <meta:editing-cycles>5</meta:editing-cycles>
    <meta:generator>LibreOffice/7.3.7.2$Linux_X86_64 LibreOffice_project/30$Build-2</meta:generator>
    <meta:document-statistic meta:table-count="1" meta:cell-count="429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cm" svg:y="4.198cm" style:legend-expansion="high" chart:style-name="ch2"/>
        <chart:plot-area chart:style-name="ch3" table:cell-range-address="Sheet1.H10:Sheet1.H608" svg:x="0.32cm" svg:y="0.18cm" svg:width="12.45cm" svg:height="8.64cm">
          <chart:coordinate-region svg:x="1.058cm" svg:y="0.382cm" svg:width="11.712cm" svg:height="7.4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10:Sheet1.H608" chart:class="chart:line">
            <chart:data-point chart:repeated="5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66666666666667">
                <text:p>0.00666666666666667</text:p>
                <draw:g>
                  <svg:desc>Sheet1.H10:Sheet1.H6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66666666666667">
                <text:p>0.04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33333333333333">
                <text:p>0.073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66666666666667">
                <text:p>0.086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33333333333333">
                <text:p>0.093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6666666666667">
                <text:p>0.10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3333333333333">
                <text:p>0.11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6666666666667">
                <text:p>0.12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6666666666667">
                <text:p>0.14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3333333333333">
                <text:p>0.17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6666666666667">
                <text:p>0.18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3333333333333">
                <text:p>0.19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6666666666667">
                <text:p>0.206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73333333333333">
                <text:p>0.27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86666666666667">
                <text:p>0.28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3333333333333">
                <text:p>0.293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6666666666667">
                <text:p>0.306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13333333333333">
                <text:p>0.31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6666666666667">
                <text:p>0.326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46666666666667">
                <text:p>0.346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53333333333333">
                <text:p>0.353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73333333333333">
                <text:p>0.373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86666666666667">
                <text:p>0.386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93333333333333">
                <text:p>0.393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06666666666667">
                <text:p>0.406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13333333333333">
                <text:p>0.413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6666666666667">
                <text:p>0.426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46666666666667">
                <text:p>0.44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53333333333333">
                <text:p>0.453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73333333333333">
                <text:p>0.47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86666666666667">
                <text:p>0.48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93333333333333">
                <text:p>0.493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06666666666667">
                <text:p>0.5066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13333333333333">
                <text:p>0.513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26666666666667">
                <text:p>0.526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46666666666667">
                <text:p>0.54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53333333333333">
                <text:p>0.55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73333333333333">
                <text:p>0.573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86666666666667">
                <text:p>0.5866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93333333333333">
                <text:p>0.593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06666666666667">
                <text:p>0.60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13333333333333">
                <text:p>0.613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26666666666667">
                <text:p>0.62666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46666666666667">
                <text:p>0.6466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53333333333333">
                <text:p>0.6533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73333333333333">
                <text:p>0.6733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86666666666667">
                <text:p>0.6866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93333333333333">
                <text:p>0.6933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06666666666667">
                <text:p>0.7066666666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13333333333333">
                <text:p>0.7133333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26666666666667">
                <text:p>0.7266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46666666666667">
                <text:p>0.74666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53333333333333">
                <text:p>0.75333333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73333333333333">
                <text:p>0.77333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86666666666667">
                <text:p>0.786666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93333333333333">
                <text:p>0.79333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06666666666667">
                <text:p>0.8066666666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13333333333333">
                <text:p>0.81333333333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26666666666667">
                <text:p>0.82666666666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46666666666667">
                <text:p>0.8466666666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53333333333333">
                <text:p>0.8533333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73333333333333">
                <text:p>0.87333333333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86666666666667">
                <text:p>0.8866666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93333333333333">
                <text:p>0.8933333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06666666666667">
                <text:p>0.9066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13333333333333">
                <text:p>0.9133333333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26666666666667">
                <text:p>0.92666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46666666666667">
                <text:p>0.94666666666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53333333333333">
                <text:p>0.95333333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73333333333333">
                <text:p>0.97333333333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93333333333333">
                <text:p>0.9933333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0666666666667">
                <text:p>1.006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1333333333333">
                <text:p>1.0133333333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2666666666667">
                <text:p>1.026666666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3333333333333">
                <text:p>1.033333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4666666666667">
                <text:p>1.046666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5333333333333">
                <text:p>1.0533333333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7333333333333">
                <text:p>1.0733333333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8666666666667">
                <text:p>1.0866666666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9333333333333">
                <text:p>1.0933333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0666666666667">
                <text:p>1.10666666666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1333333333333">
                <text:p>1.1133333333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2666666666667">
                <text:p>1.1266666666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3333333333333">
                <text:p>1.13333333333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4666666666667">
                <text:p>1.146666666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5333333333333">
                <text:p>1.1533333333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7333333333333">
                <text:p>1.1733333333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8666666666667">
                <text:p>1.18666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19333333333333">
                <text:p>1.193333333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20666666666667">
                <text:p>1.2066666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21333333333333">
                <text:p>1.21333333333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22666666666667">
                <text:p>1.2266666666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23333333333333">
                <text:p>1.23333333333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4666666666667">
                <text:p>1.246666666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5333333333333">
                <text:p>1.2533333333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6666666666667">
                <text:p>1.266666666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7333333333333">
                <text:p>1.27333333333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28666666666667">
                <text:p>1.2866666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29333333333333">
                <text:p>1.29333333333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0666666666667">
                <text:p>1.306666666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1333333333333">
                <text:p>1.31333333333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32666666666667">
                <text:p>1.326666666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34666666666667">
                <text:p>1.34666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35333333333333">
                <text:p>1.353333333333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36666666666667">
                <text:p>1.366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37333333333333">
                <text:p>1.3733333333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38666666666667">
                <text:p>1.386666666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39333333333333">
                <text:p>1.393333333333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0666666666667">
                <text:p>1.4066666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1333333333333">
                <text:p>1.41333333333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42666666666667">
                <text:p>1.4266666666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3333333333333">
                <text:p>1.43333333333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44666666666667">
                <text:p>1.446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5333333333333">
                <text:p>1.4533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46666666666667">
                <text:p>1.466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7333333333333">
                <text:p>1.4733333333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8666666666667">
                <text:p>1.486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9333333333333">
                <text:p>1.4933333333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0666666666667">
                <text:p>1.5066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51333333333333">
                <text:p>1.5133333333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52666666666667">
                <text:p>1.526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54666666666667">
                <text:p>1.5466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55333333333333">
                <text:p>1.55333333333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56666666666667">
                <text:p>1.56666666666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57333333333333">
                <text:p>1.57333333333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58666666666667">
                <text:p>1.586666666666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59333333333333">
                <text:p>1.59333333333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60666666666667">
                <text:p>1.60666666666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61333333333333">
                <text:p>1.613333333333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62666666666667">
                <text:p>1.626666666666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63333333333333">
                <text:p>1.633333333333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64666666666667">
                <text:p>1.64666666666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65333333333333">
                <text:p>1.65333333333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67333333333333">
                <text:p>1.673333333333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68666666666667">
                <text:p>1.6866666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69333333333333">
                <text:p>1.69333333333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70666666666667">
                <text:p>1.70666666666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71333333333333">
                <text:p>1.71333333333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72666666666667">
                <text:p>1.72666666666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74666666666667">
                <text:p>1.74666666666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75333333333333">
                <text:p>1.75333333333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76666666666667">
                <text:p>1.766666666666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77333333333333">
                <text:p>1.77333333333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78666666666667">
                <text:p>1.78666666666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79333333333333">
                <text:p>1.79333333333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80666666666667">
                <text:p>1.80666666666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81333333333333">
                <text:p>1.81333333333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82666666666667">
                <text:p>1.8266666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84666666666667">
                <text:p>1.84666666666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85333333333333">
                <text:p>1.853333333333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87333333333333">
                <text:p>1.873333333333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88666666666667">
                <text:p>1.88666666666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89333333333333">
                <text:p>1.893333333333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90666666666667">
                <text:p>1.90666666666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91333333333333">
                <text:p>1.913333333333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92666666666667">
                <text:p>1.92666666666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94666666666667">
                <text:p>1.94666666666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95333333333333">
                <text:p>1.953333333333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96666666666667">
                <text:p>1.96666666666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97333333333333">
                <text:p>1.973333333333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98666666666667">
                <text:p>1.98666666666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99333333333333">
                <text:p>1.993333333333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99333333333333">
                <text:p>1.993333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98666666666667">
                <text:p>1.98666666666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97333333333333">
                <text:p>1.97333333333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96666666666667">
                <text:p>1.96666666666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95333333333333">
                <text:p>1.95333333333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94666666666667">
                <text:p>1.94666666666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92666666666667">
                <text:p>1.92666666666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91333333333333">
                <text:p>1.91333333333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90666666666667">
                <text:p>1.90666666666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89333333333333">
                <text:p>1.89333333333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88666666666667">
                <text:p>1.886666666666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87333333333333">
                <text:p>1.87333333333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85333333333333">
                <text:p>1.85333333333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84666666666667">
                <text:p>1.8466666666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82666666666667">
                <text:p>1.82666666666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81333333333333">
                <text:p>1.81333333333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80666666666667">
                <text:p>1.80666666666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79333333333333">
                <text:p>1.793333333333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78666666666667">
                <text:p>1.78666666666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77333333333333">
                <text:p>1.77333333333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76666666666667">
                <text:p>1.76666666666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75333333333333">
                <text:p>1.75333333333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74666666666667">
                <text:p>1.74666666666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72666666666667">
                <text:p>1.72666666666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71333333333333">
                <text:p>1.71333333333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70666666666667">
                <text:p>1.706666666666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69333333333333">
                <text:p>1.69333333333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68666666666667">
                <text:p>1.686666666666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67333333333333">
                <text:p>1.67333333333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65333333333333">
                <text:p>1.65333333333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64666666666667">
                <text:p>1.64666666666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63333333333333">
                <text:p>1.63333333333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62666666666667">
                <text:p>1.626666666666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61333333333333">
                <text:p>1.61333333333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60666666666667">
                <text:p>1.606666666666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9333333333333">
                <text:p>1.593333333333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8666666666667">
                <text:p>1.58666666666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7333333333333">
                <text:p>1.573333333333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6666666666667">
                <text:p>1.566666666666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5333333333333">
                <text:p>1.553333333333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4666666666667">
                <text:p>1.546666666666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2666666666667">
                <text:p>1.526666666666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1333333333333">
                <text:p>1.513333333333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0666666666667">
                <text:p>1.50666666666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49333333333333">
                <text:p>1.493333333333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48666666666667">
                <text:p>1.486666666666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47333333333333">
                <text:p>1.473333333333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46666666666667">
                <text:p>1.466666666666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45333333333333">
                <text:p>1.453333333333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44666666666667">
                <text:p>1.446666666666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43333333333333">
                <text:p>1.433333333333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42666666666667">
                <text:p>1.426666666666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41333333333333">
                <text:p>1.413333333333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40666666666667">
                <text:p>1.406666666666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39333333333333">
                <text:p>1.393333333333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38666666666667">
                <text:p>1.386666666666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37333333333333">
                <text:p>1.373333333333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36666666666667">
                <text:p>1.366666666666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35333333333333">
                <text:p>1.353333333333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34666666666667">
                <text:p>1.346666666666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32666666666667">
                <text:p>1.326666666666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31333333333333">
                <text:p>1.313333333333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30666666666667">
                <text:p>1.306666666666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29333333333333">
                <text:p>1.293333333333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28666666666667">
                <text:p>1.286666666666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27333333333333">
                <text:p>1.273333333333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26666666666667">
                <text:p>1.266666666666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25333333333333">
                <text:p>1.253333333333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24666666666667">
                <text:p>1.246666666666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23333333333333">
                <text:p>1.233333333333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22666666666667">
                <text:p>1.226666666666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21333333333333">
                <text:p>1.213333333333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20666666666667">
                <text:p>1.206666666666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19333333333333">
                <text:p>1.193333333333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18666666666667">
                <text:p>1.186666666666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17333333333333">
                <text:p>1.17333333333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15333333333333">
                <text:p>1.153333333333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14666666666667">
                <text:p>1.146666666666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13333333333333">
                <text:p>1.133333333333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12666666666667">
                <text:p>1.126666666666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11333333333333">
                <text:p>1.113333333333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10666666666667">
                <text:p>1.106666666666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09333333333333">
                <text:p>1.093333333333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08666666666667">
                <text:p>1.086666666666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07333333333333">
                <text:p>1.073333333333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05333333333333">
                <text:p>1.053333333333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04666666666667">
                <text:p>1.046666666666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03333333333333">
                <text:p>1.033333333333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02666666666667">
                <text:p>1.026666666666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01333333333333">
                <text:p>1.013333333333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00666666666667">
                <text:p>1.006666666666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93333333333333">
                <text:p>0.9933333333333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73333333333333">
                <text:p>0.9733333333333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53333333333333">
                <text:p>0.9533333333333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46666666666667">
                <text:p>0.9466666666666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26666666666667">
                <text:p>0.92666666666666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13333333333333">
                <text:p>0.9133333333333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06666666666667">
                <text:p>0.9066666666666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93333333333333">
                <text:p>0.8933333333333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86666666666667">
                <text:p>0.88666666666666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873333333333333">
                <text:p>0.8733333333333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53333333333333">
                <text:p>0.8533333333333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846666666666667">
                <text:p>0.8466666666666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826666666666667">
                <text:p>0.82666666666666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13333333333333">
                <text:p>0.8133333333333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06666666666667">
                <text:p>0.8066666666666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793333333333333">
                <text:p>0.7933333333333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786666666666667">
                <text:p>0.78666666666666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73333333333333">
                <text:p>0.7733333333333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53333333333333">
                <text:p>0.7533333333333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746666666666667">
                <text:p>0.7466666666666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26666666666667">
                <text:p>0.7266666666666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713333333333333">
                <text:p>0.7133333333333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706666666666667">
                <text:p>0.7066666666666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693333333333333">
                <text:p>0.6933333333333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686666666666667">
                <text:p>0.6866666666666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673333333333333">
                <text:p>0.6733333333333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653333333333333">
                <text:p>0.6533333333333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646666666666667">
                <text:p>0.64666666666666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626666666666667">
                <text:p>0.6266666666666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13333333333333">
                <text:p>0.6133333333333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606666666666667">
                <text:p>0.60666666666666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93333333333333">
                <text:p>0.5933333333333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86666666666667">
                <text:p>0.58666666666666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73333333333333">
                <text:p>0.5733333333333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53333333333333">
                <text:p>0.5533333333333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46666666666667">
                <text:p>0.54666666666666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26666666666667">
                <text:p>0.5266666666666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13333333333333">
                <text:p>0.5133333333333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06666666666667">
                <text:p>0.5066666666666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93333333333333">
                <text:p>0.49333333333333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86666666666667">
                <text:p>0.48666666666666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473333333333333">
                <text:p>0.47333333333333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453333333333333">
                <text:p>0.4533333333333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46666666666667">
                <text:p>0.44666666666666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426666666666667">
                <text:p>0.4266666666666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13333333333333">
                <text:p>0.4133333333333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06666666666667">
                <text:p>0.4066666666666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93333333333333">
                <text:p>0.39333333333333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86666666666667">
                <text:p>0.3866666666666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73333333333333">
                <text:p>0.3733333333333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353333333333333">
                <text:p>0.3533333333333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346666666666667">
                <text:p>0.3466666666666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26666666666667">
                <text:p>0.3266666666666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13333333333333">
                <text:p>0.3133333333333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306666666666667">
                <text:p>0.30666666666666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293333333333333">
                <text:p>0.29333333333333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286666666666667">
                <text:p>0.28666666666666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273333333333333">
                <text:p>0.2733333333333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06666666666667">
                <text:p>0.20666666666666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93333333333333">
                <text:p>0.1933333333333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86666666666667">
                <text:p>0.1866666666666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73333333333333">
                <text:p>0.17333333333333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46666666666667">
                <text:p>0.14666666666666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26666666666667">
                <text:p>0.1266666666666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13333333333333">
                <text:p>0.1133333333333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06666666666667">
                <text:p>0.10666666666666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933333333333333">
                <text:p>0.09333333333333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866666666666667">
                <text:p>0.086666666666666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733333333333333">
                <text:p>0.07333333333333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466666666666667">
                <text:p>0.046666666666666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666666666666667">
                <text:p>0.006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38cm" svg:y="4.198cm" style:legend-expansion="high" chart:style-name="ch2"/>
        <chart:plot-area chart:style-name="ch3" table:cell-range-address="Sheet1.I10:Sheet1.I608" svg:x="0.32cm" svg:y="0.18cm" svg:width="12.598cm" svg:height="8.64cm">
          <chart:coordinate-region svg:x="1.143cm" svg:y="0.382cm" svg:width="11.775cm" svg:height="7.4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0:Sheet1.I608" chart:class="chart:line">
            <chart:data-point chart:repeated="5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66666666666667">
                <text:p>0.00666666666666667</text:p>
                <draw:g>
                  <svg:desc>Sheet1.I10:Sheet1.I6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6666666666667">
                <text:p>0.18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6666666666667">
                <text:p>0.60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06666666666667">
                <text:p>0.90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666666666667">
                <text:p>1.2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8666666666667">
                <text:p>1.68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0666666666667">
                <text:p>2.70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30666666666667">
                <text:p>3.30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6666666666667">
                <text:p>3.9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8666666666667">
                <text:p>4.68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46666666666667">
                <text:p>5.4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30666666666667">
                <text:p>6.30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20666666666667">
                <text:p>7.20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18666666666667">
                <text:p>9.18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2666666666667">
                <text:p>10.26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066666666667">
                <text:p>11.40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6066666666667">
                <text:p>12.60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8666666666667">
                <text:p>13.8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1866666666667">
                <text:p>15.18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5666666666667">
                <text:p>16.5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0066666666667">
                <text:p>18.00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5066666666667">
                <text:p>19.50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.54">
                <text:p>20.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.0666666666667">
                <text:p>21.0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.14">
                <text:p>22.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.6866666666667">
                <text:p>22.68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.24">
                <text:p>23.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.3666666666667">
                <text:p>24.3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1066666666667">
                <text:p>26.10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9066666666667">
                <text:p>27.90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.52">
                <text:p>28.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14">
                <text:p>29.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.7666666666667">
                <text:p>29.766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.04">
                <text:p>31.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.6866666666667">
                <text:p>31.68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.34">
                <text:p>32.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.6666666666667">
                <text:p>33.666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.34">
                <text:p>34.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.7066666666667">
                <text:p>35.70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.8066666666667">
                <text:p>37.80666666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.52">
                <text:p>38.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.24">
                <text:p>39.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.9666666666667">
                <text:p>39.96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.44">
                <text:p>41.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.1866666666667">
                <text:p>42.186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.94">
                <text:p>42.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.4666666666667">
                <text:p>44.4666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.24">
                <text:p>45.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.8066666666667">
                <text:p>46.8066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.2066666666667">
                <text:p>49.20666666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0.02">
                <text:p>50.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.84">
                <text:p>50.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1.6666666666667">
                <text:p>51.666666666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3.34">
                <text:p>53.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4.1866666666667">
                <text:p>54.18666666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.04">
                <text:p>55.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.7666666666667">
                <text:p>56.766666666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7.64">
                <text:p>57.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8.52">
                <text:p>58.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9.4066666666667">
                <text:p>59.40666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2.1066666666667">
                <text:p>62.10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3.02">
                <text:p>63.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3.94">
                <text:p>63.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4.8666666666667">
                <text:p>64.866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6.74">
                <text:p>66.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7.6866666666667">
                <text:p>67.686666666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.64">
                <text:p>68.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.5666666666667">
                <text:p>70.56666666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1.54">
                <text:p>71.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.52">
                <text:p>72.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.5066666666667">
                <text:p>73.506666666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6.5066666666667">
                <text:p>76.50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7.52">
                <text:p>77.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8.54">
                <text:p>78.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9.5666666666667">
                <text:p>79.56666666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1.64">
                <text:p>81.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2.6866666666667">
                <text:p>82.68666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3.74">
                <text:p>83.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5.8666666666667">
                <text:p>85.86666666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.94">
                <text:p>86.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9.1066666666667">
                <text:p>89.106666666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2.4066666666667">
                <text:p>92.4066666666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.52">
                <text:p>93.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5.7666666666667">
                <text:p>95.766666666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.04">
                <text:p>98.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9.1866666666667">
                <text:p>99.18666666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.34">
                <text:p>100.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2.666666666667">
                <text:p>102.6666666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3.84">
                <text:p>103.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5.02">
                <text:p>105.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6.206666666667">
                <text:p>106.206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8.6">
                <text:p>108.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9.806666666667">
                <text:p>109.80666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1.02">
                <text:p>111.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2.24">
                <text:p>112.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3.466666666667">
                <text:p>113.46666666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4.7">
                <text:p>114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5.94">
                <text:p>115.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.186666666667">
                <text:p>117.1866666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.44">
                <text:p>118.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9.7">
                <text:p>119.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0.966666666667">
                <text:p>120.9666666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2.24">
                <text:p>122.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3.52">
                <text:p>123.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4.806666666667">
                <text:p>124.80666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6.1">
                <text:p>126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7.4">
                <text:p>127.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8.706666666667">
                <text:p>128.7066666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0.02">
                <text:p>130.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1.34">
                <text:p>131.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2.666666666667">
                <text:p>132.6666666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5.34">
                <text:p>135.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6.686666666667">
                <text:p>136.686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8.04">
                <text:p>138.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0.766666666667">
                <text:p>140.7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2.14">
                <text:p>142.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3.52">
                <text:p>143.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4.906666666667">
                <text:p>144.9066666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6.3">
                <text:p>146.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7.7">
                <text:p>147.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9.106666666667">
                <text:p>149.10666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0.52">
                <text:p>150.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1.94">
                <text:p>151.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3.366666666667">
                <text:p>153.36666666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4.8">
                <text:p>154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6.24">
                <text:p>156.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7.686666666667">
                <text:p>157.68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9.14">
                <text:p>159.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0.6">
                <text:p>160.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2.066666666667">
                <text:p>162.0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3.54">
                <text:p>163.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5.02">
                <text:p>165.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6.506666666667">
                <text:p>166.50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1.006666666667">
                <text:p>171.00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2.52">
                <text:p>172.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4.04">
                <text:p>174.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5.566666666667">
                <text:p>175.5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7.1">
                <text:p>177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8.64">
                <text:p>178.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0.186666666667">
                <text:p>180.18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1.74">
                <text:p>181.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3.3">
                <text:p>183.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4.866666666667">
                <text:p>184.866666666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6.44">
                <text:p>186.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8.02">
                <text:p>188.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9.606666666667">
                <text:p>189.6066666666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2.8">
                <text:p>192.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4.406666666667">
                <text:p>194.406666666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6.02">
                <text:p>196.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7.64">
                <text:p>197.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9.266666666667">
                <text:p>199.2666666666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0.9">
                <text:p>200.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2.54">
                <text:p>202.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4.186666666667">
                <text:p>204.186666666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5.84">
                <text:p>205.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7.5">
                <text:p>207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9.166666666667">
                <text:p>209.16666666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0.84">
                <text:p>210.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2.52">
                <text:p>212.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4.206666666667">
                <text:p>214.20666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5.9">
                <text:p>215.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7.6">
                <text:p>217.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9.306666666667">
                <text:p>219.306666666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1.02">
                <text:p>221.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2.74">
                <text:p>222.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4.466666666667">
                <text:p>224.466666666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7.94">
                <text:p>227.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29.686666666667">
                <text:p>229.686666666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1.44">
                <text:p>231.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3.2">
                <text:p>233.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4.966666666667">
                <text:p>234.9666666666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6.74">
                <text:p>236.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38.52">
                <text:p>238.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0.306666666667">
                <text:p>240.306666666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2.1">
                <text:p>242.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3.9">
                <text:p>243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5.706666666667">
                <text:p>245.706666666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7.52">
                <text:p>247.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9.34">
                <text:p>249.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1.166666666667">
                <text:p>251.16666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4.84">
                <text:p>254.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6.686666666667">
                <text:p>256.686666666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8.54">
                <text:p>258.5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0.4">
                <text:p>260.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2.266666666667">
                <text:p>262.266666666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4.14">
                <text:p>264.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6.02">
                <text:p>266.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7.906666666667">
                <text:p>267.906666666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9.8">
                <text:p>269.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1.7">
                <text:p>271.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3.606666666667">
                <text:p>273.606666666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5.52">
                <text:p>275.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7.44">
                <text:p>277.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9.366666666667">
                <text:p>279.366666666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1.3">
                <text:p>281.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3.24">
                <text:p>283.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5.186666666667">
                <text:p>285.186666666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7.14">
                <text:p>287.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9.1">
                <text:p>289.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1.066666666667">
                <text:p>291.066666666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3.04">
                <text:p>293.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5.02">
                <text:p>295.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.006666666667">
                <text:p>297.006666666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.993333333333">
                <text:p>302.9933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4.98">
                <text:p>304.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6.96">
                <text:p>306.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8.933333333333">
                <text:p>308.933333333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0.9">
                <text:p>310.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2.86">
                <text:p>312.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4.813333333333">
                <text:p>314.813333333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6.76">
                <text:p>316.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8.7">
                <text:p>318.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20.633333333333">
                <text:p>320.633333333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2.56">
                <text:p>322.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4.48">
                <text:p>324.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6.393333333333">
                <text:p>326.393333333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8.3">
                <text:p>328.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0.2">
                <text:p>330.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2.093333333333">
                <text:p>332.093333333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33.98">
                <text:p>333.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5.86">
                <text:p>335.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7.733333333333">
                <text:p>337.733333333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39.6">
                <text:p>339.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1.46">
                <text:p>341.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3.313333333333">
                <text:p>343.313333333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5.16">
                <text:p>345.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8.833333333333">
                <text:p>348.833333333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0.66">
                <text:p>350.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2.48">
                <text:p>352.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4.293333333333">
                <text:p>354.293333333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6.1">
                <text:p>356.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7.9">
                <text:p>357.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9.693333333333">
                <text:p>359.6933333333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1.48">
                <text:p>361.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63.26">
                <text:p>363.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5.033333333333">
                <text:p>365.033333333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6.8">
                <text:p>366.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8.56">
                <text:p>368.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0.313333333333">
                <text:p>370.313333333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2.06">
                <text:p>372.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73.8">
                <text:p>373.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5.533333333333">
                <text:p>375.53333333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7.26">
                <text:p>377.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8.98">
                <text:p>378.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0.693333333333">
                <text:p>380.693333333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2.4">
                <text:p>382.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84.1">
                <text:p>384.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5.793333333333">
                <text:p>385.793333333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87.48">
                <text:p>387.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89.16">
                <text:p>389.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90.833333333333">
                <text:p>390.833333333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2.5">
                <text:p>392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94.16">
                <text:p>394.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95.813333333333">
                <text:p>395.813333333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97.46">
                <text:p>397.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99.1">
                <text:p>399.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0.733333333333">
                <text:p>400.733333333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2.36">
                <text:p>402.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3.98">
                <text:p>403.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05.593333333333">
                <text:p>405.593333333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7.2">
                <text:p>407.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8.8">
                <text:p>408.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10.393333333333">
                <text:p>410.3933333333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11.98">
                <text:p>411.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13.56">
                <text:p>413.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15.133333333333">
                <text:p>415.1333333333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16.7">
                <text:p>416.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18.26">
                <text:p>418.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19.813333333333">
                <text:p>419.8133333333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21.36">
                <text:p>421.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2.9">
                <text:p>422.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24.433333333333">
                <text:p>424.4333333333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5.96">
                <text:p>425.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27.48">
                <text:p>427.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8.993333333333">
                <text:p>428.9933333333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30.5">
                <text:p>430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33.493333333333">
                <text:p>433.4933333333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34.98">
                <text:p>434.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36.46">
                <text:p>436.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37.933333333333">
                <text:p>437.9333333333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39.4">
                <text:p>439.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40.86">
                <text:p>440.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42.313333333333">
                <text:p>442.3133333333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43.76">
                <text:p>443.7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45.2">
                <text:p>445.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46.633333333333">
                <text:p>446.6333333333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48.06">
                <text:p>448.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49.48">
                <text:p>449.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50.893333333333">
                <text:p>450.8933333333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52.3">
                <text:p>452.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53.7">
                <text:p>453.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55.093333333333">
                <text:p>455.0933333333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56.48">
                <text:p>456.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57.86">
                <text:p>457.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59.233333333333">
                <text:p>459.2333333333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0.6">
                <text:p>460.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61.96">
                <text:p>461.9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63.313333333333">
                <text:p>463.3133333333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64.66">
                <text:p>464.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67.333333333334">
                <text:p>467.33333333333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68.66">
                <text:p>468.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69.98">
                <text:p>469.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1.293333333333">
                <text:p>471.2933333333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72.6">
                <text:p>472.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73.9">
                <text:p>473.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75.193333333333">
                <text:p>475.1933333333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76.48">
                <text:p>476.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77.76">
                <text:p>477.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79.033333333333">
                <text:p>479.0333333333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80.3">
                <text:p>480.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81.56">
                <text:p>481.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82.813333333333">
                <text:p>482.8133333333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84.06">
                <text:p>484.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85.3">
                <text:p>485.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86.533333333333">
                <text:p>486.5333333333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87.76">
                <text:p>487.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88.98">
                <text:p>488.9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0.193333333334">
                <text:p>490.1933333333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1.4">
                <text:p>491.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92.6">
                <text:p>492.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93.793333333333">
                <text:p>493.7933333333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94.98">
                <text:p>494.9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96.16">
                <text:p>496.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97.333333333333">
                <text:p>497.333333333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98.5">
                <text:p>498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99.66">
                <text:p>499.6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00.813333333333">
                <text:p>500.8133333333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01.96">
                <text:p>501.9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03.1">
                <text:p>503.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04.233333333333">
                <text:p>504.2333333333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05.36">
                <text:p>505.3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06.48">
                <text:p>506.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07.593333333333">
                <text:p>507.5933333333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08.7">
                <text:p>508.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09.8">
                <text:p>509.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10.893333333333">
                <text:p>510.8933333333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11.98">
                <text:p>511.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13.06">
                <text:p>513.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14.133333333333">
                <text:p>514.1333333333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15.2">
                <text:p>515.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16.26">
                <text:p>516.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17.313333333333">
                <text:p>517.3133333333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18.36">
                <text:p>518.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19.4">
                <text:p>519.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20.433333333333">
                <text:p>520.4333333333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21.46">
                <text:p>521.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22.48">
                <text:p>522.4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23.493333333333">
                <text:p>523.4933333333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24.5">
                <text:p>524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25.5">
                <text:p>525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26.493333333333">
                <text:p>526.4933333333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27.48">
                <text:p>527.4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28.46">
                <text:p>528.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29.433333333333">
                <text:p>529.4333333333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30.4">
                <text:p>530.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31.36">
                <text:p>531.3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32.313333333333">
                <text:p>532.3133333333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33.26">
                <text:p>533.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34.2">
                <text:p>534.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35.133333333333">
                <text:p>535.13333333333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36.06">
                <text:p>536.0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36.98">
                <text:p>536.9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37.893333333333">
                <text:p>537.8933333333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38.8">
                <text:p>538.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39.7">
                <text:p>539.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40.593333333333">
                <text:p>540.5933333333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41.48">
                <text:p>541.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42.36">
                <text:p>542.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43.233333333333">
                <text:p>543.2333333333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44.1">
                <text:p>544.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44.96">
                <text:p>544.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45.813333333333">
                <text:p>545.8133333333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46.66">
                <text:p>546.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47.5">
                <text:p>547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48.333333333333">
                <text:p>548.3333333333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49.16">
                <text:p>549.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49.98">
                <text:p>549.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50.793333333334">
                <text:p>550.79333333333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51.6">
                <text:p>551.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52.4">
                <text:p>552.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53.193333333333">
                <text:p>553.1933333333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53.98">
                <text:p>553.9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54.76">
                <text:p>554.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55.533333333333">
                <text:p>555.5333333333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56.3">
                <text:p>556.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57.06">
                <text:p>557.0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57.813333333333">
                <text:p>557.8133333333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58.56">
                <text:p>558.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59.3">
                <text:p>559.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60.033333333333">
                <text:p>560.0333333333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60.76">
                <text:p>560.7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61.48">
                <text:p>561.4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62.193333333333">
                <text:p>562.1933333333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62.9">
                <text:p>562.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63.6">
                <text:p>563.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64.293333333334">
                <text:p>564.29333333333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64.98">
                <text:p>564.9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65.66">
                <text:p>565.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66.333333333333">
                <text:p>566.3333333333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67.66">
                <text:p>567.6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68.313333333333">
                <text:p>568.3133333333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68.96">
                <text:p>568.9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69.6">
                <text:p>569.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70.233333333333">
                <text:p>570.2333333333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70.86">
                <text:p>570.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71.48">
                <text:p>571.4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72.093333333333">
                <text:p>572.0933333333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2.7">
                <text:p>572.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73.3">
                <text:p>573.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73.893333333333">
                <text:p>573.8933333333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74.48">
                <text:p>574.4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75.06">
                <text:p>575.0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75.633333333333">
                <text:p>575.6333333333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76.2">
                <text:p>576.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76.76">
                <text:p>576.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77.313333333333">
                <text:p>577.3133333333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77.86">
                <text:p>577.8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78.4">
                <text:p>578.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78.933333333333">
                <text:p>578.9333333333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79.46">
                <text:p>579.4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79.98">
                <text:p>579.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80.493333333333">
                <text:p>580.4933333333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81.5">
                <text:p>581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81.993333333333">
                <text:p>581.99333333333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82.48">
                <text:p>582.4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82.96">
                <text:p>582.9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83.433333333333">
                <text:p>583.43333333333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83.9">
                <text:p>583.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84.36">
                <text:p>584.3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84.813333333333">
                <text:p>584.8133333333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85.26">
                <text:p>585.2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85.7">
                <text:p>585.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86.133333333333">
                <text:p>586.1333333333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86.56">
                <text:p>586.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86.98">
                <text:p>586.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87.393333333333">
                <text:p>587.3933333333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87.8">
                <text:p>587.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88.2">
                <text:p>588.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88.593333333333">
                <text:p>588.59333333333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88.98">
                <text:p>588.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89.36">
                <text:p>589.3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89.733333333333">
                <text:p>589.7333333333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90.1">
                <text:p>590.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90.46">
                <text:p>590.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90.813333333333">
                <text:p>590.8133333333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91.16">
                <text:p>591.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91.5">
                <text:p>591.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91.833333333333">
                <text:p>591.83333333333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92.16">
                <text:p>592.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92.48">
                <text:p>592.4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92.793333333334">
                <text:p>592.79333333333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93.1">
                <text:p>593.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93.4">
                <text:p>593.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93.693333333333">
                <text:p>593.69333333333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93.98">
                <text:p>593.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94.26">
                <text:p>594.2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94.533333333333">
                <text:p>594.5333333333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94.8">
                <text:p>594.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95.06">
                <text:p>595.0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95.313333333333">
                <text:p>595.3133333333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95.56">
                <text:p>595.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95.8">
                <text:p>595.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96.033333333333">
                <text:p>596.03333333333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96.26">
                <text:p>596.2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96.48">
                <text:p>596.4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96.693333333333">
                <text:p>596.69333333333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96.9">
                <text:p>596.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97.1">
                <text:p>597.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97.293333333334">
                <text:p>597.29333333333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97.48">
                <text:p>597.4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97.66">
                <text:p>597.6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97.833333333333">
                <text:p>597.83333333333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98.16">
                <text:p>598.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98.313333333333">
                <text:p>598.31333333333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98.46">
                <text:p>598.4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98.6">
                <text:p>598.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98.733333333333">
                <text:p>598.7333333333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98.86">
                <text:p>598.8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98.98">
                <text:p>598.9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99.093333333333">
                <text:p>599.0933333333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99.2">
                <text:p>599.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99.3">
                <text:p>599.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99.393333333333">
                <text:p>599.3933333333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99.48">
                <text:p>599.4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99.56">
                <text:p>599.5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9.633333333333">
                <text:p>599.6333333333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9.7">
                <text:p>599.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9.76">
                <text:p>599.7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9.813333333333">
                <text:p>599.81333333333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9.86">
                <text:p>599.8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9.9">
                <text:p>599.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9.933333333333">
                <text:p>599.93333333333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9.96">
                <text:p>599.9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9.98">
                <text:p>599.9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9.993333333333">
                <text:p>599.99333333333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